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rsid="000bb970" officeooo:paragraph-rsid="0026723b"/>
    </style:style>
    <style:style style:name="P2" style:family="paragraph" style:parent-style-name="Standard">
      <style:paragraph-properties fo:text-align="justify" style:justify-single-word="false"/>
      <style:text-properties style:font-name="Times New Roman" officeooo:rsid="000bb970" officeooo:paragraph-rsid="00334ccb"/>
    </style:style>
    <style:style style:name="P3" style:family="paragraph" style:parent-style-name="Standard">
      <style:paragraph-properties fo:text-align="justify" style:justify-single-word="false"/>
      <style:text-properties style:font-name="Times New Roman" officeooo:rsid="000bb970" officeooo:paragraph-rsid="00272edd"/>
    </style:style>
    <style:style style:name="P4" style:family="paragraph" style:parent-style-name="Standard">
      <style:paragraph-properties fo:text-align="justify" style:justify-single-word="false"/>
      <style:text-properties style:font-name="Times New Roman" officeooo:rsid="000bb970" officeooo:paragraph-rsid="00327af6"/>
    </style:style>
    <style:style style:name="P5" style:family="paragraph" style:parent-style-name="Standard">
      <style:paragraph-properties fo:text-align="justify" style:justify-single-word="false"/>
      <style:text-properties style:font-name="Times New Roman" officeooo:rsid="000bb970" officeooo:paragraph-rsid="004927cb"/>
    </style:style>
    <style:style style:name="P6" style:family="paragraph" style:parent-style-name="Standard">
      <style:paragraph-properties fo:text-align="justify" style:justify-single-word="false"/>
      <style:text-properties style:font-name="Times New Roman" officeooo:rsid="000bb970" officeooo:paragraph-rsid="00724b64"/>
    </style:style>
    <style:style style:name="P7" style:family="paragraph" style:parent-style-name="Standard">
      <style:paragraph-properties fo:text-align="justify" style:justify-single-word="false"/>
      <style:text-properties style:font-name="Times New Roman" officeooo:rsid="000bb970" officeooo:paragraph-rsid="007ef7a6"/>
    </style:style>
    <style:style style:name="P8" style:family="paragraph" style:parent-style-name="Standard">
      <style:paragraph-properties fo:text-align="justify" style:justify-single-word="false"/>
      <style:text-properties style:font-name="Times New Roman" officeooo:rsid="000bb970" officeooo:paragraph-rsid="00897883"/>
    </style:style>
    <style:style style:name="P9" style:family="paragraph" style:parent-style-name="Standard">
      <style:paragraph-properties fo:text-align="justify" style:justify-single-word="false"/>
      <style:text-properties style:font-name="Times New Roman" officeooo:rsid="000bb970" officeooo:paragraph-rsid="009d91d6"/>
    </style:style>
    <style:style style:name="P10" style:family="paragraph" style:parent-style-name="Standard">
      <style:paragraph-properties fo:text-align="justify" style:justify-single-word="false"/>
      <style:text-properties style:font-name="Times New Roman" officeooo:rsid="000bb970" officeooo:paragraph-rsid="00ab2034"/>
    </style:style>
    <style:style style:name="P11" style:family="paragraph" style:parent-style-name="Standard">
      <style:paragraph-properties fo:text-align="justify" style:justify-single-word="false"/>
      <style:text-properties style:font-name="Times New Roman" officeooo:rsid="000bb970" officeooo:paragraph-rsid="00ae9578"/>
    </style:style>
    <style:style style:name="P12" style:family="paragraph" style:parent-style-name="Standard">
      <style:paragraph-properties fo:text-align="justify" style:justify-single-word="false"/>
      <style:text-properties style:font-name="Times New Roman" officeooo:rsid="000bb970" officeooo:paragraph-rsid="002ceff5"/>
    </style:style>
    <style:style style:name="P13" style:family="paragraph" style:parent-style-name="Standard">
      <style:paragraph-properties fo:text-align="justify" style:justify-single-word="false"/>
      <style:text-properties style:font-name="Times New Roman" officeooo:rsid="000bb970" officeooo:paragraph-rsid="006b0baf"/>
    </style:style>
    <style:style style:name="P14" style:family="paragraph" style:parent-style-name="Standard">
      <style:paragraph-properties fo:text-align="justify" style:justify-single-word="false"/>
      <style:text-properties style:font-name="Times New Roman" officeooo:rsid="000bb970" officeooo:paragraph-rsid="003d6952"/>
    </style:style>
    <style:style style:name="P15" style:family="paragraph" style:parent-style-name="Standard">
      <style:paragraph-properties fo:text-align="justify" style:justify-single-word="false"/>
      <style:text-properties style:font-name="Times New Roman" officeooo:rsid="000bb970" officeooo:paragraph-rsid="0090cc4e"/>
    </style:style>
    <style:style style:name="P16" style:family="paragraph" style:parent-style-name="Standard">
      <style:paragraph-properties fo:text-align="justify" style:justify-single-word="false"/>
      <style:text-properties style:font-name="Times New Roman"/>
    </style:style>
    <style:style style:name="P17" style:family="paragraph" style:parent-style-name="Standard">
      <style:paragraph-properties fo:text-align="justify" style:justify-single-word="false"/>
      <style:text-properties style:font-name="Times New Roman" officeooo:paragraph-rsid="0026723b"/>
    </style:style>
    <style:style style:name="P18" style:family="paragraph" style:parent-style-name="Standard">
      <style:paragraph-properties fo:text-align="justify" style:justify-single-word="false"/>
      <style:text-properties style:font-name="Times New Roman" officeooo:paragraph-rsid="00272edd"/>
    </style:style>
    <style:style style:name="P19" style:family="paragraph" style:parent-style-name="Standard">
      <style:paragraph-properties fo:text-align="justify" style:justify-single-word="false"/>
      <style:text-properties style:font-name="Times New Roman" officeooo:paragraph-rsid="004fb3cf"/>
    </style:style>
    <style:style style:name="P20" style:family="paragraph" style:parent-style-name="Standard">
      <style:paragraph-properties fo:text-align="justify" style:justify-single-word="false"/>
      <style:text-properties style:font-name="Times New Roman" officeooo:paragraph-rsid="008e222d"/>
    </style:style>
    <style:style style:name="P21" style:family="paragraph" style:parent-style-name="Standard">
      <style:paragraph-properties fo:text-align="justify" style:justify-single-word="false"/>
      <style:text-properties style:font-name="Times New Roman" fo:language="gl" fo:country="ES" style:font-size-asian="10.5pt"/>
    </style:style>
    <style:style style:name="P22" style:family="paragraph" style:parent-style-name="Standard">
      <style:paragraph-properties fo:text-align="justify" style:justify-single-word="false"/>
      <style:text-properties style:font-name="Arial" fo:font-size="10pt" style:font-size-asian="10pt" style:font-size-complex="10pt"/>
    </style:style>
    <style:style style:name="P23" style:family="paragraph" style:parent-style-name="Standard">
      <style:paragraph-properties fo:text-align="justify" style:justify-single-word="false"/>
      <style:text-properties style:font-name="Arial" fo:font-size="10pt" officeooo:paragraph-rsid="0051fad2" style:font-size-asian="10pt" style:font-size-complex="10pt"/>
    </style:style>
    <style:style style:name="P24" style:family="paragraph" style:parent-style-name="Standard">
      <style:paragraph-properties fo:text-align="justify" style:justify-single-word="false"/>
      <style:text-properties style:font-name="Arial" fo:font-size="10pt" officeooo:paragraph-rsid="0059e94d" style:font-size-asian="10pt" style:font-size-complex="10pt"/>
    </style:style>
    <style:style style:name="P25" style:family="paragraph" style:parent-style-name="Standard">
      <style:paragraph-properties fo:text-align="justify" style:justify-single-word="false"/>
      <style:text-properties style:font-name="Arial" fo:font-size="10pt" officeooo:paragraph-rsid="005e2c40" style:font-size-asian="10pt" style:font-size-complex="10pt"/>
    </style:style>
    <style:style style:name="P26" style:family="paragraph" style:parent-style-name="Standard">
      <style:paragraph-properties fo:text-align="justify" style:justify-single-word="false"/>
      <style:text-properties style:font-name="Arial" fo:font-size="10pt" officeooo:paragraph-rsid="00683193" style:font-size-asian="10pt" style:font-size-complex="10pt"/>
    </style:style>
    <style:style style:name="P27" style:family="paragraph" style:parent-style-name="Standard">
      <style:paragraph-properties fo:text-align="justify" style:justify-single-word="false"/>
      <style:text-properties style:font-name="Arial" fo:font-size="10pt" fo:background-color="#ff0000" style:font-size-asian="10pt" style:font-size-complex="10pt"/>
    </style:style>
    <style:style style:name="P28" style:family="paragraph" style:parent-style-name="Standard">
      <style:paragraph-properties fo:text-align="justify" style:justify-single-word="false"/>
      <style:text-properties style:font-name="Arial" fo:font-size="10pt" fo:background-color="transparent" style:font-size-asian="10pt" style:font-size-complex="10pt"/>
    </style:style>
    <style:style style:name="P29" style:family="paragraph" style:parent-style-name="Standard">
      <style:paragraph-properties fo:text-align="justify" style:justify-single-word="false"/>
      <style:text-properties style:font-name="Courier 10 Pitch" fo:font-size="8pt" officeooo:rsid="000bb970" officeooo:paragraph-rsid="00272edd" style:font-size-asian="8pt" style:font-size-complex="8pt"/>
    </style:style>
    <style:style style:name="P30" style:family="paragraph" style:parent-style-name="Standard">
      <style:paragraph-properties fo:text-align="justify" style:justify-single-word="false"/>
      <style:text-properties style:font-name="Courier 10 Pitch" fo:font-size="8pt" officeooo:rsid="000bb970" officeooo:paragraph-rsid="009fd0bc" style:font-size-asian="8pt" style:font-size-complex="8pt"/>
    </style:style>
    <style:style style:name="P31" style:family="paragraph" style:parent-style-name="Standard">
      <style:paragraph-properties fo:margin-left="0.1917in" fo:margin-right="0.2756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2" style:family="paragraph" style:parent-style-name="Standard">
      <style:paragraph-properties fo:margin-left="0.3055in" fo:margin-right="0.339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3" style:family="paragraph" style:parent-style-name="Standard">
      <style:paragraph-properties fo:margin-left="0.372in" fo:margin-right="0.3965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4" style:family="paragraph" style:parent-style-name="Standard">
      <style:paragraph-properties fo:margin-left="0.2811in" fo:margin-right="0.4217in" fo:text-align="justify"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35" style:family="paragraph" style:parent-style-name="Standard">
      <style:paragraph-properties fo:margin-left="0.2811in" fo:margin-right="0.4217in" fo:text-align="start"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36" style:family="paragraph" style:parent-style-name="Footnote">
      <style:text-properties style:font-name="Times New Roman"/>
    </style:style>
    <style:style style:name="P37" style:family="paragraph" style:parent-style-name="Footnote">
      <style:text-properties style:font-name="Arial" fo:font-size="8pt" style:font-size-asian="8pt" style:font-size-complex="8pt"/>
    </style:style>
    <style:style style:name="P38" style:family="paragraph" style:parent-style-name="Footnote">
      <style:text-properties style:font-name="Arial" fo:font-size="10pt" style:font-size-asian="10pt" style:font-size-complex="10pt"/>
    </style:style>
    <style:style style:name="P39"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272edd"/>
    </style:style>
    <style:style style:name="P40"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4588de"/>
    </style:style>
    <style:style style:name="P41"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5864c3"/>
    </style:style>
    <style:style style:name="P42"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272edd" style:font-style-asian="italic" style:font-style-complex="italic"/>
    </style:style>
    <style:style style:name="P43"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680b98" style:font-style-asian="italic" style:font-style-complex="italic"/>
    </style:style>
    <style:style style:name="P44" style:family="paragraph" style:parent-style-name="Standard">
      <style:paragraph-properties fo:margin-left="0.4925in" fo:margin-right="0in" fo:text-align="justify" style:justify-single-word="false" fo:text-indent="0in" style:auto-text-indent="false"/>
      <style:text-properties style:font-name="Times New Roman" fo:language="gl" fo:country="ES" style:font-size-asian="10.5pt"/>
    </style:style>
    <style:style style:name="P45" style:family="paragraph" style:parent-style-name="Standard">
      <style:paragraph-properties fo:margin-left="0.4925in" fo:margin-right="0in" fo:text-align="justify" style:justify-single-word="false" fo:text-indent="0in" style:auto-text-indent="false"/>
    </style:style>
    <style:style style:name="P46" style:family="paragraph" style:parent-style-name="Standard">
      <style:paragraph-properties fo:margin-left="0.4925in" fo:margin-right="0in" fo:text-align="justify" style:justify-single-word="false" fo:text-indent="0in" style:auto-text-indent="false"/>
      <style:text-properties officeooo:paragraph-rsid="006b0baf"/>
    </style:style>
    <style:style style:name="P47" style:family="paragraph" style:parent-style-name="Standard">
      <style:paragraph-properties fo:margin-left="0.4925in" fo:margin-right="0in" fo:text-align="justify" style:justify-single-word="false" fo:text-indent="0in" style:auto-text-indent="false"/>
      <style:text-properties officeooo:paragraph-rsid="0061e41c"/>
    </style:style>
    <style:style style:name="P48" style:family="paragraph" style:parent-style-name="Standard">
      <style:paragraph-properties fo:margin-left="0.4925in" fo:margin-right="0in" fo:text-align="justify" style:justify-single-word="false" fo:text-indent="0in" style:auto-text-indent="false"/>
      <style:text-properties officeooo:paragraph-rsid="00644cec"/>
    </style:style>
    <style:style style:name="P49" style:family="paragraph" style:parent-style-name="Standard">
      <style:paragraph-properties fo:margin-left="0.4925in" fo:margin-right="0in" fo:text-align="justify" style:justify-single-word="false" fo:text-indent="0in" style:auto-text-indent="false"/>
      <style:text-properties style:font-name="Courier 10 Pitch" fo:font-size="8pt" officeooo:rsid="000bb970" officeooo:paragraph-rsid="00272edd" style:font-size-asian="8pt" style:font-size-complex="8pt"/>
    </style:style>
    <style:style style:name="P50" style:family="paragraph" style:parent-style-name="Standard">
      <style:paragraph-properties fo:margin-left="0.4925in" fo:margin-right="0in" fo:text-align="justify" style:justify-single-word="false" fo:text-indent="0in" style:auto-text-indent="false"/>
      <style:text-properties style:font-name="Courier 10 Pitch" fo:font-size="10pt" officeooo:paragraph-rsid="0004cea4" fo:background-color="transparent" style:font-size-asian="10pt" style:font-size-complex="10pt"/>
    </style:style>
    <style:style style:name="P51" style:family="paragraph" style:parent-style-name="Standard">
      <style:paragraph-properties fo:margin-left="0.4925in" fo:margin-right="0in" fo:text-align="justify" style:justify-single-word="false" fo:text-indent="0in" style:auto-text-indent="false"/>
      <style:text-properties style:font-name="Courier 10 Pitch" fo:font-size="10pt" style:font-size-asian="10pt" style:font-size-complex="10pt"/>
    </style:style>
    <style:style style:name="P52" style:family="paragraph" style:parent-style-name="Standard">
      <style:paragraph-properties fo:margin-left="0.4925in" fo:margin-right="0in" fo:text-align="justify" style:justify-single-word="false" fo:text-indent="0in" style:auto-text-indent="false"/>
      <style:text-properties style:font-name="Courier 10 Pitch" fo:font-size="10pt" fo:language="gl" fo:country="ES" style:font-size-asian="10pt" style:font-size-complex="10pt"/>
    </style:style>
    <style:style style:name="P53" style:family="paragraph" style:parent-style-name="Standard">
      <style:paragraph-properties fo:margin-left="0.4925in" fo:margin-right="0in" fo:text-align="justify" style:justify-single-word="false" fo:text-indent="0in" style:auto-text-indent="false"/>
      <style:text-properties style:font-name="Courier 10 Pitch" fo:language="gl" fo:country="ES" style:font-size-asian="10.5pt"/>
    </style:style>
    <style:style style:name="P54" style:family="paragraph" style:parent-style-name="Standard">
      <style:paragraph-properties fo:margin-left="0.4925in" fo:margin-right="0in" fo:text-align="justify" style:justify-single-word="false" fo:text-indent="0in" style:auto-text-indent="false"/>
      <style:text-properties style:font-name="Arial" fo:font-size="10pt" fo:background-color="transparent" style:font-size-asian="10pt" style:font-size-complex="10pt"/>
    </style:style>
    <style:style style:name="P55" style:family="paragraph" style:parent-style-name="Standard">
      <style:paragraph-properties fo:margin-left="0.4925in" fo:margin-right="0in" fo:text-align="justify" style:justify-single-word="false" fo:text-indent="0in" style:auto-text-indent="false"/>
      <style:text-properties style:font-name="Arial" fo:font-size="10pt" officeooo:paragraph-rsid="0004cea4" fo:background-color="transparent" style:font-size-asian="10pt" style:font-size-complex="10pt"/>
    </style:style>
    <style:style style:name="P56"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57" style:family="paragraph" style:parent-style-name="Standard">
      <style:paragraph-properties fo:margin-left="0.4925in" fo:margin-right="0in" fo:text-align="justify" style:justify-single-word="false" fo:text-indent="0in" style:auto-text-indent="false"/>
      <style:text-properties style:font-name="Arial" fo:font-size="10pt" officeooo:paragraph-rsid="0051fad2" style:font-size-asian="10pt" style:font-size-complex="10pt"/>
    </style:style>
    <style:style style:name="P58" style:family="paragraph" style:parent-style-name="Standard">
      <style:paragraph-properties fo:margin-left="0.4925in" fo:margin-right="0in" fo:text-align="justify" style:justify-single-word="false" fo:text-indent="0in" style:auto-text-indent="false"/>
      <style:text-properties fo:font-size="10pt" style:font-size-asian="10pt" style:font-size-complex="10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2ceff5" style:font-style-asian="normal" style:font-style-complex="normal"/>
    </style:style>
    <style:style style:name="P60"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680b98" style:font-style-asian="normal" style:font-style-complex="normal"/>
    </style:style>
    <style:style style:name="P61" style:family="paragraph" style:parent-style-name="Standard">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62" style:family="paragraph" style:parent-style-name="Standard">
      <style:paragraph-properties fo:margin-left="0.389in" fo:margin-right="0.4217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63" style:family="paragraph" style:parent-style-name="Standard">
      <style:paragraph-properties fo:margin-left="0.372in" fo:margin-right="0.3307in" fo:text-align="justify" style:justify-single-word="false" fo:text-indent="0in" style:auto-text-indent="false"/>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P64" style:family="paragraph" style:parent-style-name="Standard">
      <style:paragraph-properties fo:margin-left="0.372in" fo:margin-right="0.330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65" style:family="paragraph" style:parent-style-name="Standard">
      <style:paragraph-properties fo:margin-left="0.389in" fo:margin-right="0.471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66" style:family="paragraph" style:parent-style-name="Heading_20_4">
      <style:paragraph-properties fo:margin-left="0.9846in" fo:margin-right="0in" fo:text-indent="-0.6in" style:auto-text-indent="false"/>
    </style:style>
    <style:style style:name="P67" style:family="paragraph" style:parent-style-name="Heading_20_6">
      <style:text-properties fo:font-size="10pt" style:font-size-asian="10pt" style:font-size-complex="10pt"/>
    </style:style>
    <style:style style:name="P68" style:family="paragraph" style:parent-style-name="Heading_20_6">
      <style:text-properties fo:font-size="10pt" officeooo:paragraph-rsid="0059e94d" style:font-size-asian="10pt" style:font-size-complex="10pt"/>
    </style:style>
    <style:style style:name="P69" style:family="paragraph" style:parent-style-name="Heading_20_6">
      <style:paragraph-properties fo:margin-top="0.1665in" fo:margin-bottom="0.0835in" fo:keep-with-next="always"/>
      <style:text-properties style:font-name="Arial" fo:font-size="10pt" style:font-name-asian="DejaVu Sans" style:font-size-asian="10pt" style:font-name-complex="DejaVu Sans" style:font-size-complex="10pt"/>
    </style:style>
    <style:style style:name="P70" style:family="paragraph" style:parent-style-name="Heading_20_6">
      <style:paragraph-properties fo:margin-top="0.1665in" fo:margin-bottom="0.0835in" fo:keep-with-next="always"/>
      <style:text-properties style:font-name="Arial" fo:font-size="10pt" style:font-size-asian="10pt" style:font-size-complex="10pt"/>
    </style:style>
    <style:style style:name="P71" style:family="paragraph" style:parent-style-name="code">
      <style:text-properties officeooo:paragraph-rsid="0067b582"/>
    </style:style>
    <style:style style:name="P72" style:family="paragraph" style:parent-style-name="Heading_20_4">
      <style:paragraph-properties fo:text-align="justify" style:justify-single-word="false"/>
      <style:text-properties fo:font-size="12pt" style:font-size-asian="12pt" style:font-size-complex="12pt"/>
    </style:style>
    <style:style style:name="P73" style:family="paragraph" style:parent-style-name="Heading_20_4">
      <style:paragraph-properties fo:text-align="justify" style:justify-single-word="false"/>
    </style:style>
    <style:style style:name="P74" style:family="paragraph" style:parent-style-name="Standard">
      <style:paragraph-properties fo:text-align="justify" style:justify-single-word="false"/>
    </style:style>
    <style:style style:name="P75" style:family="paragraph" style:parent-style-name="Standard" style:list-style-name="L1">
      <style:paragraph-properties fo:text-align="justify" style:justify-single-word="false"/>
      <style:text-properties officeooo:paragraph-rsid="002f12a2"/>
    </style:style>
    <style:style style:name="P76" style:family="paragraph" style:parent-style-name="Standard" style:list-style-name="L3">
      <style:paragraph-properties fo:text-align="justify" style:justify-single-word="false"/>
      <style:text-properties officeooo:paragraph-rsid="00272edd"/>
    </style:style>
    <style:style style:name="P77" style:family="paragraph" style:parent-style-name="Standard" style:list-style-name="L8">
      <style:paragraph-properties fo:text-align="justify" style:justify-single-word="false"/>
      <style:text-properties officeooo:paragraph-rsid="003d6952"/>
    </style:style>
    <style:style style:name="P78" style:family="paragraph" style:parent-style-name="Standard" style:list-style-name="L9">
      <style:paragraph-properties fo:text-align="justify" style:justify-single-word="false"/>
      <style:text-properties officeooo:paragraph-rsid="0056c3a3"/>
    </style:style>
    <style:style style:name="P79" style:family="paragraph" style:parent-style-name="Standard" style:list-style-name="L10">
      <style:paragraph-properties fo:text-align="justify" style:justify-single-word="false"/>
    </style:style>
    <style:style style:name="P80" style:family="paragraph" style:parent-style-name="Standard" style:list-style-name="L11">
      <style:paragraph-properties fo:text-align="justify" style:justify-single-word="false"/>
    </style:style>
    <style:style style:name="P81" style:family="paragraph" style:parent-style-name="Standard" style:list-style-name="L12">
      <style:paragraph-properties fo:text-align="justify" style:justify-single-word="false"/>
    </style:style>
    <style:style style:name="P82" style:family="paragraph" style:parent-style-name="Standard" style:list-style-name="L13">
      <style:paragraph-properties fo:text-align="justify" style:justify-single-word="false"/>
    </style:style>
    <style:style style:name="P83" style:family="paragraph" style:parent-style-name="Standard" style:list-style-name="L14">
      <style:paragraph-properties fo:text-align="justify" style:justify-single-word="false"/>
      <style:text-properties officeooo:paragraph-rsid="0059e94d"/>
    </style:style>
    <style:style style:name="P84" style:family="paragraph" style:parent-style-name="Standard" style:list-style-name="L15">
      <style:paragraph-properties fo:text-align="justify" style:justify-single-word="false"/>
      <style:text-properties officeooo:paragraph-rsid="0061e41c"/>
    </style:style>
    <style:style style:name="P85" style:family="paragraph" style:parent-style-name="Standard" style:list-style-name="L16">
      <style:paragraph-properties fo:text-align="justify" style:justify-single-word="false"/>
      <style:text-properties officeooo:paragraph-rsid="00644cec"/>
    </style:style>
    <style:style style:name="P86" style:family="paragraph" style:parent-style-name="Standard" style:list-style-name="L17">
      <style:paragraph-properties fo:text-align="justify" style:justify-single-word="false"/>
      <style:text-properties officeooo:paragraph-rsid="0066069a"/>
    </style:style>
    <style:style style:name="P87" style:family="paragraph" style:parent-style-name="Standard" style:list-style-name="L19">
      <style:paragraph-properties fo:text-align="justify" style:justify-single-word="false"/>
      <style:text-properties officeooo:paragraph-rsid="00683193"/>
    </style:style>
    <style:style style:name="P88" style:family="paragraph" style:parent-style-name="Standard" style:list-style-name="L1">
      <style:paragraph-properties fo:text-align="justify" style:justify-single-word="false"/>
      <style:text-properties style:font-name="Times New Roman" officeooo:rsid="000bb970" officeooo:paragraph-rsid="002f12a2"/>
    </style:style>
    <style:style style:name="P89" style:family="paragraph" style:parent-style-name="Standard" style:list-style-name="L2">
      <style:paragraph-properties fo:text-align="justify" style:justify-single-word="false"/>
      <style:text-properties style:font-name="Times New Roman" officeooo:rsid="000bb970" officeooo:paragraph-rsid="002ceff5"/>
    </style:style>
    <style:style style:name="P90" style:family="paragraph" style:parent-style-name="Standard" style:list-style-name="L4">
      <style:paragraph-properties fo:text-align="justify" style:justify-single-word="false"/>
      <style:text-properties style:font-name="Times New Roman" officeooo:rsid="000bb970" officeooo:paragraph-rsid="006b0baf"/>
    </style:style>
    <style:style style:name="P91" style:family="paragraph" style:parent-style-name="Standard" style:list-style-name="L5">
      <style:paragraph-properties fo:text-align="justify" style:justify-single-word="false"/>
      <style:text-properties style:font-name="Times New Roman" officeooo:rsid="000bb970" officeooo:paragraph-rsid="006b0baf"/>
    </style:style>
    <style:style style:name="P92" style:family="paragraph" style:parent-style-name="Standard" style:list-style-name="L6">
      <style:paragraph-properties fo:text-align="justify" style:justify-single-word="false"/>
      <style:text-properties style:font-name="Times New Roman" officeooo:rsid="000bb970" officeooo:paragraph-rsid="00327af6"/>
    </style:style>
    <style:style style:name="P93" style:family="paragraph" style:parent-style-name="Standard" style:list-style-name="L7">
      <style:paragraph-properties fo:text-align="justify" style:justify-single-word="false"/>
      <style:text-properties style:font-name="Times New Roman" officeooo:rsid="000bb970" officeooo:paragraph-rsid="0034da69"/>
    </style:style>
    <style:style style:name="P94" style:family="paragraph" style:parent-style-name="Standard" style:list-style-name="L8">
      <style:paragraph-properties fo:text-align="justify" style:justify-single-word="false"/>
      <style:text-properties style:font-name="Times New Roman" officeooo:rsid="000bb970" officeooo:paragraph-rsid="003d6952"/>
    </style:style>
    <style:style style:name="P95" style:family="paragraph" style:parent-style-name="Standard">
      <style:text-properties style:font-name="Times New Roman" officeooo:rsid="000bb970" officeooo:paragraph-rsid="001ab324"/>
    </style:style>
    <style:style style:name="P96" style:family="paragraph" style:parent-style-name="Standard">
      <style:paragraph-properties fo:text-align="justify" style:justify-single-word="false"/>
      <style:text-properties style:font-name="Arial" fo:font-size="10pt" style:font-size-asian="10pt" style:font-size-complex="10pt"/>
    </style:style>
    <style:style style:name="P97" style:family="paragraph" style:parent-style-name="Standard">
      <style:paragraph-properties fo:text-align="justify" style:justify-single-word="false"/>
      <style:text-properties style:font-name="Arial" fo:font-size="10pt" officeooo:paragraph-rsid="00434db3" style:font-size-asian="10pt" style:font-size-complex="10pt"/>
    </style:style>
    <style:style style:name="P98" style:family="paragraph" style:parent-style-name="Standard">
      <style:paragraph-properties fo:text-align="justify" style:justify-single-word="false"/>
      <style:text-properties style:font-name="Arial" fo:font-size="10pt" officeooo:paragraph-rsid="0061e41c" style:font-size-asian="10pt" style:font-size-complex="10pt"/>
    </style:style>
    <style:style style:name="P99" style:family="paragraph" style:parent-style-name="Standard" style:list-style-name="L16">
      <style:paragraph-properties fo:text-align="justify" style:justify-single-word="false"/>
      <style:text-properties style:font-name="Arial" fo:font-size="10pt" officeooo:paragraph-rsid="00644cec" style:font-size-asian="10pt" style:font-size-complex="10pt"/>
    </style:style>
    <style:style style:name="P100" style:family="paragraph" style:parent-style-name="Standard" style:list-style-name="L18">
      <style:paragraph-properties fo:text-align="justify" style:justify-single-word="false"/>
      <style:text-properties style:font-name="Arial" fo:font-size="10pt" officeooo:paragraph-rsid="0067b582" style:font-size-asian="10pt" style:font-size-complex="10pt"/>
    </style:style>
    <style:style style:name="P101" style:family="paragraph" style:parent-style-name="Standard">
      <style:paragraph-properties fo:text-align="justify" style:justify-single-word="false"/>
      <style:text-properties style:font-name="Arial" fo:font-size="10pt" officeooo:paragraph-rsid="00739131" style:font-size-asian="10pt" style:font-size-complex="10pt"/>
    </style:style>
    <style:style style:name="P102" style:family="paragraph" style:parent-style-name="Standard">
      <style:paragraph-properties fo:text-align="justify" style:justify-single-word="false"/>
      <style:text-properties style:font-name="Arial" fo:font-size="10pt" officeooo:paragraph-rsid="0073fd7f" style:font-size-asian="10pt" style:font-size-complex="10pt"/>
    </style:style>
    <style:style style:name="P103" style:family="paragraph" style:parent-style-name="Standard" style:list-style-name="L21">
      <style:paragraph-properties fo:text-align="justify" style:justify-single-word="false"/>
      <style:text-properties style:font-name="Arial" fo:font-size="10pt" officeooo:paragraph-rsid="00766cb4" style:font-size-asian="10pt" style:font-size-complex="10pt"/>
    </style:style>
    <style:style style:name="P104" style:family="paragraph" style:parent-style-name="Standard" style:list-style-name="L21">
      <style:paragraph-properties fo:text-align="justify" style:justify-single-word="false"/>
      <style:text-properties style:font-name="Arial" fo:font-size="10pt" fo:font-style="normal" officeooo:paragraph-rsid="007712de" style:font-size-asian="10pt" style:font-style-asian="normal" style:font-size-complex="10pt" style:font-style-complex="normal"/>
    </style:style>
    <style:style style:name="P105" style:family="paragraph" style:parent-style-name="Standard" style:list-style-name="L21">
      <style:text-properties officeooo:paragraph-rsid="00739131"/>
    </style:style>
    <style:style style:name="P106" style:family="paragraph" style:parent-style-name="Standard">
      <style:paragraph-properties fo:text-align="justify" style:justify-single-word="false"/>
      <style:text-properties fo:font-style="normal" officeooo:paragraph-rsid="007712de" style:font-style-asian="normal" style:font-style-complex="normal"/>
    </style:style>
    <style:style style:name="P107"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108" style:family="paragraph" style:parent-style-name="Standard">
      <style:paragraph-properties fo:margin-left="0.4925in" fo:margin-right="0in" fo:text-align="justify" style:justify-single-word="false" fo:text-indent="0in" style:auto-text-indent="false"/>
      <style:text-properties style:font-name="Arial" fo:font-size="10pt" officeooo:paragraph-rsid="0061e41c" style:font-size-asian="10pt" style:font-size-complex="10pt"/>
    </style:style>
    <style:style style:name="P109" style:family="paragraph" style:parent-style-name="Standard">
      <style:paragraph-properties fo:margin-left="0.4925in" fo:margin-right="0in" fo:text-align="justify" style:justify-single-word="false" fo:text-indent="0in" style:auto-text-indent="false"/>
      <style:text-properties style:font-name="Times New Roman" fo:language="gl" fo:country="ES" officeooo:paragraph-rsid="007fab5f" style:font-size-asian="10.5pt"/>
    </style:style>
    <style:style style:name="P110" style:family="paragraph" style:parent-style-name="Heading_20_1">
      <style:paragraph-properties fo:text-align="justify" style:justify-single-word="false"/>
      <style:text-properties officeooo:rsid="002778a5"/>
    </style:style>
    <style:style style:name="P111" style:family="paragraph" style:parent-style-name="Heading_20_1">
      <style:paragraph-properties fo:text-align="justify" style:justify-single-word="false"/>
      <style:text-properties style:font-name="Times New Roman" officeooo:rsid="001c1132" officeooo:paragraph-rsid="0026723b"/>
    </style:style>
    <style:style style:name="P112" style:family="paragraph" style:parent-style-name="Heading_20_1">
      <style:paragraph-properties fo:text-align="justify" style:justify-single-word="false"/>
      <style:text-properties style:font-name="Times New Roman" officeooo:rsid="000bb970" officeooo:paragraph-rsid="0026723b"/>
    </style:style>
    <style:style style:name="P113" style:family="paragraph" style:parent-style-name="Heading_20_1">
      <style:paragraph-properties fo:text-align="justify" style:justify-single-word="false"/>
    </style:style>
    <style:style style:name="P114" style:family="paragraph" style:parent-style-name="Heading_20_1">
      <style:paragraph-properties fo:text-align="justify" style:justify-single-word="false"/>
      <style:text-properties style:font-name="Arial" fo:font-size="10pt" style:font-size-asian="10pt" style:font-size-complex="10pt"/>
    </style:style>
    <style:style style:name="P115" style:family="paragraph" style:parent-style-name="Contents_20_2">
      <style:paragraph-properties>
        <style:tab-stops>
          <style:tab-stop style:position="6.7283in" style:type="right" style:leader-style="dotted" style:leader-text="."/>
        </style:tab-stops>
      </style:paragraph-properties>
    </style:style>
    <style:style style:name="P116" style:family="paragraph" style:parent-style-name="Heading_20_2">
      <style:paragraph-properties fo:text-align="justify" style:justify-single-word="false"/>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Contents_20_4">
      <style:paragraph-properties>
        <style:tab-stops>
          <style:tab-stop style:position="6.3354in" style:type="right" style:leader-style="dotted" style:leader-text="."/>
        </style:tab-stops>
      </style:paragraph-properties>
    </style:style>
    <style:style style:name="P119" style:family="paragraph" style:parent-style-name="Contents_20_3">
      <style:paragraph-properties>
        <style:tab-stops>
          <style:tab-stop style:position="6.5319in" style:type="right" style:leader-style="dotted" style:leader-text="."/>
        </style:tab-stops>
      </style:paragraph-properties>
    </style:style>
    <style:style style:name="P120" style:family="paragraph" style:parent-style-name="Heading_20_3">
      <style:paragraph-properties fo:text-align="justify" style:justify-single-word="false"/>
    </style:style>
    <style:style style:name="P121" style:family="paragraph" style:parent-style-name="Heading_20_3">
      <style:paragraph-properties fo:margin-left="-0.0075in" fo:margin-right="0in" fo:text-indent="0.0075in" style:auto-text-indent="false"/>
    </style:style>
    <style:style style:name="P122" style:family="paragraph" style:parent-style-name="Heading_20_6">
      <style:text-properties fo:font-weight="bold" style:font-weight-asian="bold" style:font-weight-complex="bold"/>
    </style:style>
    <style:style style:name="P123"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officeooo:rsid="000bb970"/>
    </style:style>
    <style:style style:name="T2" style:family="text">
      <style:text-properties officeooo:rsid="002778a5"/>
    </style:style>
    <style:style style:name="T3" style:family="text">
      <style:text-properties style:font-name="Times New Roman"/>
    </style:style>
    <style:style style:name="T4" style:family="text">
      <style:text-properties style:font-name="Times New Roman" officeooo:rsid="000bb970"/>
    </style:style>
    <style:style style:name="T5" style:family="text">
      <style:text-properties style:font-name="Times New Roman" fo:font-style="italic" officeooo:rsid="000bb970" style:font-style-asian="italic" style:font-style-complex="italic"/>
    </style:style>
    <style:style style:name="T6" style:family="text">
      <style:text-properties style:font-name="Times New Roman" fo:font-style="normal" officeooo:rsid="000bb970" style:font-style-asian="normal" style:font-style-complex="normal"/>
    </style:style>
    <style:style style:name="T7" style:family="text">
      <style:text-properties style:font-name="Times New Roman" officeooo:rsid="005df55e"/>
    </style:style>
    <style:style style:name="T8" style:family="text">
      <style:text-properties style:font-name="Times New Roman" officeooo:rsid="00901e2a"/>
    </style:style>
    <style:style style:name="T9" style:family="text">
      <style:text-properties officeooo:rsid="002b4f11"/>
    </style:style>
    <style:style style:name="T10" style:family="text">
      <style:text-properties officeooo:rsid="002ea178"/>
    </style:style>
    <style:style style:name="T11" style:family="text">
      <style:text-properties fo:font-style="italic" style:font-style-asian="italic" style:font-style-complex="italic"/>
    </style:style>
    <style:style style:name="T12" style:family="text">
      <style:text-properties fo:font-style="italic" officeooo:rsid="00449fd3" style:font-style-asian="italic" style:font-style-complex="italic"/>
    </style:style>
    <style:style style:name="T13" style:family="text">
      <style:text-properties fo:font-style="italic" officeooo:rsid="000bb970" style:font-style-asian="italic" style:font-style-complex="italic"/>
    </style:style>
    <style:style style:name="T14" style:family="text">
      <style:text-properties fo:font-style="italic" officeooo:rsid="00847149" style:font-style-asian="italic" style:font-style-complex="italic"/>
    </style:style>
    <style:style style:name="T15" style:family="text">
      <style:text-properties fo:font-style="italic" officeooo:rsid="009591c0" style:font-style-asian="italic" style:font-style-complex="italic"/>
    </style:style>
    <style:style style:name="T16" style:family="text">
      <style:text-properties fo:font-style="italic" officeooo:rsid="0082af8f" style:font-style-asian="italic" style:font-style-complex="italic"/>
    </style:style>
    <style:style style:name="T17" style:family="text">
      <style:text-properties fo:font-style="italic" officeooo:rsid="009713b9" style:font-style-asian="italic" style:font-style-complex="italic"/>
    </style:style>
    <style:style style:name="T18" style:family="text">
      <style:text-properties fo:font-style="italic" officeooo:rsid="00739131"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background-color="transparent"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bold" officeooo:rsid="00766cb4" style:font-style-asian="normal" style:font-weight-asian="bold" style:font-style-complex="normal" style:font-weight-complex="bold"/>
    </style:style>
    <style:style style:name="T23" style:family="text">
      <style:text-properties officeooo:rsid="0036fc2b"/>
    </style:style>
    <style:style style:name="T24" style:family="text">
      <style:text-properties officeooo:rsid="003acc07"/>
    </style:style>
    <style:style style:name="T25" style:family="text">
      <style:text-properties fo:font-weight="bold" style:font-weight-asian="bold" style:font-weight-complex="bold"/>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officeooo:rsid="0037bace"/>
    </style:style>
    <style:style style:name="T29" style:family="text">
      <style:text-properties officeooo:rsid="0040c259"/>
    </style:style>
    <style:style style:name="T30" style:family="text">
      <style:text-properties officeooo:rsid="00580931"/>
    </style:style>
    <style:style style:name="T31" style:family="text">
      <style:text-properties officeooo:rsid="00638acb"/>
    </style:style>
    <style:style style:name="T32" style:family="text">
      <style:text-properties officeooo:rsid="006509d3"/>
    </style:style>
    <style:style style:name="T33" style:family="text">
      <style:text-properties officeooo:rsid="00659239"/>
    </style:style>
    <style:style style:name="T34" style:family="text">
      <style:text-properties officeooo:rsid="006e5c74"/>
    </style:style>
    <style:style style:name="T35" style:family="text">
      <style:text-properties officeooo:rsid="006ee012"/>
    </style:style>
    <style:style style:name="T36" style:family="text">
      <style:text-properties officeooo:rsid="007086bc"/>
    </style:style>
    <style:style style:name="T37" style:family="text">
      <style:text-properties officeooo:rsid="007343bb"/>
    </style:style>
    <style:style style:name="T38" style:family="text">
      <style:text-properties officeooo:rsid="00757522"/>
    </style:style>
    <style:style style:name="T39" style:family="text">
      <style:text-properties officeooo:rsid="00774afa"/>
    </style:style>
    <style:style style:name="T40" style:family="text">
      <style:text-properties officeooo:rsid="0078cc69"/>
    </style:style>
    <style:style style:name="T41" style:family="text">
      <style:text-properties officeooo:rsid="0079fb61"/>
    </style:style>
    <style:style style:name="T42" style:family="text">
      <style:text-properties officeooo:rsid="0080cc49"/>
    </style:style>
    <style:style style:name="T43" style:family="text">
      <style:text-properties officeooo:rsid="0082af8f"/>
    </style:style>
    <style:style style:name="T44" style:family="text">
      <style:text-properties officeooo:rsid="0083cd73"/>
    </style:style>
    <style:style style:name="T45" style:family="text">
      <style:text-properties officeooo:rsid="00847149"/>
    </style:style>
    <style:style style:name="T46" style:family="text">
      <style:text-properties officeooo:rsid="0085056f"/>
    </style:style>
    <style:style style:name="T47" style:family="text">
      <style:text-properties officeooo:rsid="0086ee3c"/>
    </style:style>
    <style:style style:name="T48" style:family="text">
      <style:text-properties officeooo:rsid="00877279"/>
    </style:style>
    <style:style style:name="T49" style:family="text">
      <style:text-properties officeooo:rsid="0087c070"/>
    </style:style>
    <style:style style:name="T50" style:family="text">
      <style:text-properties officeooo:rsid="0087ed52"/>
    </style:style>
    <style:style style:name="T51" style:family="text">
      <style:text-properties officeooo:rsid="0089c226"/>
    </style:style>
    <style:style style:name="T52" style:family="text">
      <style:text-properties officeooo:rsid="00951530"/>
    </style:style>
    <style:style style:name="T53" style:family="text">
      <style:text-properties officeooo:rsid="009591c0"/>
    </style:style>
    <style:style style:name="T54" style:family="text">
      <style:text-properties officeooo:rsid="009713b9"/>
    </style:style>
    <style:style style:name="T55" style:family="text">
      <style:text-properties officeooo:rsid="0099d005"/>
    </style:style>
    <style:style style:name="T56" style:family="text">
      <style:text-properties officeooo:rsid="009a653d"/>
    </style:style>
    <style:style style:name="T57" style:family="text">
      <style:text-properties officeooo:rsid="009bd383"/>
    </style:style>
    <style:style style:name="T58" style:family="text">
      <style:text-properties officeooo:rsid="00a12d24"/>
    </style:style>
    <style:style style:name="T59" style:family="text">
      <style:text-properties officeooo:rsid="00b0f965"/>
    </style:style>
    <style:style style:name="T60" style:family="text">
      <style:text-properties officeooo:rsid="00b52b7c"/>
    </style:style>
    <style:style style:name="T61" style:family="text">
      <style:text-properties officeooo:rsid="00418f6b"/>
    </style:style>
    <style:style style:name="T62" style:family="text">
      <style:text-properties officeooo:rsid="0042ac65"/>
    </style:style>
    <style:style style:name="T63" style:family="text">
      <style:text-properties style:font-name="Arial"/>
    </style:style>
    <style:style style:name="T64" style:family="text">
      <style:text-properties style:font-name="Arial" fo:font-style="italic" style:font-style-asian="italic" style:font-style-complex="italic"/>
    </style:style>
    <style:style style:name="T65" style:family="text">
      <style:text-properties style:font-name="Arial" fo:font-style="italic" style:text-underline-style="none" style:font-style-asian="italic" style:font-style-complex="italic"/>
    </style:style>
    <style:style style:name="T66" style:family="text">
      <style:text-properties style:font-name="Arial" fo:font-size="8pt" style:font-size-asian="8pt" style:font-size-complex="8pt"/>
    </style:style>
    <style:style style:name="T67" style:family="text">
      <style:text-properties style:font-name="Arial" fo:font-size="8pt" fo:font-style="italic" style:font-size-asian="8pt" style:font-style-asian="italic" style:font-size-complex="8pt" style:font-style-complex="italic"/>
    </style:style>
    <style:style style:name="T68" style:family="text">
      <style:text-properties style:font-name="Arial" fo:font-size="8pt" fo:font-style="normal" style:font-size-asian="8pt" style:font-style-asian="normal" style:font-size-complex="8pt" style:font-style-complex="normal"/>
    </style:style>
    <style:style style:name="T69" style:family="text">
      <style:text-properties style:font-name="Arial" fo:font-size="10pt" style:font-size-asian="10pt" style:font-size-complex="10pt"/>
    </style:style>
    <style:style style:name="T70" style:family="text">
      <style:text-properties style:font-name="Arial" fo:font-size="10pt" officeooo:rsid="00125f93" style:font-size-asian="10pt" style:font-size-complex="10pt"/>
    </style:style>
    <style:style style:name="T71" style:family="text">
      <style:text-properties style:font-name="Arial" fo:font-size="10pt" officeooo:rsid="00138c76" style:font-size-asian="10pt" style:font-size-complex="10pt"/>
    </style:style>
    <style:style style:name="T72" style:family="text">
      <style:text-properties style:font-name="Arial" fo:font-size="10pt" officeooo:rsid="0014f8ac" style:font-size-asian="10pt" style:font-size-complex="10pt"/>
    </style:style>
    <style:style style:name="T73" style:family="text">
      <style:text-properties style:font-name="Arial" fo:font-size="10pt" officeooo:rsid="007712de" style:font-size-asian="10pt" style:font-size-complex="10pt"/>
    </style:style>
    <style:style style:name="T74" style:family="text">
      <style:text-properties style:font-name="Arial" fo:font-size="10pt" fo:font-style="italic" style:font-size-asian="10pt" style:font-style-asian="italic" style:font-size-complex="10pt" style:font-style-complex="italic"/>
    </style:style>
    <style:style style:name="T75" style:family="text">
      <style:text-properties style:font-name="Arial" fo:font-size="10pt" fo:font-style="italic" fo:background-color="transparent" style:font-size-asian="10pt" style:font-style-asian="italic" style:font-size-complex="10pt" style:font-style-complex="italic"/>
    </style:style>
    <style:style style:name="T76" style:family="text">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T77" style:family="text">
      <style:text-properties style:font-name="Arial" fo:font-size="10pt" fo:background-color="transparent" style:font-size-asian="10pt" style:font-size-complex="10pt"/>
    </style:style>
    <style:style style:name="T78" style:family="text">
      <style:text-properties style:font-name="Arial" fo:font-size="10pt" fo:font-weight="bold" style:font-size-asian="10pt" style:font-weight-asian="bold" style:font-size-complex="10pt" style:font-weight-complex="bold"/>
    </style:style>
    <style:style style:name="T79" style:family="text">
      <style:text-properties style:font-name="Arial" fo:font-size="10pt" fo:font-weight="bold" style:font-name-asian="DejaVu Sans" style:font-size-asian="10pt" style:font-weight-asian="bold" style:font-name-complex="DejaVu Sans" style:font-size-complex="10pt" style:font-weight-complex="bold"/>
    </style:style>
    <style:style style:name="T80" style:family="text">
      <style:text-properties style:font-name="Arial" fo:font-size="10pt" fo:font-style="normal" fo:font-weight="bold" officeooo:rsid="00739131" style:font-size-asian="10pt" style:font-style-asian="normal" style:font-weight-asian="bold" style:font-size-complex="10pt" style:font-style-complex="normal" style:font-weight-complex="bold"/>
    </style:style>
    <style:style style:name="T81" style:family="text">
      <style:text-properties style:font-name="Arial" officeooo:rsid="0003c00d"/>
    </style:style>
    <style:style style:name="T82" style:family="text">
      <style:text-properties fo:background-color="transparent"/>
    </style:style>
    <style:style style:name="T83" style:family="text">
      <style:text-properties fo:font-size="8pt" style:font-size-asian="8pt" style:font-size-complex="8pt"/>
    </style:style>
    <style:style style:name="T84" style:family="text">
      <style:text-properties officeooo:rsid="00006504"/>
    </style:style>
    <style:style style:name="T85" style:family="text">
      <style:text-properties officeooo:rsid="00014ceb"/>
    </style:style>
    <style:style style:name="T86" style:family="text">
      <style:text-properties officeooo:rsid="00019835"/>
    </style:style>
    <style:style style:name="T87" style:family="text">
      <style:text-properties style:use-window-font-color="true" fo:background-color="transparent"/>
    </style:style>
    <style:style style:name="T88" style:family="text">
      <style:text-properties style:use-window-font-color="true" officeooo:rsid="00019835" fo:background-color="transparent"/>
    </style:style>
    <style:style style:name="T89" style:family="text">
      <style:text-properties style:font-name="Courier 10 Pitch"/>
    </style:style>
    <style:style style:name="T90" style:family="text">
      <style:text-properties style:font-name="Courier 10 Pitch" fo:font-size="10pt" fo:background-color="transparent" style:font-size-asian="10pt" style:font-size-complex="10pt"/>
    </style:style>
    <style:style style:name="T91" style:family="text">
      <style:text-properties style:font-name="Courier 10 Pitch" fo:font-size="10pt" officeooo:rsid="001a1972" fo:background-color="transparent" style:font-size-asian="10pt" style:font-size-complex="10pt"/>
    </style:style>
    <style:style style:name="T92" style:family="text">
      <style:text-properties officeooo:rsid="00067d6e"/>
    </style:style>
    <style:style style:name="T93" style:family="text">
      <style:text-properties officeooo:rsid="00079faf"/>
    </style:style>
    <style:style style:name="T94" style:family="text">
      <style:text-properties officeooo:rsid="000849e9"/>
    </style:style>
    <style:style style:name="T95" style:family="text">
      <style:text-properties officeooo:rsid="00091c9e"/>
    </style:style>
    <style:style style:name="T96" style:family="text">
      <style:text-properties officeooo:rsid="000a1252"/>
    </style:style>
    <style:style style:name="T97" style:family="text">
      <style:text-properties officeooo:rsid="000a9407"/>
    </style:style>
    <style:style style:name="T98" style:family="text">
      <style:text-properties officeooo:rsid="000b3920"/>
    </style:style>
    <style:style style:name="T99" style:family="text">
      <style:text-properties officeooo:rsid="000d095b"/>
    </style:style>
    <style:style style:name="T100" style:family="text">
      <style:text-properties officeooo:rsid="000e880a"/>
    </style:style>
    <style:style style:name="T101" style:family="text">
      <style:text-properties officeooo:rsid="000efefb"/>
    </style:style>
    <style:style style:name="T102" style:family="text">
      <style:text-properties officeooo:rsid="0010b054"/>
    </style:style>
    <style:style style:name="T103" style:family="text">
      <style:text-properties officeooo:rsid="001115bd"/>
    </style:style>
    <style:style style:name="T104" style:family="text">
      <style:text-properties officeooo:rsid="00118e63"/>
    </style:style>
    <style:style style:name="T105" style:family="text">
      <style:text-properties officeooo:rsid="00125f93"/>
    </style:style>
    <style:style style:name="T106" style:family="text">
      <style:text-properties officeooo:rsid="0013c20b"/>
    </style:style>
    <style:style style:name="T107" style:family="text">
      <style:text-properties officeooo:rsid="0016acf5"/>
    </style:style>
    <style:style style:name="T108" style:family="text">
      <style:text-properties officeooo:rsid="00178ea8"/>
    </style:style>
    <style:style style:name="T109" style:family="text">
      <style:text-properties officeooo:rsid="001984a1"/>
    </style:style>
    <style:style style:name="T110" style:family="text">
      <style:text-properties officeooo:rsid="001a1972"/>
    </style:style>
    <style:style style:name="T111" style:family="text">
      <style:text-properties officeooo:rsid="001c04d6"/>
    </style:style>
    <style:style style:name="T112" style:family="text">
      <style:text-properties officeooo:rsid="001c6804"/>
    </style:style>
    <style:style style:name="T113" style:family="text">
      <style:text-properties officeooo:rsid="0054efa9"/>
    </style:style>
    <style:style style:name="T114" style:family="text">
      <style:text-properties officeooo:rsid="005552a1"/>
    </style:style>
    <style:style style:name="T115"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tyle-asian="italic" style:font-size-complex="10pt" style:font-style-complex="italic"/>
    </style:style>
    <style:style style:name="T116"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ize-complex="10pt"/>
    </style:style>
    <style:style style:name="T117" style:family="text">
      <style:text-properties officeooo:rsid="006af4ea"/>
    </style:style>
    <style:style style:name="T118" style:family="text">
      <style:text-properties officeooo:rsid="00739131"/>
    </style:style>
    <style:style style:name="T119" style:family="text">
      <style:text-properties officeooo:rsid="0003e8bd"/>
    </style:style>
    <style:style style:name="T120" style:family="text">
      <style:text-properties officeooo:rsid="00766cb4"/>
    </style:style>
    <style:style style:name="T121" style:family="text">
      <style:text-properties officeooo:rsid="007712de"/>
    </style:style>
    <style:style style:name="T122" style:family="text">
      <style:text-properties fo:font-size="16pt" style:font-size-asian="16pt" style:font-size-complex="16pt"/>
    </style:style>
    <style:style style:name="T123" style:family="text">
      <style:text-properties fo:font-size="16pt" officeooo:rsid="007af996" style:font-size-asian="16pt" style:font-size-complex="16pt"/>
    </style:style>
    <style:style style:name="T124" style:family="text">
      <style:text-properties fo:font-size="16pt" officeooo:rsid="007ca15d" style:font-size-asian="16pt" style:font-size-complex="16pt"/>
    </style:style>
    <style:style style:name="T125" style:family="text">
      <style:text-properties fo:font-size="12pt" style:font-size-asian="12pt" style:font-size-complex="12pt"/>
    </style:style>
    <style:style style:name="T126" style:family="text">
      <style:text-properties officeooo:rsid="007de876"/>
    </style:style>
    <style:style style:name="T127" style:family="text">
      <style:text-properties officeooo:rsid="007fab5f"/>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Creando software libre</text:h>
      <text:h text:style-name="P116" text:outline-level="2">Como <text:span text:style-name="T2">levar a cabo con éxito un proxecto de </text:span>software libre</text:h>
      <text:p text:style-name="P1"><text:span text:style-name="T9">Copyright 2005, 2006, 2007, 2008, 2009, 2010 </text:span><text:span text:style-name="T10">para </text:span>Karl Fogel, <text:span text:style-name="T9">liberado </text:span>baixo licenza CreativeCommons Attribution-ShareAlike (3.0)</text:p>
      <text:h text:style-name="P111" text:outline-level="1">Dedicatoria</text:h>
      <text:p text:style-name="P95">Este libro está dedicado a dous queridos amigos sen os que este libro non sería posible: Karen Underhill e Jim Blandy.</text:p>
      <text:table-of-content text:style-name="Sect1" text:protected="true" text:name="Table of Contents1">
        <text:table-of-content-source text:outline-level="5">
          <text:index-title-template text:style-name="Contents_20_Heading">Índice de cont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 de contidos</text:p>
          </text:index-title>
          <text:p text:style-name="P117">Creando software libre<text:tab/>1</text:p>
          <text:p text:style-name="P115">Como levar a cabo con éxito un proxecto de software libre<text:tab/>1</text:p>
          <text:p text:style-name="P117">Dedicatoria<text:tab/>1</text:p>
          <text:p text:style-name="P117">Capítulo 0. Preámbulo <text:tab/>3</text:p>
          <text:p text:style-name="P115">Por que escribín este libro? <text:tab/>3</text:p>
          <text:p text:style-name="P115">A quen está orientado este libro? <text:tab/>4</text:p>
          <text:p text:style-name="P115">Fontes <text:tab/>4</text:p>
          <text:p text:style-name="P115">Recoñecementos <text:tab/>5</text:p>
          <text:p text:style-name="P115">Renuncia de responsabilidade <text:tab/>7</text:p>
          <text:p text:style-name="P117">Capítulo 1. Introdución <text:tab/>7</text:p>
          <text:p text:style-name="P115">Historia <text:tab/>9</text:p>
          <text:p text:style-name="P119">A aparición do software <text:s/>privativo e do software libre <text:tab/>10</text:p>
          <text:p text:style-name="P118">A resistencia consciente <text:tab/>10</text:p>
          <text:p text:style-name="P118">Resistencia accidental <text:tab/>12</text:p>
          <text:p text:style-name="P119">“Libre” fronte a “código aberto (open source)”<text:tab/>13</text:p>
          <text:p text:style-name="P115">A situación actual <text:tab/>15</text:p>
          <text:p text:style-name="P117">Capítulo 2. Primeiros pasos <text:tab/>15</text:p>
          <text:p text:style-name="P115">Antes de nada, bota unha ollada ao redor <text:tab/>17</text:p>
          <text:p text:style-name="P115">Comeza co que tiveres <text:tab/>17</text:p>
          <text:p text:style-name="P119">Escolle un bo nome <text:tab/>18</text:p>
          <text:p text:style-name="P119">Ten unha clara declaración de intencións <text:tab/>19</text:p>
          <text:p text:style-name="P119">Declara que o proxecto é libre <text:tab/>20</text:p>
          <text:p text:style-name="P119">Lista de funcionalidades e requerementos <text:tab/>20</text:p>
          <text:p text:style-name="P119">Estado do desenvolvemento <text:tab/>21</text:p>
          <text:p text:style-name="P118">Alpha e Beta <text:tab/>22</text:p>
          <text:p text:style-name="P119">Descargas <text:tab/>22</text:p>
          <text:p text:style-name="P119">Control de versións e acceso ao Sistema de notificación de erros (bug tracking system) <text:tab/>22</text:p>
          <text:p text:style-name="P119">Canais de comunicación <text:tab/>23</text:p>
          <text:p text:style-name="P119">Pautas de desenvolvemento <text:tab/>24</text:p>
          <text:p text:style-name="P119">Documentación <text:tab/>24</text:p>
          <text:p text:style-name="P118">Manter unha FAQ (preguntas frecuentes) <text:tab/>25</text:p>
          <text:p text:style-name="P118">Dispoñibilidade da documentación <text:tab/>26</text:p>
          <text:p text:style-name="P118">Documentación para desenvolvedores <text:tab/>26</text:p>
          <text:p text:style-name="P119">Exemplos de saídas e capturas de pantalla <text:tab/>27</text:p>
          <text:p text:style-name="P118"><text:soft-page-break/>Capturas de pantalla <text:tab/>27</text:p>
          <text:p text:style-name="P119">Aloxamento preconfigurado<text:tab/>27</text:p>
          <text:p text:style-name="P115">Escoller unha licenza e aplicala <text:tab/>28</text:p>
          <text:p text:style-name="P119">As licenzas "Fai o que queiras" <text:tab/>28</text:p>
          <text:p text:style-name="P119">A licenza GPL <text:tab/>28</text:p>
          <text:p text:style-name="P119">Como aplicar unha licenza ao teu código <text:tab/>28</text:p>
          <text:p text:style-name="P115">Axustando o ton<text:tab/>29</text:p>
          <text:p text:style-name="P119">Evita os debates privados <text:tab/>30</text:p>
          <text:p text:style-name="P119">Tolerancia cero coa mala educación <text:tab/>31</text:p>
          <text:p text:style-name="P119">Fomenta a revisión continua e pública do código <text:tab/>32</text:p>
          <text:p text:style-name="P119">Cando publicares un proxecto que estiver pechado ata agora, ten presente a magnitude da mudanza <text:tab/>34</text:p>
          <text:p text:style-name="P115">Anunciar o proxecto <text:tab/>35</text:p>
          <text:p text:style-name="P117">Capítulo 3. Infraestrutura Técnica <text:tab/>36</text:p>
          <text:p text:style-name="P115">Que é o que un proxecto precisa <text:tab/>38</text:p>
          <text:p text:style-name="P115">Listas de Correo <text:tab/>38</text:p>
          <text:p text:style-name="P119">Prevención do spam <text:tab/>40</text:p>
          <text:p text:style-name="P118">Filtraxe das mensaxes<text:tab/>40</text:p>
          <text:p text:style-name="P118">Ocultación de enderezos nos arquivos <text:tab/>41</text:p>
          <text:p text:style-name="P119">Identificación e xestión de cabezallos <text:tab/>41</text:p>
          <text:p text:style-name="P119">O gran debate sobre "responder-a" (Reply-To) <text:tab/>43</text:p>
          <text:p text:style-name="P118">Dúas fantasías <text:tab/>44</text:p>
          <text:p text:style-name="P119">Arquivamento<text:tab/>45</text:p>
          <text:p text:style-name="P119">Software <text:tab/>46</text:p>
          <text:p text:style-name="P115">Control de versións <text:tab/>47</text:p>
          <text:p text:style-name="P119">Vocabulario do control de versións <text:tab/>47</text:p>
          <text:p text:style-name="P118">"Versión" fronte a "Revisión" <text:tab/>47</text:p>
          <text:p text:style-name="P119">Seleccionando un sistema de control de versións <text:tab/>50</text:p>
          <text:p text:style-name="P119">Usando o sistema de control de versións <text:tab/>50</text:p>
          <text:p text:style-name="P118">Versiona todo. <text:tab/>50</text:p>
          <text:p text:style-name="P118">Navegabilidade <text:tab/>51</text:p>
          <text:p text:style-name="P118">Mensaxes de incorporación de mudanzas (commit emails) <text:tab/>51</text:p>
          <text:p text:style-name="P123">CIA: outro mecanismo de publicación de mudanzas (Another Change Publication Mechanism) <text:tab/>53</text:p>
          <text:p text:style-name="P118">Usa as ramas para evitares gargalos <text:tab/>53</text:p>
          <text:p text:style-name="P118">Singularidade da información <text:tab/>53</text:p>
          <text:p text:style-name="P118">Autorización <text:tab/>54</text:p>
          <text:p text:style-name="P115">Xestor de erros (Bug Tracker) <text:tab/>56</text:p>
          <text:p text:style-name="P119">Interacción con listas de correo <text:tab/>58</text:p>
          <text:p text:style-name="P119">Prefiltrando o xestor de erros <text:tab/>58</text:p>
          <text:p text:style-name="P115">IRC / Sistema de comunicacións en tempo real <text:tab/>59</text:p>
          <text:p text:style-name="P118">Sitios de pegado<text:tab/>60</text:p>
          <text:p text:style-name="P119">Bots <text:tab/>60</text:p>
          <text:p text:style-name="P119">Arquivando o IRC <text:tab/>61</text:p>
          <text:p text:style-name="P115">RSS Feeds <text:tab/>61</text:p>
          <text:p text:style-name="P115">Wikis <text:tab/>62</text:p>
          <text:p text:style-name="P115">Páxina web <text:tab/>63</text:p>
          <text:p text:style-name="P119">Aloxamento preconfigurado<text:tab/>63</text:p>
          <text:p text:style-name="P118">Escollendo un sitio preconfigurado <text:tab/>64</text:p>
          <text:p text:style-name="P118"><text:soft-page-break/>Anonimato e participación <text:tab/>64</text:p>
          <text:p text:style-name="P117">Infraestrutura social e política <text:tab/>65</text:p>
          <text:p text:style-name="P115">Posibilidade de crear ramas (forkability) <text:tab/>65</text:p>
          <text:p text:style-name="P115">Ditadores benevolentes <text:tab/>66</text:p>
          <text:p text:style-name="P118">Quen pode ser un bo ditador benevolente? <text:tab/>67</text:p>
          <text:p text:style-name="P115">Democracia baseada no consenso <text:tab/>68</text:p>
          <text:p text:style-name="P118">Control de versións quere dicir que te podes relaxar <text:tab/>68</text:p>
          <text:p text:style-name="P118">Cando o consenso non pode ser alcanzado, votación <text:tab/>69</text:p>
          <text:p text:style-name="P118">Cando votar <text:tab/>70</text:p>
          <text:p text:style-name="P118">Quen vota? <text:tab/>71</text:p>
          <text:p text:style-name="P118">Inquéritos fronte a votacións <text:tab/>72</text:p>
          <text:p text:style-name="P118">Vetos <text:tab/>72</text:p>
          <text:p text:style-name="P115">Poñer todo por escrito <text:tab/>73</text:p>
          <text:p text:style-name="P117">Diñeiro <text:tab/>74</text:p>
          <text:p text:style-name="P115">Tipos de participación <text:tab/>76</text:p>
          <text:p text:style-name="P115">Contratos a longo prazo <text:tab/>78</text:p>
          <text:p text:style-name="P115">Parecer varios, non un <text:tab/>79</text:p>
          <text:p text:style-name="P115">Sé aberto sobre as túas motivacións <text:tab/>79</text:p>
          <text:p text:style-name="P115">O diñeiro non pode comprar o amor <text:tab/>81</text:p>
          <text:p text:style-name="P115">Contratación <text:tab/>83</text:p>
          <text:p text:style-name="P119">Revisión e aceptación de mudanzas <text:tab/>85</text:p>
          <text:p text:style-name="P118">Caso de estudo: o protocolo de autenticación vía contrasinal de CVS <text:tab/>85</text:p>
          <text:p text:style-name="P115">Financiando actividades para alén da programación <text:tab/>86</text:p>
          <text:p text:style-name="P119">Garantía da calidade (por exemplo, testaxe profesional) <text:tab/>86</text:p>
          <text:p text:style-name="P119">Consellos legais e protección <text:tab/>88</text:p>
          <text:p text:style-name="P119">Documentación e usabilidade <text:tab/>88</text:p>
          <text:p text:style-name="P119">Fornecendo aloxamento/largo de banda <text:tab/>89</text:p>
          <text:p text:style-name="P115">Mercadotecnia <text:tab/>89</text:p>
          <text:p text:style-name="P119">Recorda que estás sendo observado <text:tab/>89</text:p>
          <text:p text:style-name="P119">Non confrontes produtos de código aberto <text:tab/>91</text:p>
        </text:index-body>
      </text:table-of-content>
      <text:h text:style-name="P113" text:outline-level="1"><text:span text:style-name="T24">Capítulo 0. </text:span>Preámbulo </text:h>
      <text:h text:style-name="P116" text:outline-level="2">Por que escribín este libro? </text:h>
      <text:p text:style-name="P1">Nas festas, a xente xa non fica con expresión de dúbida cando lles digo que traballo con software libre. «Ah, si, código aberto, como <text:span text:style-name="T21">Linux</text:span>?» din, tras o que aceno con emoción: <text:s/>“si, iso mesmo!”. <text:s/>É agradable deixar de ser un becho raro. Hai tempo, o que preguntarían a seguir era bastante previsible: “e como gañas a vida con iso?”. Para responder a esta pregunta, facíalles un resumo dos aspectos económicos do código aberto; nomeadamente, que hai organizacións ás que lles interesa que exista un determinado software, mais que non precisan vender copias do mesmo, o que lles interesa é asegurarse de que ese software se mantén e de que está á súa disposición; ven nel <text:s text:c="2"/>unha ferramenta antes que un produto. </text:p>
      <text:p text:style-name="P1"/>
      <text:p text:style-name="P1">Ultimamente, porén, as preguntas que fan a seguir non son sempre de carácter pecuniario. O modelo económico do software libre perdeu boa parte do seu misterio, e moitas persoas alleas á programación xa comprenden (ou ao menos non se sorprenden ao escoitaren) que hai quen traballa con software libre a tempo enteiro. Antes ben, a pregunta que máis teño escoitado é a seguinte: “e como é que funciona iso?”. </text:p>
      <text:p text:style-name="P1"><text:soft-page-break/></text:p>
      <text:p text:style-name="P1">Aínda non dei cunha resposta satisfactoria, e canto máis trato de atopar unha, máis me decato de que se trata dun tema moi complexo. Xerir un proxecto de software libre non é exactamente como xerir un negocio (imaxinade como sería ter que negociar constantemente a natureza do voso produto cunha turma de voluntarios, moitos dos cales non coñeceriades persoalmente), mais tampouco é exactamente como xerir unha organización non gobernamental clásica, nin tampouco un goberno. Ten analoxías con todo iso, mais, co tempo, cheguei á conclusión de que o software libre constitúe un xénero <text:span text:style-name="T11">per se</text:span>. Pode ser comparado con maior ou menor éxito con multitude de cousas, mais nunca en <text:s/>relación de igualdade. Mesmo a presunción de que os proxectos de software libre poden ser “xeridos” é unha esaxeración: un proxecto de software libre pode ser iniciado, e pode ser influenciado polas partes interesadas, frecuentemente de maneira considerable, mais o material non pode pasar a mans dun único propietario e, sempre que houber alguén (onde for) interesado en continuar co proxecto, este non pode ser cancelado de maneira unilateral. Todos os membros teñen poder ilimitado e todos son impotentes, o que crea unha dinámica interesante. </text:p>
      <text:p text:style-name="P1"><text:s/></text:p>
      <text:p text:style-name="P1">Eses son os motivos que me impulsaron a redactar este libro. Os proxectos de software libre tornáronse nunha cultura característica, un etos que ten como dogma central a liberdade de lograr que o software faga o que un quixer, sen que isto supoña a disgregación dos programadores; antes ben, que <text:s/>colaboren con máis forza. A capacidade de cooperación é, de feito, unha das habilidades máis cotizadas no ámbito do software libre. <text:s/>Xerir un proxecto desta índole implica mergullarse nunha especie de cooperación hipertrofiada, e a capacidade de descubrir novas vías de cooperación, para alén da capacidade de traballo en equipo, pode repercutir de maneira moi positiva sobre o produto. A finalidade deste libro é describir as técnicas que poden axudar a conseguilo. <text:s/>Non é unha obra exhaustiva, mais serve polo menos como punto de partida. </text:p>
      <text:p text:style-name="P1"/>
      <text:p text:style-name="P1">O software libre de calidade constitúe un obxectivo en si mesmo, e espero que esta obra satisfaga os lectores que se sirvan dela para o atinxiren. <text:s/>Para alén diso, espero tamén que participen do pracer que se obtén ao traballar nun equipo de desenvolvedores de código aberto motivados, <text:s/>e da relación directa co usuario que alenta o código aberto. Participar nun proxecto de software libre de éxito é divertido, e é, en definitiva, a causa de que o proceso non se deteña. </text:p>
      <text:h text:style-name="P116" text:outline-level="2">A quen está orientado este libro? </text:h>
      <text:p text:style-name="P1">A presente obra está orientada a desenvolvedores de software e xerentes que teñen en mente iniciar un proxecto de software libre, ou que xa o iniciaran e non saben como continuar; tamén pode ser de utilidade a quen quixer participar nun proxecto de software libre pola primeira vez. <text:s/></text:p>
      <text:p text:style-name="P1"/>
      <text:p text:style-name="P1">O lector non ten por que saber programar, porén, debería posuír nocións básicas de conceptos de enxeñaría de software tales como código fonte, compiladores e <text:span text:style-name="T23">parches</text:span> (<text:span text:style-name="T11">patches</text:span>). </text:p>
      <text:p text:style-name="P1"/>
      <text:p text:style-name="P1">Non é necesario posuír experiencia previa como usuario ou desenvolvedor de software libre. É posible que quen tiver traballado con anterioridade en proxectos de software libre pense que certas partes da obra son obvias de mais, e talvez desexe evitar esas seccións; mais o grao de experiencia dos lectores é tan variable que fixen un esforzo para etiquetar as seccións con claridade, e indiquei <text:s/>cales poden ser ignoradas se xa se dominan os conceptos que nelas se tratan. </text:p>
      <text:h text:style-name="P116" text:outline-level="2">Fontes </text:h>
      <text:p text:style-name="P2">Gran parte do material que forma a obra é debido aos cinco anos que traballei co proxecto <text:a xlink:type="simple" xlink:href="http://subversion.tigris.org/">Subversion</text:a> (<text:a xlink:type="simple" xlink:href="http://subversion.tigris.org/">http://subversion.tigris.org/</text:a>) . Subversion é un sistema de control de versións de código aberto escrito <text:soft-page-break/>desde cero, e preténdese que substitúa CVS para tornarse no sistema de control de versións de preferencia na comunidade de código aberto. O proxecto foi iniciado pola empresa para a que traballaba, <text:a xlink:type="simple" xlink:href="http://www.collab.net/">CollabNet</text:a> (<text:a xlink:type="simple" xlink:href="http://www.collab.net/">http://www.collab.net/</text:a>), a comezos de 2000 e, afortunadamente, souberon administralo desde o inicio como un proxecto de colaboración de múltiples partes. Un elevado número de desenvolvedores voluntarios adheríronse ao proxecto desde o inicio, que conta na actualidade con máis de 50 desenvolvedores, dos que unicamente unha pequena parte traballan para CollabNet. </text:p>
      <text:p text:style-name="P1"/>
      <text:p text:style-name="P1">Subversion é un exemplo case perfecto do que debe ser un proxecto de software libre, e finalmente baseeime nel máis do que pensaba facer inicialmente; en parte polas vantaxes que ofrecía, xa que me fornecía de inesgotables exemplos para ilustrar determinados fenómenos, mais tamén por cuestións de fidelidade. Embora colabore con outros proxectos de software libre en maior ou menor grao, e teño amigos e coñecidos que traballan en moitos outros, un decátase logo de que, ao poñer as cousas sobre o papel, <text:s/>é necesario procurar referentes reais de todo o que se afirma. Non quería facer referencias a outros proxectos baseándome exclusivamente no que lía nas listas públicas de correo, xa que se alguén actuase deste xeito con Subversion acertaría só a metade das veces. Así, sempre que me mergullei en proxectos cos que non tiña experiencia de primeira man á procura de inspiración ou exemplos, <text:s/>tentei falar con algún membro dos mesmos para que me explicase a situación real dos mesmos. </text:p>
      <text:p text:style-name="P1"/>
      <text:p text:style-name="P1">Traballei en Subversion os últimos 5 anos, mais xa levo 12 anos no mundo do software libre. Outros proxectos que deron forma a esta obra son: </text:p>
      <text:p text:style-name="P1"/>
      <text:list xml:id="list1053495220" text:style-name="L1">
        <text:list-item>
          <text:p text:style-name="P75"><text:span text:style-name="T4">O proxecto de editor de texto GNU Emacs da Fundación para o Software Libre (</text:span><text:span text:style-name="T6">Free Software </text:span><text:span text:style-name="T6">Foundation</text:span><text:span text:style-name="T4">), no que manteño uns poucos pacotes. </text:span></text:p>
        </text:list-item>
        <text:list-item>
          <text:p text:style-name="P75"><text:span text:style-name="T5">Concurrent Version System</text:span><text:span text:style-name="T4"> (CVS, Sistema de Versións Concorrentes), no que traballei a fondo en 1994-95 con Jim Bandy, mais co que colaboro só esporadicamente desde entón. </text:span></text:p>
        </text:list-item>
        <text:list-item>
          <text:p text:style-name="P75"><text:span text:style-name="T4">A colección de proxectos de código aberto coñecida como Apache Software Foundation, en particular o </text:span><text:span text:style-name="T5">Apache Portable Runtime</text:span><text:span text:style-name="T4"> (APR) e o Servidor HTTP Apache (Apache HTTP Server). </text:span></text:p>
        </text:list-item>
        <text:list-item>
          <text:p text:style-name="P88">OpenOffice.org, a base de datos de Berkeley de Sleepycat, e a base de datos MySQL; non formei parte deses proxectos persoalmente, mais os seguín de preto e en ocasións falei con algúns dos seus membros. </text:p>
        </text:list-item>
        <text:list-item>
          <text:p text:style-name="P88">GNU Debugger (GDB) (idem) </text:p>
        </text:list-item>
        <text:list-item>
          <text:p text:style-name="P88">O proxecto Debian (idem). </text:p>
        </text:list-item>
      </text:list>
      <text:p text:style-name="P1"/>
      <text:p text:style-name="P1">A lista apenas está completa, dado que, como a maior parte dos programadores de código aberto, non manteño unha memoria exhaustiva dos proxectos nos que colaboro, o xusto para ter unha idea global de como están as cousas. Non os vou enumerar todos nesta sección, mais si están citados en outras partes da obra. </text:p>
      <text:h text:style-name="P116" text:outline-level="2">Recoñecementos </text:h>
      <text:p text:style-name="P1">Tardei catro veces máis do que tiña previsto en redactar a presente obra, e durante a maior parte dese tempo o traballo pendente producíame un gran desacougo. Se non tivese recibido a axuda de numerosos colaboradores, non daría rematado o libro sen perder o xuízo. </text:p>
      <text:p text:style-name="P1"/>
      <text:p text:style-name="P1">Andy Oram, de O'Reilly, é o editor que todo autor desexaría ter. Para alén dun extraordinario coñecemento do ámbito (suxeriume moitos dos temas), posúe o escaso don de comprender o que un quere dicir e de axudarlle a atopar a mellor maneira de dicilo. Tamén quero agradecerlle a Chuck Toporek o terlle trasladado esta proxecto a Andy de maneira inmediata. </text:p>
      <text:p text:style-name="P1"><text:soft-page-break/></text:p>
      <text:p text:style-name="P1">Brian Fitzpatrick revisou a maior parte do material a medida que o redactaba, algo que non só mellorou a obra, senón que tamén me obrigou a escribir mesmo cando o último que quería facer era sentarme diante do computador. Ben Collins-Sussman e Mike Pilato tamén supervisaban o avance da obra, e sempre estaban prontos a debater (ás veces durante horas) calquera tema no que estivese a traballar na altura. Tamén vixiaban o meu ritmo de traballo, e animábanme a seguir cando diminuía. Desde aquí agradézolles a súa axuda. </text:p>
      <text:p text:style-name="P1"/>
      <text:p text:style-name="P1">Biella Coleman estaba a redactar a súa tese na altura na que eu estaba a redactar este libro, e sabe o que é sentarse a escribir un día si e outro tamén, tamén foi unha fonte de inspiración e un gran apoio. A súa formación como antropóloga fai que posúa unha fascinante visión do movemento do software libre, e achegou ideas e referencias que empreguei nesta obra. Alex Golub (outro antropólogo que ten un pé no mundo do software libre, e quen tamén estaba a rematar a súa tese na altura) apoioume moito nas fases iniciais, o que foi unha gran axuda. </text:p>
      <text:p text:style-name="P1"/>
      <text:p text:style-name="P1">Agradecementos tamén a Micah Anderson, que nunca deixou que o atormentase a presión de redactar as súas obras, o que me serviu de inspiración (e me deu algo de envexa <text:s/>tamén). Porén, sempre estaba pronto a axudar, conversar e, polo menos nunha ocasión, prestar apoio técnico. </text:p>
      <text:p text:style-name="P1"/>
      <text:p text:style-name="P1">Jon Trowbridge e Sander Striker animáronme na miña empresa e brindáronse a colaborar nela, sen a súa experiencia en produtos de software libre nunca tería rematado a obra. </text:p>
      <text:p text:style-name="P1"/>
      <text:p text:style-name="P1">Quero agradecerlle tamén a Greg Stein non só a súa amizade e os seus ánimos no momento adecuado, senón tamén terlle mostrado ao proxecto Subversive a importancia de revisar o código con frecuencia cando se quere crear unha comunidade de programadores. Estendo o meu agradecemento tamén a Brian Behlendorf, quen con gran tacto nos gravou na mente a importancia de debater as cousas en público, espero que o libro recolla ese principio. </text:p>
      <text:p text:style-name="P1"/>
      <text:p text:style-name="P1">Agradézolle a Benjamin «Mako» Hill e a Seth Schoen as conversacións sobre software libre e a súa política, a Zack Urlocker e a Louis Suarez-Potts térense deixado entrevistar embora estiveran moi atarefados, a Shane da lista de Slashcode <text:s/>permitirme citar os seus posts, e a Haggen So as comparacións que fixo de aloxamentos web estándar. </text:p>
      <text:p text:style-name="P1"/>
      <text:p text:style-name="P1">Agradézolle a Alla Dekthyar, a Polina e a Sonya térenme animado con cariño e paciencia. Alégrame que a partir de agora <text:s/>non teñamos que rematar (ou debería dicir tratar de rematar) prematuramente as nosas veladas para voltar a casa a traballar no «Libro». <text:s/></text:p>
      <text:p text:style-name="P1"/>
      <text:p text:style-name="P1">Agradézolle a Jack Repenning a súa amizade, as conversacións que mantivemos e a súa teimuda negativa a aceptar unha análise fácil, mais errada, se for posible facer unha análise correcta, mais difícil. Espero que esta obra se impregnase de parte da súa larga experiencia no desenvolvemento de software libre e a industria do software. </text:p>
      <text:p text:style-name="P1"/>
      <text:p text:style-name="P1">CollabNet fixo gala dunha gran xenerosidade ao facilitarme un horario flexible para poder escribir, e non protestaron cando a redacción do libro demorou máis do previsto. Ignoro os complicados métodos de xestión que existen tras ese tipo de decisións, mais sospeito que Sandra Klute, e máis tarde Mahesh Murthy, tiveron algo que ver. Agradézolle a ambos a súa axuda. </text:p>
      <text:p text:style-name="P1"/>
      <text:p text:style-name="P1">O equipo de desenvolvemento de Subversion serviume de inspiración durante os últimos cinco anos, e unha gran parte do que escribín neste libro aprendino deles. Non vou redactar os meus agradecementos <text:soft-page-break/>un por un, xa que son demasiados, mais prégolle ao lector que, se coincidir cun membro de Subversion, o invite a unha copa (eu penso facelo). </text:p>
      <text:p text:style-name="P1"/>
      <text:p text:style-name="P1">Queixeime a Rachel Scollon de como levaba a redacción do libro en numerosas ocasións; nunca se negou a escoitarme e de algunha maneira conseguía que os problemas parecesen menos problemas. Agradézolle desde aquí a súa inestimable axuda. </text:p>
      <text:p text:style-name="P1"/>
      <text:p text:style-name="P1">Transmítolle (mais unha vez) o meu agradecemento a Noel Taylor, quen con certeza se ten preguntado por que quixen escribir outro libro despois de queixarme tanto a primeira vez, mais cuxa amizade e xestión de Golosá contribuíron a que non me faltase nin música nin boa compañía mesmo cando estaba moi atarefado. Agradézolle tamén a Matthew Dean e a Dorothea Samtleben, amigos e compañeiros de desventuras musicais, a súa comprensión ante as miñas cada vez máis frecuentes escusas para non ensaiar. Megan Jennings apoioume en todo momento, e sempre mostrou un grande interese pola obra embora non coñecese o tema de preto, o que é unha gran axuda para un autor inseguro. Agradézolle a súa axuda a ela tamén. </text:p>
      <text:p text:style-name="P1"/>
      <text:p text:style-name="P17"><text:span text:style-name="T1">Esta obra foi revisada por catro persoas eruditas e dilixentes: Yoav Shapira, Andrew Stellman, Davanum Srinivas, and Ben Hyde. Este libro gañaría moito se puidese inserir todas as súas brillantes </text:span><text:span text:style-name="T1">suxestións, mais a escaseza de tempo obrigoume a facer unha escolma; porén, a mellora foi significativa. Calquera erro que houber é responsabilidade exclusiva miña. </text:span></text:p>
      <text:p text:style-name="P1"/>
      <text:p text:style-name="P1">Os meus pais, Frances e Henry, ofrecéronme o seu apoio, como sempre, e dado que este libro é menos técnico que o anterior, espero que atopen a súa lectura máis agradable. </text:p>
      <text:p text:style-name="P1"/>
      <text:p text:style-name="P1">Para rematar, gustaríame estender o meu agradecemento ás persoas a quen está dedicada esta obra, Karen Underhill e Jim Blandy. A amizade e o apoio de Karen son todo para min, non só durante a redacción deste libro, senón tamén durante os últimos sete anos. Non o tería rematado se non for por ela. Idem a respecto de Jim, un grande amigo e hacker entre hackers, e a persoa que me introduciu no software libre pola primeira vez, algo en certa maneira semellante a un paxaro que lle aprendese a voar a un avión. </text:p>
      <text:h text:style-name="P116" text:outline-level="2">Renuncia de responsabilidade </text:h>
      <text:p text:style-name="P1">As reflexións e opinións reflectidas nesta obra son exclusivamente do autor. Non representan necesariamente a postura de CollabNet ou do proxecto Subversion.</text:p>
      <text:p text:style-name="P1"/>
      <text:h text:style-name="P112" text:outline-level="1">Capítulo 1. Introdución </text:h>
      <text:p text:style-name="P22"/>
      <text:p text:style-name="P22">Case todos os proxectos de software libre fracasan. </text:p>
      <text:p text:style-name="P22"/>
      <text:p text:style-name="P22">Poucas veces nos chegan noticias dos fracasos. Os únicos proxectos que chaman a atención son os ben sucedidos, e a cantidade total de proxectos é tan elevada<text:note text:id="ftn1" text:note-class="footnote"><text:note-citation>1</text:note-citation><text:note-body><text:p text:style-name="Footnote"><text:s/><text:span text:style-name="T3">SourceForge.net, un aloxamento web moi coñecido, tiña rexistrados 79.225 proxectos a mediados de abril de 2004. Este número é moi inferior ao total de proxectos en activo, trátase unicamente dos que escolleron Sourceforge.</text:span></text:p></text:note-body></text:note> que, embora só unha pequena porcentaxe sobrevivan o fracaso, o número de éxitos é alto. E non nos chegan noticias dos fracasos porque un fracaso non é un acontecemento importante. Un proxecto non deixa de ser viable nunha altura concreta, máis ben pódese considerar que os membros vanse afastando pouco a pouco do mesmo e deixan de traballar nel. É posible que, nunha altura concreta, sexa feita unha mudanza definitiva no proxecto, mais é frecuente que os responsables non se decaten de que se trata da última modificación ata tempo despois. Nin sequera existe unha definición <text:soft-page-break/>clara de cando remata un proxecto. Cando pasan seis meses sen que ninguén traballe nel? Cando a base de usuarios deixa de medrar, sen superar a base de desenvolvedores? Que acontece se os desenvolvedores dun proxecto o abandonan porque se decatan de que están a duplicar o traballo de outros, e que acontece se se adscriben a outro proxecto, e o amplían ata incluíren nel a maior parte do seu traballo anterior? Considérase que o proxecto inicial rematou, ou que simplemente mudou de nome? </text:p>
      <text:p text:style-name="P22"/>
      <text:p text:style-name="P22">Estas complicacións fan que sexa difícil especificar o número de proxectos que fracasan, mais a experiencia de máis de unha década no mundo do código aberto, unha pequena procura en SourceForge.net e un toque de Google lévanos a concluír que a porcentaxe de fracasos é moi elevada, posiblemente de 90-95%. <text:s/>Esta porcentaxe aumenta se incluírmos proxectos activos mais disfuncionais (aqueles que están a producir código operativo, mais que non son atractivos, ou cuxos avances non son tan rápidos ou fiables como deberían). </text:p>
      <text:p text:style-name="P22"/>
      <text:p text:style-name="P22">O obxectivo desta obra é aprender como evitar o fracaso. Non se limita a examinar como facer as cousas ben, senón tamén como facelas mal, para que poidas decatarte dos problemas a tempo. Espero que este libro che forneza un repertorio de técnicas non só para evitares os atrancos máis frecuentes no desenvolvemento do código aberto, senón tamén para administrares o desenvolvemento e mantemento dun proxecto ben sucedido. O éxito non é un xogo de soma cero, e esta obra non explica como gañar ou superar a concorrencia. Unha parte importante da xestión dun proxecto de código aberto é, de feito, traballar en harmonía con outros proxectos relacionados. A longo prazo, todo proxecto ben sucedido contribúe á saúde do software libre a nivel mundial. </text:p>
      <text:p text:style-name="P22"/>
      <text:p text:style-name="P22">Podemos sentir a <text:s/>tentación de dicir que os <text:s/>os proxectos de software libre fracasan polos mesmos motivos que os proxectos de software propietario. Os requisitos irreais, as especificacións vagas, a xestión inadecuada de recursos, as fases de deseño insuficientes, ou calquera outro atranco non son patrimonio exclusivo do software libre, tamén son ben coñecidos por calquera que traballe na industria do software. Existen numerosas publicacións que tratan eses temas, así que non os vou comentar nesta obra; vou tentar describir os problemas específicos do software libre. Con frecuencia, o fracaso dun proxecto de software libre é debido a que os desenvolvedores (ou os administradores) non se decatan dos problemas que presenta o desenvolvemento de código aberto, embora sexan que de identificar as dificultades, máis coñecidas, que presenta o desenvolvemento de código pechado. </text:p>
      <text:p text:style-name="P22"/>
      <text:p text:style-name="P22">Un dos erros máis frecuentes é crearse expectativas irreais sobre as vantaxes do código aberto en si mesmo. Unha licenza de código aberto non é garantía de que milleiros de desenvolvedores van participar no teu proxecto; nin liberar o código dun proxecto vai solucionar os problemas que este tiver. Antes ben, soe acontecer o contrario: liberar un proxecto pode acarretar novas dificultades, e ser máis custoso a curto prazo que se for mantido en privado. Liberar un proxecto implica ordenar o código para que persoas alleas ao mesmo o poidan comprender, crear un sito web de desenvolvemento e listas de correo, e en moitos casos redactar documentación pola primeira vez, o que supón unha carga considerable de traballo. E, por suposto, se algúns desenvolvedores si se prestan voluntarios, hai que resolver as súas dúbidas antes de comezar a ver os resultados do seu traballo. O desenvolvedor Jamie Zawinski dicía o seguinte sobre os duros comezos do proxecto Mozilla: </text:p>
      <text:p text:style-name="P22"/>
      <text:p text:style-name="P31">O código aberto funciona, mais non é unha panacea. Podemos tirar a seguinte conclusión: non se pode coller un proxecto moribundo, botarlle os pos máxicos do “código aberto” e esperar que todo saia ben. O software é un terreo difícil, os problemas non son sinxelos. </text:p>
      <text:p text:style-name="P22"/>
      <text:p text:style-name="P22">(de <text:span text:style-name="T25">http://www.jwz.org/gruntle/nomo.html</text:span>) </text:p>
      <text:p text:style-name="P22"/>
      <text:p text:style-name="P22">Un problema que ten a ver con isto é a escasa importancia que se lle dá á presentación e á configuración dos pacotes, partindo da premisa de que sempre se pode facer máis adiante. A presentación a configuración dos pacotes envolven múltiples tarefas, todas elas encamiñadas a mellorar a accesibilidade. Para tornar o proxecto atractivo para os non iniciados, é necesario redactar documentación para os usuarios e os desenvolvedores, crear un Web do proxecto con información para os que acaban de chegar, automatizar a compilación e instalación o máximo posible, etc. Infelizmente, moitos programadores contemplan estas tarefas como algo secundario en comparación co código en si mesmo. Isto é debido a dous motivos principalmente. En primeiro lugar, pode parecer traballo inútil, xa que os máis beneficiados son aqueles que menos familiarizados están co proxecto, e viceversa; despois de todo, os desenvolvedores do código non necesitan os pacotes, porque xa saben como administrar, instalar <text:s/>e utilizar o software, non hai que esquecer que o código foi escrito por eles. E en segundo lugar, as habilidades necesarias para configurar a presentación e os pacotes son frecuentemente <text:soft-page-break/>moi distintas das habilidades necesarias para crear o código. <text:s/>Os individuos tenden a concentrarse no que destacan, mesmo se facendo outra cousa na que teñen menos destreza lle darían un maior pulo ao proxecto. O capítulo 2, <text:span text:style-name="T11">Primeiros pasos</text:span>, fala de maneira detallada sobre a presentación e a configuración de pacotes, e explica por que é extremadamente importante darlles prioridade desde o inicio do proxecto. </text:p>
      <text:p text:style-name="P22"/>
      <text:p text:style-name="P22">Outro erro común é crer que non se necesita xerir os proxectos de código aberto, ou pola contra, crer que as estratexias de xestión empregadas nos proxectos pechados terán o mesmo éxito se foren aplicadas a proxectos de código aberto. As tarefas de xestión dun proxecto de código aberto non sempre son aparentes, mais case sempre están, dunha maneira ou de outra, detrás dos proxectos ben sucedidos, como mostra un sinxelo experimento mental. Un proxecto de código aberto consta dun conxunto variable de programadores (ben coñecidos por seren unha turma anárquica de seu) que, na maioría dos casos, non se coñecen persoalmente, e que posiblemente participarán no proxecto por motivos distintos. O experimento mental consiste en imaxinar como acabaría un grupo destas características sen administradores. Se non intervir un milagre, desaparecería ou disolveríase logo. Os proxectos non avanzan de motu propio, por máis que quixeramos que así fose. Mais as tarefas de xestión, embora activas, acostuman a ser informais, sutís e elementais. O único que mantén unido o grupo de desenvolvedores é a crenza de que xuntos poden chegar máis lonxe que por separado. A finalidade das tarefas de xestión é, principalmente, garantir que manteñan esa crenza, establecendo regras básicas de comunicación, asegurando que bos desenvolvedores non sexan marxinados debido a idiosincrasias persoais e, en xeral, tornando o proxecto atractivo para os desenvolvedores. A presente obra explica con detalle as técnicas específicas para atinxir estes obxectivos. </text:p>
      <text:p text:style-name="P22"/>
      <text:p text:style-name="P22">En último lugar, existe unha categoría de problemas que se pode denominar “fracasos da navegación cultural”. Hai dez anos, mesmo hai cinco, sería prematuro falarmos dunha cultura global do software libre, mais isto xa non é así. unha cultura identificable apareceu de vagar e, embora non sexa monolítica (é tan propensa a sufrir discordancias internas e sectarismos como calquera outra cultura asociada a un lugar xeográfico), posúe un núcleo razoablemente sólido. A maior parte dos proxectos de software libre comparten unha ou varias das características deste núcleo: recompensan certo tipo de comportamentos e condenan outros, crean unha atmosfera que convida á participación espontánea (ás veces a expensas dunha coordinación central), a súa visión do que é correcto ou incorrecto pode diferir notablemente da visión maioritaria noutros ámbitos. E, sobre todo, moitos dos colaboradores a longo prazo xa interiorizaron estas características, polo que comparten un certo consenso sobre cal debe ser a conduta a seguir. Os proxectos que fracasan soen afastarse dese núcleo, embora o fagan inconscientemente, e xeralmente carecen de ese consenso a respecto do comportamento que cabe esperar. Cando aparecen os problemas, a situación pode empeorar rapidamente, xa que os participantes carecen dos reflexos culturais nos que apoiarse para resolveren a súas diferenzas. </text:p>
      <text:p text:style-name="P22"/>
      <text:p text:style-name="P22">Este libro é unha guía práctica, non unha historia nin un estudo antropolóxico. Porén, uns certos coñecementos útiles sobre as orixes da cultura do software libre actual constitúen o alicerce fundamental de calquera consello práctico. Un <text:s/>individuo con coñecementos sobre esta cultura pode chegar lonxe no mundo do software libre; atopará multitude de peculiaridades e “dialectos”, mais poderá participar cómoda e eficazmente en calquera lugar. Un individuo que non comprenda esta cultura, atopará o proceso de organización ou participación nun proxecto difícil e cheo de sorpresas. Dado que o número de desenvolvedores de software continúa a aumentar, hai moita xente nesta última categoría. É esta unha cultura de inmigrantes recentes, e continuará a selo durante un tempo. Se pensas que es un destes últimos, a seguinte sección proporcionarache conceptos básicos útiles para posteriores discusións, tanto na presente obra como en Internet. (Por outra banda, se levas tempo traballando con código aberto, é posible que saibas moito sobre a súa historia, e talvez desexes saltar a seguinte sección).</text:p>
      <text:h text:style-name="Heading_20_2" text:outline-level="2">Historia </text:h>
      <text:p text:style-name="P22">O feito de compartir software é tan vello como o propio software. Nos inicios da era dos computadores, os fabricantes crían que as vantaxes competitivas dependían das innovacións no terreo do hardware, e en consecuencia non contemplaban o software como un factor de negocio. Moitos dos compradores deses computadores eran cientistas e técnicos, capaces de modificar e ampliar o software que acompañaba as máquinas. Con frecuencia, os clientes enviaban as súas versións non só aos fabricantes, senón tamén a outros propietarios de computadores semellantes. Os fabricantes con frecuencia toleraban e mesmo alentaban este comportamento: para eles, as melloras feitas no software, sen importar por quen, tornaban o computador máis atractivo para outros clientes potenciais. </text:p>
      <text:p text:style-name="P22"/>
      <text:p text:style-name="P22">Embora este período inicial se asemelle á cultura do software libre actual en moitos aspectos, diferénciase <text:soft-page-break/>desta en dous puntos fundamentais. En primeiro lugar, a compatibilidade entre equipos era mínima (esta etapa caracterizouse por unha innovación constante no deseño dos computadores, mais debido á diversidade de arquitecturas case ningún equipo era compatible co resto), polo que o software escrito para un equipo poucas veces servía para outros. Os programadores habitualmente adquirían experiencia nunha arquitectura ou familia de arquitecturas determinada (na actualidade é frecuente que se especialicen nunha linguaxe ou nunha familia de linguaxes de programación en particular, coa convicción de que as destrezas adquiridas poderán ser transferidas a calquera tipo de hardware co que tiveren que traballar). Dado que as destrezas dun individuo estaban frecuentemente confinadas a un tipo concreto de computador, a acumulación de destrezas tornaba ese equipo máis atractivo para o resto dos seus colegas. A expansión deses coñecementos e dos códigos específicos para cada equipo beneficiaban por tanto os intereses dos fabricantes. </text:p>
      <text:p text:style-name="P22"/>
      <text:p text:style-name="P22">En segundo lugar, non había Internet. Embora as restricións legais sobre o acto de compartir fosen menores que hoxe, as restricións de carácter técnico eran maiores: trasladar datos de un sitio a outro era, en termos relativos, incómodo e custoso. Existían pequenas redes locais, idóneas para compartir información entre os empregados dunha mesma empresa ou laboratorio de investigación, mais era necesario superar barreiras para compartir material co resto da xente, sen importar onde vivisen. Estas barreiras eran superadas en moitos casos: ás veces algúns grupos contactaban con outros de maneira independente, e trocaban discos ou fitas por correo, <text:s/>ás veces os propios fabricantes obraban como intermediarios na elaboración de remendos (<text:span text:style-name="T11">patches</text:span>). Tamén axudou o feito de que moitos dos primeiros desenvolvedores informáticos pertencesen ao ámbito universitario, onde é frecuente publicar os novos avances. Mais a realidade física da transmisión de datos dificultaba o acto de compartir, tanto máis canto maior fose a distancia (real ou en termos organizativos) que tivese que cruzar o software. O acto de compartir a gran escala e con facilidade, como o coñecemos hoxe, era imposible. </text:p>
      <text:h text:style-name="Heading_20_3" text:outline-level="3">A aparición do software <text:s/>privativo e do software libre </text:h>
      <text:p text:style-name="P22">Ao ir madurando a industria, tiveron lugar de maneira simultánea mudanzas que estaban interrelacionadas. A enorme diversidade de deseños de hardware foi desaparecendo en favor duns poucos vencedores, que se impuxeron mercé de unha tecnoloxía superior, mellor publicidade ou unha combinación de ambos. Nesa altura, e non de maneira casual, o desenvolvemento das chamadas linguaxes de programación de “alto nivel” permitiron que programas escritos nunha linguaxe puidesen ser traducidos automaticamente (compilados) e utilizados en distintos computadores. Os fabricantes decatáronse logo das posibilidades deste método: un cliente podía levar a cabo un gran esforzo de creación de software sen restrinxirse a unha arquitectura determinada. Se combinarmos o anterior coa cada vez menor diferenza de rendemento entre os distintos computadores, consecuencia da desaparición dos deseños menos eficientes, os fabricantes que contemplaban o seu hardware como o seu único activo enfrontábanse a unha futura redución da súa marxe de beneficios. O rendemento bruto das máquinas estaba a se tornar nun ben funxible, en canto o software estaba a se tornar no elemento diferenciador. A venda de software, ou polo menos a súa integración na venda de hardware, tornouse nunha boa estratexia. </text:p>
      <text:p text:style-name="P22"/>
      <text:p text:style-name="P22">Como consecuencia do anterior, os fabricantes comezaron a impoñer dereitos de autor cada vez máis estritos sobre o seu código, dado que os usuarios, se continuaren a compartir e modificar o código entre eles, poderían chegar a reimplementar algúns dos avances comercializados como “valor engadido” polo distribuidor. Ironicamente, todo isto aconteceu na altura en que Internet comezaba a coller folgos. Apenas o acto de compartir software comezaba a ser posible desde o punto de vista técnico, cando o as mudanzas no negocio dos computadores o tornaron en algo pouco desexable desde o punto de vista económico, polo menos desde o punto de vista de calquera empresa a nivel individual. Os fornecedores impediron o acceso, ben negándolle o acceso ao código aos usuarios dos seus equipos, ben impoñendo acordos de non divulgación que imposibilitaban o acto de compartir. </text:p>
      <text:h text:style-name="Heading_20_4" text:outline-level="4">A resistencia consciente </text:h>
      <text:p text:style-name="P22">En canto desaparecía o universo do código sen restricións, un programador reaccionou ante este feito. Richard Stallman traballaba no Laboratorio de Intelixencia Artificial do Instituto Tecnolóxico de Massachussets (MIT) na década dos 70 e inicios dos 80, durante o que <text:s/>viu a verificarse a mellor época e o mellor lugar para quen quixese compartir código. <text:s/>No laboratorio de IA reinaba unha forte “ética hacker”, e animábase os traballadores a compartiren calquera mellora que fixesen no sistema. Tempo despois, o propio Stallman escribiu: </text:p>
      <text:p text:style-name="P22"/>
      <text:p text:style-name="P32">Non chamabamos o noso software “software libre” porque o termo aínda non existía, mais era <text:soft-page-break/>xustamente software libre. Cando calquera persoa de outra universidade ou empresa quería levar e utilizar un programa, dabámoslle permiso encantados. Se vías alguén traballar cun programa novidoso e interesante, podías pedirlle que che deixase ver o código fonte, para poder mudalo ou copiar partes e facer un programa novo.</text:p>
      <text:p text:style-name="P32"/>
      <text:p text:style-name="P22">(de <text:a xlink:type="simple" xlink:href="http://www.gnu.org/gnu/thegnuproject.html">http://www.gnu.org/gnu/thegnuproject.html</text:a>)</text:p>
      <text:p text:style-name="P22"/>
      <text:p text:style-name="P22">Esta comunidade idílica desapareceu pouco despois de 1980, cando as mudanzas que tiveran lugar no resto do mundo chegaron ao Laboratorio de IA. Unha empresa de recente creación contratou a maior parte dos programadores do Laboratorio para traballaren nun sistema operativo moi semellante a aquel co que traballaran na etapa anterior, mais esta vez baixo licenza exclusiva. Na mesma altura, <text:s/>o laboratorio de IA adquiriu unha serie de equipos que xa traían un sistema operativo propietario. </text:p>
      <text:p text:style-name="P22"/>
      <text:p text:style-name="P22">Stallman recoñeceu un padrón na cadea de acontecementos:</text:p>
      <text:p text:style-name="P22"/>
      <text:p text:style-name="P33">Os computadores modernos naquela altura, como o VAX ou o 68020, posuían os seus propios sistemas operativos, mais non se trataba en ningún caso de software libre, xa que estabas obrigado a asinar un acordo de non divulgación mesmo para obter unha copia executable.</text:p>
      <text:p text:style-name="P33"/>
      <text:p text:style-name="P33">Así, o primeiro paso para utilizar un computador pasaba por negarlle axuda ao veciño, a existencia dunha comunidade de cooperación era prohibida . <text:s/>A norma imposta polos donos do software propietario era: “se queres compartir co teu veciño, es un pirata; se quixeres modificar algo, préganos que o fagamos nós”.</text:p>
      <text:p text:style-name="P22"/>
      <text:p text:style-name="P22">Algo dentro del opúxose a esta tendencia. En lugar de continuar co seu traballo no (agora moi debilitado) Laboratorio de IA, ou de dixitar código nunha das novas compañías, onde o produto do seu traballo ficaría fechado nunha caixa, deixou o Laboratorio e iniciou o Proxecto GNU e a Fundación polo Software Libre (FSF). GNU1 procuraba desenvolver un sistema operativo <text:s/>e un conxunto de aplicacións <text:s/>completamente libres e gratuítas, que os usuarios puidesen hackear e compartir as modificacións que fixesen. <text:s/>Estaba a recrear, en esencia, o que se perdera no Laboratorio de IA, mais a escala mundial e sen as vulnerabilidades que tornaran a cultura do Laboratorio de IA en algo susceptible de desaparecer. </text:p>
      <text:p text:style-name="P22"/>
      <text:p text:style-name="P22">Para alén de traballar no novo sistema operativo, Stallman creou unha licenza de dereitos de autor cuxos termos garantían que o seu código ficaría libre para sempre. A Licenza Pública Xeral da GNU (GPL) constitúe unha obra maxistral de enxeñaría legal: establece que o código pode ser copiado e modificado sen restricións de ningún tipo, e que tanto as copias como os produtos derivados (por exemplo, as versións modificadas) deben ser distribuídas baixo a mesma licenza que o orixinal, sen ningunha clase de restricións adicionais. O que fai é aproveitarse das leis de dereitos de autor para atinxir o efecto contrario ao que perseguen as leis de dereitos de autor tradicionais: en lugar de limitar a distribución do software, evita que calquera, mesmo o autor, a limite. Stallman considerou que este sistema era mellor que limitarse a entregar o seu código ao dominio público. Se for de dominio público, calquera copia particular do mesmo podería ser incorporada a un programa propietario (como xa aconteceu con código protexido por licenzas de dereitos de autor permisivas). Embora tal incorporación non afectaría en absoluto á dispoñibilidade do código, si implicaría que os esforzos de Stallman poderían beneficiar o inimigo, o software propietario. A GPL pode ser contemplada como unha medida protectora do software libre, en canto evita que o software non libre tire vantaxes do código protexido pola GPL. O capítulo 9, <text:span text:style-name="T11">Licenzas, dereitos de autor (copyright) e patentes</text:span>, analiza a GPL e a súa relación con outras licenzas de software libre. </text:p>
      <text:p text:style-name="P22"/>
      <text:p text:style-name="P22">Coa axuda de numerosos programadores, algúns dos que compartían a ideoloxía de Stallman e outros que simplemente querían que houbese unha gran cantidade de código libre en circulación, o proxecto GNU comezou a publicar substitutos libres da maior parte dos compoñentes fundamentais dun sistema operativo. A estandarización actual de hardware e software, amplamente estendida, posibilitou a utilización de substitutos GNU en sistemas non libres, algo do que se beneficiou moita xente. <text:s/>O editor de texto da GNU (<text:span text:style-name="T21">Emacs</text:span>) e o compilador C (<text:span text:style-name="T21">GCC</text:span>) tiveron un éxito especial, e gozaron de unha gran aceptación non por motivos ideolóxicos, senón pola súa perfección técnica. Por volta de 1990, a GNU producira a maior parte dun sistema operativo, excepto o núcleo (<text:span text:style-name="T11">kernel</text:span>), a parte da máquina responsable do arranque, de administrar a memoria, o disco e outros recursos do sistema. <text:s/></text:p>
      <text:p text:style-name="P22"/>
      <text:p text:style-name="P22">Infelizmente, o proxecto GNU seleccionara un núcleo (<text:span text:style-name="T11">kernel</text:span>) cuxa implementación deu en ser máis complexa <text:soft-page-break/>do que se esperara. A demora impediu que a Fundación polo Software Libre lanzase a primeira versión dun sistema operativo completamente libre. A peza final foi colocada por Linus Torvalds, estudante finés de ciencias da computación quen, axudado por voluntarios de todo o mundo, completara un núcleo libre de deseño máis tradicional. Púxolle o nome de <text:span text:style-name="T11">Linux</text:span>, e cando foi combinado cos programas GNU existentes, deu orixe a un sistema operativo totalmente libre. Pola primeira vez era posible ligar o computador e traballar sen utilizar software propietario. </text:p>
      <text:p text:style-name="P22"/>
      <text:p text:style-name="P22">Tecnicamente, Linux non foi o primeiro. Un sistema operativo libre para computadoras compatibles con IBM chamado 386BSD, tiña sido publicado antes que Linux. Porén, era máis complexo de configurar e executar o 386BSD. Linux tivo tanto éxito non so por ser libre, senón tamén porque as posibilidades de que o teu computador funcionase cando o instalabas eran moi elevadas. </text:p>
      <text:p text:style-name="P22"/>
      <text:p text:style-name="P22">Unha grande parte do software deste sistema operativo non foi producido polo proxecto GNU. De feito, a GNU non era o único grupo que estaba a traballar na produción dun sistema operativo libre (por exemplo, o código que co tempo desembocou en <text:span text:style-name="T11">NetBSD</text:span> e <text:span text:style-name="T11">FreeBSD</text:span> xa estaba en proceso de desenvolvemento nesta altura). A relevancia da Fundación polo Software Libre non se limita ao código que creou, senón que se estende tamén á súa retórica política. O feito de que contemplasen o software libre como unha causa e non como un produto despertaba unha certa conciencia política nos programadores. Mesmo aqueles que non concordaban cos postulados da FSL víanse na obriga de participaren no debate, embora só fose para manifestaren unha opinión diverxente. A efectividade da FSF como órgano propagandístico radicaba no feito de vincularen o código a unha mensaxe, coa axuda da GPL entre outros. Ao estenderse o código, estendeuse tamén a mensaxe. </text:p>
      <text:h text:style-name="Heading_20_4" text:outline-level="4">Resistencia accidental </text:h>
      <text:p text:style-name="P22">Porén, os inicios do software libre foron unha época de gran actividade, e poucas accións tiñan un compoñente ideolóxico tan explícito como o Proxecto GNU de Stallman. Un dos movementos máis destacados foi a <text:span text:style-name="T11">Berkeley Software Distribution</text:span> (BSD), unha reimplementación gradual do sistema operativo UNIX (que ata finais dos 70 foi un proxecto de investigación <text:s/>da AT&amp;T de carácter lixeiramente propietario) xerido por programadores da Universidade de California en Berkeley. A turma da BSD non fixo declaracións de carácter político sobre a necesidade de os programadores se uniren e compartiren entre eles, mais puxeron a idea en práctica con talento e entusiasmo, coordinando un esforzo desenvolvedor distribuído no que os intérpretes de comandos e as librerías de códigos, e despois o propio núcleo do sistema operativo, foron reescritos desde cero, principalmente por voluntarios. O proxecto BSD tornouse no exemplo perfecto de desenvolvemento de software libre sen vinculacións ideolóxicas, e tamén lle serviu de adestramento a moitos desenvolvedores que pasaron a traballar no mundo do código aberto. </text:p>
      <text:p text:style-name="P22"/>
      <text:p text:style-name="P22">Outro crisol de desenvolvemento cooperativo foi o <text:span text:style-name="T11">X Window System</text:span>, un entorno gráfico de computación libre e transparente, desenvolvido polo MIT a mediados dos 80 en colaboración con distribuidores de hardware interesados en ofrecer un sistema de xanelas aos seus clientes. Lonxe de opoñerse ao sistema propietario, a licenza X permitía engadir extensións propietarias ao núcleo libre de maneira deliberada (cada un dos membros do consorcio quería ter a oportunidade de perfeccionar a distribución X, obtendo así unha vantaxe competitiva sobre o resto dos membros). <text:span text:style-name="T11">X Windows</text:span><text:span text:style-name="T11"><text:note text:id="ftn2" text:note-class="footnote"><text:note-citation>2</text:note-citation><text:note-body><text:p text:style-name="P36"><text:s/><text:span text:style-name="T26">Prefiren chamalo “X Window System”, mais na práctica emprégase o nome “X Windows” por simple comodidade. </text:span></text:p></text:note-body></text:note></text:span> era software libre en si mesmo, mais o seu obxectivo era igualar as condicións de xogo entre intereses empresariais, non poñer fin ao dominio do software propietario. Outro exemplo que se anticipou ao proxecto GNU nuns poucos anos foi <text:span text:style-name="T11">TeX</text:span>, un sistema de tipografía de calidade profesional creado por Donald Knuth e publicado baixo unha licenza que permite modificar e distribuír o código, mais prohibe referirse a esas novas versións como TeX a menos que superen unha serie de probas de compatibilidade moi estritas (trátase dun exemplo de licenza libre con “protección da marca comercial”, das que falarei en maior profundidade no capítulo 9, <text:span text:style-name="T11">Licenzas, dereitos de autor (copyright) e patentes</text:span>). Knuth non se posicionou no debate software libre fronte a software propietario, simplemente necesitaba un sistema tipográfico mellor para atinxir o seu auténtico obxectivo (un libro sobre programación de computadores) e non viu motivo ningún para non poñer o seus sistema ao alcance do resto do mundo unha vez rematase. </text:p>
      <text:p text:style-name="P22"/>
      <text:p text:style-name="P22">Sen enumerar todos os proxectos e licenzas, pódese dicir que, a finais dos 80, existía unha gran cantidade de software libre baixo unha ampla variedade de licenzas. Esta diversidade de licenzas correspondíase cunha gran diversidade de motivacións. Mesmo algúns dos programadores que escolleran a GNU GPL tiñan menos motivacións ideolóxicas ca o propio proxecto GNU. Embora traballasen a gusto con software libre, moitos desenvolvedores non percibían o software propietario como un mal social. Había quen sentía o compromiso <text:soft-page-break/>moral de librar o mundo do “software acaparador” (termo coinado por Stallman para referirse ao software non libre), mais a outros animábaos o carácter técnico dos proxectos, ou traballar con colegas con esquemas mentais semellantes, outros simplemente ambicionaban a gloria. Con todo, esta gran variedade de motivacións non entraban en conflito entre elas. A causa radica en que o software, a diferenza de outras modalidades creativas como a prosa ou as belas artes, debe superar probas moderadamente obxectivas para ser considerado ben sucedido: debe funcionar, e non pode presentar demasiados erros (<text:span text:style-name="T11">bugs</text:span>). Isto proporciónalles aos participantes nun proxecto unha especie de base común, un motivo e un marco para cooperaren sen se preocuparen de demasiados detalles de outro carácter que non sexa o técnico. </text:p>
      <text:p text:style-name="P22"/>
      <text:p text:style-name="P22">Os desenvolvedores tiñan aínda outro motivo para traballaren xuntos: demostrouse que o universo do software libre estaba a crear código de moi boa calidade, que nalgúns casos mesmo chegaba a superar a outras alternativas non libres desde o punto de vista técnico; noutros casos era polo menos igual de bo, e por suposto sempre máis barato. Mentres que só unhas poucas persoas se sentían motivadas a empregar software libre por motivos puramente filosóficos, un gran número de individuos o empregaban porque funcionaba mellor, e unha porcentaxe dos que o utilizaban estaban dispostos a doar o seu tempo e habilidades para axudar a manter e a mellorar o software. </text:p>
      <text:p text:style-name="P22"/>
      <text:p text:style-name="P22">Esta tendencia cara a produción de código de calidade non era universal, mais estaba a gañar cada vez maior presenza nos proxectos de software libre a nivel mundial. Os negocios que dependían moito do software comezaron a decatarse diso, e moitos deles descubriron que xa estaban a utilizar software libre en tarefas do día a día, sen sabelo (os xestores de alto nivel moitas veces non saben o que fai o departamento de TIC). As corporacións comezaron a tomar parte de maneira máis activa e aberta en proxectos de software libre. Os beneficios derivados podían, nalgúns casos, multiplicar varias veces o investimento inicial. A empresa contrata unicamente un pequeno grupo de programadores expertos para traballaren a tempo enteiro no proxecto, mais benefíciase das contribucións de todo o mundo, voluntarios e programadores contratados por outras compañías incluídas. </text:p>
      <text:h text:style-name="Heading_20_3" text:outline-level="3">“Libre” fronte a “código aberto (open source)”</text:h>
      <text:p text:style-name="P22">A medida que aumentou o interese das corporacións polo software libre, os programadores enfrontáronse a novos retos de presentación, un dos cales era a propia palabra “libre”. Ao escoitar o termo “libre” pola primeira vez, moita xente cre que se trata simplemente de “software gratuíto”. É certo que todo o software libre é gratuíto, mais non todo o software gratuíto é libre. <text:s/>Por exemplo, na altura da guerra dos navegadores, nos anos 90, tanto Netscape como Microsoft regalaban copias dos seus respectivos navegadores co ánimo de ampliar a súa cota de mercado, mais en ningún caso se trataba de “software libre”. Non se podía acceder ao código fonte, e se alguén o conseguía, non tiña dereito a modificalo nin a redistribuílo. O único que podía facer era descargalo como ficheiro executable e abrilo. Estes navegadores eran tan libres como calquera programa comprado na tenda, a única diferenza era o prezo. </text:p>
      <text:p text:style-name="P22"/>
      <text:p text:style-name="P22">A confusión causada pola palabra “<text:span text:style-name="T11">free</text:span>” é debida a unha ambigüidade do adxectivo en inglés. A maior parte das demais linguas diferencian entre a liberdade e o barato (a distinción entre gratis e libre é obvia para calquera falante dunha lingua romance, por exemplo). Mais o status que o inglés ten como lingua franca da Internet implica que un problema co inglés é, ata certo punto, un problema para todo o mundo. A confusión creada pola palabra “<text:span text:style-name="T11">free</text:span>” estaba tan estendida que o programadores crearon unha fórmula explicativa: <text:span text:style-name="T11">“It's free as in freedom- think free speech, not free beer”</text:span> (libre de liberdade, pensa en “discurso libre”, non en “cervexa gratis”). Porén, ter que explicalo constantemente cansa, e moitos programadores opinaban, con razón, que a palabra “<text:span text:style-name="T11">free</text:span>” impedía que a xente comprendese as características dese software. </text:p>
      <text:p text:style-name="P22"/>
      <text:p text:style-name="P22">Mais as raíces do problema eran máis profundas, xa que a palabra “libre” <text:s/>posuía connotacións morais evidentes: se a liberdade constituía un fin en si mesma, era indiferente que o software libre fose superior, ou máis beneficioso para determinados negocios en determinadas circunstancias. Estes eran simplemente efectos colaterais positivos dunha empresa que non era, en esencia, nin técnica nin mercantil, senón simplemente moral. Aínda máis, a filosofía <text:span text:style-name="T11">“free as in freedom”</text:span> (libre de liberdade) presentaba un problema de conciencia para as empresas que desexaban apoiar programas específicos de software libre, mais que ao mesmo tempo querían continuar a vender software propietario. </text:p>
      <text:p text:style-name="P22"/>
      <text:p text:style-name="P22">Estes dilemas aterraron nunha comunidade que xa era propensa de seu ás crises de identidade. Os programadores que producen software libre nunca foron unánimes a respecto de cal debería ser o obxectivo común do movemento polo software libre, se houber algún. Mesmo dicir que as opinións van de un estremo ao <text:soft-page-break/>outro crearía confusión, xa que daría a entender a existencia de unha gradación linear en lugar da distribución multidimensional que existe na realidade. Porén, pódense distinguir dúas grandes categorías ideolóxicas, se ignorarmos as sutilezas polo momento. Uns comparten o punto de vista de Stallman de que que a liberdade de compartir e facer modificacións é o máis importante, e se perdérmonos de vista a liberdade, non atenderiamos ao elemento principal. Outros cren que o software en si mesmo constitúe a baza principal, e séntense incómodos ao identificaren o software propietario como algo malo de seu. Algúns programadores, mais non todos, cren que o autor (ou o contratista, se o traballo for remunerado), debería ter control sobre a distribución, e que a escolla dos termos non debería ficar supeditada a xuízos morais de ningún tipo. </text:p>
      <text:p text:style-name="P22"/>
      <text:p text:style-name="P22">Estas diferenzas non requiriron unha análise detallada nin unha articulación profunda durante moito tempo, mais o auxe do software libre no mundo dos negocios mudou esta situación. O termo código aberto (<text:span text:style-name="T11">open source</text:span>) foi creado en 1998 como alternativa ao termo “libre” (<text:span text:style-name="T11">free</text:span>) por un grupo de programadores que daría orixe á Iniciativa do Código Aberto (OSI1 polas siglas en inglés). <text:s/>Para a OSI, non só o termo “software libre” (<text:span text:style-name="T11">free software</text:span>) era potencialmente confuso, senón que a propia palabra “libre” (<text:span text:style-name="T11">free</text:span>) era un sintoma dun problema máis amplo, concretamente, de que o movemento necesitaba unha campaña de marketing para tornalo atractivo ante os ollos do mundo empresarial, e que falar de aspectos morais e dos beneficios sociais de compartir non espertarían interese nas reunións de executivos. Nas súas propias palabras: </text:p>
      <text:p text:style-name="P22"/>
      <text:p text:style-name="P34">A Iniciativa do Código Aberto é unha campaña de marketing de software libre. Dálle un pulo ao “software libre” desde unha visión pragmática, sen recorrer a discursos ideolóxicos inflamados. A esencia segue a ser a mesma, mais a actitude derrotista e o simbolismo mudaron. […] </text:p>
      <text:p text:style-name="P34"/>
      <text:p text:style-name="P34">O que hai que lograr que comprendan a maior parte dos especialistas non é o concepto de código aberto, senón o nome. Por que non chamalo, como fixemos sempre, software libre? </text:p>
      <text:p text:style-name="P34"/>
      <text:p text:style-name="P34">Un dos motivos principais é que o termo “software libre” (free software) crea tal confusión que pode propiciar conflitos... </text:p>
      <text:p text:style-name="P34"/>
      <text:p text:style-name="P34">Mais a mudanza de nome é de carácter puramente mercantil, xa que queremos trasladar as nosas ideas ao mundo empresarial. Dispoñemos dun produto excelente, mais a nos posición no pasado era desastrosa. Os executivos non comprenden o significado real do termo “software libre”, identifican o desexo de compartir con estratexias anticomerciais, ou aínda peor, con roubar. </text:p>
      <text:p text:style-name="P34"/>
      <text:p text:style-name="P34">A maior parte dos grandes executivos nunca van comprar “software libre”. Mais se collermos a mesma tendencia, a mesma xente e as mesmas licenzas, e mudarmos o nome para “código aberto”, si van comprar. </text:p>
      <text:p text:style-name="P34"/>
      <text:p text:style-name="P34">Para algúns hackers é difícil de crer, porque son especialistas que pensan en termos concretos e substanciais e que non comprenden a importancia da imaxe cando se quere vender algo. </text:p>
      <text:p text:style-name="P34"/>
      <text:p text:style-name="P34">No marketing, as aparencias son a realidade. Aparentar que temos vontade de saír das barricadas e de cooperar co mundo empresarial é tan importante como os nosos principios, as nosas conviccións e o noso software. </text:p>
      <text:p text:style-name="P34"/>
      <text:p text:style-name="P35">(de http://www.opensource.org/. Parece que a OSI ten eliminado as páxinas desde entón, embora poidan ser lidas en <text:a xlink:type="simple" xlink:href="http://web.archive.org/web/20021204155057">http://web.archive.org/web/20021204155057</text:a><text:a xlink:type="simple" xlink:href="http://web.archive.org/web/20021204155057/">/</text:a>http://www.opensource.org/advocacy/faq.php e http://web.archive.org/web/20021204155022/http://www.opensource.org/advocacy/case_for_hackers.php#marketing.) </text:p>
      <text:p text:style-name="P22"/>
      <text:p text:style-name="P22">No texto pódense enxergar vestixios de controversia. Fai referencia a “as nosas conviccións”, mais evita con habilidade concretar en que consisten esas conviccións. Algúns pensarán que as conviccións teñen a ver con que o código desenvolvido nun proceso aberto vai ser mellor; outros, que defenden que toda a información debe ser compartida. Fálase de “roubar” para referirse (presuntamente) ás copias ilegais, un concepto co que moita xente discrepa, xa que o elemento copiado segue en posesión do propietario orixinal despois de feita a copia. O texto deixa entrever que o movemento polo software libre pode ser acusado erroneamente de anticomercialismo, mais deixa no aire a cuestión de se tales acusacións son lexítimas. </text:p>
      <text:p text:style-name="P22"/>
      <text:p text:style-name="P22">Con isto non quero dicir que o web da OSI sexa incoherente ou conduza a equivocacións, non é así. Máis ben, <text:soft-page-break/>trátase dun exemplo perfecto das carencias que ten o movemento polo software libre, e que a OSI leva tempo denunciando; en concreto, unha boa estratexia de marketing, onde por “boa” se entende “viable no mundo empresarial”. A Iniciativa polo Código Aberto forneceulle a moita xente o que estaban a procurar, un vocabulario que permite falar sobre o software libre como unha metodoloxía de desenvolvemento e unha estratexia empresarial, en lugar de <text:s/>unha cruzada moral. </text:p>
      <text:p text:style-name="P22"/>
      <text:p text:style-name="P22">A creación da Iniciativa polo Código Aberto mudou a paisaxe do software libre. Formalizou unha dicotomía que ficara anónima durante moito tempo, o que forzou o movemento a recoñecer que posuía unha política tanto interna como externa. Como resultado, hoxe en día, ambas partes teñen que atopar un elemento común, xa que programadores de ambas faccións colaboran en moitos proxectos, e hai participantes que non poden ser adscritos a ningunha das dúas categorías. Isto non quere dicir que non se fale de motivacións de carácter moral (ás veces advírtese de problemas coa “ética hacker” tradicional, mais é infrecuente que un desenvolvedor de software libre/código aberto cuestione abertamente as motivacións do resto de persoas que participan no proxecto). A contribución é o que prevalece, se alguén escribe bo código non lle preguntas se o fai por conviccións morais, porque cobra por iso, porque quere ter un bo currículo, etc. A contribución é avaliada en termos técnicos, e respóndese en termos técnicos. Mesmo organizacións cunha política explícita como o proxecto Debian, cuxo obxectivo é ofrecer un entorno de computación 100% libre, non poñen impedimentos á hora de traballar con código non libre e de cooperar con programadores que non comparten os seus obxectivos. </text:p>
      <text:h text:style-name="Heading_20_2" text:outline-level="2">A situación actual </text:h>
      <text:p text:style-name="P22">Ao xestionares un proxecto de software libre non terás que tratar temas filosóficos tan profundos con frecuencia. Os programadores non van esixir que todos os participantes do proxecto compartan as súas ideas en todos os ámbitos (os que si o fan decátanse logo de que non poden colaborar en ningún proxecto). Mais tes que ser consciente da existencia das diferencias entre “software libre” e “código aberto”, en parte para evitares ferir a sensibilidade de algúns dos colaboradores, e en parte tamén porque comprender as motivacións dos desenvolvedores é o mellor xeito (e ata certo punto o único) de xerir un proxecto. </text:p>
      <text:p text:style-name="P22"/>
      <text:p text:style-name="P22">O software libre é unha cultura de libre elección, e para desenvolvéreste nela con éxito tes que comprender os motivos que levan a determinadas persoas a desexar ser parte da mesma. A coerción non funciona; se os colaboradores dun proxecto non estiveren contentos co mesmo migrarán a outro. Un dos aspectos máis salientables do software libre, mesmo entre comunidades de voluntarios, é a pouca dedicación que esixe. A maioría dos colaboradores dun proxecto non se coñecen persoalmente, e limítanse a doar parte do seu tempo cando lles apetecer. Os condutos habituais de interacción entre os seres humanos vense reducidos a un único elemento: a palabra escrita, propagada a través de circuítos electrónicos. A consecuencia disto pode pasar moito tempo ata que se forma un grupo comprometido e, de igual maneira, é fácil perder voluntarios potenciais nos cinco primeiros minutos de “conversa”. Se un proxecto non causar unha boa primeira impresión, os que acaban de chegar rara vez lle dan unha segunda oportunidade. </text:p>
      <text:p text:style-name="P22"/>
      <text:p text:style-name="P22">A volatilidade (ou mellor dito a volatilidade potencial) das relacións é quizais o maior desafío ao que se enfrontan os proxectos nas súas fases iniciais. Que vai manter a toda esa xente unida o bastante como para produciren algo de utilidade?. A resposta a esta pregunta é o bastante complexa como para ocupar o resto desta obra, mais se tivermos que resumila nunha oración, sería a seguinte: </text:p>
      <text:p text:style-name="P22"/>
      <text:p text:style-name="P22">Os colaboradores deberían percibir que a súa implicación nun proxecto e a súa influencia sobre o mesmo son directamente proporcionais ás súas colaboracións. </text:p>
      <text:p text:style-name="P22"/>
      <text:p text:style-name="P22">Ningún grupo de desenvolvedores, ou de desenvolvedores en potencia, debería sentirse discriminado por razóns de carácter non técnico. É obvio que os proxectos que contaren con patrocinio empresarial e/ou desenvolvedores asalariados deben prestar especial coidado neste sentido, como se explica no capítulo 5, <text:span text:style-name="T11">Diñeiro</text:span>. Isto non quere dicir que se non houber patrocinio empresarial non hai nada de que se preocupar; o diñeiro non é máis ca un dos múltiples factores que poden afectar o éxito dun proxecto. Tamén hai cuestións como que linguaxe empregar, que licenza, que proceso de desenvolvemento, que tipo de estrutura <text:s/>vai ser implementada, como publicitar a creación do proxecto de maneira eficaz, e moitas máis. O próximo capítulo explica como iniciar un proxecto con bo pé.</text:p>
      <text:h text:style-name="P114" text:outline-level="1"><text:span text:style-name="T61">Capítulo 2. </text:span>Primeiros pasos </text:h>
      <text:p text:style-name="P3">O modelo clásico de como comezan os proxectos de software libre foi proposto por Eric Raymond, nun <text:soft-page-break/>artigo xa famoso sobre procesos no software libre titulado <text:span text:style-name="T11">A catedral e o bazar</text:span>. Raymond escribiu: </text:p>
      <text:p text:style-name="P3"/>
      <text:p text:style-name="P40"><text:span text:style-name="T11">Todos os bos proxectos de software inícianse para resolver un problema concreto dun desenvolvedor. <text:s/>(</text:span><text:span text:style-name="T12">ver </text:span><text:a xlink:type="simple" xlink:href="http://www.catb.org/~esr/writings/cathedral-bazaar/"><text:span text:style-name="T11">http://www.catb.org/~esr/writings/cathedral-bazaar/</text:span></text:a><text:span text:style-name="T11">).</text:span></text:p>
      <text:p text:style-name="P3"/>
      <text:p text:style-name="P3">Raymond non está dicindo que os proxectos de software libre unicamente xurdan cando un desenvolvedor ten un problema. Máis ben, está dicindo que os <text:span text:style-name="T11">bos</text:span> programas son resultado de que un programador teña un interese persoal en ver o problema resolto; porén, resolver un problema persoal é a motivación máis frecuente dos proxectos de software libre. </text:p>
      <text:p text:style-name="P3"/>
      <text:p text:style-name="P3">Aínda que esta segue sendo a razón máis habitual para a creación de moitos proxectos de software libre, é menos agora do que era en 1997, cando Raymond escribiu esas palabras. Hoxe en día, temos o fenómeno de organizacións -incluíndo as organizacións con ánimo de lucro- que inician grandes proxectos de software libre desde cero. O programador solitario, dixitando algún código para resolver un problema persoal para decatarse máis tarde de que o seu traballo ten unha aplicación máis ampla, é aínda a fonte da maior parte do software libre de nova factura, mais non a única. </text:p>
      <text:p text:style-name="P3"/>
      <text:p text:style-name="P5">Porén, o argumento de Raymond é perspicaz. A condición esencial é que os produtores do software teñan interese directo no seu éxito, xa que eles mesmos o utilizan. Se o programa non se comportar como debería, a persoa ou organización que o levan a cabo sentirá insatisfacción no seu día a día. Por exemplo, o proxecto OpenAdapter (<text:a xlink:type="simple" xlink:href="http://www.openadapter.org/">http://www.openadapter.org/</text:a>), que foi iniciado polo banco de investimentos Dresdner Kleinwort Wasserstein como unha ferramenta de traballo de software libre para integrar sistemas de información financeira dispares, é pouco probable que resolva a necesidade persoal dun desenvolvedor. Máis ben resolve a dunha institución. En particular, este problema xorde da experiencia da institución e dos seus socios, por tanto, se o programa non resolver o problema, eles o sufrirán. Esta situación provoca que se produza bo software, xa que a retroalimentación flúe na dirección correcta. O software non é escrito para venderllo a un terceiro, senón para resolver as <text:span text:style-name="T11">propias</text:span> necesidades, e posteriormente é compartido con todo o mundo, como se o problema fose unha doenza e o software o medicamento, que debe ser distribuído para erradicar a pandemia. </text:p>
      <text:p text:style-name="P3"/>
      <text:p text:style-name="P3">Este capítulo versa sobre como presentar ao mundo un novo proxecto de software libre, mais moitas das súas recomendacións seríanlle familiares a unha organización sanitaria que distribúe medicamentos. Os obxectivos son moi similares: desexas deixar claro o que fai o medicamento, facelo chegar ás mans da xente que o necesita e asegurarte de que eses que o reciben saben como usalo. Mais co software, <text:s/>desexas ademais atraer algúns dos receptores para que se sumen ao actual esforzo de investigación para mellorar o medicamento. </text:p>
      <text:p text:style-name="P3"/>
      <text:p text:style-name="P18"><text:span text:style-name="T1">A distribución de software libre é unha tarefa a dúas bandas: o software precisa de usuarios e de desenvolvedores. Estas necesidades non están necesariamente en conflito, mais engaden algunha </text:span><text:span text:style-name="T1">complexidade á presentación inicial do proxecto. Algunha información é útil para ambas audiencias, outra unicamente para unha delas. Toda esa información debería seguir o principio de presentación </text:span><text:span text:style-name="T1">escalada: o grao de detalle presentado en cada etapa debe ser proporcional á cantidade de tempo e esforzo empregado polo lector. Máis esforzo debería acarretar unha recompensa maior. Cando non se equilibran ambos, as persoas poden perder rapidamente a fe e o impulso. </text:span></text:p>
      <text:p text:style-name="P3"/>
      <text:p text:style-name="P3">O corolario disto é que <text:span text:style-name="T11">as aparencias importan</text:span>. Habitualmente, os desenvolvedores non desexan crer nisto. O seu amor pola substancia sobre a forma é case un punto de orgullo profesional. Non é casualidade que tantos programadores amosen unha antipatía pola publicidade e as relacións públicas, nin que os deseñadores gráficos profesionais se horroricen co que os programadores propoñen. </text:p>
      <text:p text:style-name="P3"><text:soft-page-break/></text:p>
      <text:p text:style-name="P3">Isto é unha mágoa, xa que existen situacións onde a forma <text:span text:style-name="T11">é</text:span> a substancia, e a presentación do proxecto é unha delas. Por exemplo, a primeira cousa que unha persoa descobre sobre un proxecto é a aparencia da súa páxina web. Esta información é absorbida antes que calquera outro contido - antes de ler un texto ou premer unha ligazón. Embora poida parecer inxusto, a xente non pode evitar facerse unha primeira impresión. A aparencia da web sinala se se dedicou tempo e esforzo á organización da presentación do proxecto. Os seres humanos temos unha antena extremadamente sensible para detectar o esforzo dedicado. Moitos de nós podemos dicir tras unha única ollada se un sitio web foi publicado rapidamente ou se foi pensado con mimo. Esta é a primeira peza de información que o proxecto mostra, e, por asociación, a impresión que crea será traspasada ao resto do proxecto. </text:p>
      <text:p text:style-name="P3"/>
      <text:p text:style-name="P3">Así, aínda que a maioría deste capítulo fala sobre o contido co que se debería iniciar o teu proxecto, recorda que a súa aparencia tamén importa. Debido a que a páxina web ten que abranguer dous tipos de visitantes distintos - usuarios e desenvolvedores - debe ser posta especial atención na claridade e concisión. Aínda que este non é lugar para un tratado xeral sobre deseño web, existe un principio o suficientemente importante como para prestarlle atención, particularmente cando a web informa a múltiples (é dicir, solapadas) audiencias: a xente debería ter unha vaga idea de a onde conduce unha ligazón antes de premela. Por exemplo, <text:span text:style-name="T11">con só ver a ligazón </text:span>á documentación de usuario ten que ficar claro que esta nos leva á documentación de usuario e non, por exemplo, á de desenvolvedor. Xerir un proxecto baséase parcialmente en subministrar información, mais tamén consiste en ofrecer comodidade. A mera presencia de estándares, nos lugares esperados, tranquiliza a usuarios e desenvolvedores que están decidindo se involucrarse ou non no proxecto. Comunica que o proxecto actúa como un todo, que anticipou as cuestións que a xente preguntará e respondeunas de maneira que o visitante teña que facer o mínimo esforzo. Dando esta sensación de preparación, o proxecto envía a seguinte mensaxe: "O teu tempo non será esbanxado se participas", que xustamente é a mensaxe que a xente precisa escoitar. </text:p>
      <text:h text:style-name="Heading_20_2" text:outline-level="2">Antes de nada, bota unha ollada ao redor </text:h>
      <text:p text:style-name="P3">Antes de comezar un proxecto de software libre, hai unha advertencia importante: </text:p>
      <text:p text:style-name="P3"/>
      <text:p text:style-name="P19"><text:span text:style-name="T1">Olla sempre ao redor para ver se existe un proxecto que fai o que desexas. Son grandes as posibilidades de que calquera problema que desexas resolver, xa o tivese que resolver algún outro anteriormente. Se o fixeron e publicaron o código baixo unha licenza libre, non hai razón ningunha para reinventares a roda. Por suposto que hai excepcións: se desexas iniciar un proxecto como unha experiencia educativa, o código existente non é de axuda; ou se o proxecto que tes en mente é tan especializado que sabes que non existe a posibilidade de que alguén o teña feito xa. Mais, en xeral, non hai escusa para non investigares e a recompensa pode ser grande. Se as ferramentas de procura habituais de internet non mostraren nada, tenta procurar en </text:span><text:a xlink:type="simple" xlink:href="http://freshmeat.net/"><text:span text:style-name="T1">http://freshmeat.net/</text:span></text:a><text:span text:style-name="T1"> (unha web sobre noticias de proxectos de </text:span><text:span text:style-name="T1">software libre, sobre o cal se falará máis tarde), en </text:span><text:a xlink:type="simple" xlink:href="http://www.sourceforge.net/"><text:span text:style-name="T1">http://www.sourceforge.net/</text:span></text:a><text:span text:style-name="T1"> e no directorio de proxectos de software libre da Free Software Foundation </text:span><text:a xlink:type="simple" xlink:href="http://directory.fsf.org/"><text:span text:style-name="T1">http://directory.fsf.org/</text:span></text:a><text:span text:style-name="T1">. </text:span></text:p>
      <text:p text:style-name="P3"/>
      <text:p text:style-name="P3">Mesmo se non atopares exactamente o que estás a procurar, podes atopar algo tan semellante que ten máis sentido unirse a ese proxecto e engadir a funcionalidade desexada que comezares un novo pola túa conta. </text:p>
      <text:h text:style-name="Heading_20_2" text:outline-level="2">Comeza co que tiveres </text:h>
      <text:p text:style-name="P3">Investigaches sen atopares nada que encaixe coas túas necesidades e decidiches comezar un novo proxecto. </text:p>
      <text:p text:style-name="P3"><text:soft-page-break/></text:p>
      <text:p text:style-name="P3">E agora que? </text:p>
      <text:p text:style-name="P3"/>
      <text:p text:style-name="P3">O máis complexo sobre lanzar un proxecto de software libre é transformar unha visión privada nunha pública. Ti ou a túa organización podedes coñecer perfectamente o que desexades, mais expresar ese obxectivo dunha maneira comprensible ao mundo é complexo. Porén, é esencial que tomes tempo para facelo. Ti e os outros fundadores debedes decidir a temática real do proxecto - é dicir, decidir as súas limitacións, o que vai e o que <text:span text:style-name="T11">non</text:span> vai facer- así como redixirdes unha declaración de intencións. Esta parte non acostuma a ser moi complexa e algunhas veces pode revelar asuncións implícitas e mesmo desconformidades sobre a propia natureza do proxecto, o que é positivo: é mellor resolvelas agora que máis tarde. O seguinte paso é empaquetardes o proxecto para o público, o que é un traballo pesado. </text:p>
      <text:p text:style-name="P3"/>
      <text:p text:style-name="P3">O que o torna tan laborioso é que principalmente consiste en organizar e documentar o que xa todo o mundo sabe - "todo o mundo", é dicir, todos aqueles que teñen participado no proxecto ata agora. Entón, para a xente que fai o traballo non hai beneficio directo por realizar esta tarefa. Eles non precisan un ficheiro chamado <text:span text:style-name="T11">README</text:span> que resuma o proxecto, nin un documento de deseño ou un manual de usuario. Non precisan unha árbore de código meticulosamente ordeada conforme a estándares de distribución de código fonte informais mais amplamente difundidos. Sexa como for a maneira en que o código fonte estiver organizado, estará ben para eles, xa que están afeitos a el, e se o código funciona, saben como usalo. Nin sequera importa se as asuncións fundamentais da arquitectura do proxecto están sen documentar; tamén están familiarizados con iso. </text:p>
      <text:p text:style-name="P3"/>
      <text:p text:style-name="P3">Por outra banda, os neófitos precisan esas cousas. Afortunadamente, non as precisan todas á vez. Non é necesario proporcionar todos os recursos posibles antes de facer un proxecto público. Talvez nun mundo perfecto, cada novo proxecto de software libre comezaría a súa vida cun exhaustivo documento de deseño, un manual de usuario completo (con marcas especiais para funcionalidades ideadas mas aínda sen implementar), código bonito e portable, capaz de ser executado en calquera plataforma, etc. En verdade, preocuparse de todos eses flocos consumiría demasiado tempo e, de calquera forma, é traballo que un pode confiar en que fagan os voluntarios unha vez o proxecto estiver en marcha. </text:p>
      <text:p text:style-name="P3"/>
      <text:p text:style-name="P18"><text:span text:style-name="T1">Porén, o que </text:span><text:span text:style-name="T13">si</text:span><text:span text:style-name="T1"> é necesario, é investirmos suficiente esforzo na presentación do proxecto, de modo que os que acaban de chegar poidan superar a barreira inicial ao non estaren familiarizados co proxecto. Considérao como o primeiro paso dun proceso de arranque encamiñado a diminuír a enerxía de activación do proxecto. A este limiar soe chamárselle </text:span><text:span text:style-name="T13">enerxía de hacktivación</text:span><text:span text:style-name="T1">: a cantidade de enerxía coa que debe contribuír un que acaba de chegar antes de recibir algo en troca. Canto menor sexa o punto de hacktivación, mellor. A primeira tarefa é baixar este limiar ata un nivel que anime a xente a participar. </text:span></text:p>
      <text:p text:style-name="P3"/>
      <text:p text:style-name="P3">Cada unha das seguintes subseccións describe un aspecto importante á hora de comezar un novo proxecto. Son presentadas aproximadamente na orde na que un novo visitante as atoparía, aínda que a orde en que sexan implementadas pode ser diferente. Poden ser entendidas como unha lista de tarefas. Cando se inicia un proxecto, é preciso revisar a lista e asegurarse de que cada unha das partes foron tidas en conta, ou que as potenciais consecuencias de deixar algunha sen realizar son asumibles. </text:p>
      <text:h text:style-name="Heading_20_3" text:outline-level="3">Escolle un bo nome </text:h>
      <text:p text:style-name="P3">Ponte no lugar de alguén que acaba de atopar o proxecto, talvez porque se atopou casualmente con el mentres procuraba software para resolver algún problema. A primeira cousa que vai ver é o nome. </text:p>
      <text:p text:style-name="P3"/>
      <text:p text:style-name="P3"><text:soft-page-break/>Un bo nome vai tornar o proxecto nun suceso de maneira automática, e un mal nome non o vai condenar ao fracaso - ben, un nome <text:span text:style-name="T11">verdadeiramente</text:span> malo podería facelo, mais asumiremos que ninguén trata de sabotar o seu proxecto. Porén, un mal nome pode atrasar a adopción, ben porque a xente non o toma en serio, ben porque simplemente lle custe lembralo. </text:p>
      <text:p text:style-name="P3"/>
      <text:p text:style-name="P3">Un bo nome: </text:p>
      <text:p text:style-name="P3"/>
      <text:list xml:id="list466299473" text:style-name="L2">
        <text:list-item>
          <text:p text:style-name="P89">Dá certa idea do que fai o proxecto, ou está polo menos relacionado dunha maneira obvia, tal que, se se ten oído o nome e se sabe o que fai o proxecto, o nome vai ser lembrado rapidamente. </text:p>
        </text:list-item>
      </text:list>
      <text:p text:style-name="P12"/>
      <text:list xml:id="list304027809" text:continue-numbering="true" text:style-name="L2">
        <text:list-item>
          <text:p text:style-name="P89">É sinxelo de lembrar. Non se pode obviar o feito de que o inglés se converteu no idioma franco da internet: "sinxelo de lembrar" quere dicir "sinxelo de lembrar para alguén que saiba inglés". Os nomes que son xogos de palabras dependentes da pronunciación do falante, por exemplo, serán opacos para moitos lectores non nativos. Se o xogo de palabras é particularmente rechamante e memorable, pode pagar a pena; unicamente é preciso ter en mente que moita xente que le o nome non o vai percibir da mesma maneira que un nativo. </text:p>
        </text:list-item>
      </text:list>
      <text:p text:style-name="P12"/>
      <text:list xml:id="list1845664104" text:continue-numbering="true" text:style-name="L2">
        <text:list-item>
          <text:p text:style-name="P89">Non ten o mesmo nome que outro proxecto existente e non infrinxe ningunha marca comercial. É unha cuestión de educación e de cumprir a lei. Non se desexa crear confusión a respecto da marca. Xa é suficientemente complexo manterse ao día de todo o que está dispoñible na rede, sen necesidade de que proxectos distintos teñan o mesmo nome. </text:p>
        </text:list-item>
      </text:list>
      <text:p text:style-name="P39"/>
      <text:p text:style-name="P41">Os recursos mencionados anteriormente <text:span text:style-name="T30">(ver sección “Antes de nada, bota unha ollada ao redor”)</text:span> son útiles para saber se outro proxecto xa posúe o nome no que se está pensando. É posible consultar ferramentas de procura gratuítas de marcas rexistradas en <text:a xlink:type="simple" xlink:href="http://www.nameprotect.org/">http://www.nameprotect.org/</text:a> e <text:a xlink:type="simple" xlink:href="http://www.uspto.gov/">http://www.uspto.gov/</text:a>. </text:p>
      <text:p text:style-name="P3"/>
      <text:list xml:id="list2133053825" text:style-name="L3">
        <text:list-item>
          <text:p text:style-name="P76"><text:span text:style-name="T4">Se for posible,que estea dispoñible como un nome de dominio nos dominios de primeiro nivel </text:span><text:span text:style-name="T5">.com</text:span><text:span text:style-name="T4">, </text:span><text:span text:style-name="T5">.net</text:span><text:span text:style-name="T4"> e </text:span><text:span text:style-name="T5">.org</text:span><text:span text:style-name="T4">. Probablemente se debería escoller o </text:span><text:span text:style-name="T5">.org</text:span><text:span text:style-name="T4"> para promocionalo como o sitio principal do proxecto; os outros dous deberían encamiñar a este, son útiles unicamente para evitar que terceiras partes creen unha confusión da marca sobre o nome do proxecto. Mesmo se se tiver a intención de aloxar o proxecto nalgún outro lugar (ver “</text:span><text:span text:style-name="T4">A</text:span><text:span text:style-name="T7">lox</text:span><text:span text:style-name="T7">amento preconfigurado”</text:span><text:span text:style-name="T4">), é posible rexistrar os dominios e encamiñalos ao lugar onde o proxecto está aloxado. É de utilidade para os usuarios ter que recordar unicamente unha URL sinxela. </text:span></text:p>
        </text:list-item>
      </text:list>
      <text:h text:style-name="Heading_20_3" text:outline-level="3">Ten unha clara declaración de intencións </text:h>
      <text:p text:style-name="P3">Unha vez que se atopa a web do proxecto, o seguinte que a xente fai é procurar unha descrición rápida, unha declaración de intencións para poderen decidir (en menos de 30 segundos) se están interesados ou non en saber máis. Esta debe ser colocada nun lugar prioritario da páxina principal, preferiblemente xusto debaixo do nome do proxecto. </text:p>
      <text:p text:style-name="P3"/>
      <text:p text:style-name="P10">A declaración de intencións debe ser concreta, restritiva e, sobre todo, curta. Un bo exemplo é a de <text:a xlink:type="simple" xlink:href="http://www.openoffice.org/">http://www.openoffice.org</text:a>: </text:p>
      <text:p text:style-name="P3"/>
      <text:p text:style-name="P42">Crear, en comunidade, a ferramenta ofimática líder a nivel internacional, que funcione nas principais plataformas proporcionando acceso a toda funcionalidade e datos a través de API's baseadas en compoñentes abertos e un formato de ficheiros baseado en XML. </text:p>
      <text:p text:style-name="P3"/>
      <text:p text:style-name="P3"><text:soft-page-break/>En poucas palabras, tocaron os puntos relevantes, explicando a misión tendo en conta os coñecementos previos do lector. Ao diciren "<text:span text:style-name="T11">en comunidade</text:span>", sinalan que ningunha corporación dominará o desenvolvemento; "<text:span text:style-name="T11">internacional</text:span>" significa que o programa estará dispoñible en diversas linguas e codificacións; "<text:span text:style-name="T11">nas principais plataformas</text:span>" quere dicir que funcionará en UNIX, Macintosh e Windows. O resto comunica que as interfaces abertas e os formatos de arquivo facilmente lexibles son un aspecto importante dos obxectivos. De boas a primeiras non din que están tratando de ser unha alternativa libre a Microsoft Office, mais a maioría da xente pode ler entre liñas. Aínda que esta declaración de intencións pode parecer ampla a primeira vista, a verdade é que está bastante circunscrita: as palabras "<text:span text:style-name="T11">ferramenta ofimática</text:span>" indican algo moi concreto a todos aqueles familiarizados con este tipo de programas. Asumir os coñecementos previos do lector (neste caso probablemente de MS Office) permite obter unha declaración de intencións concisa. </text:p>
      <text:p text:style-name="P3"/>
      <text:p text:style-name="P3">A natureza da declaración de intencións depende parcialmente de quen a escriba, non só do programa que intenta describir. Por exemplo, ten sentido que OpenOffice.org empregue as palabras "<text:span text:style-name="T11">en comunidade</text:span>" xa que o proxecto foi iniciado, e aínda é fortemente patrocinado, por Sun Microsystems. Incluíndo esas palabras, Sun amosa unha certa sensibilidade cara a aqueles que poden pensar que tentará controlar o proceso de desenvolvemento. Con esta clase de cousas, amosando preocupación por problemas <text:span text:style-name="T11">potenciais</text:span>, avánzase moito no camiño de evitar o problema por completo. Por outra banda, os proxectos que non están patrocinados por unha única corporación probablemente non necesiten tal linguaxe; despois de todo, o desenvolvemento feito pola comunidade é a norma, co cal non existiría razón algunha para listalo como parte dos obxectivos. </text:p>
      <text:h text:style-name="Heading_20_3" text:outline-level="3">Declara que o proxecto é libre </text:h>
      <text:p text:style-name="P3">Aqueles que seguiren interesados logo de ler a declaración de intencións, desexarán coñecer máis detalles, talvez a documentación de usuario ou a de desenvolvedor, mesmo poden desexar descarregalo. Mais antes de todo iso, necesitarán saber o que é software libre. </text:p>
      <text:p text:style-name="P3"/>
      <text:p text:style-name="P18"><text:span text:style-name="T13">A páxina principal debe deixar claro, sen ambigüidades, que o proxecto é software libre.</text:span><text:span text:style-name="T1"> Aínda que poida parecer obvio, é sorprendente cantos proxectos esquecen este aspecto. Existen Webs de proxectos de software libre que non só non publican a licenza particular que usan, senón que nin sequera indican que o proxecto é libre. Algunhas veces, esta información crucial é relegada á páxina de descargas, á de desenvolvedores ou a algún outro lugar que require un click para chegar a el. En casos extremos, a licenza non se indica en ningún lugar do sitio web - a única maneira de atopala é descarregar o programa e ollar dentro. </text:span></text:p>
      <text:p text:style-name="P3"/>
      <text:p text:style-name="P3">Non cometas este erro. Tal omisión pode provocar a perda de moitos usuarios e desenvolvedores potenciais. Indícao desde o principio, xusto debaixo da declaración de intencións, que o proxecto é software libre, mostrando a licenza particular escollida. Pódese ver unha guía rápida para elixir licenza <text:span text:style-name="T31">na sección “Elexir unha licenza e aplicala” </text:span>máis adiante neste mesmo capítulo, e os aspectos concretos sobre o licenciamento son discutidos con detalle <text:s/><text:span text:style-name="T32">no capítulo </text:span><text:span text:style-name="T33">9,</text:span><text:span text:style-name="T32"> “Licenzas, dereitos de autor e patentes”</text:span>. </text:p>
      <text:p text:style-name="P3"/>
      <text:p text:style-name="P3">Chegados a este punto, un hipotético visitante da web, decidiu - probablemente nun minuto ou menos - que está interesado en investir outros cinco minutos informándose sobre o proxecto. As seguintes seccións describen o que debería atopar nos seguintes 5 minutos. </text:p>
      <text:h text:style-name="Heading_20_3" text:outline-level="3">Lista de funcionalidades e requ<text:span text:style-name="T62">e</text:span>r<text:span text:style-name="T62">e</text:span>mentos </text:h>
      <text:p text:style-name="P3">Debería existir unha breve lista das funcionalidades que o programa soporta (se algo aínda non estiver <text:soft-page-break/>completo, podes listalo, mais poñendo "<text:span text:style-name="T11">planeado</text:span>" ou "<text:span text:style-name="T11">en progreso</text:span>" cerca da funcionalidade), así como o entorno necesario para que o programa funcione. Pensa na lista de funcionalidades/requirimentos como o que lle darías a alguén se pedir un resumo do proxecto. Habitualmente é unha expansión da declaración de intencións. Por exemplo, esta podería dicir: </text:p>
      <text:p text:style-name="P3"/>
      <text:p text:style-name="P43">Crear un indexador de texto completo e motor de procura cunha API usable por programadores, que permita fornecer servizos de procura para grandes coleccións de ficheiros.</text:p>
      <text:p text:style-name="P60"/>
      <text:p text:style-name="P60">A lista de funcionalidades e requirimentos daría os detalles, restrinxindo o ámbito da declaración de obxectivos:</text:p>
      <text:p text:style-name="P59"/>
      <text:p text:style-name="P46"><text:span text:style-name="T5">Funcionalidades</text:span><text:span text:style-name="T6">:</text:span></text:p>
      <text:list xml:id="list1598250446" text:style-name="L4">
        <text:list-item>
          <text:p text:style-name="P90">Procura en texto plano, HTML, e XML.</text:p>
        </text:list-item>
        <text:list-item>
          <text:p text:style-name="P90">Procura de palabras ou frases.</text:p>
        </text:list-item>
        <text:list-item>
          <text:p text:style-name="P90">(planeada) Coincidencias aproximadas (Fuzzy matching).</text:p>
        </text:list-item>
        <text:list-item>
          <text:p text:style-name="P90">(planeada) Actualización incremental de índices.</text:p>
        </text:list-item>
        <text:list-item>
          <text:p text:style-name="P90">(planeada) Indexación de sitios Web remotos.</text:p>
        </text:list-item>
      </text:list>
      <text:p text:style-name="P13"/>
      <text:p text:style-name="P46"><text:span text:style-name="T5">Requerementos</text:span><text:span text:style-name="T4">:</text:span></text:p>
      <text:list xml:id="list1483426055" text:style-name="L5">
        <text:list-item>
          <text:p text:style-name="P91">Python 2.2 ou superior.</text:p>
        </text:list-item>
        <text:list-item>
          <text:p text:style-name="P91">Espazo en disco suficiente para almacenar os índices (aproximadamente 2x o tamaño orixinal do conxunto de datos).</text:p>
        </text:list-item>
      </text:list>
      <text:p text:style-name="P3"/>
      <text:p text:style-name="P3">Con esta información, os lectores poden ter unha idea de se este programa é o que necesitan e valorar a súa implicación no proxecto como desenvolvedores. </text:p>
      <text:h text:style-name="Heading_20_3" text:outline-level="3">Estado do desenvolvemento </text:h>
      <text:p text:style-name="P3">Á xente gústalle saber como está evoluíndo un proxecto. En proxectos novos, desexan saber a distancia existente entre as palabras e a realidade. En proxectos maduros, desexan coñecer o grao de actividade do mantemento, con que frecuencia se publican novas versións, a receptividade do proxecto para recibir informes de erros, etc </text:p>
      <text:p text:style-name="P3"/>
      <text:p text:style-name="P3">Para responder a estas cuestións, deberíase crear unha sección na Web para desenvolvedores, listando os obxectivos a curto prazo do proxecto e as necesidades (por exemplo, se se están a procurar desenvolvedores expertos nun tema en particular). A páxina pode tamén mostrar as anteriores publicacións do programa con listas de funcionalidades, de cara a que os visitantes poidan ter unha idea de como se define "progreso" neste proxecto e con que rapidez se avanza conforme a esa definición. </text:p>
      <text:p text:style-name="P3"/>
      <text:p text:style-name="P3">Non te preocupes por se dás a sensación de non estares preparado, e non caias na tentación de acelerares o grao de desenvolvemento. Todo o mundo sabe que o software evolúe por etapas; non hai que se avergoñar ao dicir "Este é un programa en estado alpha con erros coñecidos. Corre, e funciona polo menos algunhas veces, así que úsao baixo a túa propia responsabilidade". Este tipo de linguaxe non asustará o tipo de desenvolvedor que precisas nese momento. Por outra banda, de cara ao usuario, unha das peores cousas que pode facer un proxecto é atraelo antes de o programa estar pronto para ser empregado. Unha mala reputación a respecto da estabilidade e erros é difícil de eliminar, unha vez adquirida. Ser conservador paga a pena a longo prazo; sempre é mellor que o software sexa <text:span text:style-name="T11">máis</text:span> estable do que o usuario espera, que o caso contrario. O mellor boca a boca vén de sorpresas agradables. </text:p>
      <text:h text:style-name="P66" text:outline-level="4"><text:soft-page-break/>Alpha e Beta </text:h>
      <text:p text:style-name="P39">O termo <text:span text:style-name="T11">alpha</text:span> refírese habitualmente a unha primeira publicación que se pode usar e ten toda a funcionalidade esperada, mais tamén ten bugs coñecidos. A principal razón de publicar programas en alpha é xerar feedback, de maneira que os desenvolvedores saiban onde concentrar o traballo. A seguinte etapa, <text:span text:style-name="T11">beta</text:span>, indica que o software ten todos os erros serios resoltos mais non está suficientemente probado para ser publicado como estable. O propósito dos programas beta é convertérense nunha publicación estable, asumindo que non se atoparon erros, ou achegaren feedback suficiente aos desenvolvedores para que se poida obter a estable rapidamente. A diferenza entre alpha e beta é unha cuestión de xuízo. </text:p>
      <text:h text:style-name="Heading_20_3" text:outline-level="3">Descargas </text:h>
      <text:p text:style-name="P3">O código fonte do programa debería poderse descarregar en formatos estándar. Cando se lanza un proxecto, os pacotes binarios (executables) non son precisos a menos que o proxecto teña requirimentos ou dependencias moi complexas de compilación, polo que simplemente facelo funcionar sería complexo para a maioría da xente. (Mais se este for o caso, o proxecto vaino ter complicado para atraer desenvolvedores!) </text:p>
      <text:p text:style-name="P3"/>
      <text:p text:style-name="P3">O mecanismo de distribución debería ser o máis estándar e sinxelo posible. Se estiveres tentando erradicar un virus, non distribuirías o medicamento de tal modo que requirise unha agulla especial para ser administrado. De igual modo, o software debería axeitarse a métodos de instalación e compilación estándares; canto máis se desviar do estándar, máis usuarios e desenvolvedores se van dar por vencidos e van abandonar o proxecto. </text:p>
      <text:p text:style-name="P3"/>
      <text:p text:style-name="P18"><text:span text:style-name="T1">Aínda que pareza obvio, moitos proxectos non se molestan en estandarizar o proceso de instalación ata moi tarde, dicíndose a si mesmos que teñen tempo a facelo máis adiante: "</text:span><text:span text:style-name="T13">Enfrontarémonos a esas cuestións cando o código estea case pronto.</text:span><text:span text:style-name="T1">" Mais non se decatan de que deixando para o final os aburridos procesos de construción e instalación do código están a atrasar a finalización do proxecto- xa que desalentan a desenvolvedores que de outra maneira poderían ter contribuído no proxecto. O peor de todo é que </text:span><text:span text:style-name="T13">non saben</text:span><text:span text:style-name="T1"> que están a perder desenvolvedores, xa que o proceso é unha acumulación de non-eventos: alguén visita a web, descarrega o proxecto, tenta construír o programa, non o consegue, abandona e vaise. Quen saberá algunha vez o que aconteceu, excepto a mesma persoa? Ninguén do proxecto vaise decatar de que o interese de alguén foi desaproveitado. </text:span></text:p>
      <text:p text:style-name="P3"/>
      <text:p text:style-name="P3">As tarefas aburridas cun alto beneficio deberían ser feitas nas etapas iniciais do proxecto. E baixar a barreira de entrada utilizando un bo sistema de empacotamento consegue un grande beneficio. </text:p>
      <text:p text:style-name="P3"/>
      <text:p text:style-name="P6">Cando se publica un pacote descarregable, é vital asignar un número único de versión á publicación, para que a xente poida comparar entre 2 publicacións diferentes e saber cal substitúe cal. Pódese atopar información detallada sobre a numeración de versións <text:span text:style-name="T36">na sección </text:span>“<text:span text:style-name="T34">Numeración d</text:span><text:span text:style-name="T35">e versións</text:span><text:span text:style-name="T34">”</text:span>, e os detalles de estandarización dos procesos de construción e instalación son tratados <text:span text:style-name="T36">na sección </text:span><text:span text:style-name="T36">“Empacotamento”, </text:span><text:span text:style-name="T37">ambos</text:span><text:span text:style-name="T36"> no capítulo 7 </text:span>“Empacotamento, liberación e dia a dia no desenvolvemento”. </text:p>
      <text:h text:style-name="Heading_20_3" text:outline-level="3">Control de versións e acceso ao Sistema de notificación de erros (<text:span text:style-name="T11">bug tracking system</text:span>) </text:h>
      <text:p text:style-name="P3">Descarregar pacotes co código fonte é suficiente para aqueles que unicamente desexan instalar e usar o programa, mais non o é para os que desexan depurar o código ou engadir novas funcionalidades. Empacotar o código diariamente pode axudar, mais non é suficiente para unha comunidade de <text:soft-page-break/>desenvolvedores saudable. A xente precisa acceso en tempo real ao código fonte, e o modo de darllo é usar un sistema de control de versións. A presenza de código fonte baixo control de versión accesible anonimamente é un signo - tanto para usuarios como para desenvolvedores - de que o proxecto está facendo un esforzo por darlle á xente o que precisa para participar. Se non for posible ofrecer control de versións neste momento, indica que se está montando a infraestrutura. Todo o relativo ao control de versións estúdase en detalle <text:span text:style-name="T38">no capítulo 3, “Infraestructura técnica”</text:span>. </text:p>
      <text:p text:style-name="P3"/>
      <text:p text:style-name="P3">O mesmo é aplicable para o sistema de notificación de erros do proxecto. A importancia deste sistema non só reside na utilidade para os desenvolvedores, senón o que isto significa para a xente que ve o proxecto desde fóra. Para moita xente, unha base de datos de erros accesible é un dos signos máis importantes de que o proxecto debe ser tomado en serio. Ademais, cantos máis erros rexistrados, mellor. Aínda que poida parecer pouco intuitivo, é preciso recordar que o número de erros almacenado depende de 3 claves: o número absoluto de erros presentes no programa, o número de usuarios que o usan e a facilidade coa que os usuarios poden rexistrar os erros. Deses 3 factores, os últimos 2 son máis significativos que o primeiro. Calquera aplicación de tamaño e complexidade suficientes ten unha cantidade arbitraria de erros esperando a seren descubertos. A verdadeira cuestión é o ben que o proxecto almacene e priorice eses erros. Un proxecto cunha base de datos de erros grande e ben mantida (é dicir, os erros aténdense sen demoras, os duplicados son unificados, etc) dá mellor impresión que un proxecto sen base de datos ou cunha case inexistente. </text:p>
      <text:p text:style-name="P3"/>
      <text:p text:style-name="P3">Obviamente, se o proxecto acaba de comezar, a base de datos de erros conterá poucos, non hai moito que facer ao respecto. Mais se a páxina do proxecto indica a súa xuventude e se a xente que usa a base de datos pode ver que a maioría dos erros foron notificados recentemente, é posible extrapolar que o proxecto ten un <text:span text:style-name="T11">ratio</text:span> de rexistros saudable e os visitantes non se alarmarán polo baixo número total de erros rexistrados. </text:p>
      <text:p text:style-name="P3"/>
      <text:p text:style-name="P18"><text:span text:style-name="T1">É preciso sinalar que os sistemas de notificación de erros son habitualmente empregados non só para manter un rexistro de erros no software, senón tamén para indicar peticións de funcionalidades, mudanzas na documentación, tarefas pendentes, etc. Os detalles sobre a xestión dun sistema de notificación de erros son comentados </text:span><text:span text:style-name="T39">na sección “Xestores de erros” </text:span><text:span text:style-name="T1">dentro d</text:span><text:span text:style-name="T39">o capítulo 3 “Infraestructura técnica”</text:span><text:span text:style-name="T1">, polo que non se entrará en detalles aquí. Desde o punto de vista da presentación, a importancia radica en </text:span><text:span text:style-name="T13">ter</text:span><text:span text:style-name="T1"> un sistema de notificación e asegurarse de que é visible desde a páxina principal do proxecto. </text:span></text:p>
      <text:h text:style-name="Heading_20_3" text:outline-level="3">Canais de comunicación </text:h>
      <text:p text:style-name="P3">Habitualmente, os visitantes da web desexan saber como pórse en contacto coa xente implicada no proxecto. Proporciona a dirección das listas de correo, salas de chat, canais de IRC e calquera outro foro onde a comunidade interaxa. Deixa claro que tanto ti como os outros participantes do proxecto estades subscritos a estas listas de correo, para que a xente vexa que existe un modo de enviar feedback aos desenvolvedores. A presenza nas listas de correo non implica a obrigación de responder todas as preguntas nin implementar todas as peticións de funcionalidades. A longo prazo, moitos usuarios non se van cadastrar nos foros, mais gustaralles saber que poderían facelo se algunha vez o precisaren. </text:p>
      <text:p text:style-name="P3"/>
      <text:p text:style-name="P3">En etapas iniciais do proxecto, non hai necesidade de ter foros separados para usuarios e desenvolvedores. É mellor ter a todo o mundo falando xuntos, nunha única "sala". Entre os primeiros participantes do proxecto, a distinción entre usuario e desenvolvedor é confusa; mais se a distinción tivese que ser feita, a relación entre desenvolvedores e usuarios é habitualmente máis alta no comezo. Aínda que non é posible asumir que cada participante nas etapas iniciais sexa un programador que <text:soft-page-break/>desexa hackear o programa, é posible asumir que están polo menos interesados en seguiren os debates sobre o desenvolvemento e obter unha visión de cara a onde avanza o proxecto. </text:p>
      <text:p text:style-name="P3"/>
      <text:p text:style-name="P3">Xa que este capítulo unicamente versa sobre como iniciar un proxecto, chega con dicir que os foros de comunicacións teñen que existir. Máis adiante, dentro d<text:span text:style-name="T40">a sección “Xestionando o crecemento” do capítulo 6 “Comunicacións”</text:span>, examinarase onde e como establecer as maneiras en que poden ser xestionados e moderados, e como separar foros de usuarios de foros de desenvolvedores, cando for preciso, sen crear un abismo infranqueable. </text:p>
      <text:h text:style-name="Heading_20_3" text:outline-level="3">Pautas de desenvolvemento </text:h>
      <text:p text:style-name="P3">Se alguén estiver a pensar en contribuír a un proxecto, buscará as pautas de desenvolvemento. Estas pautas non son tanto técnicas como sociais: explican como os desenvolvedores interaxen entre si e cos usuarios ou como se realiza o traballo. </text:p>
      <text:p text:style-name="P3"/>
      <text:p text:style-name="P4">Este tema trátase en detalle n<text:span text:style-name="T41">a sección “Poñer todo por escrito” no capítulo 4 “Infraestructura social e política”</text:span>, mais os elementos básicos das pautas de desenvolvemento son: </text:p>
      <text:p text:style-name="P4"/>
      <text:list xml:id="list1471469825" text:style-name="L6">
        <text:list-item>
          <text:p text:style-name="P92">ligazóns aos foros onde interaxir con outros desenvolvedores</text:p>
        </text:list-item>
        <text:list-item>
          <text:p text:style-name="P92">instrucións sobre como notificar erros e enviar remendos</text:p>
        </text:list-item>
        <text:list-item>
          <text:p text:style-name="P92">indicacións sobre como o desenvolvemento se realiza habitualmente - é o proxecto unha ditadura benevolente? unha democracia? calquera outra cousa?</text:p>
        </text:list-item>
      </text:list>
      <text:p text:style-name="P4"/>
      <text:p text:style-name="P4">O temo "ditadura" non pretende ter sentido pexorativo. É perfectamente válido xestionar un proxecto como se de unha tiranía se tratase, onde un único desenvolvedor teña poder de veto sobre todos as mudanzas. Moitos proxectos con suceso funcionan deste xeito. O importante é que o proxecto sexa consciente diso e o comunique. Unha tiranía que pretenda ser unha democracia desalentará as persoas a participaren; unha tiranía que diga que é tal, funcionará ben sempre que sexa competente e de confianza. </text:p>
      <text:p text:style-name="P3"/>
      <text:p text:style-name="P7">Pódese observar aquí <text:a xlink:type="simple" xlink:href="http://svn.collab.net/repos/svn/trunk/www/hacking.html">http://svn.collab.net/repos/svn/trunk/www/hacking.html</text:a> un exemplo de pautas de desenvolvemento, ou <text:a xlink:type="simple" xlink:href="http://www.openoffice.org/dev_docs/guidelines.html">http://www.openoffice.org/dev_docs/guidelines.html</text:a> para pautas máis enfocadas á gobernanza e ao espírito de participación e menos en aspectos técnicos. </text:p>
      <text:p text:style-name="P3"/>
      <text:p text:style-name="P3">O tema de como fornecer unha introdución á aplicación para o programador discutirase máis adiante neste mesmo capítulo <text:span text:style-name="T42">na sección “Documentación para desenvolvedores”.</text:span> </text:p>
      <text:h text:style-name="Heading_20_3" text:outline-level="3">Documentación </text:h>
      <text:p text:style-name="P3">A documentación é esencial. É preciso que exista <text:span text:style-name="T11">algo</text:span> que a xente poida ler, embora sexa rudimentario e incompleto. Esta tarefa cae de cheo na categoría de "traballo pesado" antes citada e habitualmente é a primeira das áreas nas que un proxecto de software libre fracasa. Ter unha declaración de intencións e unha lista de funcionalidades, escoller unha licenza, resumir o estado do desenvolvemento - son pequenas tarefas que polo xeral se realizan e habitualmente non precisan ser revisadas unha vez feitas. Por outra banda, a documentación é algo que nunca remata, o que pode ser unha das razóns polas que sempre se atrasa ou non se realiza. </text:p>
      <text:p text:style-name="P3"/>
      <text:p text:style-name="P3">O máis insidioso da documentación é que a utilidade para quen o escribe é inversamente proporcional á utilidade para quen o vai ler. A documentación máis importante para usuarios iniciais é o básico: como <text:soft-page-break/>configurar a aplicación, unha introdución ao seu funcionamento e talvez algunhas indicacións sobre como facer tarefas comúns. E xusto esas son as cousas que os <text:span text:style-name="T11">redactores</text:span> da documentación coñecen demasiado ben - polo que pode ser difícil para eles poñerse no punto de vista do lector e listar os pasos que (para o escritor) parecen tan obvios que non paga a pena mencionar. </text:p>
      <text:p text:style-name="P3"/>
      <text:p text:style-name="P3">Non hai unha solución máxica para este problema. Alguén ten que sentarse e escribila para logo presentarlla a un usuario novato e comprobar a calidade. Usa un formato sinxelo, fácil de editar como HTML, texto plano, Texinfo ou algunha variante do XML - algo que sexa facilmente editable. Isto vai facilitar as melloras incrementais tanto por parte dos escritores actuais como dos que se unan máis tarde ao proxecto e desexen traballar sobre a documentación. </text:p>
      <text:p text:style-name="P3"/>
      <text:p text:style-name="P3">Un modo de asegurarse de que se fai a documentación é limitar o seu alcance por adiantado. Desta forma, escribila non parecerá unha tarefa sen fin. Unha boa regra xeral é seguir uns criterios mínimos: </text:p>
      <text:p text:style-name="P3"/>
      <text:list xml:id="list425054921" text:style-name="L7">
        <text:list-item>
          <text:p text:style-name="P93">Indicarlle ao lector claramente o nivel técnico que precisa ter. </text:p>
        </text:list-item>
        <text:list-item>
          <text:p text:style-name="P93">Describir clara e extensivamente como configurar a aplicación e, nalgunha parte ao principio da documentación, indicar como executar algún tipo de proba ou comando que confirme que todo funciona correctamente. A documentación sobre como comezar é ás veces mais importante que a documentación de uso. Canto máis esforzo tiver investido unha persoa en instalar e ter funcionando a aplicación, máis persistente será en descubrir funcionalidades que non estean ben documentadas. A xente que abandona soe facelo no comezo; por iso, son as etapas iniciais, como a instalación, as que precisan máis soporte. </text:p>
        </text:list-item>
        <text:list-item>
          <text:p text:style-name="P93">Dar un exemplo, tipo titorial, sobre como levar a cabo unha tarefa común. Obviamente, cantos máis exemplos mellor, mais se o tempo for limitado, escolle unha e descríbea a fondo. Unha vez unha persoa vexa que a aplicación pode ser utilizada para unha cousa, comezará a explorar que máis se pode facer - e, con sorte, comezará a xerar documentación por el mesmo. O que nos leva ao seguinte punto. </text:p>
        </text:list-item>
        <text:list-item>
          <text:p text:style-name="P93">Indica que áreas da documentación están incompletas. Mostrándolle aos lectores que te preocupas das deficiencias, estáste aliñando co seu punto de vista. A empatía dilles aos lectores que non terán que facer moito ruído para convenceren ao proxecto do que é importante. Esas indicacións non teñen por que ser entendidas como algo que teña que ser feito para unha data determinada, senón que poden verse como tarefas abertas a voluntarios. </text:p>
        </text:list-item>
      </text:list>
      <text:p text:style-name="P3"/>
      <text:p text:style-name="P3">O último punto é de maior importancia e pode ser aplicado ao conxunto do proxecto, non unicamente á documentación. Unha detallada explicación das deficiencias do proxecto é a norma no mundo do software libre. Non esaxeres nos defectos do proxecto, limítate a identificalos escrupulosa e desapaixonadamente cando for necesario (na documentación, na base de datos de erros ou na lista de correo). Ninguén o vai ver como derrotismo nin como un compromiso para resolvelos no futuro, a menos que se faga esa promesa explícita. Xa que calquera que use a aplicación vai descubrir as deficiencias por si mesmos, é mellor que estean psicoloxicamente preparados - á vez que o proxecto mostrará ter un sólido coñecemento de como está progresando. </text:p>
      <text:h text:style-name="P66" text:outline-level="4">Manter unha FAQ (preguntas frecuentes) </text:h>
      <text:p text:style-name="P39">Unha <text:span text:style-name="T11">FAQ</text:span> (un documento de preguntas frecuentes) pode ser un dos mellores investimentos que un proxecto pode facer en termos de documentación. As <text:span text:style-name="T11">FAQs</text:span> están altamente enfocadas ás preguntas que os usuarios e desenvolvedores preguntan - e que pode ser o contrario ás preguntas que ti <text:span text:style-name="T11">esperabas</text:span> que fixeran - unha <text:span text:style-name="T11">FAQ</text:span> detallada soe dar a quen procura a resposta exacta que estaba a esperar. A <text:span text:style-name="T11">FAQ</text:span> é habitualmente o primeiro lugar onde os usuarios consultan cando <text:soft-page-break/>atopan un problema, mesmo antes do manual oficial, e é o documento do proxecto que probablemente máis se vai enlazar desde outros lugares. </text:p>
      <text:p text:style-name="P3"/>
      <text:p text:style-name="P39">Infelizmente, a <text:span text:style-name="T11">FAQ</text:span> non se pode realizar ao principio do proxecto. As boas <text:span text:style-name="T11">FAQ</text:span> non están escritas, medran. Son documentos reactivos, que evolúen a través do tempo en resposta ao uso diario da aplicación. Xa que é imposible anticipar correctamente as preguntas que van ser realizadas, é imposible sentarse e redixir unha <text:span text:style-name="T11">FAQ</text:span> útil desde cero. </text:p>
      <text:p text:style-name="P3"/>
      <text:p text:style-name="P39">Polo tanto, non esbanxes o tempo facéndoo. Porén, pode ser útil crear un molde inicial para as <text:span text:style-name="T11">FAQ</text:span>, de maneira que exista un lugar obvio onde as persoas contribúan con preguntas e respostas cando o proxecto comece a andar. Nesta etapa, o máis importante non é que estean completas, senón a conveniencia: se é sinxelo engadir contido á <text:span text:style-name="T11">FAQ</text:span>, a xente vaino facer. O mantemento correcto da <text:span text:style-name="T11">FAQ</text:span> non é un problema trivial e será comentado máis a fondo <text:span text:style-name="T43">na sección</text:span> “<text:span text:style-name="T43">Xestor das </text:span><text:span text:style-name="T16">FAQ</text:span><text:span text:style-name="T43">” do capítulo 8 “Xestión de voluntarios”</text:span>. </text:p>
      <text:h text:style-name="Heading_20_4" text:outline-level="4">Dispoñibilidade da documentación </text:h>
      <text:p text:style-name="P3">A documentación debe estar dispoñible desde 2 lugares: en liña (directamente desde a páxina web) <text:span text:style-name="T11">e</text:span> na distribución descarregable da aplicación (ver <text:span text:style-name="T43">capítulo 7 “Empacotamento, publicación e desenvolvemento diario”</text:span>). É preciso que estea en liña, de modo navegable, xa que a xente habitualmente le a documentación <text:span text:style-name="T11">antes</text:span> de descarregar o programa por primeira vez, para decidir se paga a pena facelo. Mais tamén debería ir acompañando o programa, baixo o principio de que a aplicación debería facer accesible todo aquilo que alguén necesitar para usar o programa. </text:p>
      <text:p text:style-name="P3"/>
      <text:p text:style-name="P3">Para a documentación en liña, é preciso asegurarase de que hai unha ligazón que mostre a documentación nunha única páxina HTML (pon unha nota como "monolítico ou "todo en un" ou "un único ficheiro" para que a xente saiba que pode levar un tempo que o documento carregue). Isto é útil porque a xente habitualmente desexa procurar unha palabra ou frase específica en todo o documento. Xeralmente, saben o que están a procurar, só que non recordan en que sección está. Para esta xente, nada será máis frustrante que atopar unha páxina HTML para a tabela de contidos, outra páxina para a introdución, outra para as instrucións de instalación, etc. Cando as páxinas se dividen dese modo, a función de procura do navegador é inútil. O estilo de páxinas separadas por sección é útil para aqueles que saben que sección precisan ou desexan ler a documentación enteira. Mais esta <text:span text:style-name="T11">non</text:span> é a maneira máis habitual en que se accede á documentación. É moito máis habitual que alguén que xa coñece o programa vaia procurar unha palabra ou frase específica. Non darlles un único documento sobre o que facer as procuras tornaríalles a vida un pouco máis dura. </text:p>
      <text:h text:style-name="Heading_20_4" text:outline-level="4">Documentación para desenvolvedores </text:h>
      <text:p text:style-name="P3">A documentación para desenvolvedores está escrita para axudar os programadores a entenderen o código, para que poidan reparalo ou estendelo con máis funcionalidades. Isto é diferente das <text:span text:style-name="T11">pautas de desenvolvemento </text:span><text:s/>comentadas anteriormente, as cales son máis sociais que técnicas. Estas dinlle aos programadores como interaxir uns cos outros; a documentación para programadores dilles como interaxir co código. Ambas son habitualmente empacotadas xuntas nun único documento por comodidade (como co <text:a xlink:type="simple" xlink:href="http://svn.collab.net/repos/svn/trunk/www/hacking.html">http://svn.collab.net/repos/svn/trunk/www/hacking.html</text:a> exemplo mostrado anteriormente), mais non ten por que ser así. </text:p>
      <text:p text:style-name="P3"/>
      <text:p text:style-name="P3">Aínda que a documentación para programadores pode ser moi útil, non hai razón para atrasar unha publicación por non posuíla. Para empezar, é suficiente que os autores orixinais estean dispoñibles (e dispostos) a contestaren cuestións sobre o código. De feito, ter que responder ás mesmas preguntas <text:soft-page-break/>unha e outra vez é unha gran motivación para escribir documentación. Mais antes de que sexa escrita, os contribuidores dispostos atoparán o modo de colaborar. O que conduce á xente a investiren o seu tempo na aprendizaxe do código é que este faga algo útil para eles. Se a xente ten fe, tomaralles o seu tempo; se non teñen fe, ningunha documentación fará que fiquen. </text:p>
      <text:p text:style-name="P3"/>
      <text:p text:style-name="P3">Polo tanto, se unicamente tes tempo para escribires documentación para unha única audiencia, escríbea para os usuarios. Toda documentación de usuario é á súa vez documentación para programadores; calquera programador que desexe usar unha parte do software terá que familiarizarse co seu uso. Máis tarde, cando os programadores pregunten as mesmas cuestións unha e outra vez, tómate o teu tempo para escribires documentación específica para eles. </text:p>
      <text:p text:style-name="P3"/>
      <text:p text:style-name="P3">Algúns proxectos usan wikis para a súa documentación inicial e mesmo como primeira fonte de documentación. Pola miña experiencia, isto unicamente funciona se o wiki é editado activamente por unha pouca xente que decide como a documentación ten que ser organizada e que clase de "voz" debe ter. Ver <text:span text:style-name="T44">sección “W</text:span>ikis" <text:span text:style-name="T44">no capítulo 3 “Infraestructura técnica” </text:span>para máis información. </text:p>
      <text:h text:style-name="Heading_20_3" text:outline-level="3">Exemplos de saídas e capturas de pantalla </text:h>
      <text:p text:style-name="P18"><text:span text:style-name="T1">Se o proxecto envolve o uso dunha interface de usuario gráfica ou se produce saídas gráficas ou distintivas dalgunha outra forma, publica algúns exemplos na páxina web do proxecto. No caso de interfaces, isto quere dicir capturas de pantalla; para resultados de saída, poden ser capturas de pantallas ou ficheiros. Ambas serán útiles para o usuario: unha simple captura de pantalla pode ser máis convincente que parágrafos de texto descritivo e barullo nas listas de correo, xa que a captura de pantalla é unha proba irrefutable de que </text:span><text:span text:style-name="T13">a aplicación funciona</text:span><text:span text:style-name="T1">. Pode ter erros, ser complicada de instalar ou ter documentación incompleta, mais esa captura de pantalla é a proba de que se un fai o suficiente esforzo, é posible facela funcionar. </text:span></text:p>
      <text:h text:style-name="Heading_20_4" text:outline-level="4">Capturas de pantalla </text:h>
      <text:p text:style-name="P11">Debido a que as capturas de pantalla poden ser desalentadoras ata que fas unhas poucas, aquí tes unhas instrucións básicas para facelas. En Gimp (<text:a xlink:type="simple" xlink:href="http://www.gimp.org/">http://www.gimp.org/</text:a>), abre o menú <text:span text:style-name="T11">Arquivo</text:span>-<text:span text:style-name="T45">&gt; </text:span><text:span text:style-name="T11">Tomar </text:span><text:span text:style-name="T14">&gt; </text:span><text:span text:style-name="T11">Captura de pantalla</text:span>, escoller <text:span text:style-name="T11">Unha única xanela</text:span> ou <text:span text:style-name="T11">Xanela completa</text:span>, preme en <text:span text:style-name="T11">Capturar</text:span>. A seguinte vez que premas unha xanela ou pantalla vai ser capturada como imaxe no Gimp. Recorta e redimensiona a imaxe tanto como for necesario, usando as instrucións que podes atopar en <text:a xlink:type="simple" xlink:href="http://www.gimp.org/tutorials/Lite_Quickies/#crop">http://www.gimp.org/tutorials/Lite_Quickies/#crop</text:a>. </text:p>
      <text:p text:style-name="P3"/>
      <text:p text:style-name="P3">Hai moitas máis cousas que se poden poñer na páxina web do proxecto, se tes tempo ou se por algunha razón son especialmente apropiadas: unha páxina de noticias, outra sobre a historia do proxecto, ligazóns relacionadas, unha ferramenta de procura do sitio web, ligazóns para facer doazóns, etc. Ningunha desas son necesarias ao comezo, mais tenas presentes para o futuro. </text:p>
      <text:h text:style-name="Heading_20_3" text:outline-level="3">Aloxamento <text:span text:style-name="T28">preconfigurado</text:span></text:h>
      <text:p text:style-name="P3">Existen algúns lugares que facilitan aloxamento gratuíto e infraestrutura para proxectos de software libre: unha páxina web, sistema de control de versións, xestor de erros, área de descargas, salas de chat, backups regulares, etc. Os detalles varían entre sitio e sitio, mais os mesmos servizos básicos son ofertados en todos eles. Usando un destes servizos, obtense moito por nada; porén, cédese control sobre a experiencia do usuario. O servizo de aloxamento decide sobre que aplicacións funciona e pode controlar ou influír no "<text:span text:style-name="T11">look&amp;feel</text:span>" das páxinas dos proxectos. </text:p>
      <text:p text:style-name="P3"/>
      <text:p text:style-name="P3"><text:soft-page-break/>Ver <text:span text:style-name="T46">sección “Aloxamento preconfigurado” no capítulo 3 “Infraestrcutura técnica”</text:span> para obter máis detalles sobre as vantaxes e desvantaxes de usar aloxamento enlatado así como para obter unha lista de sitios que o ofrecen. </text:p>
      <text:h text:style-name="Heading_20_2" text:outline-level="2">Escoller unha licenza e aplicala </text:h>
      <text:p text:style-name="P3">Esta sección pretende ser unha rápida guía sobre como escoller licenzas. Le <text:span text:style-name="T47">o capítulo </text:span><text:span text:style-name="T50">9</text:span><text:span text:style-name="T47"> “Licenzas, dereitos de autor e patentes” </text:span>para comprenderes as implicacións legais das diferentes licenzas, e como a licenza que escollas podo afectar a como a xente pode integrar o teu programa con outros. </text:p>
      <text:p text:style-name="P3"/>
      <text:p text:style-name="P3">Existen moitas e moi boas licenzas de software libre onde escoller. A maioría delas non precisan ser consideradas aquí, xa que foron escritas para satisfacer as necesidades legais dalgunha corporación ou persoa específica, e non serían apropiadas para o teu proxecto. Cinguirémonos ás máis comunmente usadas; na maioría dos casos, será suficiente con escoller unha delas. </text:p>
      <text:h text:style-name="Heading_20_3" text:outline-level="3">As licenzas "Fai o que queiras" </text:h>
      <text:p text:style-name="P3">Se che parece ben que o código do teu proxecto poida ser integrado en programas propietarios, usa una licenza estilo <text:span text:style-name="T11">MIT/X</text:span>. É a máis sinxela de moitas licenzas que unicamente declaran un <text:span text:style-name="T11">copyright</text:span> nominal (sen restrinxir a copia) e especifica que o código ven sen garantía. Ver <text:span text:style-name="T48">a sección “A licenza MIT/X Window” no capítulo </text:span><text:span text:style-name="T49">9</text:span><text:span text:style-name="T48"> </text:span>para os detalles. </text:p>
      <text:h text:style-name="Heading_20_3" text:outline-level="3">A licenza GPL </text:h>
      <text:p text:style-name="P8">Se non desexas que o teu código poida ser usado en programas propietarios, usa a GNU General Public License (<text:a xlink:type="simple" xlink:href="http://www.gnu.org/licenses/gpl.html">http://www.gnu.org/licenses/gpl.html</text:a>). A GPL é probablemente a licenza máis coñecida e estendida no mundo a día de hoxe. Isto en si mesmo é unha vantaxe, xa que moitos usuarios potenciais e contribuidores estarán familiarizados con ela, polo que non terán que investir tempo extra en comprender que licenza usas. Ver <text:span text:style-name="T49">a sección “Licenza GNU General Public License” no capítulo 9</text:span> para máis detalles. </text:p>
      <text:p text:style-name="P3"/>
      <text:p text:style-name="P3">Se os usuarios interaxiren co teu código a través da rede - isto é, se o programa é parte dun servizo aloxado - podes considerar o uso da <text:span text:style-name="T11">GNU Affero GPL</text:span>. Ver <text:span text:style-name="T51">a sección “Licenza GNU Affero GPL” no capítulo 9 </text:span>para máis información. </text:p>
      <text:h text:style-name="Heading_20_3" text:outline-level="3">Como aplicar unha licenza ao teu código </text:h>
      <text:p text:style-name="P3">Unha vez escolleres unha licenza, deberás indicalo na páxina principal do proxecto. Non é preciso incluíres o texto completo da licenza, unicamente dar o seu nome e pór unha ligazón ao texto completo. </text:p>
      <text:p text:style-name="P3"/>
      <text:p text:style-name="P3">Isto dille ao público baixo que licenza será publicado o software, máis non é suficiente para fins legais. Para iso, o software en si mesmo debe conter a licenza. A maneira habitual de facelo é poñendo o texto da licenza completa nun ficheiro chamado <text:span text:style-name="T11">COPYING</text:span> ou <text:span text:style-name="T11">LICENSE</text:span>, así como poñer un aviso no cabezallo de cada ficheiro de código fonte, indicando a data do "<text:span text:style-name="T11">copyright</text:span>", mantedor e licenza usada e indicando onde atopar o texto completo. </text:p>
      <text:p text:style-name="P3"/>
      <text:p text:style-name="P3">Existen moitas variacións deste padrón, así que unicamente imos ver un deles. A GNU GPL di que se debe poñer un aviso como o seguinte no cabezallo de cada ficheiro de código fonte: </text:p>
      <text:p text:style-name="P3"/>
      <text:p text:style-name="P49">Copyright (C) <text:span text:style-name="T59">&lt;</text:span>ano<text:span text:style-name="T59">&gt;</text:span> <text:span text:style-name="T59">&lt;</text:span>nome do autor<text:span text:style-name="T59">&gt;</text:span></text:p>
      <text:p text:style-name="P49"/>
      <text:p text:style-name="P49">This program is free software: you can redistribute it and/or modify </text:p>
      <text:p text:style-name="P49"><text:soft-page-break/>it under the terms of the GNU General Public License as published by </text:p>
      <text:p text:style-name="P49">the Free Software Foundation, either version 3 of the License, or </text:p>
      <text:p text:style-name="P49">(at your option) any later version. </text:p>
      <text:p text:style-name="P49"/>
      <text:p text:style-name="P49">This program is distributed in the hope that it will be useful, </text:p>
      <text:p text:style-name="P49">but WITHOUT ANY WARRANTY; without even the implied warranty of </text:p>
      <text:p text:style-name="P49">MERCHANTABILITY or FITNESS FOR A PARTICULAR PURPOSE. <text:s/>See the </text:p>
      <text:p text:style-name="P49">GNU General Public License for more details. </text:p>
      <text:p text:style-name="P49"/>
      <text:p text:style-name="P49">You should have received a copy of the GNU General Public License </text:p>
      <text:p text:style-name="P49">along with this program. <text:s/>If not, see <text:span text:style-name="T59">&lt;</text:span>http://www.gnu.org/licenses/<text:span text:style-name="T59">&gt;</text:span></text:p>
      <text:p text:style-name="P3"/>
      <text:p text:style-name="P3">O texto non indica especificamente que a copia da licenza se pode atopar no ficheiro <text:span text:style-name="T11">COPYING</text:span>, mais é alí onde habitualmente se pon. É posible mudar o aviso anterior para indicalo explicitamente. Este molde tamén dá un enderezo postal onde pedir unha copia da licenza. Outro método común é dar unha ligazón a unha páxina web que a conteña. Usa o teu xuízo para apuntares a onde considerares que se mantén a copia máis permanente da licenza, que pode ser algún lugar da páxina web do teu proxecto. En xeral, o aviso que poñas en cada ficheiro de código fonte non ter por que ser igual ao anterior, sempre e cando comece co mesmo aviso de data e mantedor do copyright, indique o nome da licenza e deixe claro onde obter a licenza completa. </text:p>
      <text:h text:style-name="Heading_20_2" text:outline-level="2">Axustando o ton</text:h>
      <text:p text:style-name="P3">Ata agora falouse de tarefas unitarias que se fan durante a etapa de inicio do proxecto: escoller unha licenza, organizar a páxina web, etc. Mais os aspectos máis importantes dun proxecto son dinámicos. Elixir un nome para unha lista de correo é sinxelo, asegurarse de que as conversas da lista se manteñen nas temáticas e son produtivas é outra cousa totalmente diferente. Se o proxecto se fai público logo de anos de desenvolvemento pechado interno, os procesos de desenvolvemento mudarán e será necesario preparar os desenvolvedores para esa mudanza. </text:p>
      <text:p text:style-name="P3"/>
      <text:p text:style-name="P3">Os primeiros pasos son os máis duros, xa que aínda non se sentaron precedentes e expectativas para condutas futuras. A estabilidade dun proxecto non vén de políticas formais, senón dunha intelixencia compartida e colectiva que se desenvolve co tempo. Habitualmente tamén existen regras escritas, mais en esencia, soen ser unha destilación do intanxible antes que acordos que realmente guían o proxecto. As políticas que se escriben non definen a cultura do proxecto, senón que a describen, e só aproximadamente. </text:p>
      <text:p text:style-name="P3"/>
      <text:p text:style-name="P3">Hai algunhas razóns polas que as cousas funcionan así. O crecemento e a alta taxa de rotación entre voluntarios non son tan nocivos como para precisar da acumulación de normas sociais, como un puidera pensar a primeira vista. Mentres a mudanza non teña lugar <text:span text:style-name="T11">demasiado</text:span> rápido, os novos teñen tempo de aprenderen como se fan as cousas; unha vez aprenderen, axudarán a reforzar os valores por si mesmos. Considera como as nanas sobreviven polos séculos dos séculos. Os nenos de hoxe cantan aproximadamente as mesmas rimas que as que cantaron outros nenos centos de anos atrás. Aínda é máis sorprendente se temos en conta que non hai nenos que estean agora vivos que tamén fosen nenos daquela. Os cativos máis pequenos oen as cancións que cantan os maiores, e cando sexan máis vellos cantaranas diante doutros rapaces máis novos ca eles. Os cativos non están comprometidos cun programa consciente de transmisión, desde logo. As razóns polas que as cancións sobreviven é, nada máis e nada menos, porque son transmitidas regular e repetidamente. A escala de tempo dos proxectos de software libre pode non ser medida en séculos (aínda non o sabemos) mais as dinámicas de transmisión de coñecemento son as mesmas. Porén, a taxa de rotación é máis rápida e debe ser compensada por un esforzo máis activo e deliberado de transmisión de prácticas e coñecemento compartido. </text:p>
      <text:p text:style-name="P3"/>
      <text:p text:style-name="P3"><text:soft-page-break/>Este esforzo válese do feito de que a xente, en xeral, chega ao proxecto agardando e procurando normas sociais. Así é a raza humana. En calquera grupo unificado por un comportamento común, a nova xente que se une quere reafirmar comportamentos que os convertan en parte do grupo. O obxectivo de poñer precedentes ao principio é facer que eses comportamentos internos do grupo sirvan o proxecto; cando sexan establecidos, serán autoperpetuados por moito tempo. </text:p>
      <text:p text:style-name="P3"/>
      <text:p text:style-name="P20"><text:span text:style-name="T1">A continuación hai algúns exemplos de cousas que se poden facer para sentar bos precedentes. Non pretenden ser unha lista exhaustiva, senón ser útiles como ilustracións de que investir en comportamentos e normas compartidas no inicio pode axudar moito no futuro do proxecto. Fisicamente, cada desenvolvedor pode estar traballando só nun cuarto, mais é posible facer moito para que se </text:span><text:span text:style-name="T13">sintan</text:span><text:span text:style-name="T1"> como se estivesen todos no mesmo cuarto. Canto máis se sintan desta maneira, máis desexarán participar no proxecto. Escollín os seguintes exemplos particulares xa que foron os que se propuxeron no proxecto Subversion (</text:span><text:a xlink:type="simple" xlink:href="http://subversion.tigris.irg/"><text:span text:style-name="T1">http://subversion.tigris.irg</text:span></text:a><text:span text:style-name="T1">), no cal participei desde os seus inicios. Mais non son únicos ao proxecto Subversion; situacións como as seguintes ocorren na maioría dos proxectos de software libre, e deberían ser vistas como oportunidades para comezar con bo pé. </text:span></text:p>
      <text:h text:style-name="Heading_20_3" text:outline-level="3">Evita os debates privados </text:h>
      <text:p text:style-name="P3">Mesmo despois de que o proxecto sexa público, ti e os demais fundadores habitualmente desexaredes xerir en privado temas difíciles. Isto é especialmente certo nos primeiros momentos do proxecto, cando hai moitas decisións importantes que tomar, e poucos voluntarios cualificados para tomalas. Todas as desvantaxes dos debates en listas de correo públicas vanse erguer ante ti: os atrasos inherentes a debates por correo electrónico, a necesidade de deixar tempo suficiente para que se forme o consenso, discutir con voluntarios inxenuos que pensan que comprenden todo mais en realidade non (todos os proxectos os teñen; algunhas veces se converten nos mellores contribuidores do proxecto, outras veces simplemente continúan na súa inxenuidade), a persoa que non comprende que só desexas resolver o problema X cando este é obviamente unha pequena parte do maior Y, etc. A tentación de tomar decisións a porta pechada e presentalas como <text:span text:style-name="T11">faits accomplis</text:span>, ou como as firmes recomendacións dun unido e influente bloco de votantes, será moi grande. </text:p>
      <text:p text:style-name="P3"/>
      <text:p text:style-name="P3">Non o fagas. </text:p>
      <text:p text:style-name="P3"/>
      <text:p text:style-name="P3">Embora o lentos e difíciles que os debates públicos poidan chegan ser, case sempre son preferibles a longo prazo. Tomar as decisións en privado é como pulverizar repelente anti-contribuidores sobre o proxecto. Ningún voluntario serio permanecerá moito tempo nun entorno onde un consello secreto toma todas as grandes decisións. Ademais, os debates públicos teñen efectos positivos que permanecerán alén de calquera cuestión tecnolóxica efémera: </text:p>
      <text:p text:style-name="P3"/>
      <text:list xml:id="list1376564491" text:style-name="L8">
        <text:list-item>
          <text:p text:style-name="P94">O debate contribuirá ao adestramento e educación dos novos desenvolvedores. Non é posible saber cantos ollos están a seguir a conversa; e embora a maioría da xente non participe, moitos poden estar observando en silencio, obtendo información sobre o proxecto. </text:p>
        </text:list-item>
      </text:list>
      <text:p text:style-name="P14"/>
      <text:list xml:id="list662356987" text:continue-numbering="true" text:style-name="L8">
        <text:list-item>
          <text:p text:style-name="P77"><text:span text:style-name="T4">O debate formarate na arte de explicar cuestións técnicas a xente que non está tan familiarizada </text:span><text:span text:style-name="T4">co programa coma ti. Esta é unha capacidade que require práctica e non podes practicala con xente que xa sabe o que ti sabes. </text:span></text:p>
        </text:list-item>
      </text:list>
      <text:p text:style-name="P14"/>
      <text:list xml:id="list904237485" text:continue-numbering="true" text:style-name="L8">
        <text:list-item>
          <text:p text:style-name="P77"><text:span text:style-name="T4">O debate e as súas conclusións estarán dispoñibles en arquivos públicos, evitando que futuros debates reincidan sobre os mesmos pasos. Ver </text:span><text:span text:style-name="T8">sección “Uso intensido de arquivos” no capítulo 6 “Comunicacións”</text:span><text:span text:style-name="T4">. </text:span></text:p>
        </text:list-item>
      </text:list>
      <text:p text:style-name="P3"><text:soft-page-break/></text:p>
      <text:p text:style-name="P18"><text:span text:style-name="T1">Finalmente, existe a posibilidade de que alguén na lista faga unha contribución real á conversa, propoñendo unha idea que nunca se che ocorrería. É difícil calcular a probabilidade de que ocorra, dependerá da complexidade do código e do grao de especialización requirido. Mais se se me permite una pequena anécdota, apostaría a que isto é máis probable do que intuitivamente poida parecer. No proxecto Subversion, os fundadores críamos que nos enfrontabamos a un complexo conxunto de problemas, sobre os que tiñamos pensado moito durante algúns meses e -francamente- dubidabamos de que alguén na lista de correo creada recentemente contribuíse con algunha idea nova ao debate. Así, tomamos o camiño máis sinxelo e comezamos a compartir algunhas ideas en privado, ata que un observador do proxecto</text:span><text:span text:style-name="T1"><text:note text:id="ftn3" text:note-class="footnote"><text:note-citation>3</text:note-citation><text:note-body><text:p text:style-name="P15"><text:s/>Aínda non o puxemos na sección de créditos, mais por practicar o que máis tarde predicarei: o nome do observador é Brian Behlendorf, e foi el quen sinalou a necesidade de manter todos os debates en público a menos que existise algunha razón concreta para facelo en privado.</text:p></text:note-body></text:note></text:span><text:span text:style-name="T1"> decatouse do que ocorría e pediu que o debate se movese á lista pública. Así o fixemos, e ficamos abraiados polo número de comentarios e suxestións brillantes que súpeto xurdiron. En moitos casos, a xente deu ideas que nunca se nos terían ocorrido. Isto demostrou que había xente </text:span><text:span text:style-name="T13">moi</text:span><text:span text:style-name="T1"> intelixente nesa lista de correo; unicamente estaban a agardar o momento adecuado para participar. Se ben é certo que os debates foron máis longos do que serían se fosen mantidos en privado, sen dúbida foron máis produtivos en aberto e o tempo extra pagou a pena. </text:span></text:p>
      <text:p text:style-name="P3"/>
      <text:p text:style-name="P3">Sen deixarnos levar por xeneralizacións como "o grupo sempre é máis intelixente que o individuo" (todos temos coñecido bastantes grupos como para saber que isto non é certo), hai que recoñecer que en certas actividades os grupos son excelentes. A revisión masiva entre pares é unha delas; xerar un número de ideas grande en pouco tempo é outra. A calidade das ideas dependerá da calidade dos pensadores que están detrás delas, desde logo, mais non saberás que clase de pensadores roldan o proxecto ata que os estimules cun problema desafiante. </text:p>
      <text:p text:style-name="P3"/>
      <text:p text:style-name="P3">Naturalmente, hai certos debates que deben ser mantidos en privado; máis adiante no libro se poderán ver exemplos. Mais a política debería ser sempre: <text:span text:style-name="T11">se non hai razón para que sexa privado, debe ser público</text:span>. </text:p>
      <text:p text:style-name="P3"/>
      <text:p text:style-name="P3">Isto non se fai só. Non é suficiente con que te asegures de que todas as túas mensaxes van á lista pública. Debes tamén facer que os demais eviten as conversas privadas. Se alguén tenta comezar un debate privado, e non hai razón para que así sexa, é a túa obriga abrir o meta-debate de inmediato. Nin sequera comentes no tema orixinal ata que a conversa se teña movido a un foro público ou descubras que a privacidade do caso é realmente precisa. S<text:span text:style-name="T60">e</text:span> fixeres isto de modo coherente, a xente rapidamente seguirá esta política e comezará a usar os foros públicos por defecto. </text:p>
      <text:h text:style-name="Heading_20_3" text:outline-level="3">Tolerancia cero coa mala educación </text:h>
      <text:p text:style-name="P3">Desde o primeiro momento en que o proxecto sexa público, débese manter tolerancia cero cos comportamentos maleducados ou insultantes nos foros de debate. Tolerancia cero non significa usar medidas técnicas per se: non é preciso eliminar a xente da lista de correo cando entraren en conflito con outro participante ou quitarlle o dereito de enviar commits debido a que fixo comentarios despectivos (en teoría, podes ter que levar a cabo esas accións, mais unicamente cando todos os outros intentos teñan errado - o que, por definición, non soe ser o caso ao principio do proxecto). Tolerancia cero simplemente significa que nunca deixes que os malos comportamentos pasen inadvertidos. Por exemplo, cando alguén publica un comentario técnico mesturado cun ataque <text:span text:style-name="T11">ad hominen</text:span> sobre outro desenvolvedor do proxecto, é necesario que primeiro se trate o ataque <text:span text:style-name="T11">ad hominen </text:span>como unha cuestión independente e unicamente despois diso debater o contido técnico. </text:p>
      <text:p text:style-name="P3"><text:soft-page-break/></text:p>
      <text:p text:style-name="P18"><text:span text:style-name="T1">Infelizmente, é moi sinxelo e demasiado típico, que debates construtivos se convertan en longos debates destrutivos "</text:span><text:span text:style-name="T13">flames</text:span><text:span text:style-name="T1">"). A xente di cousas por email que nunca dirían cara a cara. Os temas de debate amplificarán este efecto: en cuestións técnicas, a xente habitualmente pensa que hai unha resposta única para a maioría das preguntas e que estar en desacordo só pode ser signo de ignorancia ou estupidez. Hai unha distancia moi pequena entre chamar estúpida unha proposta técnica a chamar estúpida a persoa que a propón. De feito, habitualmente é complexo dicir onde remata o debate técnico e comeza o ataque persoal, o que é unha das razóns polas que as respostas drásticas ou os castigos non son unha boa idea. En lugar diso, cando algo así acontecer, publica unha mensaxe que saliente a importancia de manter o debate amigable, sen acusar ninguén en particular de ser problemático. Desafortunadamente, esas mensaxes soen ser vistas como as de unha profesora de xardín de infancia dando aulas de bo comportamento: </text:span></text:p>
      <text:p text:style-name="P3"/>
      <text:p text:style-name="P42">Primeiramente, reduce os comentarios que sexan persoais; como por exemplo, dicir que o deseño de J para a camada de seguridade é "inxenuo e ignora os principios básicos da seguridade dos computadores". Pode ser certo ou non, mais en calquera caso non é xeito de manter o debate. J fixo a súa proposta de boa fe. Se ten deficiencias, que sexan sinaladas e resolvámolas ou obteñamos un novo deseño. Seguramente M non quixo insultar J persoalmente, mais a frase foi desafortunada e aquí trátase de manter os debates construtivos. </text:p>
      <text:p text:style-name="P42"/>
      <text:p text:style-name="P42">Agora, sobre a proposta. Creo que M estaba no certo cando dixo que ... </text:p>
      <text:p text:style-name="P42"/>
      <text:p text:style-name="P3">Embora esas respostas poidan parecer torpes, teñen un notable efecto. Se chamas a atención sobre os malos comportamentos mais non esixes unha desculpa pola parte que ofende, facilitas que a xente se calme e a seguinte vez amose un mellor comportamento - e farano. Un dos segredos para facer isto con éxito consiste en nunca deixar que o meta-debate se converta no tema principal. A resposta debería ser colateral, un breve prefacio á mensaxe completa. Sinalando que "as cousas non se fan así nesta comunidade" e continuando o debate sobre contido real, facilitas un tema sobre o que a xente pode seguir falando deixando detrás a mala contestación. Se alguén che recrimina que non merecían tal reprimenda, non entres nese debate. Ou non respondas (se considerares que simplemente precisan desestresarse) ou responde pedindo desculpas se a túa reacción foi excesiva e que é difícil detectar certos matices nun correo electrónico. E volta ao contido principal da conversación. Nunca xamais esixas unha desculpa, sexa pública ou privada, de alguén que se comportou de modo inapropiado. Se por si mesmos deciden escribila, estupendo, mais esixila só causará resentimento. </text:p>
      <text:p text:style-name="P3"/>
      <text:p text:style-name="P3">O obxectivo xeral é facer ver que a boa educación é unha das políticas de comportamento do grupo. Isto axudará o proxecto xa que os desenvolvedores poden decidir non contribuír (incluso en proxectos que lles gustan e nos que desexan participar) debido ás continuas guerras de flames. É probable que nin te decates; alguén está unicamente lendo a lista de correo, ve que hai que ter coraxe para participar no proxecto e decide non facelo. Manter a netiqueta nos foros é unha estratexia de longo recorrido e é máis sinxela de implementar cando o proxecto é pequeno. Unha vez que é parte da cultura, non serás a única persoa en promocionala. Será mantida por todo o mundo. </text:p>
      <text:h text:style-name="Heading_20_3" text:outline-level="3">Fomenta a revisión <text:span text:style-name="T29">continua e </text:span>pública do código </text:h>
      <text:p text:style-name="P3">Unha das mellores maneiras de favorecer unha comunidade de desenvolvemento produtiva é facer que a xente revise o código de outros. Para atinxilo de modo efectivo é precisa certa infraestrutura técnica - en particular, o aviso de novos commits por email debe ser activado; ver <text:span text:style-name="T52">a sección “</text:span><text:span text:style-name="T53">Mensaxes de </text:span><text:span text:style-name="T15">commit</text:span><text:span text:style-name="T53">” </text:span><text:span text:style-name="T52">no capítulo 3</text:span> para máis detalles. O efecto de activar o aviso por email dos commits é que cada <text:soft-page-break/>vez que alguén faga un commit sobre o repositorio de código do proxecto, un email será enviado mostrando o log do mensaxe e as mudanzas introducidas (ver “<text:span text:style-name="T17">diff</text:span><text:span text:style-name="T54">” na sección “Vocabulario dos Sistemas de Control de Versións” no capítulo 3</text:span>). A <text:span text:style-name="T11">revisión de código</text:span> é a práctica de revisar os emails de commit que chegan, buscando erros e posibles melloras. </text:p>
      <text:p text:style-name="P3"/>
      <text:p text:style-name="P3">Así é como habitualmente se fai a revisión do código en proxectos de software libre. En proxectos máis centralizados, a "revisión do código" pode mesmo envolver grupos de persoas que se reúnen para procuraren problemas e patróns específicos sobre o código impreso. </text:p>
      <text:p text:style-name="P3"/>
      <text:p text:style-name="P3">A revisión do código ten varias vantaxes. A máis obvia é que é un exemplo de revisión entre pares no mundo do software libre e axuda de maneira directa a manter a calidade do software. Cada erro que se empacota nunha aplicación chegou alí porque non foi detectado ao ser subido ao repositorio do código e, por iso, cantos máis ollos miren, máis erros van ser corrixidos. Mais a revisión do código tamén ten unha vantaxe indirecta: fai que a xente saiba que o que fan serve para algo, xa que un desenvolvedor non revisaría un commit se non estivese interesado polos seus efectos. A xente dá o mellor de si cando saben que os demais van avaliar o seu traballo. </text:p>
      <text:p text:style-name="P3"/>
      <text:p text:style-name="P3">As revisións deberían ser públicas. Mesmo cando estaba no mesmo cuarto que outro desenvolvedor e un de nós facía un commit, procurabamos non facer a revisión verbalmente no cuarto, senón enviala á lista de correo. Todo o mundo se beneficia de ver a revisión. A xente verá os comentarios e algunhas veces atopará erros neles; mais mesmo se non o fan, é algo que recorda que a revisión é unha actividade que se espera do grupo, como lavar os pratos ou cortar o céspede. </text:p>
      <text:p text:style-name="P3"/>
      <text:p text:style-name="P3">No proxecto Subversion non fixemos a revisión do código desde o inicio. Non había garantía ningunha de que un commit fose revisado, aínda que ás veces alguén podía revisar unha mudanza se estaba especialmente interesado nesa parte do código. Os erros incluídos puideron e deberon ter sido detectados. Un desenvolvedor chamado Greg Stein, quen coñecía a importancia da revisión do código por traballos anteriores, decidiu que ía sentar precedente mediante a revisión de cada liña de <text:span text:style-name="T11">cada commit</text:span> realizado sobre o repositorio do código do proxecto. Así, cada commit realizado viña seguido por un email de Greg á lista de correo dos desenvolvedores, diseccionándoo, analizando posibles problemas e ocasionalmente louvando un pedazo de código brillante. Desde o primeiro momento, comezou a a detectar erros e prácticas de código non óptimas que de outro modo se terían filtrado sen que ninguén se decatase. Hai que salientar que nunca se queixou de ser a única persoa que revisaba cada commit, aínda tendo en conta que lle levaba unha gran cantidade de tempo, e louvaba as vantaxes da revisión do código cada vez que tiña ocasión. Máis xente, incluído eu mesmo, comezamos logo a revisar os commits regularmente. Cal foi a nosa motivación? Non foi que Greg se queixara porque nós non o fixeramos. A razón foi que demostrara que a revisión de código era unha actividade coa que se podía contribuír tanto ao proxecto como escribindo código novo. Unha vez o demostrou, converteuse nun hábito do grupo, ata tal punto de que cada commit que non tiña ningún comentario provocaba que o desenvolvedor se preocupase e mesmo preguntase na lista de correo si alguén tivera a oportunidade de revisalo. Máis tarde, Greg comezou un traballo que non lle deixou moito tempo para colaborar co proxecto Subversion. Para entón, o hábito estaba tan interiorizado en cada un de nós como se tivese sido sempre así. </text:p>
      <text:p text:style-name="P3"/>
      <text:p text:style-name="P3">Comeza a facer revisións desde o primeiro commit. A clase de problemas que son máis sinxelos de detectar mediante a revisión de diffs son as vulnerabilidades de seguridade, fugas de memoria, comentarios insuficientes ou documentación da API, erros "<text:span text:style-name="T11">off-by-one</text:span>", incumprimento das regras de estilo e outros problemas que requiren un mínimo de contexto para seren vistos. Porén, mesmo problemas maiores tales como non abstraer patróns que se repiten poden ser vistos despois de que un <text:soft-page-break/>teña feito revisións regularmente, xa que a memoria das mudanzas anteriores axuda na revisión dos presentes. </text:p>
      <text:p text:style-name="P3"/>
      <text:p text:style-name="P3">Non te preocupes se non puideres atopar nada sobre o que comentares, ou se non souberes o suficiente sobre cada área do código. Habitualmente hai cousas que dicir sobre cada commit; mesmo onde non atopes nada que cuestionar, podes atopar algo que gabar. O importante é deixares claro a cada commiter que o que fan é visto e comprendido. Desde logo, a revisión de código non absolve os programadores da responsabilidade de revisaren e probaren as súas mudanzas antes de subírenas ao repositorio; ninguén debería deixar que a revisión do código faga o traballo que un debería ter feito por si mesmo. </text:p>
      <text:h text:style-name="P121" text:outline-level="3">Cando publicares un proxecto que estiver pechado ata agora, ten presente a magnitude da mudanza </text:h>
      <text:p text:style-name="P3">Se vas facer público un proxecto existente, un que xa ten desenvolvedores activos afeitos a traballaren nun ambiente pechado, asegúrate de que todo o mundo comprende que a apertura supón unha gran mudanza - e de que comprendes como se van sentir con ela. </text:p>
      <text:p text:style-name="P3"/>
      <text:p text:style-name="P3">Trata de imaxinar como é a situación para eles: ata esa altura, todas as decisións de deseño e código foron feitas por un grupo de programadores que coñecían o software máis ou menos igual, que recibiron as mesmas presións desde o mesmo equipo de xestión e que todos coñecen os puntos fracos e fortes dos seus compañeiros. A apertura do proxecto supón expor o código ao escrutinio de descoñecidos, que se formarán xuízos de valor baseados unicamente no código, sen se preocuparen de que presións de negocio poden ter forzado a tomar certas decisións. Eses descoñecidos van facer moitas preguntas, preguntas que van facer que os desenvolvedores se decaten de que a documentación na que tan duramente traballaran é <text:span text:style-name="T11">aínda</text:span> inadecuada (isto é inevitable). E máis aínda, os que acaban de chegar son descoñecidos, entidades sen face. Se un dos teus desenvolvedores xa se sente inseguro sobre as súas capacidades, imaxina como ese sentimento será exacerbado cando os neófitos sinalen erros no código que escribiu, e aínda peor, diante dos seus colegas. A menos que teñas un equipo de perfectos programadores, isto é inevitable - de feito, probablemente lle ocorrerá a todos eles ao principio. Isto non se debe a que sexan malos programadores; é só que todo programa cunhas certas dimensións ten erros e a revisión entre pares deitará luz sobre algúns deles (ver <text:span text:style-name="T55">sección “Revisión de código intensiva e continua” </text:span>anteriormente neste capítulo). Ao mesmo tempo, os que acaban de chegar non están baixo o mesmo nivel de revisión, xa que non poden enviar código ata que se familiarizaren co proxecto. Os teus desenvolvedores poden sentir como que todas as críticas van dirixidas a eles, mais ningunha para os demais. Así, existe o perigo de que se estenda un sentimento negativo entre o equipo. </text:p>
      <text:p text:style-name="P3"/>
      <text:p text:style-name="P3">O mellor modo de evitar esta sensación é tentar que todo o mundo saiba o que implica a mudanza, explicárllelo, dicirlles que o incomodo inicial é perfectamente normal e asegurarlles que co tempo a situación vaise normalizar. Algunhas desas recomendacións deben ser feitas en privado antes da apertura do proxecto. Mais pode ser mesmo útil recordarlle á xente a través das listas públicas que hai un novo modo de desenvolver o proxecto e que os axustes van levar tempo. O mellor que podes facer é liderar mediante o exemplo. Se non ves os teus desenvolvedores responderen a cuestións dos neófitos, dicirlles que o fagan non será suficiente. Poden aínda non ter un bo sentido do que se debe responder e como, ou poden non ter claro como priorizar o traballo de codificación fronte ás novas tarefas de relacións externas. A maneira de que participen é participares ti mesmo. Estares presente nas listas de correo públicas e responderes algunhas preguntas axudará. Se non tiveres a experiencia para responderes algunha das preguntas, pásalla a un desenvolvedor que si a teña - e asegúrate de que forneza unha solución ou polo menos responda. De modo natural, os teus desenvolvedores realizarán <text:soft-page-break/>moitos dos seus comentarios en privado, entre eles, xa que é como o facían habitualmente. Subscríbete ás listas de correo internas nas que isto poida ocorrer e suxire que tales debates sexan movidos á lista pública. </text:p>
      <text:p text:style-name="P3"/>
      <text:p text:style-name="P3">Hai outras cuestións a longo prazo que un debe ter en conta cando decide abrir un proxecto. <text:span text:style-name="T56">O capítulo 5 “Diñeiro” e</text:span>xplora as técnicas para envolver con suceso desenvolvedores pagados e voluntarios, e <text:span text:style-name="T57">o 9 “Licenzas, dereitos de autor e patentes”</text:span> debate as dilixencias legais necesarias cando abrires un código que pode ter partes "propiedade" de terceiros. </text:p>
      <text:h text:style-name="Heading_20_2" text:outline-level="2">Anunciar o proxecto </text:h>
      <text:p text:style-name="P9">Unha vez o proxecto é presentable - non perfecto, só presentable - estás pronto para anuncialo ao mundo. Isto é un proceso sinxelo: vai a <text:a xlink:type="simple" xlink:href="http://freshmeat.net/">http://freshmeat.net/</text:a>, pincha sobre <text:span text:style-name="T11">Enviar</text:span> na barra de navegación superior e preenche un formulario coas características do teu proxecto. Freshmeat é o lugar onde todo o mundo procura novos proxectos. Unicamente tes que facer que uns poucos ollos se fixen para que a noticia sobre o teu proxecto se expanda. </text:p>
      <text:p text:style-name="P3"/>
      <text:p text:style-name="P3">Se coñeces listas de correo ou foros onde a publicación do proxecto poida ser de interese, faino tamén aí, mais tenta escribir exactamente <text:span text:style-name="T11">unha</text:span> mensaxe por foro e dirixires a xente aos teus propios canais de comunicación para continuar a conversa (configurando o cabezallo <text:span text:style-name="T11">Reply-to</text:span>). As mensaxes debería ser curtas e directas: </text:p>
      <text:p text:style-name="P3"/>
      <text:p text:style-name="P29">To: discuss@lists.example.org </text:p>
      <text:p text:style-name="P29">Asunto: [ANN] Proxecto Scanley: indexador de texto completo </text:p>
      <text:p text:style-name="P29">Reply-to: dev@scanley.org </text:p>
      <text:p text:style-name="P29"/>
      <text:p text:style-name="P29">Esta mensaxe é para anunciar a creación do proxecto Scanley, </text:p>
      <text:p text:style-name="P29"><text:s/>un motor de indexado e procura de texto completo de código aberto cunha </text:p>
      <text:p text:style-name="P29">API ampla, para ser usado por programadores que desexaren fornecer servizos de procura </text:p>
      <text:p text:style-name="P29">de amplas coleccións de arquivos de texto. Scanley é funcional, está </text:p>
      <text:p text:style-name="P29">baixo desenvolvemento activo e precísanse desenvolvedores e testadores. </text:p>
      <text:p text:style-name="P29"/>
      <text:p text:style-name="P29">Páxina web: http://www.scanley.org/ </text:p>
      <text:p text:style-name="P29"/>
      <text:p text:style-name="P29">Funcionalidades: </text:p>
      <text:p text:style-name="P29"><text:s text:c="3"/>- Procuras de texto plano, HTML e XML </text:p>
      <text:p text:style-name="P29"><text:s text:c="3"/>- Procura de palabras e/ou frases </text:p>
      <text:p text:style-name="P29"><text:s text:c="3"/>- (planeada) Fuzzy matching </text:p>
      <text:p text:style-name="P29"><text:s text:c="3"/>- (planeada) Actualización incremental dos índices </text:p>
      <text:p text:style-name="P29"><text:s text:c="3"/>- (planeada) Indexación de sitios web remotos </text:p>
      <text:p text:style-name="P29"/>
      <text:p text:style-name="P29">Requerimentos: </text:p>
      <text:p text:style-name="P29"><text:s text:c="3"/>- Python 2.2 ou superior </text:p>
      <text:p text:style-name="P29"><text:s text:c="3"/>- Espazo en disco suficiente para manter os índices (aproximadamente 2x </text:p>
      <text:p text:style-name="P29"><text:s text:c="5"/>o tamaño orixinal) </text:p>
      <text:p text:style-name="P29"/>
      <text:p text:style-name="P29">Para máis información, ver scanley.org. </text:p>
      <text:p text:style-name="P29"><text:s/>Obrigado, </text:p>
      <text:p text:style-name="P30">-J. Random </text:p>
      <text:p text:style-name="P3"/>
      <text:p text:style-name="P18"><text:span text:style-name="T1">(Ver </text:span><text:span text:style-name="T58">a sección “Publicidade” no capítulo 6 “Comunicacións”</text:span><text:span text:style-name="T1"> para consellos sobre como anunciar futuras liberacións do proxecto e outros eventos.) </text:span></text:p>
      <text:p text:style-name="P3"/>
      <text:p text:style-name="P3">Hai un debate non pechado no mundo do software libre sobre se é preciso comezar con código que funcione ou se un proxecto se pode beneficiar das vantaxes da apertura nas etapas de deseño e debate. Eu pensaba con frecuencia que o factor máis importante era comezar con código que funcionase, que iso era o que separaba os proxectos con suceso dos xoguetes e que os desenvolvedores serios unicamente eran atraidos por software que facía algo concreto. </text:p>
      <text:p text:style-name="P3"><text:soft-page-break/></text:p>
      <text:p text:style-name="P3">Isto demostrou ser erróneo. No proxecto Subversion, comezamos cun documento de deseño, un grupo de desenvolvedores interesados e ben conectados, moita fanfarra e <text:span text:style-name="T11">sen</text:span> código que funcionase. Para a miña sorpresa, o proxecto adquiriu participantes activos desde o primeiro momento e para cando tiñamos algo funcional, había uns cantos desenvolvedores voluntarios profundamente implicados no proxecto. Subversion non é o único exemplo; o proxecto Mozilla foi tamén lanzado sen código que funcionase e agora é un navegador web que ten éxito. </text:p>
      <text:p text:style-name="P3"/>
      <text:p text:style-name="P3">Ante tales evidencias, teño que retractarme das miñas palabras. Comezar con código que funcione é unha das mellores formas para atinxir o éxito e unha boa regra sería esperar ata que tiveres algo para anunciares o proxecto. Porén, poden existir ocasións onde anunciar o proxecto en fases máis previas teña sentido. Creo firmemente que é necesario polo menos un bo documento de deseño ou algunha clase de código marco - desde logo, pode ser revisado en público, mais ten que existir algo concreto, algo máis tanxible que só boas intencións para que á xente lle interese participar. </text:p>
      <text:p text:style-name="P3"/>
      <text:p text:style-name="P3">Cando fixeres o anuncio, non esperes que unha horda de voluntarios se unan ao proxecto de maneira inmediata. Habitualmente, o resultado da publicación é que tes unhas poucas preguntas, algunha xente se unirá ás listas de correo e todo continuará case coma sempre. Mais ao pasar o tempo, observarás incrementos graduais na participación tanto de usuarios como de desenvolvedores. O anuncio pode ser considerado simplemente unha semente. A expansión da noticia pode demorar. Se o proxecto premiar eses que participaren, as noticias vanse estender rapidamente xa que á xente lle gusta compartir que atoparon algo que vale a pena. Se todo vai ben, as dinámicas de redes de comunicacións exponenciais transformaranse lentamente nunha comunidade complexa, onde non necesariamente vas coñecer todo o mundo nin vas poder seguir cada conversa. Os seguintes capítulos versan sobre como traballar nese entorno.</text:p>
      <text:h text:style-name="Heading_20_1" text:outline-level="1">Capítulo 3. Infraestrutura Técnica </text:h>
      <text:p text:style-name="P22"/>
      <text:p text:style-name="P22">Os proxectos de software libre apóianse en tecnoloxías que facilitan a captura selectiva e a integración da información. Canto máis habilidoso sexas usando estas tecnoloxías, e persuadindo a outros a empregalas, maior éxito terá o teu proxecto. Esta afirmación só vai comezar a ser certa segundo vaia medrando o proxecto. Unha boa xestión da información é o que evita que os proxectos de software libre sexan esmagados polo peso da Lei de Brooks<text:note text:id="ftn4" text:note-class="footnote"><text:note-citation>4</text:note-citation><text:note-body><text:p text:style-name="Footnote"><text:s/><text:span text:style-name="T66">Do seu libro </text:span><text:span text:style-name="T67">The Mythical Man Month</text:span><text:span text:style-name="T66">, 1975. Ver </text:span><text:a xlink:type="simple" xlink:href="http://en.wikipedia.org/wiki/The_Mythical_Man-Month"><text:span text:style-name="T66">http://en.wikipedia.org/wiki/The_Mythical_Man-Month</text:span></text:a><text:span text:style-name="T66"> e </text:span><text:a xlink:type="simple" xlink:href="http://en.wikipedia.org/wiki/Brooks_Law"><text:span text:style-name="T66">http://en.wikipedia.org/wiki/Brooks_Law</text:span></text:a><text:span text:style-name="T66">. </text:span></text:p></text:note-body></text:note>, que establece que engadir man de obra a un proxecto que vai con atraso fará que se atrase aínda máis. Fred Brooks observou que a complexidade dun proxecto aumenta a razón do <text:span text:style-name="T20">cadrado</text:span> do número de participantes. Mentres só estiver implicado un número reducido de persoas, cada un pode facilmente comunicarse cos demais; mais cando están implicadas centos de persoas, non é xa posible que cada persoa permaneza constantemente informada do que están a facer todos os demais. Se o segredo dunha boa xestión dun proxecto de software libre reside en conseguir que todo o mundo sinta que está a traballar cos demais na mesma habitación, a pregunta obvia é: que pasa cando todos os que están nunha habitación abarrotada tratan de falar ao mesmo tempo? </text:p>
      <text:p text:style-name="P22"/>
      <text:p text:style-name="P22">Este problema non é novo. En habitacións abarrotadas, reais, a solución consiste en adoptar o denominado<text:span text:style-name="T20">procedemento parlamentario</text:span>: un conxunto de normas formais sobre como manter discusións en tempo real no seo de grandes grupos, como estar seguros de que ningunha manifestación relevante se perde entre moreas de comentarios tipo "eu tamén", como formar subcomités, como estar seguros sobre cando foi tomada unha decisión, etc. Unha parte importante do procedemento parlamentario consiste en determinar como interaxe o grupo co seu sistema de xestión da información. Algúns comentarios son feitos coa vontade de que fiquen rexistrados nos arquivos, outros non. O propio arquivo está suxeito a manipulación directa, e é entendido non coma unha transcrición literal do que ocorreu, se non como a transcrición do que o grupo pretende <text:span text:style-name="T20">decidir</text:span> que ocorreu. Os arquivos non son monolíticos, adoptan diferentes formas para diferentes usos. Comprenden <text:soft-page-break/>tanto as actas de cada reunión como as coleccións completas de todas as actas de todas as reunións, resumos, axendas e as súas anotacións, informes de comités, informes de colaboradores non presentes nas reunións, listas de temas a tratar, etc. </text:p>
      <text:p text:style-name="P22"/>
      <text:p text:style-name="P22">Como Internet non é realmente unha habitación, non temos que preocuparnos de replicar as partes do procedemento parlamentario que teñen a ver con manter unhas persoas caladas mentres outros falan. Mais cando se trata de técnicas de xestión da información, os proxectos de software libre ben xestionados poden compararse a procedementos parlamentarios dopados con esteroides. Dado que nos proxectos de software libre practicamente toda a comunicación se fai por escrito, os sistemas elaborados evoluíron para faceren axeitadamente o seguimento e a etiquetaxe dos datos; cara á minimización das repeticións para evitaren diverxencias espúreas; para o correcto almacenamento e recuperación dos datos; cara a corrixir a información errónea ou obsoleta; e cara a asociación entre si de bits de datos desaparellados en canto se observan novas conexións. Quen participa activamente en proxectos de software libre adopta moitas destas técnicas, e frecuentemente é quen de executar complexas operacións manuais para garantir que a información está a ser xestionada axeitadamente. Mais o traballo completo depende en grande medida da axuda de software sofisticado. Na medida do posible son precisamente as ferramentas de comunicación as que deberían asumir as máis das tarefas de direccionamiento, etiquetaxe, e gravación, e deberían achegarlle a información aos seres humanos da maneira máis axeitada. É obvio que na vida real os seres humanos van ter que intervir en moitas etapas do proceso, e é importante que o software facilite esas intervencións. Mais en xeral, se os seres humanos toman a precaución de etiquetar e encamiñar a información correctamente ao inserila pola primeira vez no sistema, o software debería estar configurado para tirar o máximo partido dos metadatos. </text:p>
      <text:p text:style-name="P22"/>
      <text:p text:style-name="P22">As recomendacións recollidas neste capítulo son principalmente prácticas, baseadas en experiencias con padróns de software específico e de uso. Mais a cuestión non é aprenderche unha colección particular de técnicas. É tamén a de demostrar, a través do uso de moitos pequenos exemplos, a actitude xeral que mellor se vai adecuar á correcta xestión da información nos teus proxectos. Esta actitude envolve un conxunto de habilidades técnicas e habilidades persoais. As habilidades técnicas son esenciais dado que o software de xestión da información sempre ten que ser correctamente configurado, ademais de precisar de unha certa cantidade de mantemento permanente e de modificación en canto xurdir unha nova necesidade (como exemplo, bótalle unha ollada á discusión sobre como manexar o crecemento do proxecto n<text:span text:style-name="T85">a sección “Prefiltrando o xestor </text:span><text:span text:style-name="T85">de erros” </text:span>máis adiante neste mesmo capítulo). As habilidades persoais son necesarias xa que a comunidade humana tamén require de mantemento: non sempre é inmediatamente obvio o modo de empregar estas ferramentas para obter o mellor rendemento, e nalgúns casos os proxectos adoptan convencións conflitivas (como exemplo, podes ver a discusión sobre a configuración dos cabezallos <text:span text:style-name="T19">Reply-to</text:span> das mensaxes saíntes nas listas de correo ). Todos os que estiveren implicados no proxecto van precisar que, nalgún momento ou noutro e da maneira correcta, se lles force a facer a súa parte do traballo para manter ben organizada a información relativa ao mesmo. Canto máis implicado estiver o colaborador, máis complexas e especializadas serán as técnicas que se espera que aprenda. </text:p>
      <text:p text:style-name="P22"/>
      <text:p text:style-name="P22">Non existen solucións á medida para a xestión da información. Hai demasiadas variables. Podes ter absolutamente todo configurado da maneira que queres telo, e coa maioría da comunidade participando xa, mais entón o crecemento do proxecto fará que non sexa posible incrementar una desas prácticas. Ou o crecemento do proxecto pode terse estabilizado, e as comunidades de desenvolvedores e de usuarios manter unha confortable relación coa infraestrutura técnica, mais entón alguén se presentará cunha solución de xestión da información completamente nova, e os recentemente incorporados ao proxecto logo van comezar a preguntar por que non está a ser empregada; por exemplo, isto está a ocorrer actualmente cunha chea de proxectos de software libre anteriores á invención das wikis (véxase http://en.wikipedia.org/wiki/Wiki). Moitas decisións dependerán de matices, xa que van ser resoltas mediante compromisos entre os intereses de quen produce a información e os de quen a consume, ou do tempo requirido para configurar o software de xestión da información fronte aos beneficios que este poida achegar ao proxecto. </text:p>
      <text:p text:style-name="P22"/>
      <text:p text:style-name="P22">Loita contra a tentación de hiper-automatizar, e dicir, de automatizar procesos que en realidade requiren da atención humana. A infraestrutura técnica é importante, mais o que fai que un proxecto de software libre funcione é o coidado&amp;mdash;e a manifestación intelixente dese coidado&amp;mdash; por parte dos individuos involucrados. A infraestrutura técnica ten a ver principalmente con fornecerlles aos humanos formas convenientes de facelo. </text:p>
      <text:h text:style-name="Heading_20_2" text:outline-level="2"><text:soft-page-break/>Que é o que un proxecto precisa </text:h>
      <text:p text:style-name="P97">Os máis dos proxectos de software de código aberto ofrecen cando menos un conxunto mínimo e estándar de ferramentas para a xestión da información: </text:p>
      <text:h text:style-name="P122" text:outline-level="6">Sitio Web </text:h>
      <text:p text:style-name="P56">É ante todo un conduto centralizado e unidireccional de transmisión de información desde o proxecto cara ao público. O sitio web pode tamén funcionar como interface administrativa para outras ferramentas do proxecto. </text:p>
      <text:h text:style-name="Heading_20_6" text:outline-level="6">Listas de correo </text:h>
      <text:p text:style-name="P56">Xeralmente constitúen os foros de comunicación máis activos do proxecto, ademais do "medio de arquivamento" </text:p>
      <text:h text:style-name="Heading_20_6" text:outline-level="6">Control de versións </text:h>
      <text:p text:style-name="P45"><text:span text:style-name="T69">Permite aos desenvolvedores xestionaren convenientemente as mudanzas no código, incluíndo a reversión e o traslado de mudanzas (</text:span>"change porting"<text:span text:style-name="T69">). Permite tamén que todo o mundo saiba o que se está a facer co código. </text:span></text:p>
      <text:h text:style-name="Heading_20_6" text:outline-level="6">Seguimento de erros (<text:span text:style-name="T11">"Bug Tracking"</text:span>) </text:h>
      <text:p text:style-name="P56">Permite aos desenvolvedores manteren o control sobre aquilo no que están a traballar, coordinárense cos demais e planificaren as publicacións de novas versións. Permite que todos os colaboradores poidan facer consultas sobre o estado en que se atopa a resolución de erros e gravar información (p. ex.: procedementos de reprodución) sobre erros concretos. Pode ser usado non só para facer seguimento dos erros, senón tamén de tarefas, versións, novas funcionalidades, etc </text:p>
      <text:h text:style-name="Heading_20_6" text:outline-level="6">Chat en tempo real (IRC) </text:h>
      <text:p text:style-name="P56">É o lugar onde se celebran discusións rápidas e pouco transcendentes e se fan intercambios de preguntas/respostas. Non sempre se arquivan completamente. </text:p>
      <text:p text:style-name="P22"><text:s/></text:p>
      <text:p text:style-name="P22">Cada ferramenta das descritas aborda unha necesidade concreta, mais as súas funcións están interrelacionadas, e deben estar configuradas de xeito que poidan traballar conxuntamente. Máis adiante examinaremos como facer iso e, máis importante, como conseguir que a xente as empregue. O sitio web non se trata ata o final, dado que actúa máis como aglomerante dos demais compoñentes que como unha ferramenta en si mesma. </text:p>
      <text:p text:style-name="P22"/>
      <text:p text:style-name="P22">Podes evitar moitas das dores de cabeza derivadas da selección e configuración destas ferramentas empregando un sitio web do tipo <text:span text:style-name="T20">canned hosting</text:span><text:span text:style-name="T82"> (aloxamento enlatado):</text:span> un servidor que ofrece áreas web preempacotadas e regularizadas que conteñen todas as ferramentas necesarias para manexar un proxecto de software libre. Podedes consultar o apartado “<text:span text:style-name="T86">Aloxamento preconfigurado” </text:span><text:span text:style-name="T87">máis adiante neste </text:span><text:span text:style-name="T88">mesmo </text:span><text:span text:style-name="T87">capítulo,</text:span> no que se discute sobre as vantaxes e desvantaxes deste tipo de sitios web. </text:p>
      <text:h text:style-name="Heading_20_2" text:outline-level="2">Listas de Correo </text:h>
      <text:p text:style-name="P22">As listas de correo son o pan e o sal das comunicacións nun proxecto. Se un usuario está exposto a un foro para alén das páxinas web, o máis probable é que se trate dunha das listas de correo do proxecto. Mais antes de chegar a usar as listas en si mesmas, primeiro terán que experimentar o uso das súas interfaces, é dicir, o mecanismo polo cal se subscriben (<text:span text:style-name="T11">"subscribe to"</text:span>) á lista en cuestión. Isto nos leva á Regra nº1 das listas de correo: </text:p>
      <text:p text:style-name="P22"/>
      <text:p text:style-name="P65">Non tratedes de xerir as listas de correo manualmente; empregade software de xestión de listas </text:p>
      <text:p text:style-name="P22"/>
      <text:p text:style-name="P22">Deixar esta regra de lado pode resultar tentador. Configurar software para a xestión das listas pode parecer excesivo. Xestionar listas pequenas, con pouco tráfego de mensaxes a man pode resultar sedutoramente sinxelo: simplemente creas un enderezo de subscrición encamiñado a ti, e cando alguén manda unha mensaxe <text:soft-page-break/>a ela, ti engades (ou eliminas) o seu enderezo de email dun arquivo de texto que contén todos os enderezos da lista. Podería ser máis sinxelo? </text:p>
      <text:p text:style-name="P22"/>
      <text:p text:style-name="P22">O truco está en que unha boa xestión da lista de correo, que é o que a xente espera, non é sinxela en absoluto. No se trata tan só de subscribir ou dar de baixa os usuarios cando o pediren. Ten tamén a ver con moderala, evitar o <text:span text:style-name="T11">spam</text:span>, ofertar a lista en formato de resumo de mensaxes ou nun formato que mostre todas as mensaxes, fornecer información estándar sobre a lista e o proxecto mediante mensaxes de resposta automática, e moitas outras cousas. Un ser humano que faga seguimento da lista de subscricións e baixas estará a fornecer tan só unha mínima parte das funcionalidades requiridas e, mesmo entón, non en forma tan segura e áxil como o faría o software. </text:p>
      <text:p text:style-name="P22"/>
      <text:p text:style-name="P22">O software de xestión de listas actual ofrece cando menos as seguintes utilidades: </text:p>
      <text:h text:style-name="Heading_20_6" text:outline-level="6">Subscrición tanto por email como a través dunha páxina web </text:h>
      <text:p text:style-name="P56">Cando un usuario se subscribe a unha lista debería recibir <text:span text:style-name="T20">inmediatamente</text:span> unha mensaxe automática de benvida, dicíndolle a que se subscribiu, como interaxir en adiante co software de xestión da lista e (moi importante) como darse de baixa. Esta resposta automática pode ser personalizada para que conteña información especifica do proxecto, desde logo, tal como o enderezo da súa páxina web,a localización das FAQ (<text:span text:style-name="T11">Frequently Asked Questions, </text:span>Preguntas Respondidas Frecuentemente), etc.</text:p>
      <text:h text:style-name="Heading_20_6" text:outline-level="6">Subscrición en modo "<text:span text:style-name="T11">digest</text:span>" (só resumos das mensaxes) ou en modo de mensaxes completas </text:h>
      <text:p text:style-name="P56">En modo digest, o subscritor recibe só unha mensaxe por día coa totalidade da actividade da lista nese día. Para xente que está a seguir unha lista de xeito desligado, sen participar realmente na súa actividade, o modo digest é con frecuencia o máis axeitado, xa que lle permite explorar a totalidade das materias tratadas dunha vez e evitar a distracción que supón que as mensaxes estean entrando de maneira aleatoria. </text:p>
      <text:h text:style-name="Heading_20_6" text:outline-level="6">Utilidades de moderación </text:h>
      <text:p text:style-name="P56">"Moderar" consiste en controlar que as mensaxes entrantes: a)non son tópico da <text:span text:style-name="T11">spam</text:span>, e b) correspóndense co tópico da lista, antes da súa distribución aos restantes usuarios da mesma. O feito de moderar as listas é unha tarefa tipicamente humana, mais o software pode contribuír enormemente a facela máis sinxela. Falaremos máis sobre a moderación máis adiante. </text:p>
      <text:h text:style-name="Heading_20_6" text:outline-level="6">Interface administrativa </text:h>
      <text:p text:style-name="P56">Entre outras cousas, permite ao administrador dar de baixa enderezos obsoletos de maneira sinxela. Isto pode ser urxente se o enderezo dun usuario comeza a emitir mensaxes automáticas do tipo "Non estou xa neste enderezo" en resposta a cada mensaxe enviada á lista. Algúns softwares de listas de correos poden mesmo detectar estas situacións por si mesmos e dar de baixa automaticamente á persoa en cuestión. </text:p>
      <text:h text:style-name="Heading_20_6" text:outline-level="6">Manipulación de cabezallos </text:h>
      <text:p text:style-name="P56">Moita xente ten activadas no seu software de correo electrónico regras de filtraxe e de resposta realmente sofisticadas. O software de xestión de listas de correo pode engadir e manipular os cabezallos estándar para que esta xente se beneficie delas (algúns detalles máis adiante). </text:p>
      <text:h text:style-name="Heading_20_6" text:outline-level="6">Arquivamento</text:h>
      <text:p text:style-name="P56"><text:span text:style-name="T63">Todas as mensaxes enviadas ás listas xestionadas son almacenadas e postas á disposición dos interesados na web; alternativamente, algúns softwares de listas de correo ofrecen interfaces especiais para enlazar ferramentas externas de arquivamento tales como </text:span><text:span text:style-name="T64">MHonArc</text:span><text:span text:style-name="T63"> (</text:span><text:a xlink:type="simple" xlink:href="http://www.mhonarc.org/"><text:span text:style-name="T63">http://www.mhonarc.org/</text:span></text:a><text:span text:style-name="T63">). Como se comenta n</text:span><text:span text:style-name="T81">o capítulo “Uso intensivo dos arquivos” do capítulo 6 “Comunicacións”</text:span><text:span text:style-name="T63">, o arquivamento é unha tarefa crucial. </text:span></text:p>
      <text:p text:style-name="P61"/>
      <text:p text:style-name="P22">A intención de todos estes comentarios é salientar que a xestión das listas de correo é un problema complexo sobre o que se ten pensado moito, e que foi en grande medida solucionado. Certamente, ti non precisas tornarte en experto na materia. Mais deberías saber que sempre hai máis sobre o que aprender, e que a xestión <text:soft-page-break/>das listas vai ocupar a túa atención de cando en vez ao longo da vida dun proxecto de software libre. Máis adiante examinaremos unhas poucas das cuestións máis frecuentes relativas á configuración das listas de correo. <text:span text:style-name="T63"><text:s/></text:span></text:p>
      <text:h text:style-name="Heading_20_3" text:outline-level="3">Prevención do <text:span text:style-name="T11">spam</text:span> </text:h>
      <text:p text:style-name="P102">Entre o momento en que esta frase foi escrita e aquel en que foi publicada, seguramente o problema do <text:span text:style-name="T11">spam</text:span> ten duplicado a súa severidade, ou cando menos se percibirá dese xeito. Houbo un tempo, non hai tanto, cando un podía pór en marcha unha lista de correo sen ter que tomar ningunha medida <text:span text:style-name="T11">anti-spam</text:span>. A mensaxe perniciosa ocasional podía certamente aparecer, mais de xeito tan pouco frecuente que se consideraba un inconveniente de baixo nivel. Eses tempos desapareceron para sempre. Hoxe en día, unha lista de correo que non adopte ningunha precaución <text:span text:style-name="T11">anti-spam</text:span> verase rapidamente asolagada por correos lixo, ata o punto de se tornar inutilizable. A prevención <text:span text:style-name="T11">anti-spam</text:span> é polo tanto obrigatoria. </text:p>
      <text:p text:style-name="P102"><text:span text:style-name="T118"/></text:p>
      <text:p text:style-name="P102"><text:span text:style-name="T118">A prevención</text:span><text:span text:style-name="T18"> anti-spam </text:span><text:span text:style-name="T118">pode ser dividida en dúas categorías: a que prevén que entren mensaxes </text:span><text:span text:style-name="T18">spam</text:span><text:span text:style-name="T118"> na túa lista, e aquela que trata de evitar que a lista se converta nunha fonte de enderezos de correo electrónico para os </text:span><text:span text:style-name="T18">spammers</text:span><text:span text:style-name="T118"> que as colleitan. A primeira é a máis importante, así que a analizaremos en primeiro lugar.</text:span></text:p>
      <text:h text:style-name="Heading_20_4" text:outline-level="4"><text:span text:style-name="T121">Filtraxe das mensaxes</text:span></text:h>
      <text:p text:style-name="P106"><text:span text:style-name="T73">Hai tres técnicas básicas para evitar a entrada de mensaxes lixo, e os máis dos software de listas fornecen as tres. Traballan mellor cando se usan en tándem: </text:span></text:p>
      <text:p text:style-name="P106"><text:span text:style-name="T73"/></text:p>
      <text:list xml:id="list224057511" text:style-name="L21">
        <text:list-item>
          <text:p text:style-name="P104"><text:span text:style-name="T25">Soamente permitir automaticamente aquelas mensaxes enviadas á lista por subscritores.</text:span> <text:span text:style-name="T121">Esta é unha medida efectiva cando está activa, e implica moi pouco traballo administrativo, xa que normalmente obriga a mudar tan só unha opción na configuración do software de xestión da lista. Mais ten en conta que as mensaxes que non son automaticamente aprobadas non deben ser simplemente descartadas. Pola contra, deben pasar a ser moderadas por dúas razóns. A primeira é que vas querer que os non subscritores poidan contribuír. Unha persoa que quere facer un comentario ou unha suxestión non debería ter que subscribirse tan só para enviar unha única mensaxe. En segundo lugar, mesmo os subscritores poden, en ocasións, enviar mensaxes desde enderezos distintos a aqueles cos que se cadastraron na lista. Os enderezos de correo electrónico no son un método fiable de identificación das persoas, e non deberían ser tratados como tales. </text:span></text:p>
        </text:list-item>
        <text:list-item>
          <text:p text:style-name="P103"><text:span text:style-name="T22">Filtraxe de mensaxes a través de software de control de spam</text:span><text:span text:style-name="T120">. </text:span>Se o software da lista de correo o permitir (os máis deles o fan), podes facer que as mensaxes sexan controladas por unha aplicación de filtraxe de <text:span text:style-name="T11">spam</text:span>. A filtraxe automática de <text:span text:style-name="T11">spam</text:span> non é perfecta, e nunca o vai ser, xa que hai unha carreira inacabable entre os <text:span text:style-name="T11">spammers</text:span> e os escritores de filtros. Porén, pode reducir sensiblemente a cantidade de <text:span text:style-name="T11">spam</text:span> que atravesa a ringleira de moderación, e dado que canto máis longa é a ringleira máis tempo de dedicación require dos humanos, calquera cantidade de filtraxe automática resulta beneficiosa. Non hai espazo dabondo neste libro para transmitirche instrucións detalladas sobre como configurares os filtros <text:span text:style-name="T11">anti-spam</text:span>. Terás que consultar as instrucións do software da túa lista (ver <text:span text:style-name="T119">máis na sección “Aplicacións de roldas de correo”)</text:span>. O software de listas de correo inclúe frecuentemente algunha utilidade preconfigurada de prevención <text:span text:style-name="T11">anti-spam</text:span>, mais pode que queiras engadir algúns filtros de terceiros. Persoalmente teño boas experiencias con estes dous: <text:span text:style-name="T11">SpamAssassin</text:span> (<text:a xlink:type="simple" xlink:href="http://spamassassin.apache.org/">http://spamassassin.apache.org/</text:a>) e <text:span text:style-name="T11">SpamProbe</text:span> (<text:a xlink:type="simple" xlink:href="http://spamprobe.sourceforge.net/">http://spamprobe.sourceforge.net/</text:a>). Isto non supón ningunha valoración de outros filtros <text:span text:style-name="T11">anti-spam</text:span> libres, algúns dos cales son aparentemente bastante bos. É só que eu usei os dous mencionados e quedei moi satisfeito con eles. </text:p>
        </text:list-item>
        <text:list-item>
          <text:p text:style-name="P105"><text:span text:style-name="T80">Moderación</text:span>. <text:span text:style-name="T69">Para aquelas mensaxes que non foren automaticamente autorizadas por procederen dun subscritor da lista, e que pasaren a través do software de filtraxe de </text:span><text:span text:style-name="T74">spam</text:span><text:span text:style-name="T69">, se for o caso, o último paso é o da </text:span><text:span text:style-name="T75">moderación</text:span><text:span text:style-name="T69">: a mensaxe é enviada a un enderezo especial, no que un individuo a examina e decide se é aprobada ou rexeitada. A aprobación dunha mensaxe pode facerse de dúas maneiras: pódese aceptar a mensaxe só por esta vez, ou podes dicirlle á lista que acepte esta e calquera outra mensaxe que no futuro proceda do mesmo remitente. As máis das veces é isto último o que se fai, xa que así se reduce a carga de traballo da moderación. Os detalles sobre como se fai varían de sistema a sistema, mais xeralmente consiste en responder a un determinado enderezo de correo coa mensaxe "aceptar" (o que quere dicir que se acepta tan só esta mensaxe) ou "permitir" (aprobando esta e outras mensaxes futuras). O rexeitamento faise xeralmente ignorando a mensaxe de moderación. Se o software da lista non dá recibido a confirmación de que algo é unha mensaxe válida, non a pasará á lista, así que o efecto desexado se produce se simplemente non se dá curso á mensaxe de </text:span><text:soft-page-break/><text:span text:style-name="T69">moderación. Ás veces tamén tes a opción de responderes cos comandos "rexeitar" ou "denegar", para que ningunha mensaxe do mesmo remitente sexa aceptada no futuro, sen necesidade de sometelas a moderación. Xeralmente non ten moito sentido facer isto, xa que a moderación tenta controlar o </text:span><text:span text:style-name="T74">spam</text:span><text:span text:style-name="T69">, e os </text:span><text:span text:style-name="T74">spammers</text:span><text:span text:style-name="T69"> moi raramente empregan dúas veces o mesmo enderezo. </text:span></text:p>
        </text:list-item>
      </text:list>
      <text:p text:style-name="P101"/>
      <text:p text:style-name="P101"><text:span text:style-name="T69">Ten coidado de empregares a moderación</text:span><text:span text:style-name="T20"> tan só </text:span><text:span text:style-name="T69">para filtrares o </text:span><text:span text:style-name="T11">spam</text:span><text:span text:style-name="T69"> e as mensaxes claramente fóra de tema, como cando alguén manda accidentalmente un correo á lista equivocada. O sistema de moderación permite habitualmente a resposta directa ao remitente, mais non se debe usar este método para dar resposta a preguntas que en realidade entran no ámbito de actividade da propia lista, aínda que teñas absolutamente clara a resposta. Facer iso privaría á comunidade do coñecemento exacto acerca de que clase de preguntas fai a xente, e impediríalles responder por eles mesmos ou ver as respostas que outros poidan enviar. A moderación das <text:s/>listas de correo ten a ver exclusivamente con mantelas libres de correo lixo e mensaxes fóra de tema, nada máis. </text:span></text:p>
      <text:h text:style-name="Heading_20_4" text:outline-level="4">Ocultación de enderezos nos arquivos </text:h>
      <text:p text:style-name="P22">Para evitares que as túas listas de correo se convertan nunha fonte de subministro de enderezos para os <text:span text:style-name="T11">spammers</text:span>, unha técnica habitual é a de que os arquivos oculten os enderezos da xente, por exemplo substituíndo </text:p>
      <text:p text:style-name="P22"/>
      <text:p text:style-name="P55"><text:a xlink:type="simple" xlink:href="mailto:jrandom@somedomain.com"><text:span text:style-name="T89">jrandom@somedomain.com</text:span></text:a></text:p>
      <text:p text:style-name="P50">por jrandom_AT_somedomain.com</text:p>
      <text:p text:style-name="P50">ou jrandomNOSPAM@somedomain.com</text:p>
      <text:p text:style-name="P22"><text:s/></text:p>
      <text:p text:style-name="P22">ou algunha maneira igualmente obvia (para os humanos) de codificalas. Dado que os colleitadores de enderezos para <text:span text:style-name="T11">spam</text:span> funcionan frecuentemente uliscando nas páxinas web; incluíndo os arquivos web da túa lista de correo; e buscando secuencias que conteñan "@", codificar os enderezos é a maneira de tornalos inútiles ou invisibles para os <text:span text:style-name="T11">spammers</text:span>. Por suposto que isto non evita que o <text:span text:style-name="T11">spam</text:span> sexa enviado directamente á propia lista, mais si que minimiza a cantidade de lixo que chega aos enderezos persoais dos membros da lista. </text:p>
      <text:p text:style-name="P22"/>
      <text:p text:style-name="P22">A ocultación de enderezos pode ser discutida. Gústalle moito a algunha xente , que se sorprenderá se os teus arquivos non o fan de maneira automática. Outra xente, pola contra, pensará que é unha incomodidade (xa ques as persoas terán tamén que traducir os enderezos antes de poder usalos). E hai xente que afirma que é unha práctica inútil, xa que un colleitador podería, en teoría, compensar calquera padrón de codificación. En calquera caso, hai evidencia empírica dabondo de que a ocultación de enderezos <text:span text:style-name="T20">é</text:span> efectiva, consulta <text:a xlink:type="simple" xlink:href="http://www.cdt.org/speech/spam/030319spamreport.shtml">http://www.cdt.org/speech/spam/030319spamreport.shtml</text:a>.</text:p>
      <text:p text:style-name="P22"/>
      <text:p text:style-name="P22">Idealmente, o software de xestión da lista debería deixar a escolla en mans de cada subscritor, ben mediante un cabezallo especial tipo "Si/Non" ou cunha opción de configuración nas preferencias da conta da lista de ese subscritor en particular. Porén, non coñezo ningún software que ofreza esa opción para cada subscritor ou para cada mensaxe, así que polo de agora será o xestor da lista quen teña que tomar a decisión por todos (dando por sentado que o arquivo ofrece esa utilidade, o que non sempre é así). Eu inclínome lixeiramente cara a que a ocultación de enderezos estea activada. Algunhas persoas poñen moito coidado en non publicar os seus enderezos en páxinas web ou en calquera outro sitio onde un colleitador de <text:span text:style-name="T11">spam</text:span> poida localizalos, e sentiríanse moi incómodos se esa precaución fose tirada ao lixo por un arquivo de listas de correo; mentres tanto, o inconveniente que supón a ocultación de enderezos para as persoas é moi pouco importante, xa que a transformación de un enderezo oculto nun utilizable é trivial no caso de que precisares acceder á persoa en cuestión. Mais non esquezas que, ao final, non deixa de ser unha carreira armamentística: para cando leas isto, os colleitadores poden perfectamente ter evolucionado ata o punto de seren quen de recoñecer as formas máis habituais de ocultación, e teremos que empezar a pensar noutra solución. </text:p>
      <text:h text:style-name="Heading_20_3" text:outline-level="3">Identificación e xestión de cabezallos </text:h>
      <text:p text:style-name="P22">Frecuentemente, os subscritores das listas quererán arquivar as mensaxes nunha pasta específica para o proxecto, distinta das de outras mensaxes de correo. O seu software de lectura de correo pode facer isto automaticamente sen máis que examinar os <text:span text:style-name="T20">cabezallos</text:span> das mensaxes. Os cabezallos son os campos situados no inicio das mensaxes que indican quen é o remitente, o destinatario, cal é o asunto, a data e outra información variada acerca da mensaxe. Algúns cabezallos son ben coñecidos e certamente imprescindibles: </text:p>
      <text:p text:style-name="P22"><text:soft-page-break/></text:p>
      <text:p text:style-name="code">De: ... </text:p>
      <text:p text:style-name="code">Para: ... </text:p>
      <text:p text:style-name="code">Asunto: ... </text:p>
      <text:p text:style-name="code">Data: ... </text:p>
      <text:p text:style-name="P51"/>
      <text:p text:style-name="P22">Outras son opcionais, aínda que bastante habituais. Por exemplo, os emails non teñen por que levar o cabezallo </text:p>
      <text:p text:style-name="P22"/>
      <text:p text:style-name="code">Responder a: remitente@enderezo de correo, </text:p>
      <text:p text:style-name="P22"/>
      <text:p text:style-name="P22">mais as máis delas o levan, xa que lle ofrece ao destinatario un camiño seguro para acceder ao autor da mensaxe (o que é especialmente útil cando o autor tivo que enviar a mensaxe desde un enderezo distinto a aquel ao que desexa que se lle remitan as respostas). </text:p>
      <text:p text:style-name="P22"/>
      <text:p text:style-name="P22">Algún software de lectura de correo ofrece unha interface de uso sinxelo para filtrar mensaxes baseándose en padróns do cabezallo "asunto". Isto fai que a xente pida que a lista engada un prefixo automático a todos os asuntos, de xeito que se poida configurar o programa para que recoñeza ese prefixo e arquive automaticamente na pasta correcta as mensaxes que o levan. A idea é que o autor da mensaxe escribiría: </text:p>
      <text:p text:style-name="P22"/>
      <text:p text:style-name="code">Asunto: preparando a liberación 2.5. </text:p>
      <text:p text:style-name="P22"/>
      <text:p text:style-name="P22">mais a mensaxe se vería na lista deste xeito: </text:p>
      <text:p text:style-name="P22"><text:s/></text:p>
      <text:p text:style-name="code">Asunto: [discusions@listas.exemplo.org] preparando a liberación 2.5. </text:p>
      <text:p text:style-name="P22"/>
      <text:p text:style-name="P22">Aínda que a maioría dos programas de xestión de listas ofrecen esta opción, persoalmente recomendo non activala. O problema que resolve pode ser solucionado de maneira máis sinxela por métodos menos intrusivos, e o custo de reducir o espazo do cabezallo "asunto" é considerablemente superior. Os usuarios experimentados de listas de correo acostuman a ver os asuntos da lista de mensaxes entrantes do día para decidiren cal ler ou a cal responder. Se o nome da lista antecede o asunto, o contido deste pode ser desprazado cara ao lado dereito da pantalla, fóra do campo de visión. Isto oculta información que a xente necesita para decidiren que mensaxes abrir, reducindo así a utilidade xeral da lista para todo o mundo. </text:p>
      <text:p text:style-name="P22"/>
      <text:p text:style-name="P22">En lugar de mudar excesivamente o cabezallo "asunto", aprende aos teus usuarios a tiraren partido de outros cabezallos estándar, comezando polo cabezallo "para:", que debería conter o nome da lista: </text:p>
      <text:p text:style-name="P22"/>
      <text:p text:style-name="code">Para: <text:span text:style-name="T113">&lt;</text:span>discusi<text:span text:style-name="T114">o</text:span>n@listas.exemplo.org<text:span text:style-name="T113">&gt;</text:span></text:p>
      <text:p text:style-name="P22"/>
      <text:p text:style-name="P22">Calquera lector de correo que poida filtrar o "asunto" debería tamén poder filtrar o "para<text:span text:style-name="T21">:</text:span>" coa mesma facilidade. </text:p>
      <text:p text:style-name="P22"/>
      <text:p text:style-name="P22">Hai uns poucos cabezallos máis de listas de correo que son opcionais mais estándar. Filtralos é mesmo máis preciso que facelo sobre os "para:" ou "CC"; dado que estes cabezallos son engadidos ás mensaxes polo propio software de xestión de listas, algúns usuarios poden contar coa súa presenza: </text:p>
      <text:p text:style-name="P28"/>
      <text:p text:style-name="code">axuda-lista: &lt;mailto:discuss-help@lists.example.org&gt; </text:p>
      <text:p text:style-name="code">baixa-lista: &lt;mailto:discuss-unsubscribe@lists.example.org&gt; </text:p>
      <text:p text:style-name="code">envio-a-lista: &lt;mailto:discuss@lists.example.org&gt; </text:p>
      <text:p text:style-name="code">Distribuído-a:: mailing list discuss@lists.example.org </text:p>
      <text:p text:style-name="code">Lista: contactar discuss-help@lists.example.org; run by ezmlm </text:p>
      <text:p text:style-name="code"/>
      <text:p text:style-name="P22">Os máis deles son obvios. Consulta <text:a xlink:type="simple" xlink:href="http://www.nisto.com/listspec/list-manager-intro.html">http://www.nisto.com/listspec/list-manager-intro.html</text:a> para máis explicacións, ou se precisares especificacións realmente detalladas e formais, podes ver <text:a xlink:type="simple" xlink:href="http://www.faqs.org/rfcs/rfc2369.html">http://www.faqs.org/rfcs/rfc2369.html</text:a>. </text:p>
      <text:p text:style-name="P22"/>
      <text:p text:style-name="P22">Ten en conta que estes cabezallos implican que, se tiveres unha <text:s/>lista denominada "lista", tamén vas dispor de enderezos administrativos "axuda-lista" e "baixa-lista". Ademais, é habitual ter "subscrición-lista" para cadastrarse, e "propietario-lista" para contactar cos seus administradores. Xeralmente se envía <text:soft-page-break/>automaticamente a explicación sobre a utilidade e todos estes enderezos aos novos subscritores como parte dunha mensaxe de benvida. Probablemente ti mesmo teñas copia desta mensaxes de benvida. Se non for así, pídelle a alguén que cha pase, para que poidas saber o que é que os teus usuarios reciben cando se dan de alta na lista. Ten a copia a man de xeito que poidas responder preguntas sobre o funcionamento da lista ou, mesmo mellor, publícaa nalgunha páxina web. Deste xeito, cando alguén perda a súa copia e che mande unha mensaxe preguntando "Como podo darme de baixa nesta lista?”, ti só terás que enviarlle a correspondente URL. </text:p>
      <text:p text:style-name="P22"/>
      <text:p text:style-name="P22">Algúns programas de listas de correo ofrecen unha opción para engadir ao pé das mensaxes as instrucións para darse de baixa. Se for así, actívaa. Só produce un par de liñas de máis por mensaxe, nunha localización onde non estorban, e pode aforrarche unha boa cantidade de tempo diminuíndo a cantidade de xente que che envía consultas, ou peor, que manda unha mensaxe á lista! preguntando como darse de baixa. </text:p>
      <text:h text:style-name="Heading_20_3" text:outline-level="3">O gran debate sobre "responder-a" (<text:span text:style-name="T11">Reply-To</text:span>) </text:h>
      <text:p text:style-name="P22">Antes, n<text:span text:style-name="T92">a sección “Evita as discusión privadas” no capítulo 2 “Primeiros pasos”</text:span>, salientei a importancia de manter discusións seguras nos foros públicos, e falei sobre como é as veces necesario adoptar medidas activas para evitares a conversión de discusións en fíos privados; máis adiante, este capítulo trata completamente sobre a configuración do software de comunicacións para que faga por ti tanto traballo como for posible. Polo tanto, se o software de administración ofrece unha maneira automatizada para evitar que se establezan discusións na lista, deberías pensar que activar esa opción é a decisión obvia. </text:p>
      <text:p text:style-name="P22"/>
      <text:p text:style-name="P22">Ou talvez non tanto. Existe esa utilidade, mais presenta algunhas desvantaxes realmente importantes. A cuestión de se usala ou non constitúe un dos debates máis quentes no mundo da xestión de listas, admitámolo, non unha controversia como para saír nas noticias da noite na túa cidade, mais si que pode xurdir de tempo en tempo en todo proxecto de software libre. Máis adiante describirei esta utilidade, darei os principais argumentos a favor e en contra, e darei a mellor recomendación que poida. </text:p>
      <text:p text:style-name="P22"/>
      <text:p text:style-name="P22">A utilidade en si mesma é moi simple: o software de listas de correo pode, se quixeres, configurar automaticamente o cabezallo "responder-a" (<text:span text:style-name="T11">Reply-to</text:span>) en todas as mensaxes, de xeito que as respostas se encamiñen á propia lista. Isto é, independentemente do que o remitente poña no cabezallo "contestar a "(e mesmo se non poñen nada en absoluto), cando os subscritores vexan a mensaxe, o cabezallo conterá o enderezo da lista: </text:p>
      <text:p text:style-name="P22"/>
      <text:p text:style-name="code">Responder a: discusións@listas.exemplo.org </text:p>
      <text:p text:style-name="P22"/>
      <text:p text:style-name="P22">De primeiras, parece unha boa idea. Xa que practicamente todo o software de lectura de correo ten en conta o cabezallo "responder a", cando alguén responder a unha mensaxe, a súa resposta vai ser automaticamente dirixida a toda a lista, non só ao remitente da mensaxe orixinal. Por suposto, quen contesta pode mudar manualmente o destinatario da súa mensaxe, mais o importante é que <text:span text:style-name="T20">por defecto </text:span>as respostas son dirixidas á lista. É un exemplo perfecto do uso da tecnoloxía para fomentar a colaboración. </text:p>
      <text:p text:style-name="P22"/>
      <text:p text:style-name="P22">Infelizmente, hai algunhas desvantaxes. A primeira é coñecida como o problema de <text:span text:style-name="T11">Non podo dar co camiño de volta</text:span>: ás veces o remitente pon o seu enderezo "real" de correo electrónico no cabezallo "responder a", porque por unha razón ou outra envía o seu correo desde un enderezo distinto de onde o recibe. A xente que sempre envía a recibe o seu correo desde o mesmo enderezo non ten este problema, e pode que se sorprenda mesmo de que exista. Mais para aqueles que teñen configuracións de coreo inusitadas, ou que non poden controlar que enderezo ocupa o campo "de" das súas mensaxes (talvez porque envían os correos desde o seu traballo e non teñen influencia ningunha sobre o seu departamento de TI), usar o "responder a" pode ser a única maneira de asegurar que lles chegan as respostas. Cando alguén así publica algunha mensaxe nunha lista á que non está subscrito, a súa configuración do "responder a" tórnase unha información esencial. Se o software da lista sobrescribe esa información, é posible que nunca chegue a ver as respostas á súa mensaxe. </text:p>
      <text:p text:style-name="P22"/>
      <text:p text:style-name="P22">A segunda desvantaxe ten a ver coas expectativas, e na miña opinión é o argumento máis poderoso contra o uso de forzar o "responder a". Os usuarios de correo electrónico máis experimentados están afeitos a dous métodos básicos de resposta: <text:span text:style-name="T20">"responder a todos" </text:span>e <text:span text:style-name="T20">"responder ao remitente"</text:span>. Todos os programas de lectura de correo electrónico modernos teñen botóns diferentes para estas dúas accións. Os usuarios saben que para responder a todo o mundo (incluíndo a lista) deben escoller "responder a todos", e para responder en privado ao autor orixinal, deben escoller "responder ao remitente". Aínda que desexes fomentar que a xente responda á <text:soft-page-break/>lista sempre que for posible, hai certas circunstancias nas que a resposta privada é unha decisión de quen responde; por exemplo, poden querer dicirlle algo confidencial ao autor da mensaxe inicial, algo que resultaría inapropiado publicar na lista. </text:p>
      <text:p text:style-name="P22"/>
      <text:p text:style-name="P22">E agora considera o que pasa cando a lista sobrescribe o "responder a" do remitente orixinal. Quen responde preme a tecla de "responder ao remitente", esperando que a mensaxe lle sexa enviada directamente ao autor orixinal. Xa que ese é o comportamento esperado, pode que non se preocupe de comprobar o enderezo do destinatario na nova mensaxe. Compón a súa mensaxe privada e confidencial, que quizais conteña cousas embarazosas sobre alguén da lista, e preme a tecla de enviar. De súpeto, poucos minutos máis tarde, a mensaxe aparece <text:span text:style-name="T20">na lista!.</text:span> Certo, en teoría el tiña que ter comprobado convenientemente o que puña no campo "destinatario", e moitos usuarios expertos esperan que se faga así. De feito, cando alguén configura o "responder a" con calquera outro enderezo, como a da lista, xeralmente ten o coidado de mencionar este feito no corpo da mensaxe, de xeito que a xente non se sorprenda do que pasa cando responden. </text:p>
      <text:p text:style-name="P22"/>
      <text:p text:style-name="P22">Como resultado das consecuencias deste comportamento inesperado, a miña preferencia pasa por configurar o software de xestión da lista de xeito que nunca toque o cabezallo "responder a". Esta é unha das ocasións nas que usar a tecnoloxía para fomentar a colaboración ten, paréceme, efectos colaterais potencialmente perniciosos. En calquera caso, hai tamén algúns argumentos poderosos a favor do outro bando deste debate. Independentemente do que decidas, recibirás de cando en vez mensaxes de xente preguntando por que non o escolles a outra maneira. Como seguramente non queres que esta cuestión se converta no principal fío da lista, sería bo que tiveses preparada unha resposta por anticipado, das do tipo que conducen ao abandono da discusión, en lugar de fomentala. Debes estar seguro de que <text:span text:style-name="T20">non </text:span>insistes en que a túa decisión, sexa esta a que for, é a única correcta (aínda que o penses). Pola contra, explica que este é un debate moi vello, que hai boas razóns nos dous bandos, que ningunha escolla vai satisfacer a todos os usuarios, e que por tanto tomaches a mellor decisión posible. Moi amablemente indica que non se debe reiniciar a discusión sobre a materia salvo que alguén tiver algo realmente novo que dicir, despois mantente á marxe do fío e espera a que morra de morte natural. </text:p>
      <text:p text:style-name="P22"/>
      <text:p text:style-name="P22">Alguén pode suxerir que se faga unha votación para decidir unha solución ou a outra. Podes facelo se quixeres, mais persoalmente non me parece que contar cabezas sexa unha boa maneira de resolver a cuestión. O castigo para quen é sorprendido polo comportamento do software da lista (enviando por accidente unha mensaxe privada á lista) é tan grande, e os inconvenientes para os demais son tan leves (tendo que recordarlle de tanto en tanto a alguén que responda á lista en lugar de ao teu enderezo privado), que non está claro que a maioría, aínda que sexa precisamente maioría, poida poñer a minoría en tal risco. </text:p>
      <text:p text:style-name="P22"/>
      <text:p text:style-name="P22">Non estou a tratar aquí todos os aspectos do asunto, tan só aqueles que semellan ser da maior importancia. Para un tratamento máis completo, le estes dous documentos canónicos, que son os que sempre se citan cando xorde este debate: </text:p>
      <text:p text:style-name="P22"/>
      <text:list xml:id="list1679168621" text:style-name="L9">
        <text:list-item>
          <text:p text:style-name="P78"><text:span text:style-name="T76">Leave Reply-to alone</text:span><text:span text:style-name="T77">, por </text:span><text:span text:style-name="T75">Chip Rosenthal </text:span><text:a xlink:type="simple" xlink:href="http://www.unicom.com/pw/reply-to-harmful.html" office:target-frame-name="_top" xlink:show="replace"><text:span text:style-name="T115">http://www.unicom.com/pw/reply-to-harmful.html</text:span></text:a></text:p>
        </text:list-item>
        <text:list-item>
          <text:p text:style-name="P78"><text:span text:style-name="T76">Set Reply-to to list</text:span><text:span text:style-name="T77">, por </text:span><text:span text:style-name="T75">Simon Hill</text:span><text:span text:style-name="T77"> </text:span><text:a xlink:type="simple" xlink:href="http://www.metasystema.net/essays/reply-to.mhtml" office:target-frame-name="_top" xlink:show="replace"><text:span text:style-name="T116">http://www.metasystema.net/essays/reply-to.mhtml</text:span></text:a></text:p>
        </text:list-item>
      </text:list>
      <text:p text:style-name="P22"/>
      <text:p text:style-name="P22">A pesar da miña lixeira preferencia indicada antes, non creo que haxa unha única resposta "correcta" para esta cuestión, e de feito participo en moitas listas que escolleron <text:span text:style-name="T20">empregar</text:span><text:span text:style-name="T82"> o</text:span> "responder a". O mellor que podes facer é decidirte por unha ou outra solución o antes posible, e tratar de non enredarte en debates sobre o tema máis adiante. </text:p>
      <text:h text:style-name="Heading_20_4" text:outline-level="4">Dúas fantasías </text:h>
      <text:p text:style-name="P23">Algún día, alguén vai ter a feliz idea de inserir unha tecla <text:span text:style-name="T11">"responder á lista"</text:span> no seu software de correo electrónico. Empregará algún dos cabezallos estándar mencionados anteriormente para deducir o enderezo da lista, e entón dirixir as respostas tan só á lista, deixando de lado todos os demais enderezos dos destinatarios, xa que os máis deles estarán, de todos modos, subscritos. É posible que outros programas de correo copien a idea, e todo este debate desapareza finalmente. (De feito, o programa <text:a xlink:type="simple" xlink:href="http://www.mutt.org/">http://www.mutt.org/</text:a> ofrece xa esta característica<text:note text:id="ftn5" text:note-class="footnote"><text:note-citation>5</text:note-citation><text:note-body><text:p text:style-name="Footnote"><text:span text:style-name="T66">Pouco despois de que este libro fora publicado, Michael Bernstein (</text:span><text:a xlink:type="simple" xlink:href="http://www.michaelbernstein.com/"><text:span text:style-name="T66">http://www.michaelbernstein.com/</text:span></text:a><text:span text:style-name="T66">) escribiume para dicirme: "Hai outros programas de correo que incorporan una función de "responder á lista" ademais de Mutt. Por exemplo, Evolution ten esta función en forma de atallo de teclas, aínda que non cun botón (Ctrl+L).</text:span></text:p></text:note-body></text:note>.</text:p>
      <text:p text:style-name="P22"><text:soft-page-break/></text:p>
      <text:p text:style-name="P22">Unha solución aínda mellor sería que a opción de "responder a" estivese da parte de quen resposta. Aqueles que desexan que a lista teña o "responder a" preconfigurado (ben nas mensaxes dos outros ou nas propias) poderían escoller esta opción, e os demais escollerían que o "responder a" fose escollido por casa usuario. Porén, non coñezo ningún programa que o faga. De momento, parece que estamos estancados na opción da solución global. </text:p>
      <text:p text:style-name="P22"/>
      <text:p text:style-name="P22">Desde que escribín o anterior, descubrín que hai polo menos un sistema de xestión de listas que ofrece esta posibilidade: Siesta (<text:a xlink:type="simple" xlink:href="http://siesta.unixbeard.net/">http://siesta.unixbeard.net/</text:a>). Tamén podes ler este artigo: <text:a xlink:type="simple" xlink:href="http://www.perl.com/pub/a/2004/02/05/siesta.html">http://www.perl.com/pub/a/2004/02/05/siesta.html</text:a>. </text:p>
      <text:h text:style-name="Heading_20_3" text:outline-level="3">Arquivamento</text:h>
      <text:p text:style-name="P22">Os detalles técnicos acerca da configuración do arquivamento de listas de correo son específicos do software que xestiona a lista, e fican alén o ámbito deste libro. Cando escollas ou configures un arquivador, ten en conta as seguintes características: </text:p>
      <text:h text:style-name="Heading_20_6" text:outline-level="6">Actualización áxil </text:h>
      <text:p text:style-name="P57">Frecuentemente a xente vai querer referirse a unha mensaxe enviada durante as últimas dúas horas. Se for posible, o arquivador debería almacenar cada mensaxe instantaneamente, de xeito que en canto aparece na lista de correo estea xa dispoñible nos arquivos da mesma. Se esa opción non estiver dispoñible, entón tenta cando menos configurar o arquivador para que se actualice cada hora. Por defecto, algúns arquivadores lanzan os seus procesos de actualización unha vez cada noite, mais iso supón unha demora claramente inasumible para unha lista de correo medianamente activa. </text:p>
      <text:h text:style-name="Heading_20_6" text:outline-level="6">Estabilidade referencial </text:h>
      <text:p text:style-name="P56">Cando unha mensaxe é arquivada nunha URL dada, debería permanecer accesible para sempre nese mesmo enderezo, ou durante tanto tempo como for posible. Mesmo se os arquivos son reconstruídos, restaurados desde un ficheiro de respaldo (<text:span text:style-name="T11">backup</text:span>), ou reparados de calquera outra maneira, as URL que foran publicamente accesibles nun momento dado deben permanecer accesibles. As referencias estables fan posible que os motores de procura en Internet indexen correctamente os arquivos, o que supón unha vantaxe considerable para usuarios que buscan respostas a preguntas concretas. As estabilidade das referencias é tamén importante porque as mensaxes e fíos das listas de correo acostuman estar enlazadas ao xestor de erros (<text:span text:style-name="T11">bug tracker</text:span>) (véxase “<text:span text:style-name="T93">Xestor de erros” máis adiante neste mesmo capítulo)</text:span> ou a outros documentos do proxecto. </text:p>
      <text:p text:style-name="P22"/>
      <text:p text:style-name="P56">Idealmente, o software de listas de correo debería incluír a URL do arquivo de mensaxes, ou polo menos a parte específica da URL que se refire á mensaxe, nun cabezallo, cando distribúa as mensaxes aos seus destinatarios. Deste xeito, a xente que ten unha copia da mensaxe coñecerá a localización do seu arquivo sen ter que ver realmente os arquivos, o que é moi útil porque calquera operación que implica o uso do navegador de Internet supón necesariamente un certo consumo de tempo. Non sei se todo o software de listas de correo ofrece esta característica; infelizmente, os que eu teño usado non o fan. Porén, é algo sobre o que pesquisar (ou, se escribires software para listas de correo, é unha característica que deberías considerar implementar, por favor) </text:p>
      <text:h text:style-name="P67" text:outline-level="6">Copias de seguridade (<text:span text:style-name="T11">Backups</text:span>) </text:h>
      <text:p text:style-name="P56">Como facer copias de seguridade dos arquivos debería ser razoablemente obvio, e a receita de restauración non debería ser moi difícil. Noutras palabras, non trates o teu arquivador como unha caixa negra. Ti (ou alguén do teu proxecto) deberías saber onde se almacenan as mensaxes, e como rexenerar as páxinas de arquivamento desde o almacén de mensaxes no caso de que nalgún momento fose necesario. Eses arquivos conteñen datos preciosos&amp;mdash;un proxecto que os perde, perde tamén unha parte considerable da súa memoria colectiva. </text:p>
      <text:h text:style-name="P67" text:outline-level="6">Soporte aos fíos (<text:span text:style-name="T11">Threads</text:span>) </text:h>
      <text:p text:style-name="P56">Debería ser posible ir dunha mensaxe dada ao correspondente <text:span text:style-name="T20">fío</text:span> (grupo de mensaxes relacionadas entre si) ao que pertence esa mensaxe en particular. Cada fío debería tamén ter a súa propia URL, <text:soft-page-break/>distinta das correspondentes ás mensaxes que compoñen o fío. </text:p>
      <text:h text:style-name="Heading_20_6" text:outline-level="6"><text:span text:style-name="T26">Pesquisas</text:span> </text:h>
      <text:p text:style-name="P56">Un arquivador que non soporte pesquisas (sobre os corpos das mensaxes, e sobre os seus autores ou asuntos) é practicamente inútil. Ten en conta que algúns arquivadores soportan pesquisas simplemente derivándoas a un motor externo tal como Google. Isto é aceptable, mais o soporte a pesquisas directas normalmente permite un mellor afinado, xa que deixa que a ferramenta de procura especifique que o resultado debe procurarse na liña de asunto e non no corpo, por exemplo. </text:p>
      <text:p text:style-name="P22"/>
      <text:p text:style-name="P22">O que antecede é simplemente unha lista de control para axudarte a avaliar e configurar un arquivador. Conseguir que a xente faga un <text:span text:style-name="T20">uso</text:span> real do arquivador en beneficio do proxecto se discute en capítulos posteriores, nomeadamente <text:span text:style-name="T94">na sección “Uso intensivo de arquivos” no capítulo 6 “Comunicacións”.</text:span></text:p>
      <text:h text:style-name="Heading_20_3" text:outline-level="3">Software </text:h>
      <text:p text:style-name="P22">De seguido se comentan algunhas ferramentas de software libre para a xestión e o arquivamento de listas de correo. Se o sitio no que tes o teu proxecto aloxado ten xa unha configuración por defecto, non vas ter que escoller ningunha ferramenta en particular. Mais si vas ter que instalar unha por ti mesmo, estas son algunhas das posibles. As que eu teño usado son <text:span text:style-name="T11">Mailman</text:span>, <text:span text:style-name="T11">Ezmlm</text:span>, <text:span text:style-name="T11">MHonArc</text:span>, e <text:span text:style-name="T11">Hypermail</text:span>, mais iso non quere dicir que non haxa outras igual de boas ( e seguro que existen por aí adiante outras ferramentas que eu nin sequera dei atopado, así que non penses que esta é unha lista completa). </text:p>
      <text:p text:style-name="P22"/>
      <text:h text:style-name="P69" text:outline-level="6">Software de xestión de listas de correo: </text:h>
      <text:p text:style-name="P22"/>
      <text:list xml:id="list59209627" text:style-name="L10">
        <text:list-item>
          <text:p text:style-name="P79">Mailman<text:span text:style-name="T77"> - </text:span><text:span text:style-name="T69">http://www.list.org/ </text:span></text:p>
        </text:list-item>
      </text:list>
      <text:p text:style-name="P22"/>
      <text:p text:style-name="P56">(Ten un arquivador incorporado, así como conexións para arquivadores externos) </text:p>
      <text:p text:style-name="P28"/>
      <text:list xml:id="list259831981" text:style-name="L11">
        <text:list-item>
          <text:p text:style-name="P80">SmartList <text:span text:style-name="T77">- http://www.procmail.org/ </text:span></text:p>
        </text:list-item>
      </text:list>
      <text:p text:style-name="P28"/>
      <text:p text:style-name="P54">(Deseñado para ser usado co sistema de procesamento de correo electrónico <text:span text:style-name="T11">Procmail</text:span>) </text:p>
      <text:p text:style-name="P28"/>
      <text:list xml:id="list1422842242" text:style-name="L12">
        <text:list-item>
          <text:p text:style-name="P81">Ecartis<text:span text:style-name="T77"> - http://www.ecartis.org/ </text:span></text:p>
        </text:list-item>
      </text:list>
      <text:p text:style-name="P28"/>
      <text:list xml:id="list106282538" text:continue-numbering="true" text:style-name="L12">
        <text:list-item>
          <text:p text:style-name="P81">ListProc - <text:span text:style-name="T77">http://listproc.sourceforge.net/</text:span></text:p>
        </text:list-item>
      </text:list>
      <text:p text:style-name="P28"/>
      <text:list xml:id="list2064157878" text:continue-numbering="true" text:style-name="L12">
        <text:list-item>
          <text:p text:style-name="P81"><text:span text:style-name="T78">Ezmlm</text:span><text:span text:style-name="T69"> - http://cr.yp.to/ezmlm.html</text:span></text:p>
        </text:list-item>
      </text:list>
      <text:p text:style-name="P22"/>
      <text:p text:style-name="P56">(Deseñado para traballar co sistema de distribución de correo Qmail - http://cr.yp.to/qmail.html) </text:p>
      <text:p text:style-name="P22"/>
      <text:list xml:id="list757876143" text:style-name="L13">
        <text:list-item>
          <text:p text:style-name="P82"><text:span text:style-name="T78">Dada</text:span><text:span text:style-name="T69"> - http://mojo.skazat.com/</text:span></text:p>
        </text:list-item>
      </text:list>
      <text:p text:style-name="P22"/>
      <text:p text:style-name="P56">(Embora os insistentes esforzos da súa web para ocultalo, é software libre, liberado baixo a licenza GNU. Tamén inclúe un arquivador) </text:p>
      <text:p text:style-name="P24"><text:s/></text:p>
      <text:h text:style-name="P68" text:outline-level="6">Software de arquivamento de listas de correo: </text:h>
      <text:p text:style-name="P22"/>
      <text:list xml:id="list1310953432" text:style-name="L14">
        <text:list-item>
          <text:p text:style-name="P83"><text:span text:style-name="T78">MhonArc</text:span><text:span text:style-name="T69"> - </text:span><text:a xlink:type="simple" xlink:href="http://www.mhonarc.org/"><text:span text:style-name="T69">http://www.mhonarc.org/</text:span></text:a></text:p>
        </text:list-item>
        <text:list-item>
          <text:p text:style-name="P83"><text:span text:style-name="T78">Hypermail</text:span><text:span text:style-name="T69"> - </text:span><text:a xlink:type="simple" xlink:href="http://www.hypermail.org/"><text:span text:style-name="T69">http://www.hypermail.org/</text:span></text:a></text:p>
        </text:list-item>
        <text:list-item>
          <text:p text:style-name="P83"><text:span text:style-name="T78">Lurker</text:span><text:span text:style-name="T69"> - </text:span><text:a xlink:type="simple" xlink:href="http://sourceforge.net/projects/lurker/"><text:span text:style-name="T69">http://sourceforge.net/projects/lurker/</text:span></text:a></text:p>
        </text:list-item>
        <text:list-item>
          <text:p text:style-name="P83"><text:span text:style-name="T78">Procmail</text:span><text:span text:style-name="T69"> - http://www.procmail.org/</text:span></text:p>
        </text:list-item>
      </text:list>
      <text:p text:style-name="P22"/>
      <text:p text:style-name="P56"><text:soft-page-break/>(Software de acompañamento de <text:span text:style-name="T11">Smartlistk</text:span>, é un sistema procesador de correo que pode, aparentemente, ser configurado como arquivador) </text:p>
      <text:h text:style-name="Heading_20_2" text:outline-level="2">Control de versións </text:h>
      <text:p text:style-name="P22">Un <text:span text:style-name="T20">sistema de control de versións</text:span> (ou <text:span text:style-name="T20">sistema de control de revisións</text:span>) é unha combinación de tecnoloxías e prácticas para facer seguimento e control das mudanzas que se van producindo nos ficheiros dun proxecto, nomeadamente nos de código fonte, documentación e páxinas web. Se nunca antes usaches control de versións, o primeiro que deberías facer é buscar alguén que si o teña usado e fichalo para o teu proxecto. Hoxe en día, todo o mundo espera que cando menos o código fonte do teu proxecto estea subido a un sistema de control de versións, e seguramente non se tomará o proxecto en serio se non se utiliza este sistema cun mínimo de solvencia. </text:p>
      <text:p text:style-name="P22"/>
      <text:p text:style-name="P22">A razón pola que o control de versións é tan universal é que axuda a practicamente todos e cada un dos aspectos relacionados coa xestión dun proxecto: comunicacións entre desenvolvedores, xestión de liberacións, seguimento de erros (<text:span text:style-name="T11">bug tracking</text:span>), estabilidade do código e esforzos de desenvolvemento experimental, e atribución e autorización de mudanzas por certos desenvolvedores. O sistema de control de versións ofrece un centro de mando para todas estas tarefas. O núcleo do control de versións reside na <text:span text:style-name="T20">xestión de mudanzas</text:span>: identificando cada mudanza concreta realizada aos ficheiros do proxecto, anotando cada mudanza con metadatos tales como a súa data e o seu autor, e repetindo estes procesos para quen o solicitar, sen importar como. É un mecanismo de comunicación no que a mudanza é a unidade básica de información. </text:p>
      <text:p text:style-name="P22"/>
      <text:p text:style-name="P22">Esta sección non vai revisar a totalidade dos aspectos derivados do uso dun sistema de control de versións. É tan transversal que vai ser comentado ao longo do libro. Aquí concentrarémonos na escolla e a configuración dun sistema de control de versións de xeito que facilite o desenvolvemento cooperativo durante a existencia do proxecto. </text:p>
      <text:h text:style-name="Heading_20_3" text:outline-level="3">Vocabulario do control de versións </text:h>
      <text:p text:style-name="P22">Este libro non pode aprenderte a usares o control de versións se nunca antes o usaches, mais sería imposible falar sobre a materia sen definirmos primeiro algúns conceptos chave. Estes termos son útiles independentemente do sistema <text:s/>de control de versións seleccionado: son os verbos e substantivos básicos da colaboración en rede, e serán usados de xeito xenérico ao longo da obra. Aínda que non existisen sistemas de control de versións, o problema da xestión de mudanzas persistiría, e estes termos vannos fornecer unha linguaxe para falar concisamente deste problema. </text:p>
      <text:h text:style-name="Heading_20_4" text:outline-level="4">"Versión" fronte a "Revisión" </text:h>
      <text:p text:style-name="P25">A palabra <text:span text:style-name="T20">versión</text:span> ás veces é usada como sinónimo de "revisión", mais eu non o vou usar nese sentido neste libro, porque é demasiado fácil confundilo co termo "versión" tal como cando se fala de versións dun software, isto é, o número de liberación ou distribución, como en "Versión 1.0". De todos os xeitos, como a expresión "control de versións" é de feito estándar, eu vou continuar a empregala como sinónimo de "control de revisión" e "control de mudanzas". </text:p>
      <text:h text:style-name="Heading_20_6" text:outline-level="6">Commit </text:h>
      <text:p text:style-name="P56">Facer unha mudanza no proxecto; máis formalmente, almacenar unha mudanza na base de datos de control de versións de tal xeito que poida ser incorporada en futuras versións do proxecto. En inglés, "<text:span text:style-name="T11">commit</text:span>" pode ser usado como substantivo ou como verbo. Como substantivo, pode ser considerado como sinónimo de "mudanza". En galego a forma verbal pode ser substituída por "facer un <text:span text:style-name="T11">commit</text:span>". Por exemplo: "fixen o <text:span text:style-name="T11">commit</text:span> dun remendo para o fallo de servidores en Mac OS X que os de xestión de erros estaban a comentar. Jay, poderías revisar a mudanza e comprobar que non estou a facer mal uso do localizador (<text:span text:style-name="T11">allocator</text:span>)?" </text:p>
      <text:h text:style-name="P67" text:outline-level="6">Mensaxe de <text:span text:style-name="T11">log</text:span></text:h>
      <text:p text:style-name="P56">Un pequeno comentario engadido a cada <text:span text:style-name="T11">commit</text:span>, describindo a natureza e o propósito da mudanza. As mensaxes de <text:span text:style-name="T11">log</text:span> cóntanse entre os documentos máis importantes dun proxecto: constitúen a ponte entre a linguaxe altamente técnica das mudanzas no código e a máis orientada aos usuarios de características, remendo de erros e progreso do proxecto. Máis adiante nesta sección, falaremos de <text:soft-page-break/>como distribuír as mensaxes de <text:span text:style-name="T11">log</text:span> ás audiencias apropiadas; tamén, <text:span text:style-name="T95">na sección “Tradición na documentación” do capítulo 6 “Comunicacións” </text:span>se discute acerca dos modos en que os contribuíntes deben escribir mensaxes de <text:span text:style-name="T11">log</text:span> sinxelas e útiles. </text:p>
      <text:h text:style-name="P70" text:outline-level="6">Actualizar (update) </text:h>
      <text:p text:style-name="P56">Solicitar que as mudanzas (<text:span text:style-name="T11">commits</text:span>) feitas por outros se incorporen á túa copia local do proxecto; isto é, actualizar a túa copia. É unha operación moi frecuente; os máis dos desenvolvedores actualizan o seu código varias veces ao longo do día, de xeito que están seguros de estaren traballando sobre practicamente o mesmo código sobre o que están a traballar os outros colaboradores, e se eles atopan un erro, poden estar bastante seguros de que aínda non foi reparado. Por exemplo: "Ei!, decateime de que o código de indexación perde o último byte constantemente. Trátase dun novo erro?" "Si, mais foi corrixido hai unha semana, tenta facer unha actualización, debería solucionarse." </text:p>
      <text:h text:style-name="P69" text:outline-level="6">Repositorio </text:h>
      <text:p text:style-name="P56">Unha base de datos na que se almacenan as mudanzas. Algúns sistemas de control de versións están centralizados: hai un único repositorio no que se almacenan todos as mudanzas do proxecto. Outros son descentralizados: cada desenvolvedor garda o seu propio repositorio, e as mudanzas poden ser trocadas entre repositorios arbitrariamente. O sistema de control de versións mantén o seguimento das dependencias entre mudanzas, e cando chega a hora de liberar unha nova versión, un conxunto concreto de mudanzas é aprobado para esa versión. A cuestión sobre se é mellor a centralización ou a descentralización é unha das guerras santas máis longas do desenvolvemento de software; tenta non caer na trampa de discutires sobre este asunto nas listas de correo do teu proxecto. </text:p>
      <text:h text:style-name="P69" text:outline-level="6">Checkout </text:h>
      <text:p text:style-name="P56">O proceso de descarregar unha copia do proxecto desde un repositorio. Un <text:span text:style-name="T11">checkout</text:span> xera normalmente unha árbore de directorios chamada "copia de traballo" (ver debaixo), desde a que as mudanzas poden ser enviadas novamente ao repositorio orixinal. Nalgúns sistemas de control de versións descentralizados, cada copia de traballo é ao tempo un repositorio, e as mudanzas poden ser enviadas (ou traídas de) calquera outro repositorio que as acepte. </text:p>
      <text:h text:style-name="P69" text:outline-level="6">Copia de traballo </text:h>
      <text:p text:style-name="P58"><text:span text:style-name="T63">A árbore de directorios dun desenvolvedor que contén os ficheiros de código fonte e, posiblemente, as súas páxinas web ou outros documentos. Unha copia de traballo contén tamén un certo número de metadatos xeridos polo sistema de control de versións, que lle din de que repositorio vén, que "revisións" (ver máis abaixo) contén, etc. Xeralmente, cada desenvolvedor mantén a súa propia copia de traballo, na que fai e comproba as mudanzas, e desde a que fai os </text:span><text:span text:style-name="T64">commits</text:span><text:span text:style-name="T63">. </text:span></text:p>
      <text:h text:style-name="P67" text:outline-level="6">Conxunto de mudanzas (<text:span text:style-name="T11">changeset</text:span>), mudanza, revisión </text:h>
      <text:p text:style-name="P56">Unha "revisión" é xeralmente a encarnación dun ficheiro ou directorio en particular. Por exemplo, se o proxecto comeza coa revisión 6 do ficheiro F, e despois alguén fai un <text:span text:style-name="T11">commit</text:span> cunha mudanza a F, isto produce a revisión 7 de F. Algúns sistemas usan tamén "revisión", "mudanza" ou "<text:span text:style-name="T11">changeset</text:span>" para se referiren a un conxunto de mudanzas subidas todas xuntas nun único <text:span text:style-name="T11">commit</text:span> como unha unidade conceptual </text:p>
      <text:p text:style-name="P22"/>
      <text:p text:style-name="P56">Estes termos teñen ocasionalmente diferentes significados técnicos en diferentes sistemas de control de versións, mais a idea máis estendida é sempre a mesma: son a maneira de falar con precisión acerca de puntos temporais concretos na historia dun ficheiro ou un conxunto de ficheiros (digamos, inmediatamente antes e despois de que un erro é reparado). Por exemplo: "ó, si, reparou ese problema na revisión 10" ou "reparou iso na revisión 10 de foo.c" </text:p>
      <text:p text:style-name="P22"/>
      <text:p text:style-name="P56">Cando un fala sobre un ficheiro ou colección de ficheiros sen especificar unha revisión en particular, xeralmente se asume que se está a referir a(s) revisión(s) máis recentes. </text:p>
      <text:h text:style-name="P69" text:outline-level="6"><text:span text:style-name="T11">Diff</text:span> </text:h>
      <text:p text:style-name="P56">Representación textual dunha mudanza. Un "<text:span text:style-name="T11">diff</text:span>" mostra que liñas foron mudadas e como, ademais <text:soft-page-break/>dunhas poucas liñas de contextualización desa información. Un desenvolvedor que estea familiarizado cun código dado, poderá ler o <text:span text:style-name="T11">diff</text:span> comparándoo co código e entender que foi o que se mudou, e mesmo localizar erros. </text:p>
      <text:h text:style-name="P70" text:outline-level="6">Etiqueta (tag)</text:h>
      <text:p text:style-name="P56">Designan coleccións particulares de ficheiros pertencentes a unha revisión específica. As etiquetas xeralmente son usadas para preservar fitos interesantes dun proxecto. Por exemplo, frecuentemente se lle adxudica unha etiqueta a cada versión liberada, de tal xeito que se poida obter, directamente desde o sistema de control de versións, o conxunto exacto de ficheiros que compoñen esa versión. Os nomes que se empregan con frecuencia para as etiquetas poden ser do estilo de: <text:span text:style-name="T20">Versión_1_0</text:span><text:span text:style-name="T82">, </text:span><text:span text:style-name="T20">Distribución_00456</text:span>, etc. </text:p>
      <text:h text:style-name="P70" text:outline-level="6">Rama (branch) </text:h>
      <text:p text:style-name="P56">Unha copia do proxecto, baixo o control de versións mais individualizada, tal que as mudanzas feitas á rama non afectan ao resto do proxecto, e viceversa, excepto cando as mudanzas son fusionadas (<text:span text:style-name="T11">merged</text:span>) desde unha rama a outra (ver debaixo). As ramas son tamén coñecidas como "liñas de desenvolvemento". Mesmo cando un proxecto non ten ramas, considérase que o desenvolvemento se está a facer na "rama principal” (<text:span text:style-name="T11">main branch</text:span>), tamén coñecida como "liña principal” (<text:span text:style-name="T11">main line</text:span>) ou" “tronco” (trunk).</text:p>
      <text:p text:style-name="P22"><text:s/></text:p>
      <text:p text:style-name="P56">As ramas ofrecen unha maneira de isolar entre si diferentes liñas de desenvolvemento que poderían desestabilizar o tronco principal. Ou alternativamente, unha rama pode ser empregada para estabilizar unha nova versión. Durante o proceso de liberación, o desenvolvemento normal do proxecto pode continuar na rama principal do repositorio; mentres tanto, na rama da liberación, non se permite introducir novas mudanzas distintas das aprobadas polos xestores da liberación. Así, facer unha liberación non ten por que interferir cos traballos de desenvolvemento. Podes consultar <text:span text:style-name="T96">a definición de ramas máis adiante neste capítulo, s</text:span>e precisares máis detalles sobre a creación de ramas. </text:p>
      <text:h text:style-name="P69" text:outline-level="6">Fusionar ("<text:span text:style-name="T11">merge</text:span>", ou "<text:span text:style-name="T11">port</text:span>") </text:h>
      <text:p text:style-name="P56">Trasladar unha mudanza entre ramas. Inclúe fusionar desde o tronco principal a unha rama ou viceversa. De feito, estas son precisamente as fusións máis frecuentes; é raro facer fusións entre ramas secundarias do proxecto. Podes ver máis información sobre este <text:s/>tema <text:span text:style-name="T97">na sección “Singularidade da información” neste mesmo capítulo.</text:span></text:p>
      <text:p text:style-name="P22"/>
      <text:p text:style-name="P56">"Fusionar” (<text:span text:style-name="T11">merge</text:span>) ten un segundo significado, relacionado co anterior: é o que fai o sistema de control de versións cando detecta que dúas persoas fixeron mudanzas a un mesmo ficheiro, mais en aspectos que non se solapan. Dado que as dúas mudanzas non interfiren entre si, cando un dos desenvolvedores actualiza a súa copia do ficheiro (contendo aínda as súas propias mudanzas), as mudanzas feitas polo segundo desenvolvedor fusiónanse automaticamente cos anteriores. Isto é moi frecuente, especialmente en proxectos nos que moitas persoas están traballando sobre o mesmo código. Cando dúas mudanzas diferentes <text:span text:style-name="T11">interfiren</text:span>, o resultado é un "conflito". </text:p>
      <text:h text:style-name="Heading_20_6" text:outline-level="6"><text:span text:style-name="T26">Conflito</text:span> </text:h>
      <text:p text:style-name="P56">É o que sucede cando dúas persoas tratan de facer mudanzas diferentes sobre a mesma porción de código. Todos os sistemas de control de versións detectan automaticamente os conflitos, e lle notifican a cando menos un dos desenvolvedores implicados que as súas mudanzas entran en conflito coas de alguén máis. <text:span text:style-name="T11">Resolver</text:span> o conflito e comunicarllo ao sistema fica entón na man desa persoa. </text:p>
      <text:h text:style-name="P67" text:outline-level="6">Bloquear (<text:span text:style-name="T11">lock</text:span>) </text:h>
      <text:p text:style-name="P56">É unha maneira de declarar un intento de introducir mudanzas en exclusiva nun ficheiro ou directorio dado. Por exemplo: "Non podo subir ningunha mudanza ás páxinas web neste momento. Alfred as ten bloqueadas mentres corrixe as imaxes do fondo". Non todos os sistemas de control de versións ofrecen a posibilidade de facer bloqueos, e entre os que si o fan, non todos esixen que se empregue o bloqueo. Isto é así porque o desenvolvemento simultáneo e en paralelo é a norma, e bloquear a xente que pretende traballar sobre os ficheiros é (xeralmente) contrario a este ideal. </text:p>
      <text:p text:style-name="P22"/>
      <text:p text:style-name="P56"><text:soft-page-break/>Os sistemas de control de versións que requiren do uso do bloqueo para poder subir mudanzas son coñecidos como modelos do tipo <text:span text:style-name="T11">bloqueo-modificación-desbloqueo</text:span>. Os que non, son denominados modelos <text:span text:style-name="T11">copia-modificación-refundido</text:span>. Unha comparación excelente entre os dous modelos pode ser consultada en <text:a xlink:type="simple" xlink:href="http://svnbook.red-bean.com/svnbook-1.0/ch02s02.html">http://svnbook.red-bean.com/svnbook-1.0/ch02s02.html</text:a>. En xeral, o modelo copia-modificación-refundido considérase mellor para o desenvolvemento de software libre, e todos os sistemas de control de versións que se comentan neste libro soportan o mencionado modelo. </text:p>
      <text:h text:style-name="Heading_20_3" text:outline-level="3">Seleccionando un sistema de control de versións </text:h>
      <text:p text:style-name="P22">Cando este libro foi escrito, os dous sistemas de control de versións máis populares no mundo do software libre eran <text:span text:style-name="T11">Concurrent Versions System</text:span> (<text:span text:style-name="T11">CVS</text:span>, <text:a xlink:type="simple" xlink:href="http://www.cvshome.org/">http://www.cvshome.org/</text:a>) e <text:span text:style-name="T11">Subversion</text:span> (<text:span text:style-name="T11">SVN</text:span>, <text:a xlink:type="simple" xlink:href="http://subversion.tigris.org/">http://subversion.tigris.org/</text:a>). </text:p>
      <text:p text:style-name="P22"/>
      <text:p text:style-name="P22">CVS está dispoñible desde hai moito tempo. Os desenvolvedores máis experimentados están familiarizados dabondo con el, fai máis ou menos o que precisas, e como é popular desde hai tempo, probablemente non teñas que enredarte en longas discusións sobre se é ou non a opción máis axeitada. Porén, CVS tamén ten algunhas desvantaxes. Non subministra unha maneira doada de tratar cen mudanzas multi-ficheiro; non te deixa renomear ou copiar os ficheiros dentro do sistema de control (así que tentar reorganizar a árbore do código do teu proxecto, unha vez xa iniciado, pode tornarse nun auténtico pesadelo); o seu soporte para as fusións é moi pobre; non manexa nada ben os ficheiros moi grandes ou os binarios; e algunhas operacións son moi lentas cando se fan sobre un número grande de ficheiros. </text:p>
      <text:p text:style-name="P22"/>
      <text:p text:style-name="P22">Ningún dos fallos de CVS é fatal, e aínda é moi popular. Porén, nos últimos anos o máis recente Subversion está a gañar terreo, especialmente nos proxectos máis novos<text:note text:id="ftn6" text:note-class="footnote"><text:note-citation>6</text:note-citation><text:note-body><text:p text:style-name="P37">Véxase &lt;ulink url="http://cia.vc/stats/vcs"&gt;&lt;/ulink&gt; e &lt;ulink url="http://subversion.tigris.org/svn-dav-securityspace-survey.html"&gt;&lt;/ulink&gt; onde se comentan probas deste crecemento.</text:p></text:note-body></text:note>. Se estás iniciando un proxecto novo, eu recoméndoche Subversion </text:p>
      <text:p text:style-name="P22"/>
      <text:p text:style-name="P22">Pola contra, dado que eu estou participando no proxecto Subversion, a miña obxectividade pode ser razoablemente discutida. E nos últimos anos teñen xurdido un certo número de novos sistemas de control de versións en software libre. <text:span text:style-name="T98">Na sección </text:span>“<text:span text:style-name="T98">Sistemas de control de versións”, </text:span>presento unha listaxe , ordenadas máis ou menos por orde de popularidade. Como a listaxe deixa claro, decidirse por un sistema de control de versións podería tornarse nun proxecto vitalicio en si mesmo. Posiblemente vaste ver liberado desta decisión porque o fará por ti o sitio no que teñas hospedado o teu proxecto. Mais se es ti quen ten que tomar a decisión, consúltao co resto dos desenvolvedores, investiga que experiencia teñen ao respecto, e despois escolle un sistema e traballa con el. Calquera sistema de control de versións estable e listo para a produción vai satisfacer as túas necesidades; non deberías preocuparte moito sobre se tomaches unha decisión radicalmente errónea. Se simplemente non dás tomado unha decisión, entón elixe Subversion. É moi doado de aprender, e seguramente vai seguir sendo un estándar por moitos anos. </text:p>
      <text:h text:style-name="Heading_20_3" text:outline-level="3">Usando o sistema de control de versións </text:h>
      <text:p text:style-name="P22">As recomendacións desta sección non se dirixen a un sistema de control de versións en particular, e deberían ser doadas de poñer en práctica en calquera deles. Consulta a documentación do teu sistema específico se precisares máis detalles. </text:p>
      <text:h text:style-name="Heading_20_4" text:outline-level="4">Versiona todo. </text:h>
      <text:p text:style-name="P22">Debes manter no teu sistema de control de versións non só o código fonte do teu proxecto, senón tamén as súas páxinas web, documentación, FAQ, notas de deseño, e calquera outra cousa que a xente poida querer editar. Mantenas xusto a carón do código, na mesma árbore do repositorio. Calquera peza de información que pague a pena escribir, paga igualmente a pena versionar, isto é, calquera peza de información que poida ser modificada. As cousas que non están sometidas a mudanzas deberían ser arquivadas, non versionadas. Por exemplo, un email, unha vez enviado, non vai mudar; polo tanto, non tería sentido pensar que pode ser versionado (a non ser que forme parte dun documento máis longo e que si evolúa no tempo). </text:p>
      <text:p text:style-name="P22"/>
      <text:p text:style-name="P22">A razón pola que é importante versionar todo nun único sitio é que deste xeito a xente soamente terá que aprender un mecanismo para incorporar mudanzas. Frecuentemente, un colaborador vai comezar por enviar mudanzas ás páxinas web ou á documentación, e comezará máis tarde a facer pequenas contribucións ao <text:soft-page-break/>código, por exemplo. Cando o proxecto empregue o mesmo sistema para todos os tipos de contribucións, a xente só terá que afacerse a el unha vez. Manter todas as versións xuntas significa tamén que as novas características poden ser incorporadas xunto coa súa documentación, e que distribuír o código por varias ramas vai supor que a documentación tamén se distribúe, etc. </text:p>
      <text:p text:style-name="P22"/>
      <text:p text:style-name="P22">Non manteñas os <text:span text:style-name="T11">ficheiros xerados</text:span> no sistema de control de versións. Non son propiamente datos editables, xa que son xerados automaticamente a partir de outros ficheiros. Por exemplo, algúns sistemas de montaxe (<text:span text:style-name="T11">build</text:span>) crean o ficheiro <text:span text:style-name="T65">configure</text:span> a partir do molde <text:span text:style-name="T64">configure.in</text:span>. Para faceres unha mudanza a <text:span text:style-name="T64">configure</text:span>, terías que editar <text:span text:style-name="T11">configure.in</text:span> e posteriormente rexenerar o primeiro; así, tan só o molde <text:span text:style-name="T11">configure.in</text:span> é un ficheiro "editable". Polo tanto, mantén no control de versións tan só os moldes (se incluíres os ficheiros resultantes, a xente vai inevitablemente esquecer rexeneralos cando incorporaren unha mudanza a un molde, e a correspondente falta de cohesión non vai causar máis que confusión). </text:p>
      <text:p text:style-name="P22"/>
      <text:p text:style-name="P22">Mais se quixeres ler unha segunda opinión acerca da cuestión dos ficheiros <text:span text:style-name="T11">configure</text:span>, podes revisar o comentario de Alexey Makhotkin "<text:span text:style-name="T11">configure.in and version control</text:span>" en <text:a xlink:type="simple" xlink:href="http://versioncontrolblog.com/2007/01/08/configurein-and-version-control/">http://versioncontrolblog.com/2007/01/08/configurein-and-version-control/</text:a>. </text:p>
      <text:p text:style-name="P22"/>
      <text:p text:style-name="P22">A regra de que todo dato editable debe ser mantido nun sistema de control de versións ten infelizmente unha excepción: o xestor de erros (<text:span text:style-name="T11">bug tracker</text:span>). As bases de datos de erros conteñen multitude de datos editables, mais por cuestións técnicas non se pode, xeralmente, ter eses datos almacenados nun sistema de control de versións. (Algúns xestores de erros incorporan de seu algunhas funcionalidades moi primitivas de control de versións, mais en calquera caso independentes do repositorio principal do proxecto). </text:p>
      <text:p text:style-name="P22"/>
      <text:h text:style-name="Heading_20_4" text:outline-level="4">Navegabilidade </text:h>
      <text:p text:style-name="P22">O repositorio do proxecto debe ser navegable desde a web. Isto inclúe non só a habilidade para ver a última revisión dos ficheiros do proxecto, senón tamén poder ir atrás no tempo e visitar revisións anteriores, ver as diferencias entre elas, ler as mensaxes de seguimento (<text:span text:style-name="T11">log</text:span>) de mudanzas concretas, etc. </text:p>
      <text:p text:style-name="P22"/>
      <text:p text:style-name="P22">A navegabilidade é importante porque supón o uso dun portal lixeiro de acceso aos datos do proxecto. Se o repositorio non pode ser visitado desde un navegador web, entón alguén que pretenda ver un ficheiro en particular (nomeadamente: comprobar se unha corrección dun erro foi xa incorporada ao código), primeiro tería que instalar localmente un cliente do sistema de control de versións, o que podería tornar a súa tarefa inicial de un par de minutos nun traballo de polo menos media hora. </text:p>
      <text:p text:style-name="P22"/>
      <text:p text:style-name="P22">Implica tamén a existencia de URL normalizadas para acceder a revisións específicas dos ficheiros, e para visitar a última revisión nun momento dado. Isto pode ser moi útil cara a discusións técnicas ou cando se trata de dirixir a xente cara á documentación. Por exemplo, en lugar de dicir "Para informarse sobre instrucións para reparar o servidor, diríxase ao ficheiro www/hacking.html na súa copia local", podería dicirse"Para informarse sobre instrucións para reparar o servidor, visite <text:a xlink:type="simple" xlink:href="http://svn.collab.net/repos/svn/trunk/www/hacking.html"><text:span text:style-name="T11">http://svn.collab.net/repos/svn/trunk/www/hacking.html</text:span></text:a><text:span text:style-name="T11">"</text:span> proporcionando unha URL que vai dirixir sempre á última revisión do ficheiro <text:span text:style-name="T11">hacking.html</text:span>. A URL é mellor xa que carece totalmente de ambigüidade, e evita o problema de se o destinatario ten unha copia de traballo completamente actualizada. </text:p>
      <text:p text:style-name="P22"/>
      <text:p text:style-name="P22">Algúns sistemas de control de versións incorporan mecanismos internos de navegación polo repositorio, mentres que outros empregan ferramentas de terceiros. Estas ferramentas son: <text:span text:style-name="T11">ViewVC</text:span> (<text:a xlink:type="simple" xlink:href="http://viewvc.org/">http://viewvc.org/</text:a>), <text:span text:style-name="T11">CVSWeb</text:span> (<text:a xlink:type="simple" xlink:href="http://www.freebsd.org/projects/cvsweb.html">http://www.freebsd.org/projects/cvsweb.html</text:a>), e <text:span text:style-name="T11">WebSVN</text:span> (<text:a xlink:type="simple" xlink:href="http://websvn.tigris.org/">http://websvn.tigris.org/</text:a>). A primeira traballa sobre CVS e Subversion, a segunda só sobre CVS, e a terceira só sobre Subversion. </text:p>
      <text:h text:style-name="Heading_20_4" text:outline-level="4">Mensaxes de incorporación de mudanzas (<text:span text:style-name="T11">commit emails</text:span>) </text:h>
      <text:p text:style-name="P22">Toda incorporación de mudanzas ao repositorio (<text:span text:style-name="T11">commit</text:span>) debería xerar unha mensaxe na que conste quen fixo a mudanza, cando a fixo, que ficheiros e directorios mudou, e en que consistiron as mudanzas. A mensaxe debería ser enviada a unha lista de correo específica, distinta das empregadas para xestionar as mensaxes dos colaboradores. Deberíase recomendar aos desenvolvedores e outras persoas interesadas que se desen de alta na lista de mensaxes de mudanzas, xa que este é o modo máis efectivo de manter o coñecemento sobre que é o que se está a facer no proxecto a respecto do código. Para alén das evidentes vantaxes técnicas da revisión entre iguais (véxase <text:span text:style-name="T99">a sección “Revisión continua e intensiva do código” no capítulo <text:s/>“Primeiros pasos”) </text:span>as <text:soft-page-break/>mensaxes de incorporación de mudanzas axudan a crear un espírito de comunidade, xa que dotan ao proxecto dun entorno común onde a xente pode reaccionar ante os eventos (incorporación de mudanzas) que saben que están visibles tamén para os demais. </text:p>
      <text:p text:style-name="P22"/>
      <text:p text:style-name="P22">As cuestións específicas sobre a configuración de mensaxes de incorporación de mudanzas varían dependendo de cal sexa o teu sistema de control de versións, mais xeralmente hai un <text:span text:style-name="T11">script</text:span> ou outra clase de utilidade para facelo. Se tiveres problemas para atopala, tenta buscar na documentación por <text:span text:style-name="T11">hooks</text:span>, e especialmente <text:span text:style-name="T11">post-commit hook</text:span>, tamén chamado <text:span text:style-name="T11">loginfo hook</text:span> en CVS. Os "<text:span text:style-name="T11">post-commit hooks</text:span>" constitúen un modo xeral de lanzar tarefas automatizadas en resposta á incorporación de mudanzas. O "<text:span text:style-name="T11">hook</text:span>" dispárase ante a incorporación dunha mudanza en concreto, aliméntase da información acerca desa mudanza e é logo libre de usar esa información para realizar calquera outra operación (por exemplo, enviar un correo electrónico). </text:p>
      <text:p text:style-name="P22"/>
      <text:p text:style-name="P22">No caso dos sistemas de envío de mensaxes de actualización pre-empacotados, talvez queiras modificar algúns dos comportamentos por defecto: </text:p>
      <text:p text:style-name="P22"/>
      <text:list xml:id="list860423108" text:style-name="L15">
        <text:list-item>
          <text:p text:style-name="P84"><text:span text:style-name="T69">Algúns destes sistemas non inclúen os "</text:span><text:span text:style-name="T74">diff</text:span><text:span text:style-name="T69">" no email, mais inclúen unha URL na que consultar as mudanzas no repositorio a través do navegador web. Aínda que fornecer a URL está ben, de xeito que se poida facer referencia á mudanza máis tarde, é tamén </text:span><text:span text:style-name="T74">moi</text:span><text:span text:style-name="T69"> importante que a mensaxe de envío da mudanza inclúa os propios </text:span><text:span text:style-name="T74">diff</text:span><text:span text:style-name="T69">. A lectura dos emails é parte da rutina da xente, así que se o contido das mudanzas é visible xusto no mesmo email de mudanzas, os desenvolvedores revisarán a mudanza sobre a marcha, sen abandonar o seu lector de emails. Se teñen que premer unha ligazón para poder revisalo, os máis non o farán, xa que <text:s/>isto require unha nova acción en lugar da continuación do que xa estaban a facer. Aínda máis, se o revisor quixer preguntar algo sobre a mudanza feita, é considerablemente máis sinxelo responder á mensaxe e incluír os comentarios sobre o rexistro de diferencias directamente sobre o propio texto do que é visitar a páxina web e cortar e pegar partes do rexistro no cliente de email. </text:span></text:p>
        </text:list-item>
      </text:list>
      <text:p text:style-name="P108"/>
      <text:p text:style-name="P47"><text:span text:style-name="T69">(Desde logo, se o reporte de diferencias é moi grande, como no caso de que se teña engadido ao repositorio un corpo de texto completamente novo, terá sentido omitir a información do "</text:span><text:span text:style-name="T74">diff</text:span><text:span text:style-name="T69">" e achegar tan só a URL. Os máis dos programas de envío de correos de actualización poden facer este tipo de discriminación automática. Se o teu non pode, será mellor manteres a inclusión dos "</text:span><text:span text:style-name="T74">diff</text:span><text:span text:style-name="T69">" e resignáreste a sufrir mensaxes ocasionalmente enormes, que eliminárelos por completo. A facilidade para facer revisións e comentarios é de vital importancia para o desenvolvemento colaborativo, demasiado para deixalos de lado) </text:span></text:p>
      <text:p text:style-name="P98"/>
      <text:list xml:id="list355379972" text:continue-numbering="true" text:style-name="L15">
        <text:list-item>
          <text:p text:style-name="P84"><text:span text:style-name="T69">Os correos de subida de mudanzas deberían ter o cabezallo "</text:span><text:span text:style-name="T74">Reply-to</text:span><text:span text:style-name="T69">" dirixido á lista normal de desenvolvemento, non á de mudanzas. É dicir, cando alguén revisa unha mudanza e remite un comentario á mesma, a súa resposta debería ser automaticamente encamiñada á lista dos desenvolvedores humanos, na que normalmente se discuten os asuntos técnicos. Hai unhas cantas </text:span><text:span text:style-name="T69">razóns para facelo así. Primeiro, todas as discusións técnicas deben facerse nunha única lista xa que iso é o que a xente espera que ocorra, e porque dese xeito hai un só arquivo no que facer pesquisas. En segundo lugar, talvez haxa colaboradores que non estean subscritos á lista de mudanzas. Terceiro, a lista de correo de mudanzas se autopublicita como un servizo para facer seguimento das mudanzas, non para facer seguimento das mudanzas </text:span><text:span text:style-name="T74">e</text:span><text:span text:style-name="T69"> de discusións técnicas ocasionais. Cando un se subscribe á lista de correo de mudanzas, non se está subscribindo ademais a ningunha outra lista; enviarlles outros materiais a través da lista violaría un contrato implícito. En cuarto lugar, a xente escribe frecuentemente pequenos programas que len a lista de mudanzas e procesan os resultados (de cara á súa publicación nunha páxina web, por exemplo). Eses programas están preparados para manipular mensaxes de correo-e formatadas de forma consistente, mais non mensaxes incoherentes escritas por humanos. </text:span></text:p>
        </text:list-item>
      </text:list>
      <text:p text:style-name="P22"/>
      <text:p text:style-name="P56">Ten en conta que esta recomendación acerca da configuración do cabezallo "<text:span text:style-name="T11">Reply-to</text:span>" non refuta o comentado anteriormente neste capítulo. Normalmente o <text:span text:style-name="T11">remitente</text:span> dunha mensaxe vai considerar correcto establecer o "<text:span text:style-name="T11">Reply-to</text:span>". Neste caso, o remitente é o propio sistema de control de versións, e configura o "<text:span text:style-name="T11">Reply-to</text:span>" para indicar que o lugar apropiado para responder ás súas mensaxes é a lista de desenvolvemento, non a de mudanzas. </text:p>
      <text:h text:style-name="Heading_20_5" text:outline-level="5"><text:soft-page-break/>CIA: outro mecanismo de publicación de mudanzas (<text:span text:style-name="T11">Another Change Publication Mechanism</text:span>) </text:h>
      <text:p text:style-name="P22">As mensaxes de mudanzas non son a única maneira de propagar as novas sobre as mudanzas feitas. Recentemente desenvolveuse un novo mecanismo denominado CIA (<text:a xlink:type="simple" xlink:href="http://cia.navi.cx/">http://cia.navi.cx/</text:a>). CIA é un agregador e distribuidor en tempo real de estatísticas sobre mudanzas. O uso máis popular de CIA é o de enviar notificacións de agregación de mudanzas a canais IRC, de xeito que a xente que está conectada a eses canais pode ver a incorporación das mudanzas en tempo real. Aínda que menos útil tecnicamente que as mensaxes de mudanzas, xa que os observadores poden estar conectados ao canal ou non cando aparece no IRC unha nova sobre unha mudanza, esta técnica ten unha inmensa utilidade <text:span text:style-name="T11">social</text:span>. A xente terá a sensación de formar parte de algo vivo e activo, e sentirá que se progresa xusto ante os seus ollos. </text:p>
      <text:p text:style-name="P22"/>
      <text:p text:style-name="P22">A maneira en que traballa consiste en que ti invocas o programa CIA de notificación desde o gancho (<text:span text:style-name="T11">hook</text:span>) do teu sistema de publicación de mudanzas. O notificador formata a XML a información da mudanza, e a envía como mensaxe a un servidor central (típicamente <text:span text:style-name="T19">cia.navi.cx</text:span>). A continuación, ese servidor distribúe a información sobre a mudanza a outros foros. </text:p>
      <text:p text:style-name="P22"/>
      <text:p text:style-name="P22">CIA pode ser configurado tamén para enviar comunicacións RSS (<text:a xlink:type="simple" xlink:href="http://www.xml.com/pub/a/2002/12/18/dive-into-xml.html">http://www.xml.com/pub/a/2002/12/18/dive-into-xml.html</text:a>). Podes consultar os detalles na documentación do proxecto en <text:a xlink:type="simple" xlink:href="http://cia.navi.cx/">http://cia.navi.cx/</text:a>. </text:p>
      <text:p text:style-name="P22"/>
      <text:p text:style-name="P22">Para veres un exemplo de CIA en acción, accede desde o teu cliente IRC a <text:span text:style-name="T11">irc.freenode.net</text:span>, canal #<text:span text:style-name="T11">commits</text:span>. </text:p>
      <text:h text:style-name="Heading_20_4" text:outline-level="4">Usa as ramas para evitares gargalos </text:h>
      <text:p text:style-name="P22">Os usuarios non expertos dos sistemas de control de versións ás veces lle teñen un certo medo á creación de ramas (<text:span text:style-name="T11">branching</text:span>) e á posterior fusión (<text:span text:style-name="T11">merging</text:span>). Trátase probablemente dun efecto colateral da popularidade dos CVS: a súa interface de creación de ramas e fusión é pouco intuitiva, de xeito que moita xente aprendeu a evitar esas operacións por completo. </text:p>
      <text:p text:style-name="P22"/>
      <text:p text:style-name="P22">Se ti es unha destas persoas, toma a decisión xa mesmo de superares eses medos e toma o tempo preciso para aprenderes como facer a creación de ramas e a fusión. Non son operacións difíciles, unha vez que estás afeito a elas, e tórnanse máis e máis importantes segundo o proxecto vai incorporando máis desenvolvedores. </text:p>
      <text:p text:style-name="P22"/>
      <text:p text:style-name="P22">As ramas son valiosas xa que converten un recurso escaso (espazos de traballo no código do proxecto) nun considerablemente máis abundante. Normalmente todos os desenvolvedores traballan conxuntamente sobre unha mesma versión do software, construíndo un único castelo. Cando alguén quere engadir unha nova torreta, mais non é quen de convencer o resto de que se debería facer iso, a creación dunha rama vaille dar a oportunidade de facelo nunha esquiniña. Se o esforzo ten éxito, pode convidar os outros desenvolvedores a examinaren os resultados. Se todos estiveren de acordo en que o resultado paga a pena, entón poden dicirlle ao sistema de control de versións que mova (fusione -<text:span text:style-name="T11">merge</text:span>) a torreta desde a rama ao castelo principal. </text:p>
      <text:p text:style-name="P22"/>
      <text:p text:style-name="P22">É doado ver como esta habilidade axuda ao desenvolvemento colaborativo. A xente precisa da liberdade de probar cousas novas sen sentir que está a interferir co traballo dos demais. Igualmente importante, hai momentos en que o código precisa ser isolado das tarefas habituais, para corrixir un erro ou estabilizar unha versión para ser liberada (véxase <text:span text:style-name="T100">as seccións “Estabilizando unha publicación” no capítulo 7 “Empacotamento, publicación e desenvolvemento diario”) </text:span>sen ter que se preocupar acerca de manter controlada unha diana móbil. </text:p>
      <text:p text:style-name="P22"/>
      <text:p text:style-name="P22">Usa as ramas con liberalidade, e aconsella os demais a que tamén o fagan. Mais tamén debes estar seguro de que cada rama vai permanecer activa exactamente o tempo estritamente necesario. Cada rama é unha pequena fuga na atención da comunidade. Mesmo os que non están a traballar na rama manteñen un interese periférico sobre o que está a acontecer nela. Ese interese é desexable, por suposto, e deberíanse enviar correos de incorporación de mudanzas exactamente igual que no caso dos correspondentes ao corpo principal do proxecto. Mais as ramas non deben tornar nun mecanismo de división da comunidade de desenvolvemento. Salvo raras excepcións, o obxectivo final das máis das ramas debería ser o de que as súas mudanzas sexan reintegradas á liña principal e que a rama desapareza. </text:p>
      <text:h text:style-name="Heading_20_4" text:outline-level="4">Singularidade da información </text:h>
      <text:p text:style-name="P22">A fusión (<text:span text:style-name="T11">merging</text:span>) ten un corolario importante: nunca envíes unha mesma mudanza dúas veces. Isto é, cada <text:soft-page-break/>mudanza dada debería ser incorporada ao sistema de control de versións exactamente unha soa vez. A revisión (ou conxunto de revisións) na que a mudanza foi incorporada será o seu identificador único de aí en diante. Se for necesario incorporala a outras ramas distintas daquela na que tivo a súa orixe, entón debería ser fusionada (<text:span text:style-name="T11">merged</text:span>) desde o seu punto de entrada orixinal cara a eses outros destinos (en oposición á integración dunha mudanza textualmente idéntica, que tería o mesmo efecto sobre o código, mais que tornaría imposibles o arquivamento preciso e a xestión de liberacións). </text:p>
      <text:p text:style-name="P22"/>
      <text:p text:style-name="P22">Os efectos prácticos deste consello van diferir dun sistema de control de versións a outro. Nalgúns sistemas, as fusións son acontecementos especiais, fundamentalmente diferentes da incorporación de mudanzas, e presentan o seu propio conxunto de metadatos. Noutros, o resultado das fusións é incorporado exactamente igual que calquera outra mudanza de xeito que o medio fundamental para distinguir unha "incorporación dunha fusión" dunha "incorporación dunha mudanza" estará nos contidos da mensaxe de rexistro. Nunha mensaxe de rexistro dunha fusión nunca debes repetir a mensaxe de rexistro da mudanza orixinal. Pola contra, debes indicar tan só que se trata dunha fusión, e asígnalle o identificador de revisión da mudanza orixinal, engadindo como moito un breve resumo dos seus efectos. Se alguén quixer ver a mensaxe de rexistro completa, deberá consultar a revisión orixinal. </text:p>
      <text:p text:style-name="P22"/>
      <text:p text:style-name="P22">A razón pola que a repetición das mensaxes de rexistro é importante é que ás veces son editadas despois de enviada a mudanza. Se a mensaxe de rexistro de cada mudanza fose repetida en cada destino de fusión, ao editar alguén a mensaxe orixinal, quedarían sen corrixir as distintas repeticións, o que simplemente causaría confusión no futuro. </text:p>
      <text:p text:style-name="P22"/>
      <text:p text:style-name="P22">O mesmo principio pode ser aplicado cando se reverte unha mudanza. No caso de que unha mudanza sexa descartada do código, a única mensaxe de rexistro que debería engadirse debería tan só especificar que unha revisión concreta está a ser descartada, <text:span text:style-name="T11">nunca</text:span> se debería describir a mudanza resultante desa operación, xa que a semántica da mudanza pode derivarse mediante a simple lectura da mensaxe de rexistro da mudanza orixinal. Por suposto, a mensaxe de rexistro do descarte debería igualmente deixar claro por que se decide ese descarte, mais non debería duplicar ningunha información procedente da mensaxe orixinal de rexistro. Sempre que for posible, o que si se debe facer é editar esa mensaxe orixinal para explicar nela que a mudanza á que se refire foi finalmente descartada. </text:p>
      <text:p text:style-name="P22"/>
      <text:p text:style-name="P22">Todo o que antecede implica que se debería empregar unha sintaxe coherente para referirse ás revisións. Isto non é só importante para as mensaxes de rexistro, senón tamén nas de correo electrónico, o xestor de erros (<text:span text:style-name="T11">bug tracker</text:span>), e en toda a documentación do proxecto. Se estás a usar CVS, suxírote <text:span text:style-name="T11">path/to/file/in/project/tree:REV</text:span>, na que REV é un número de revisión concreto do CVS tal como "1.76". Se estás a empregar Subversion, a sintaxe estándar para as revisións 1729 é "r1729" (as rutas dos arquivos non son precisas xa que Subversion emprega números de revisión globais). Noutros sistemas, normalmente hai tamén unha sintaxe estándar para denominar o conxunto de mudanzas. Calquera que for a sintaxe axeitada para o teu sistema, anima a xente a usárena para referírense ás mudanzas. A expresión coherente dos nomes de mudanzas axuda a facer máis doado o arquivamento do proxecto (como veremos n<text:span text:style-name="T101">os capítulos 6 “Comunicacións” e 7 “Empacotamento, publicación e desenvolvemento diario”) </text:span>e como unha boa parte do traballo de arquivamento vai ser feita por voluntarios, mellor mantelo tan simple como for posible. </text:p>
      <text:p text:style-name="P22"/>
      <text:p text:style-name="P22">Podes ver tamén <text:span text:style-name="T102">a sección “Liberación e desenvolvemento diario” no capítulo 7 “Empacotamento, liberación e desenvolvemento diario”.</text:span></text:p>
      <text:h text:style-name="Heading_20_4" text:outline-level="4">Autorización </text:h>
      <text:p text:style-name="P22">Os máis dos sistemas de control de versións ofrecen unha característica pola cal determinadas persoas poden ser autorizadas ou non a introduciren mudanzas en subáreas concretas do repositorio do proxecto. Seguindo o principio de que cando agarras un martelo, a xente comeza a ollar ao redor en busca de cravos, moitos proxectos empregan esta característica con abandono, garantindo coidadosamente que a xente teña acceso a xusto aquelas áreas para as que están autorizados a subiren mudanzas, e que non poidan facelo en ningunha outra parte. (Podes consultar <text:span text:style-name="T103">a sección “Commiters” no capítulo 8 “Xestión de voluntarios” </text:span>para entenderes como se decide quen vai poder introducir mudanzas en que partes do proxecto) </text:p>
      <text:p text:style-name="P22"/>
      <text:p text:style-name="P22">Probablemente haxa pouco risco de danos por exercer un control tan estrito, mais unha política máis relaxada é tamén viable. Algúns proxectos simplemente usan un sistema honorífico: cando alguén recibe autorización para acceder ao sistema de control de mudanzas, mesmo para unha subárea do repositorio, o que en realidade <text:soft-page-break/>están a recibir é un pasaporte para poderen introducir mudanzas en calquera parte do proxecto. Simplemente se lles suxire que manteñan as súas mudanzas na súa área. Ten en conta que non existe ningún risco real en facelo así: nun proxecto activo, todos as mudanzas integradas son revisadas por alguén. Se un colaborador introduce mudanzas nunha área na que non está autorizado a traballar, outros vanse decatar e o van comentar. Se for preciso desfacer unha mudanza, chega con iso (todo está sometido ao sistema de control de versións, así que simplemente terás que reverter a mudanza). </text:p>
      <text:p text:style-name="P22"/>
      <text:p text:style-name="P22">Hai moitas vantaxes nunha aproximación relaxada. Primeiro, segundo os desenvolvedores van expandíndose por outras áreas (o que con seguridade vai ocorrer, se é que se manteñen no proxecto), non hai ningunha dificultade administrativa en ampliarlles os privilexios de acceso. Unha vez que se toma a decisión, a persoa en cuestión pode comezar inmediatamente a traballar na nova área. </text:p>
      <text:p text:style-name="P22"/>
      <text:p text:style-name="P22">Segundo, a expansión pode ser feita dun xeito máis granular. Xeralmente, un desenvolvedor da área X que queira expandir o seu interese á área Y, comezará a publicar contribucións a Y e solicitar que sexan revisadas. Se alguén que xa tiña privilexios de acceso a Y ve unha das mencionadas contribucións e a aproba, simplemente poden indicarlle ao desenvolvedor que incorpore a mudanza directamente ao repositorio (mencionando o nome do revisor na mensaxe de rexistro, por suposto). Así, a incorporación da mudanza vai ser feita por quen escribiu a mudanza, o que é máis axeitado tanto desde o punto de vista da xestión da información como desde o da acreditación de autorías. </text:p>
      <text:p text:style-name="P22"/>
      <text:p text:style-name="P22">Por último, e pode que sexa o máis importante, empregar un sistema meritocrático crea unha atmosfera de confianza e respecto mutuos. Darlle a alguén acceso a un subdominio é un recoñecemento da súa preparación técnica (;é como dicir: "Ei!, xa vemos que tes experiencia como para incorporar mudanzas neste dominio, así que adiante"). Pola contra, establecer un sistema moi estrito de control de accesos é como dicir: "Non só estamos poñendo en dúbida a túa experiencia, tamén temos sospeitas sobre as túas <text:span text:style-name="T11">intencións</text:span>." E ese é o tipo de frases que non che gustaría empregar , se é que podes evitalo. Incorporar alguén ao proxecto como desenvolvedor é unha oportunidade para inicialo no círculo de confianza mutua. Unha boa maneira de facelo é concederlle máis poder do que se lle supón que vai usar, e despois informarlles que está nas súas mans manterse dentro dos límites acordados. </text:p>
      <text:p text:style-name="P22"/>
      <text:p text:style-name="P22">O proxecto Subversion vén traballando co sistema meirotcrático desde hai máis de catro anos, con 33 colaboradores sobre a totalidade do proxecto e 43 sobre partes do mesmo cando foi escrita a presente obra. A única distinción que o sistema mantén realmente por si mesmo é entre quen pode subir mudanzas e quen non; as restantes divisións son mantidas exclusivamente por humanos. A día de hoxe non tivemos ningún problema con alguén que pretendera incorporar mudanzas fóra do seu dominio deliberadamente. Unha vez ou dúas houbo algunha falta de entendemento acerca de ata onde chegan exactamente os privilexios de alguén, mais sempre foron resoltas rápida e amigablemente. </text:p>
      <text:p text:style-name="P22"/>
      <text:p text:style-name="P22">Obviamente, en situacións nas que o autocontrol non é práctico, deberás establecer controis de autenticación severos. Mais estas situacións son pouco frecuentes. Mesmo cando se está a falar de millóns de liñas de código e centos ou milleiros de desenvolvedores, a incorporación dunha mudanza a un módulo de código concreto debería ser revisada por quen traballa nese módulo preciso, e son eles quen poden recoñecer se alguén que non debería está a enviar mudanzas. Se a revisión regular de mudanzas a incorporar <text:span text:style-name="T11">non</text:span> está a funcionar axeitadamente, entón é que o proxecto ten problemas máis importantes que resolver que os relativos ao sistema de autenticacións. </text:p>
      <text:p text:style-name="P22"/>
      <text:p text:style-name="P22">En resumo, non pases moito tempo chafullando no sistema de autenticación do control de versións, non sendo que teñas unha razón específica para facelo. Xeralmente non vai producir ningún beneficio tanxible e, porén, atoparás moitas vantaxes en deixar o control en mans dos humanos. </text:p>
      <text:p text:style-name="P22"/>
      <text:p text:style-name="P22">Nada do que antecede debe ser tomado no sentido de que as restricións carecen de importancia en si mesmas, por suposto. Pode ser desastroso para un proxecto deixar que a xente incorpore mudanzas en áreas para as que non están cualificados. Aínda máis, en moitos proxectos, o acceso completo (sen restricións) responde a un status especial: implica gozar do dereito a votar en cuestións que afecten a calquera das partes do proxecto. Este aspecto político dos accesos á incorporación de mudanzas é discutido máis a fondo <text:span text:style-name="T104">na sección “Quen vota?” do capítulo 4 “Infraestructura social e política”.</text:span> </text:p>
      <text:h text:style-name="Heading_20_2" text:outline-level="2"><text:soft-page-break/>Xestor de erros (Bug Tracker) </text:h>
      <text:p text:style-name="P22">A xestión de erros é unha cuestión moi ampla; varios dos aspectos que lle afectan son discutidos ao longo deste libro. Aquí eu vou tratar de concentrarme principalmente na súa configuración e máis en consideracións técnicas, mais antes de chegar a ese punto, temos que comezar cunha cuestión política: exactamente que información debe ser mantida nun xestor de erros? </text:p>
      <text:p text:style-name="P22"/>
      <text:p text:style-name="P22">O termo <text:span text:style-name="T11">bug tracker </text:span>é confuso. Os sistemas de xestión de erros son usados frecuentemente para facer seguimento de requirimentos de novas características, tarefas unitarias, remendos non solicitados (en realidade calquera cousa que presenta distintos estados de inicio e de fin, con estados opcionais de transición no medio, o que fai incrementar a información asociada ao longo do tempo). Por esta razón os xestores de erros son tamén denominados <text:span text:style-name="T11">xestores de asuntos (issue trackers), xestores de defectos (defect trackers), xestores de artefactos (artifact trackers), xestores de requisitos (request trackers), sitemas de tickets de erros (trouble ticket systems)</text:span>, etc. Podes consultar unha lista de software <text:span text:style-name="T105">na sección “Xestores de erros”.</text:span> </text:p>
      <text:p text:style-name="P22"/>
      <text:p text:style-name="P22">Neste libro, eu vou continuar a falar de "xestor de erros” (<text:span text:style-name="T11">bug tracker</text:span>) cando me refira ao software que fai o seguimento, xa que é así como a maioría da xente lle chama, mais vou empregar asunto (<text:span text:style-name="T11">issue</text:span>) para referirme a unha instancia individual na base de datos do xestor de erros. Isto vainos permitir distinguir entre o comportamento ou fallo que o usuario ten atopado (isto é, o erro ou "<text:span text:style-name="T11">bug</text:span>" en sí mesmo), e os <text:span text:style-name="T11">rexistros</text:span> referidos ao descubrimento, diagnose e eventual resolución do erro. Ten en conta que aínda que moitos asuntos se refiren a erros reais, tamén poden referirse igualmente ao seguimento de outros tipos de tarefas. </text:p>
      <text:p text:style-name="P22"/>
      <text:p text:style-name="P22">O clásico ciclo de vida dun asunto é semellante a: </text:p>
      <text:p text:style-name="P22"/>
      <text:list xml:id="list791872445" text:style-name="L16">
        <text:list-item>
          <text:p text:style-name="P85"><text:span text:style-name="T69">Alguén detecta o erro. Subministra un resumo, unha breve descrición do mesmo (incluíndo unha receita para reproducir o fallo, no seu caso; bótalle unha ollada </text:span><text:span text:style-name="T70">á sección “Trata a cada usuario como un potencial voluntario” no capítulo 8 “Xestión de voluntarios” </text:span><text:span text:style-name="T69">para entenderes como se debe pedir á xente que faga bos informes de erros), así como calquera outra información que o xestor de erros pida. A persoa que detecta o asunto pode ser totalmente descoñecida para o proxecto (os informes sobre erros e o requirimento de novas funcionalidades terán as mesmas probabilidades de seren solicitados tanto por usuarios como polos desenvolvedores). </text:span></text:p>
        </text:list-item>
      </text:list>
      <text:p text:style-name="P48"><text:span text:style-name="T69">Unha vez reportado, o asunto fica rexistrado no estado coñecido como </text:span><text:span text:style-name="T74">aberto</text:span><text:span text:style-name="T69">. Como de momento non se realizou ningunha operación sobre el, algúns xestores de erros o denominan </text:span><text:span text:style-name="T74">non verificado</text:span><text:span text:style-name="T69"> e/ou </text:span><text:span text:style-name="T74">sen iniciar.</text:span><text:span text:style-name="T69"> Non está aínda asignado a ninguén; ou, nalgúns xestores, se lle asigna a un usuario ficticio, o que vén a representar a ausencia de asignación. Neste punto, está nun espazo de espera: o asunto foi arquivado, mais aínda non está integrado na conciencia activa do proxecto. </text:span></text:p>
      <text:list xml:id="list1033475662" text:continue-numbering="true" text:style-name="L16">
        <text:list-item>
          <text:p text:style-name="P99">Outra xente vai ler o asunto, engadirlle comentarios, e talvez preguntarlle ao remitente orixinal sobre detalles que clarifiquen algún punto escuro. </text:p>
        </text:list-item>
        <text:list-item>
          <text:p text:style-name="P85"><text:span text:style-name="T69">O erro é entón </text:span><text:span text:style-name="T74">reproducido</text:span><text:span text:style-name="T69">. Este pode ser o momento máis importante no seu ciclo de vida. Aínda que o erro non está corrixido, o feito de que alguén ademais do remitente orixinal sexa quen de reproducilo vai demostrar que é auténtico, e , non menos importante, vai confirmar a quen o detectou por primeira vez que contribuíu ao proxecto cun erro real. </text:span></text:p>
        </text:list-item>
        <text:list-item>
          <text:p text:style-name="P85"><text:span text:style-name="T69">O erro é entón </text:span><text:span text:style-name="T74">diagnosticado</text:span><text:span text:style-name="T69">: identifícase a causa que o produce, e se for posible, estímase o esforzo requirido para corrixilo. Estes procesos deben ficar gravados no sistema; se a persoa que fai o diagnóstico desaparece repentinamente do proxecto por un tempo (o que vai suceder frecuentemente cos desenvolvedores voluntarios), calquera outro deberá ser quen de retomar a xestión do erro onde o outro o deixou.</text:span></text:p>
        </text:list-item>
      </text:list>
      <text:p text:style-name="P48"><text:span text:style-name="T69">Neste paso, ou ás veces no anterior, un desenvolvedor vaise "apropiar" do asunto e </text:span><text:span text:style-name="T74">autoasignalo</text:span><text:span text:style-name="T69"> </text:span><text:span text:style-name="T74">a el mesmo</text:span><text:span text:style-name="T69"> <text:s/>(</text:span><text:span text:style-name="T71">máis información na sección “Distingue entre petición e asignación”</text:span><text:span text:style-name="T69"> </text:span><text:span text:style-name="T71">do capítulo 8 “Xestión de voluntarios”) </text:span><text:span text:style-name="T69">examina o proceso con máis detalle). A </text:span><text:span text:style-name="T74">prioridade</text:span><text:span text:style-name="T69"> pode tamén ser establecida neste paso. Por exemplo, se for tan severo que podería atrasar a seguinte liberación, ese asunto precisa ser identificado logo, e o xestor debería proporcionar algunha maneira de notificalo. </text:span></text:p>
      <text:list xml:id="list1671066193" text:continue-numbering="true" text:style-name="L16">
        <text:list-item>
          <text:p text:style-name="P99">O asunto é entón programado para ser resolto. A programación non ten por que incluír a determinación dunha data límite para a súa corrección. Ás veces implica simplemente determinar en que liberación futura (non necesariamente a seguinte) o erro debería estar solucionado, ou decidir que non é preciso bloquear ningunha liberación en particular. A programación pode tamén ser ignorada, se o erro for doado de resolver. </text:p>
        </text:list-item>
        <text:list-item>
          <text:p text:style-name="P85"><text:span text:style-name="T69">O erro é resolto (ou a tarefa completada, ou o remendo aplicado, ou o que for). A mudanza ou conxunto </text:span><text:soft-page-break/><text:span text:style-name="T69">de mudanzas resultantes da súa resolución deberán ser gravadas nun comentario, e posteriormente o asunto é </text:span><text:span text:style-name="T74">pechado</text:span><text:span text:style-name="T69"> e/ou marcado como </text:span><text:span text:style-name="T74">resolto</text:span><text:span text:style-name="T69">. </text:span></text:p>
        </text:list-item>
      </text:list>
      <text:p text:style-name="P22"/>
      <text:p text:style-name="P22">Hai algunhas variacións frecuentes sobre este ciclo de vida. Ás veces un asunto é pechado moi cedo tras ser comunicado, porque resulta non ser realmente un erro, senón un fallo de utilización por parte do usuario. Segundo o proxecto vai tendo máis usuarios, máis destes falsos erros van ser comunicados, e os desenvolvedores van proceder a pechalos con comentarios cada vez máis intempestivos. Tenta evitar esta última <text:s/>tendencia. Non lle fai ningún ben a ninguén, xa que o usuario que comunica o erro en cada caso non é responsable do todas as comunicacións previas; a tendencia estatística é visible só desde o punto de vista dos desenvolvedores, non dos usuarios.(Máis adiante neste capítulo, n<text:span text:style-name="T106">a sección “Pre-filtrando erros”,</text:span> veremos algunhas técnicas destinadas a reducir o número de falsos erros). Igualmente, se diferentes usuarios están a cometer o mesmo fallo de operación unha e outra vez, poderíase pensar que esa parte do software precisa ser redeseñada. Este tipo de padróns son máis doados de detectar cando hai un xestor de asuntos monitorizando a base de datos de erros; véxase “<text:span text:style-name="T106">Xestor de incidencias” no capítulo 8 “Xestión de voluntarios”.</text:span></text:p>
      <text:p text:style-name="P22"/>
      <text:p text:style-name="P22">Outra variación frecuente do ciclo de vida consiste en pechar o asunto como <text:span text:style-name="T11">duplicado</text:span> xusto despois do Paso 1. Un duplicado é un asunto que xa é coñecido polos responsables do proxecto. Os duplicados non afectan exclusivamente a asuntos abertos: é posible que un erro volva manifestarse mesmo despois de ter sido resolto (isto é coñecido como <text:span text:style-name="T11">regresión</text:span>), en cuxo caso o procedemento preferido consiste en reabrir o asunto orixinal e pechar calquera nova notificación do mesmo como duplicados do anterior. O sistema de xestión de erros debería facer seguimento bidireccional desta relación, de xeito que a información sobre reprodución contida nos duplicados estea dispoñible para o orixinal, e viceversa. </text:p>
      <text:p text:style-name="P22"/>
      <text:p text:style-name="P22">Unha terceira variación consiste en que os desenvolvedores pechen o asunto, pensando que o resolveron, e ver que o informante orixinal rexeita a solución e o reabre. Isto xeralmente ocorre porque os desenvolvedores simplemente non teñen acceso ao entorno necesario para reproduciren o fallo, ou porque non o reproduciron seguindo exactamente a mesma receita achegada polo informante para a súa reprodución. </text:p>
      <text:p text:style-name="P22"><text:s/></text:p>
      <text:p text:style-name="P22">Para alén destas variacións, poden darse outros aspectos do xestor de erros <text:s/>que poden variar dependendo do software empregado. Mais o aspecto básico é o mesmo, e mentres o ciclo de vida en si mesmo non é especifico do software de código aberto, ten implicacións concretas en como os proxectos de software aberto usan os seus xestores de erros. </text:p>
      <text:p text:style-name="P22"/>
      <text:p text:style-name="P22">Tal como se deduce do paso 1, o xestor é tan "fachada pública" do proxecto como poidan selo as listas de correo ou as páxinas web. Calquera pode rexistrar un asunto, calquera pode facer seguimento dun asunto, e calquera pode explorar a lista de asuntos actualmente abertos. Ocorre que non podes coñecer canta xente está pendente de como se resolve un asunto. Mentres que o tamaño e a habilidade da comunidade van reducir o prazo en que os asuntos son resoltos, o proxecto debería en todo caso ser quen de tomar coñecemento de cada asunto xusto no momento en que é detectado. Mesmo se un asunto permanece activo durante un tempo, unha resposta vai favorecer que o informante permaneza interesado, xa que se vai decatar de que alguén tomou nota do que el reportou (lembra que preencher un formulario de notificación dun asunto leva máis tempo que, por exemplo, escribir un correo electrónico). Aínda máis, unha vez que un asunto é revisado por un desenvolvedor, pasa a formar parta da "consciencia" do proxecto, no senso de que ese desenvolvedor pode estar xa analizando outras instancias do asunto, pode falar sobre o tema con outros colegas, etc. </text:p>
      <text:p text:style-name="P22"/>
      <text:p text:style-name="P22">A necesidade de reaccionar a tempo implica dúas cousas: </text:p>
      <text:p text:style-name="P22"/>
      <text:list xml:id="list1677272425" text:style-name="L17">
        <text:list-item>
          <text:p text:style-name="P86"><text:span text:style-name="T69">O xestor debe estar conectado a unha lista de correo, de xeito que cada mudanza sobre un asunto, incluíndo a súa notificación inicial, debe producir unha mensaxe de correo que describa o que aconteceu. Esta lista de correo é xeralmente distinta da de desenvolvemento, xa que non todos os desenvolvedores poden querer recibir mensaxes automatizadas referidas a erros, mais (igual que nas mensaxes de inserción de mudanzas) o cabezallo "</text:span><text:span text:style-name="T74">Reply-to</text:span><text:span text:style-name="T69">" debería ser dirixido á lista xeral de desenvolvemento. </text:span></text:p>
        </text:list-item>
        <text:list-item>
          <text:p text:style-name="P86"><text:span text:style-name="T69">O formulario de notificación de asuntos debería capturar o enderezo de correo do remitente, de xeito que poida ser contactado para pedirlle máis información. (Porén, non debería </text:span><text:span text:style-name="T74">requirir</text:span><text:span text:style-name="T69"> ese enderezo, dado que hai xente que prefire notificar erros de xeito anónimo. Véxase “</text:span><text:span text:style-name="T72">Confidencialidade” máis adiante neste capítulo </text:span><text:span text:style-name="T69">para ler información adicional sobre a importancia de poder manter o anonimato.) </text:span></text:p>
        </text:list-item>
      </text:list>
      <text:h text:style-name="Heading_20_3" text:outline-level="3"><text:soft-page-break/>Interacción con listas de correo </text:h>
      <text:p text:style-name="P22">Asegúrate de que o xestor de erros non se convirte nun foro de discusión. Aínda que é importante manter a presencia humana no sistema, non está preparado para soportar discusións en tempo real. Máis ben debes pensar nel como un arquivador, un xeito de organizar feitos e referencias cara a outras discusións, basicamente aquelas que teñen lugar nas listas de correo. </text:p>
      <text:p text:style-name="P22"/>
      <text:p text:style-name="P22">Hai dúas razóns para facer esta distinción. Primeiro, o xestor de erros e máis complicado de usar que as listas de correo (ou que os chats en tempo real). Isto non é así debido a que o xestor teña unha interface de usuario mal deseñada, senón a que as súas interfaces foron deseñadas para capturar e presentar estados discretos, non discusións libres. En segundo lugar, non todo o mundo que está a seguir unha determinada discusión sobre un asunto ten por que estar conectado ao xestor de erros. En parte a boa xestión de asuntos (véxase “<text:span text:style-name="T107">Xestión compartida” no capítulo 8 “Xestión de voluntarios”) </text:span>ten a ver con asegurar que a información correcta está sendo posta a disposición da xente axeitada, máis que con pretender que todos os desenvolvedores estean pendentes de todos os asuntos. En “<text:span text:style-name="T107">Uso do xestor de erros” no capítulo 6 “Comunicacións” </text:span>veremos algunhas maneiras de asegurar que a xente non lance discusións fora dos foros apropiados e no xestor de erros. </text:p>
      <text:p text:style-name="P22"/>
      <text:p text:style-name="P22">Algúns xestores de erros poden monitorizar as listas de correo e rexistrar automaticamente todas as mensaxes que teñen a ver cun asunto coñecido. Tipicamente fan isto mediante o recoñecemento do identificador do erro na liña de "asunto" das mensaxes para atraeren a atención do xestor. Este ou ben gardará toda a mensaxe, ou (aínda mellor) gravará unha ligazón á mensaxe gardada nos arquivos da lista de correo. En calquera caso, esta é unha característica moi útil; se o teu xestor dispón dela, asegúrate de activala e de recomendar á xente a súa utilización. </text:p>
      <text:p text:style-name="P22"/>
      <text:h text:style-name="Heading_20_3" text:outline-level="3">Prefiltrando o xestor de erros </text:h>
      <text:p text:style-name="P22">As máis das bases de datos de asuntos sofren de cando en vez o mesmo problema: unha cantidade crítica de asuntos duplicados ou inválidos procedentes de usuarios ben intencionados mais inexpertos ou mal informados. O primeiro paso para combater esta tendencia consiste en colgar un aviso ben visible na páxina de entrada ao xestor de erros no que se explique como saber se un erro é realmente un erro, como buscar se xa foi notificado e, finalmente, como facer correctamente a notificación se se segue a pensar que se trata realmente dun erro novo. </text:p>
      <text:p text:style-name="P22"/>
      <text:p text:style-name="P22">Ese sistema reduciría o nivel de ruído por un tempo, mais segundo aumenta o número de usuarios, o problema vai retornar. Ningún usuario individual pode ser culpado diso. Cada un deles está pretendendo contribuír ao benestar do proxecto, e mesmo se a primeira notificación do erro non é útil, deberás continuar animándoos a permaneceren involucrados e a que fagan mellores contribucións no futuro. Mentres tanto, porén, o proxecto vai precisar manter a base de datos de asuntos o máis libre de lixo posible. </text:p>
      <text:p text:style-name="P22"/>
      <text:p text:style-name="P22">As dúas cousas que mellor van contribuír a previr este problema son: estares seguro de que vai haber xente suficientemente capacitada controlando o que está a ocorrer no sistema de xestión de erros como para seres quen de pechares notificacións inválidas ou duplicadas no momento xusto en que entran, e requirires (ou recomendares fortemente) que os usuarios confirmen con outros usuarios os erros detectados por eles antes de reportalos ao sistema. </text:p>
      <text:p text:style-name="P22"/>
      <text:p text:style-name="P22">Semella que a primeira das técnicas mencionadas está a ser usada universalmente. Mesmo proxectos con bases de datos inmensas (nomeadamente, o xestor de erros de Debian en <text:a xlink:type="simple" xlink:href="http://bugs.debian.org/">http://bugs.debian.org/</text:a>, que no momento de escribir este texto contiña 315.929 asuntos<text:note text:id="ftn7" text:note-class="footnote"><text:note-citation>7</text:note-citation><text:note-body><text:p text:style-name="P22"><text:s text:c="6"/><text:span text:style-name="T83">N. do T.: máis de 500.000 no momento de facer esta tradución.</text:span></text:p></text:note-body></text:note> aínda organizan as cousas de xeito que <text:span text:style-name="T11">alguén</text:span> ve os asuntos que van chegando ao sistema. Pode ser unha persoa diferente para cada categoría de asuntos. Por exemplo, o proxecto Debian é unha colección de pacotes de software, así que Debian encamiña automaticamente cada novo asunto aos mantedores do correspondente pacote. Por suposto, os usuarios poden ás veces trabucarse na identificación das categorías ás que corresponden os erros detectados, co resultado de que o erro é enviado inicialmente á persoa incorrecta, quen deberá encargarse de encamiñalo novamente. De calquera maneira, o importante é que a carga de traballo é compartida, de todos modos (se o usuario tiver dúbidas no momento de reportar un asunto, a vixilancia sobre a entrada de asuntos vai estar mellor ou peor distribuída entre os desenvolvedores, de xeito que cada asunto vai recibir sempre unha resposta a tempo). </text:p>
      <text:p text:style-name="P22"><text:soft-page-break/></text:p>
      <text:p text:style-name="P22">A segunda técnica está menos estendida, probablemente porque é máis difícil de automatizar. A idea esencial é que cada asunto novo é "coleguizado" na base de datos. Cando un usuario pensa que localizou un problema, solicítaselle que o describa nunha lista de correo, ou nun canal IRC, e recibe a confirmación por parte de alguén que lle di que efectivamente é un erro. Dispoñer cedo deste segundo par de ollos pode previr unha chea de reportes falsos. Ás veces, o segundo implicado é quen de identificar que o comportamento reportado non é un erro, ou que xa está corrixido nalgunha versión recente. Ou pode estar familiarizado cos síntomas dun asunto anterior, e evitar unha segunda incorporación do erro dirixindo o usuario cara ao asunto orixinal. Frecuentemente abonda con preguntarlle ao usuario: "Pesquisaches no sistema de xestión de erros se xa foi comunicado?". Moita xente simplemente nin pensa nesa posibilidade, aínda que farán a pesquisa de bo grado se saben que alguén <text:span text:style-name="T11">espera</text:span> que a fagan. </text:p>
      <text:p text:style-name="P22"/>
      <text:p text:style-name="P22">O sistema de colegas pode manter a base de datos de asuntos realmente limpa, mais tamén ten algunhas desvantaxes. Moita xente vai reportar en solitario, de todas maneiras, ben por non teren atopado, ou por ignoraren deliberadamente, as instrucións sobre pesquisa dun colega para reportar asuntos novos. Así que aínda vai ser necesario que haxa voluntarios revisando a base de datos. Aínda máis, como os máis dos remitentes novos non van ser conscientes da dificultade de manter a base de datos de asuntos, non é axeitado reprendelos por teren ignorado as instrucións. Así que os voluntarios van ter que permanecer atentos, e controlar como lles van devolver os asuntos non "colegueados" aos seus remitentes. O obxectivo é adestrar cada remitente no uso do sistema de colegas, de tal xeito que haxa sempre unha reserva crecente de xente que entende o sistema de filtraxe. Cando se detecta un asunto non revisado por un colega, os pasos ideais son: </text:p>
      <text:p text:style-name="P22"/>
      <text:list xml:id="list2128518118" text:style-name="L18">
        <text:list-item>
          <text:p text:style-name="P100">Responder inmediatamente ao asunto, agradecendo amablemente o usuario por telo remitido, mais dirixíndoos ás instrucións sobre revisión por terceiros (que, por suposto, deberán estar ben visibles na web do proxecto). </text:p>
        </text:list-item>
        <text:list-item>
          <text:p text:style-name="P100">Se o asunto for claramente válido e non estiver duplicado, apróbao de todas maneiras, e inicia o seu ciclo de vida normal. Despois de todo, o remitente xa estará informado sobre o sistema de revisión, e non ten sentido perder o tempo e o traballo feito pola vía de pechar un asunto perfectamente válido. </text:p>
        </text:list-item>
        <text:list-item>
          <text:p text:style-name="P100">Pola contra, se o asunto non for claramente válido, péchao, mais pídelle ao remitente que o reabra se recibir confirmación dun colega. Cando a recibir, deberá facer mención ao fío de confirmación (p. ex.: mediante unha URL dos arquivos da lista). </text:p>
        </text:list-item>
      </text:list>
      <text:p text:style-name="P22"/>
      <text:p text:style-name="P22">Lembra que aínda que este sistema vai mellorar co tempo a relación sinal/ruído na base de datos, non vai poder evitar completamente a introdución de asuntos incorrectos. A única maneira de previr totalmente este problema é pechar o xestor de erros para todo o mundo salvo para os desenvolvedores (un remedio que é case sempre peor que a enfermidade). É mellor aceptar que a limpeza de asuntos inválidos vai constituír sempre unha tarefa máis da rutina de mantemento do proxecto, e tratar de contar co máximo número de persoas botando unha man. </text:p>
      <text:p text:style-name="P22"/>
      <text:p text:style-name="P22">Podes ver máis sobre este tema en “<text:span text:style-name="T108">Xestor de incidencias” no capítulo 8 “Xestión de voluntarios”.</text:span></text:p>
      <text:h text:style-name="Heading_20_2" text:outline-level="2">IRC / Sistema de comunicacións en tempo real </text:h>
      <text:p text:style-name="P22">Moitos proxectos ofrecen salas de conversación en tempo real usando foros <text:span text:style-name="T11">Internet Relay Chat (IRC)</text:span> nos que usuario e desenvolvedores poden responder ás preguntas dos demais e obter respostas instantáneas. Embora poidas manter un servidor IRC na túa propia sé web, normalmente non paga a pena facelo. Pola contra, fai o que fai todo o mundo: establece os teus canais IRC en <text:span text:style-name="T11">Freenode</text:span> (<text:a xlink:type="simple" xlink:href="http://freenode.net/">http://freenode.net/</text:a>). Freenode ofréceche o control que precisas para administrares os canais IRC do teu proxecto<text:note text:id="ftn8" text:note-class="footnote"><text:note-citation>8</text:note-citation><text:note-body><text:p text:style-name="P37">Non hai obriga nin se espera que fagas unha doazón a Freenode, mais se ti ou o teu proxecto podedes afrontalo, por favor, pensa en contribuíres economicamente. Están exentos de impostos nos EEUU, e están a fornecer un servizo realmente valioso.</text:p></text:note-body></text:note>. </text:p>
      <text:p text:style-name="P22"/>
      <text:p text:style-name="P22">A primeira tarefa é a de buscar un nome para o canal. A elección máis obvia é a do nome do teu proxecto (se estiver dispoñible en Freenode, úsao, se non , tenta dar con algo que se lle pareza o máis posible, e que sexa o máis doado de lembrar). Anuncia a dispoñibilidade do canal na páxina do proxecto, de xeito que un visitante que teña necesidade de facer unha pregunta urxente o atope á primeira. Por exemplo, esta mensaxe aparece nunha caixa moi ben situada na páxina de Subversion: </text:p>
      <text:p text:style-name="P22"/>
      <text:p text:style-name="P62">Se estás a empregar Subversion, recomendámosche que te unas á lista <text:soft-page-break/>users@subversion.tigris.org, e que leas o Subversion Book (<text:a xlink:type="simple" xlink:href="http://svnbook.red-bean.com/">http://svnbook.red-bean.com/</text:a>) e as FAQ (<text:a xlink:type="simple" xlink:href="http://subversion.tigris.org/faq.html">http://subversion.tigris.org/faq.html</text:a>). Podes tamén facer preguntas no IRC en irc.freenode.net, canal #svn.</text:p>
      <text:p text:style-name="P22"/>
      <text:p text:style-name="P22">Algúns proxectos ofrecen varios canais, un por subtema. Por exemplo, un canal para problemas de instalación, outro para cuestións sobre o uso, outro para conversas sobre desenvolvemento, etc. <text:span text:style-name="T109">(“xestionando o crecemento” no capítulo 6 “Comunicacións”) </text:span>trata sobre como subdividir en múltiples canais). Mentres o teu proxecto sexa novo, debería haber un só canal, con todo o mundo charlando nel. Máis tarde, cando a relación usuario-desenvolvedor aumente, a separación de canais pode volverse necesaria.</text:p>
      <text:p text:style-name="P22"/>
      <text:p text:style-name="P22">Como vai saber a xente cales son os canais dispoñibles, e en que canal charlar?. E cando falen nun canal, como van saber cales son as regras locais?. A resposta está en dicirllo pola vía de establecer o <text:s/><text:span text:style-name="T11">tema do canal</text:span><text:span text:style-name="T11"><text:note text:id="ftn9" text:note-class="footnote"><text:note-citation>9</text:note-citation><text:note-body><text:p text:style-name="Footnote"><text:span text:style-name="T66">Para facelo, usa o comando</text:span><text:span text:style-name="T67"> /topic</text:span><text:span text:style-name="T66">. Todos os comandos no IRC comezan polo carácter "/". Bótalle unha ollada a <text:s/></text:span><text:a xlink:type="simple" xlink:href="http://www.irchelp.org/"><text:span text:style-name="T66">http://www.irchelp.org/</text:span></text:a><text:span text:style-name="T66"> se non estás familiarizado co uso e administración do IRC; en particular, </text:span><text:a xlink:type="simple" xlink:href="http://www.irchelp.org/irchelp/irctutorial.html"><text:span text:style-name="T66">http://www.irchelp.org/irchelp/irctutorial.html</text:span></text:a><text:span text:style-name="T66"> é un excelente titorial.</text:span></text:p></text:note-body></text:note></text:span><text:span text:style-name="T11">.</text:span> O tema do canal é unha mensaxe breve que cada usuario ve no momento de entrar no canal. Inclúe instrucións para os novatos e ligazóns a máis información. Por exemplo:</text:p>
      <text:p text:style-name="P22"><text:s/></text:p>
      <text:p text:style-name="P64">Estás charlando en #svn </text:p>
      <text:p text:style-name="P64"/>
      <text:p text:style-name="P63"><text:span text:style-name="T63">O tema para #svn é o Foro para as cuestións dos usuarios de Subversion, podes visitar tamén </text:span><text:a xlink:type="simple" xlink:href="http://subversion.tigris.org/"><text:span text:style-name="T63">http://subversion.tigris.org/</text:span></text:a><text:span text:style-name="T63">. || As discusións sobre desenvolvemento teñen lugar en #svn-dev. || Por favor non coles transcricións longas aquí, pola contra usa un sitio como http://pastebin.ca/. || NOVAS: Subversion 1.1.0 foi liberado, máis detalles en http://svn110.notlong.com/. </text:span></text:p>
      <text:p text:style-name="P22"/>
      <text:p text:style-name="P22"/>
      <text:p text:style-name="P22">Xa sei que é pesado, mais infórmalles aos novatos sobre todo o que precisaren saber. Di exactamente para que é o canal, facilita o enderezo da páxina do proxecto (para o caso de que alguén se pasee polo canal sen ter visitado antes o sitio web do proxecto), menciona un canal relacionado e dá algúns consellos sobre pegar textos.</text:p>
      <text:h text:style-name="Heading_20_4" text:outline-level="4">Sitios de pegado</text:h>
      <text:p text:style-name="P22">Un canal IRC é un espazo compartido: todo o mundo pode ver o que calquera outro está a escribir. Normalmente isto é bo, xa que permite que a xente se meta nunha conversa cando cre que ten algo co que contribuír, e permite que os observadores aprendan mirando. Mais empeza a ser un problema cando alguén ten unha chea de información que compartir dunha vez, tal como a transcrición dunha sesión de corrección de erros, xa que pegar demasiadas liñas no canal vai entorpecer outras conversas.</text:p>
      <text:p text:style-name="P22"/>
      <text:p text:style-name="P22">A solución está en usar un dos sitios <text:span text:style-name="T11">pastebin</text:span> ou <text:span text:style-name="T11">pastebot</text:span>. Cando se precise que alguén achegue unha cantidade grande de datos, non lle pidas que os pegue no chat, senón que vaia (por exemplo) a <text:a xlink:type="simple" xlink:href="http://pastebin.ca/">http://pastebin.ca/</text:a>, pegue os seus datos no formulario da páxina, e comunique a URL resultante no canal. Calquera poderá visitar a URL e ver os datos.</text:p>
      <text:p text:style-name="P22"/>
      <text:p text:style-name="P22">Hai uns cantos sitios gratuítos para pegado de datos na web, demasiados para unha lista entendible, mais estes son algúns dos que eu teño usado: <text:a xlink:type="simple" xlink:href="http://www.nomorepasting.com/">http://www.nomorepasting.com/</text:a>, <text:a xlink:type="simple" xlink:href="http://pastebin.ca/">http://pastebin.ca/</text:a>, <text:a xlink:type="simple" xlink:href="http://nopaste.php.cd/">http://nopaste.php.cd/</text:a>, <text:s/><text:a xlink:type="simple" xlink:href="http://rafb.net/paste/">http://rafb.net/paste/</text:a>, <text:a xlink:type="simple" xlink:href="http://sourcepost.sytes.net/">http://sourcepost.sytes.net/</text:a>, <text:a xlink:type="simple" xlink:href="http://extraball.sunsite.dk/notepad.php">http://extraball.sunsite.dk/notepad.php</text:a>, e <text:a xlink:type="simple" xlink:href="http://www.pastebin.com/">http://www.pastebin.com/</text:a>. </text:p>
      <text:h text:style-name="Heading_20_3" text:outline-level="3"><text:span text:style-name="T27">Bots</text:span> </text:h>
      <text:p text:style-name="P22">Moitos canais IRC orientados a asuntos técnicos inclúen un membro non humano, chamado <text:span text:style-name="T11">bot</text:span>, que é quen de almacenar e devolver información en resposta a certos comandos. Tipicamente, a comunicación co <text:span text:style-name="T11">bot</text:span> faise de xeito exactamente igual que con calquera outro membro do canal, é dicir, os comandos se executan pola vía de "dicirllo" ao <text:span text:style-name="T11">bot</text:span>. Por exemplo: </text:p>
      <text:p text:style-name="P27"/>
      <text:p text:style-name="code"><text:span text:style-name="T110">&lt;</text:span>kfogel<text:span text:style-name="T110">&gt;</text:span> ayita: learn diff-cmd = http://subversion.tigris.org/faq.html#diff-cmd </text:p>
      <text:p text:style-name="code"><text:span text:style-name="T110">&lt;</text:span>ayita<text:span text:style-name="T110">&gt;</text:span> <text:s/>Grazas! </text:p>
      <text:p text:style-name="code"><text:soft-page-break/></text:p>
      <text:p text:style-name="P22">Así lle dixo ao <text:span text:style-name="T11">bot</text:span> (que está rexistrado no canal como ayita) que lembre unha certa URL como resposta á consulta "<text:span text:style-name="T11">diff.cmd</text:span>". Agora poderemos dirixirnos a ayita para que informe outro usuario acerca de <text:span text:style-name="T11">diff-cmd</text:span>: </text:p>
      <text:p text:style-name="P22"/>
      <text:p text:style-name="code"><text:span text:style-name="T110">&lt;</text:span>kfogel<text:span text:style-name="T110">&gt;</text:span> ayita: tell jrandom about diff-cmd </text:p>
      <text:p text:style-name="code"><text:span text:style-name="T110">&lt;</text:span>ayita<text:span text:style-name="T110">&gt;</text:span> <text:s/>jrandom: http://subversion.tigris.org/faq.html#diff-cmd </text:p>
      <text:p text:style-name="P22"/>
      <text:p text:style-name="P22">O mesmo pode facerse mediante un atallo axeitado: </text:p>
      <text:p text:style-name="P22"/>
      <text:p text:style-name="P71"><text:span text:style-name="T110">&lt;</text:span>kfogel<text:span text:style-name="T110">&gt;</text:span> !a jrandom diff-cmd </text:p>
      <text:p text:style-name="P71"><text:span text:style-name="T91">&lt;</text:span><text:span text:style-name="T90">ayita</text:span><text:span text:style-name="T91">&gt;</text:span><text:span text:style-name="T90"> <text:s/>jrandom: http://subversion.tigris.org/faq.html#diff-cmd </text:span></text:p>
      <text:p text:style-name="P22"/>
      <text:p text:style-name="P22">A configuración exacta do comando e os comportamentos varían dun <text:span text:style-name="T11">bot</text:span> a outro. O exemplo anterior é para <text:span text:style-name="T11">ayita</text:span> (<text:a xlink:type="simple" xlink:href="http://hix.nu/svn-public/alexis/trunk/">http://hix.nu/svn-public/alexis/trunk/</text:a>) do que normalmente hai unha instancia funcionando no canal <text:span text:style-name="T11">#svn</text:span> en <text:span text:style-name="T21">Freenode</text:span>. Outros <text:span text:style-name="T11">bots</text:span> son <text:span text:style-name="T11">Dancer</text:span> (<text:a xlink:type="simple" xlink:href="http://dancer.sourceforge.net/b">http://dancer.sourceforge.net/</text:a>) e <text:span text:style-name="T11">Supybot</text:span> (<text:a xlink:type="simple" xlink:href="http://supybot.com/">http://supybot.com/</text:a>). Non son precisos privilexios especiais para executar un <text:span text:style-name="T11">bot</text:span>. Un <text:span text:style-name="T11">bot</text:span> é un programa cliente; calquera pode pór un en marcha e dirixilo para que escoite un determinado servidor/canal. </text:p>
      <text:p text:style-name="P22"/>
      <text:p text:style-name="P22">Se no teu canal se tende a repetir as mesmas preguntas unha e outra vez, eu recoméndoche implementares un <text:span text:style-name="T11">bot</text:span>. Tan só un número pequeno de usuarios do canal vai adquirir a experiencia necesaria para manipular o <text:span text:style-name="T11">bot</text:span>, mais son os mesmos usuarios que van responder a un número desproporcionadamente grande de cuestións, xa que o <text:span text:style-name="T11">bot</text:span> vailles permitir facelo de xeito moito máis eficiente. </text:p>
      <text:p text:style-name="P22"/>
      <text:h text:style-name="Heading_20_3" text:outline-level="3">Arquivando o IRC </text:h>
      <text:p text:style-name="P22">Aínda que é posible arquivar todo o que ocorre nun canal IRC, non necesariamente se espera que o fagas. As conversacións IRC poden ser nominalmente públicas, mais moita xente pensa que son semiprivadas e informais. Talvez os usuarios non teñan coidado coa gramática, e a miúdo expresen opinións (por exemplo, acerca de outro software ou outros programadores) que non queren que sexan gardadas para sempre nun arquivo en liña. </text:p>
      <text:p text:style-name="P22"/>
      <text:p text:style-name="P22">Por suposto, sempre haberá <text:span text:style-name="T11">citas</text:span> que deberían ser conservadas, e iso está ben. Os máis dos clientes IRC poden rexistrar unha conversación nun ficheiro, ou se iso non for posible, un sempre pode "copiar e pegar" a conversación do IRC a un foro máis permanente (frecuentemente o sistema de xestión de incidencias). Mais tamén o rexistro indiscriminado pode facer que algúns usuarios se sintan incómodos. Se arquivares absolutamente todo, deberías ter a seguridade de que iso está claramente establecido no tema do canal, e que hai unha URL coñecida do arquivo. </text:p>
      <text:h text:style-name="Heading_20_2" text:outline-level="2">RSS Feeds </text:h>
      <text:p text:style-name="P22"><text:span text:style-name="T11">RSS (Really Simple Syndication) </text:span>é un mecanismo para distribuír resumos de noticias, moi ricos en metadatos, aos usuarios subscritos, é dicir: á xente que manifestou o seu interese en recibir eses resumos. Unha fonte RSS determinada é normalmente denominada un <text:span text:style-name="T11">feed</text:span>, e a interface de subscrición é chamada <text:span text:style-name="T11">lector de feed</text:span> ou <text:span text:style-name="T11">agregador de feed</text:span>. RSS Bandit (<text:a xlink:type="simple" xlink:href="http://www.rssbandit.org/">http://www.rssbandit.org</text:a>) e o epónimo Feedreader (http://www.feedreader.com/) son dous lectores de RSS de código aberto, por exemplo. </text:p>
      <text:p text:style-name="P22"/>
      <text:p text:style-name="P22">Non hai espazo aquí para facer unha explicación técnica detallada de RSS<text:note text:id="ftn10" text:note-class="footnote"><text:note-citation>10</text:note-citation><text:note-body><text:p text:style-name="Footnote"><text:span text:style-name="T66">Podes ver <text:s/></text:span><text:a xlink:type="simple" xlink:href="http://www.xml.com/pub/a/2002/12/18/dive-into-xml.html"><text:span text:style-name="T66">http://www.xml.com/pub/a/2002/12/18/dive-into-xml.html</text:span></text:a><text:span text:style-name="T66"> para maior información.</text:span></text:p></text:note-body></text:note>, mais deberías ter en conta dúas cousas. A primeira é que o software de lectura de <text:span text:style-name="T11">feeds</text:span> é seleccionado polo usuario e vai ser <text:span text:style-name="T11">o mesmo</text:span> para todos os <text:span text:style-name="T11">feeds</text:span> que o subscritor estiver a monitoriza (de feito, este é o maior atractivo de RSS: que o subscritor escolle usar unha interface para todos os <text:span text:style-name="T11">feeds</text:span>, así que cada <text:span text:style-name="T11">feed</text:span> ten que concentrarse exclusivamente en servir os contidos). A segunda é que o RSS é xa ubicuo, tanto que as máis das persoas que están a empregalo nin saben que o usan. Cara á xente en xeral, RSS ten o aspecto dun pequeno botón nunha páxina web, cunha etiqueta que di "Subscríbete a este sitio" ou "<text:span text:style-name="T11">Feed</text:span> de noticias". Ti premes o botón, e de aí en diante o teu lector de <text:span text:style-name="T11">feed</text:span> (que pode perfectamente ser unha <text:span text:style-name="T11">applet</text:span> embebida na túa páxina web) actualízase automaticamente cada vez que for introducida unha novidade na web de orixe. </text:p>
      <text:p text:style-name="P22"/>
      <text:p text:style-name="P22"><text:soft-page-break/>Isto quere dicir que o teu proxecto de software de código aberto debería probablemente ofrecer un <text:span text:style-name="T11">feed</text:span> RSS (os máis dos sitios de aloxamento preconfigurado xa o ofrecen como opción por defecto, véxase “<text:span text:style-name="T111">Aloxamento preconfigurado”)</text:span>. Mais ten coidado de non publicares tantas novas ao día que os subscritores non sexan quen de separar o gran da palla. Se houber demasiados eventos de novas, a xente simplemente vai ignorar o <text:span text:style-name="T11">feed</text:span> ou, aínda peor, vaise dar de baixa por desesperación. Idealmente, un proxecto debería ofertar <text:span text:style-name="T11">feeds</text:span> separados: un para os grandes anuncios, outro seguindo (digamos) os eventos do xestor de incidencias, outro para cada lista de correo, etc. Na práctica, isto é difícil de facer en condicións: pode producir confusión de interfaces tanto para os visitantes da web do proxecto como para os administradores. Mais como mínimo, o proxecto debería ofrecer un <text:span text:style-name="T11">feed</text:span> RSS na portada da web para enviar novas sobre os eventos máis relevantes, tales como novas versións ou avisos de seguridade. </text:p>
      <text:p text:style-name="P22"/>
      <text:p text:style-name="P22">Ao César o que é do César<text:note text:id="ftn11" text:note-class="footnote"><text:note-citation>11</text:note-citation><text:note-body><text:p text:style-name="P37">Nota do tradutor: tradución libre do orixinal inglés: "Credit where credit is due"</text:p></text:note-body></text:note>: esta sección non estaba na primeira edición do libro, mais a entrada "<text:span text:style-name="T11">Release Criteria, Open Source, Thoughts On...</text:span>" ( http://krow.livejournal.com/564980.html) no blog de Brian Aker fíxome decatarme da utilidade dos <text:span text:style-name="T11">feed</text:span> RSS para os proxectos de software de código aberto. </text:p>
      <text:h text:style-name="Heading_20_2" text:outline-level="2">Wikis </text:h>
      <text:p text:style-name="P22">Unha <text:span text:style-name="T11">wiki</text:span> é un sitio web que permite que cada visitante poida editar e estender os seus contidos; o termo "<text:span text:style-name="T11">wiki</text:span>" (que significa "áxil" ou "super-rápido" en hawaiano) úsase tamén para denominar o software que permite facer esa edición. As <text:span text:style-name="T11">wikis</text:span> foron inventadas en 1995, mais a súa popularidade comezou a aumentar a partir de 2000 ou 2001, acelerada en parte polo éxito da Wikipedia (<text:a xlink:type="simple" xlink:href="http://www.wikipedia.org/">http://www.wikipedia.org/</text:a> ou a súa versión en galego: <text:a xlink:type="simple" xlink:href="http://gl.wikipedia.org/">http://gl.wikipedia.org/</text:a>), unha enciclopedia con contidos libres baseada en <text:span text:style-name="T11">wiki</text:span>. Podes pensar nunha <text:span text:style-name="T11">wiki</text:span> como algo intermedio entre o IRC e as páxinas web: as <text:span text:style-name="T11">wikis</text:span> non se editan en tempo real, de feito que a xente ten tempo de pulir e ponderar as súas contribucións, mais engadirlle contidos é tamén moi doado, implicando menor complexidade que a edición dunha páxina web. </text:p>
      <text:p text:style-name="P22"/>
      <text:p text:style-name="P22">As <text:span text:style-name="T11">wikis</text:span> non son aínda equipamentos estándar para os proxectos de software de código aberto, mais probablemente o sexan logo<text:note text:id="ftn12" text:note-class="footnote"><text:note-citation>12</text:note-citation><text:note-body><text:p text:style-name="Footnote"><text:span text:style-name="T66">Nota do tradutor: de feito, xa no momento de facerse esta tradución (decembro de 2009), practicamente todos os proxectos que se desenvolven de xeito colaborativo contan con cadansúa </text:span><text:span text:style-name="T67">wiki, </text:span><text:span text:style-name="T68">ben</text:span><text:span text:style-name="T66"> para publicar a documentación e a información de soporte ao usuario, ben como "centro de mando" da totalidade do proxecto</text:span></text:p></text:note-body></text:note>. Como son unha tecnoloxía relativamente nova, e a xente está a experimentar con formas diversas de usalas, vou simplemente aconsellarvos unhas poucas precaucións (neste punto, é máis doado analizar os usos incorrectos das <text:span text:style-name="T11">wikis</text:span> que os seus éxitos). </text:p>
      <text:p text:style-name="P22"/>
      <text:p text:style-name="P26">Se decidires montar unha <text:span text:style-name="T11">wiki</text:span>, dedica bastante esforzo a conseguires unha organización clara da páxina e unha distribución visual agradable, para que os visitantes (p. ex.: editores potenciais) saiban de xeito instintivo como encaixar as súas contribucións. Igualmente importante, publica as instrucións na propia <text:span text:style-name="T11">wiki</text:span>, así a xente terá un sitio ao que acudiren en busca de axuda. Con demasiada frecuencia, os administradores de <text:span text:style-name="T11">wikis</text:span> caen vítimas da fantasía de que, xa que hordas de visitantes van engadir á <text:span text:style-name="T11">wiki</text:span> contidos de alta calidade, a suma de todas as contribucións individuais vai ser en consecuencia de alta calidade. Non é así como traballan os sitios web. Cada páxina individual ou parágrafo pode ser bo se se considera isoladamente, mais pode non selo se está integrado nun conxunto confuso ou desorganizado. Moi frecuentemente, as <text:span text:style-name="T11">wikis</text:span> sofren de: </text:p>
      <text:list xml:id="list1774049473" text:style-name="L19">
        <text:list-item>
          <text:p text:style-name="P87"><text:span text:style-name="T78">Ausencia de principios de navegación. </text:span><text:span text:style-name="T69">Un sitio web ben organizado fai que os visitantes sintan que saben onde están en cada momento. Por exemplo, se as páxinas están ben deseñadas, a xente vai saber intuitivamente a diferenza entre unha rexión de "táboa de contidos" e unha rexión de "contidos". Os contribuidores dunha </text:span><text:span text:style-name="T74">wiki</text:span><text:span text:style-name="T69"> van respectar esa diferenza, mais só se a diferenza estiver claramente establecida desde o principio. </text:span></text:p>
        </text:list-item>
        <text:list-item>
          <text:p text:style-name="P87"><text:span text:style-name="T79">Duplicación da información. </text:span><text:span text:style-name="T69">As </text:span><text:span text:style-name="T74">wikis</text:span><text:span text:style-name="T69"> acaban frecuentemente con varias páxinas dicindo cousas similares, dado que os contribuidores individuais non van ser conscientes da duplicación. Isto pode ser consecuencia en parte da ausencia de principios de navegación comentados antes, debido a que a xente pode non atopar os contidos duplicados se non están onde esperan que estean. </text:span></text:p>
        </text:list-item>
        <text:list-item>
          <text:p text:style-name="P87">A<text:span text:style-name="T79">udiencia obxectivo mal definida. </text:span><text:span text:style-name="T69">Ata un certo punto, este problema é inevitable cando hai tantos autores diferentes, mais pode ser minimizado se previamente se escriben unha serie de consellos e guías acerca de como crear novos contidos. Editar unha chea de novos contidos a modo de exemplo ao principio tamén axuda, de xeito que os estándares fiquen xa afirmados. </text:span></text:p>
        </text:list-item>
      </text:list>
      <text:p text:style-name="P22"/>
      <text:p text:style-name="P22">A solución máis común a todos estes problemas é a mesma: fixar estándares editoriais, e demostralos non só <text:soft-page-break/>publicándoos, senón publicando páxinas que os poñan en práctica. En xeral, as <text:span text:style-name="T11">wikis</text:span> van amplificar calquera erro nos seus materiais orixinais, xa que os colaboradores tenden a imitar os padróns que teñen á vista. Non poñas en marcha a <text:span text:style-name="T11">wiki</text:span> e fiques esperando a que todo axuste axeitadamente. Deberás tamén alimentala con materiais escritos, para que a xente teña un modelo que seguir. </text:p>
      <text:p text:style-name="P22"/>
      <text:p text:style-name="P22">O exemplo máis brillante dunha <text:span text:style-name="T11">wiki</text:span> ben administrada é a Wikipedia, aínda que isto pode ser así en parte porque os seus contidos (entradas dunha enciclopedia) encaixan de forma natural co formato <text:span text:style-name="T11">wiki</text:span>. Mais se examinares atentamente a Wikipedia, verás que os seus administradores deseñaron unha <text:span text:style-name="T11">moi</text:span> ben pensada infraestrutura para a cooperación. Hai unha boa cantidade de documentación sobre como escribir novas entradas, como manter un axeitado punto de vista, que clase de edicións facer, que edicións evitar, un procedemento para a resolución de disputas a respecto de edicións controvertidas (a base de varios pasos, incluíndo eventualmente a arbitraxe), etc. Tamén teñen controis de autoría, de xeito que se unha páxina for obxecto de repetidas edicións inapropiadas, poden bloqueala ata que o problema for resolto. Noutras palabras, os seus autores non se limitaron a pór unha serie de moldes nunha web e esperar o mellor. Wikipedia funciona porque os seus fundadores pensaron coidadosamente acerca de como conseguir que milleiros de descoñecidos axustasen os seus escritos a unha visión común. Aínda que ti seguramente non vas precisar un nivel preciso de preparación para montares a <text:span text:style-name="T11">wiki</text:span> dun proxecto de software de código aberto, paga a pena emular o seu espírito. </text:p>
      <text:p text:style-name="P22"/>
      <text:p text:style-name="P22">Para máis información acerca das <text:span text:style-name="T11">wikis</text:span>, podes consultar <text:a xlink:type="simple" xlink:href="http://en.wikipedia.org/wiki/Wiki">http://en.wikipedia.org/wiki/Wiki</text:a>. Tamén a primeira <text:span text:style-name="T11">wiki</text:span> está viva e goza de boa saúde, e contén unha chea de discusións acerca de como administrar <text:span text:style-name="T11">wikis</text:span>: podes ver <text:a xlink:type="simple" xlink:href="http://www.c2.com/cgi/wiki?WelcomeVisitors">http://www.c2.com/cgi/wiki?WelcomeVisitors</text:a>, <text:a xlink:type="simple" xlink:href="http://www.c2.com/cgi/wiki?WhyWikiWorks">http://www.c2.com/cgi/wiki?WhyWikiWorks</text:a>, <text:s/>e <text:a xlink:type="simple" xlink:href="http://www.c2.com/cgi/wiki?WhyWikiWorksNot">http://www.c2.com/cgi/wiki?WhyWikiWorksNot</text:a> <text:s/>para analizares varios puntos de vista sobre o tema. </text:p>
      <text:h text:style-name="Heading_20_2" text:outline-level="2">Páxina web </text:h>
      <text:p text:style-name="P22">Non hai moito que dicir acerca da posta en marcha da web dun proxecto desde un punto de vista técnico: montar un sitio web e escribir páxinas son tarefas realmente simples, e as máis das cousas importantes que se poden dicir acerca do seu deseño e distribución de contidos foron xa comentadas no capítulo anterior. A principal función do sitio web é a de presentar unha clara e amena visión xeral do proxecto, e enmarcar as restantes ferramentas (o sistema de control de versións, o xestor de incidencias, etc.) Se non es experto na construción de webs, xeralmente non che vai ser difícil atopares alguén que si o é e que estea desexando axudar na materia. Porén, para aforrar tempo e esforzos, a xente xeralmente prefire facer uso de webs pre-enlatadas. </text:p>
      <text:h text:style-name="Heading_20_3" text:outline-level="3">Aloxamento <text:span text:style-name="T84">preconfigurado</text:span></text:h>
      <text:p text:style-name="P22">Usar un sitio preconfigurado ten moitas vantaxes. A primeira é a capacidade do servidor e o largo de banda: os seus servidores son caixas enormes conectadas a cabos moi grosos. Por moito éxito que tiver o teu proxecto, nunca vas esgotar o espazo en disco ou colapsar a conexión de rede. A segunda vantaxe é a simplicidade. Xa che van dar escollidos un xestor de incidencias, un sistema de control de versións, un xestor de listas de correo, un arquivo, e calquera outra utilidade que poidas precisar para controlar o teu proxecto. As ferramentas estarán xa configuradas, e serán eles quen se ocupen de facer as copias de seguridade de todos os datos almacenados nas ferramentas. Terás poucas decisións que tomar. Todo o que terás que facer e preencher un formulario, premer un botón, e terás de súpeto un sitio web para o teu proxecto. </text:p>
      <text:p text:style-name="P22"/>
      <text:p text:style-name="P22">Estes son beneficios significativos dabondo. A desvantaxe, claro, é que ti vas ter que aceptar <text:span text:style-name="T11">as súas</text:span> eleccións e configuracións, aínda que algo diferente puidese ser mellor para o teu proxecto. Xeralmente os sitios preenlatados poden ser axustados dentro dun certo número de parámetros, mais nunca chegarás a ter o control refinado que atinxirías se instalases e configurases por ti mesmo o sitio e tiveses acceso administrativo completo ao servidor. </text:p>
      <text:p text:style-name="P22"/>
      <text:p text:style-name="P22">Un exemplo perfecto do que digo é o manexo de ficheiros xerados. Algunhas páxinas web do proxecto poden ser ficheiros xerados (por exemplo, hai sistemas para manter os datos das FAQ nun formato mestre doado de editar, desde o que se poden xerar HTML, PDF, e outros formatos de presentación). Como se explica en “<text:span text:style-name="T112">Versiona todo” mais adiante neste mesmo capítulo, </text:span>non deberías pretender versionar os formatos xerados, só o ficheiro mestre. Mais cando o teu sitio web está aloxado no servidor dun terceiro, pode que sexa imposible dispor dun gancho (<text:span text:style-name="T11">hook</text:span>) personalizado para xerar a versión HTML da FAQ cada vez que se modifique o ficheiro mestre. A única solución será versionar tamén os formatos xerados, para que se poidan publicar no sitio <text:soft-page-break/>web. </text:p>
      <text:p text:style-name="P22"/>
      <text:p text:style-name="P22">Pode tamén haber consecuencias máis importantes. Talvez non teñas tanto control sobre a presentación como che gustaría. Algúns dos sitios preenlatados permitiranche personalizar as páxinas web, mais o deseño por defecto da web vaise facer presente en variadas e molestas formas. Por exemplo, algúns dos proxectos hospedados en <text:span text:style-name="T21">SourceForge</text:span> teñen as súas páxinas completamente personalizadas, mais aínda dirixen os desenvolvedores á súa "páxina en SourceForge" para información adicional. A páxina en SourceForge é o que sería a páxina do proxecto se non tivese un sitio web propio. Ten ligazóns ao xestor de incidencias, ao repositorio do CVS, descargas, etc. Por desgraza, unha páxina de SourceForge contén tamén unha certa cantidade de ruído alleo. A parte superior é unha banda publicitaria, e frecuentemente unha imaxe animada. No lado esquerdo contén unha banda de ligazóns de escasa relevancia para quen está interesado no proxecto. O lado dereito contén frecuentemente máis publicidade. Tan só o centro de páxina está dedicado a materiais realmente específicos do proxecto, e mesmo neste caso están dispostos dun xeito confuso que frecuentemente fai que o visitante non saiba onde premer a continuación. </text:p>
      <text:p text:style-name="P22"/>
      <text:p text:style-name="P22">Detrás de cada aspecto individual do deseño de SourceForge, hai sen dúbida unha boa razón (boa desde o punto de vista de SourceForge, tal como a publicidade). Mais desde o punto de vista dun proxecto individual, o resultado pode ser unha web máis que afastada do ideal. Non estou a botar pedras contra SourceForge; problemas similares ocorren cos máis dos servizos de hospedaxe enlatada. A cousa é que hai un compromiso. Ficas liberado das cargas técnicas derivadas da xestión do sitio do proxecto, mais polo prezo de teres que aceptar a maneira en que outros decidan como xestionalo. </text:p>
      <text:p text:style-name="P22"/>
      <text:p text:style-name="P22">Soamente ti podes decidir se os sitios enlatados son a mellor solución para o teu proxecto. Se elixires un sitio enlatado, deixa aberta a posibilidade de migrar aos teus propios servidores máis tarde, empregando un nome de dominio personalizado para a URL do proxecto. Podes reenviar a URL ao sitio enlatado, ou crear unha páxina de inicio completamente persoal na URL pública e mandar os usuarios ao sitio enlatado para faceren uso das funcionalidades sofisticadas. Tan só asegúrate de arranxares as cousas de xeito que se posteriormente decides empregar unha solución de aloxamento distinta, o enderezo do proxecto non teña que ser modificado. </text:p>
      <text:h text:style-name="Heading_20_4" text:outline-level="4">Escollendo un sitio <text:span text:style-name="T117">preconfigurado</text:span> </text:h>
      <text:p text:style-name="P22">O sitio enlatado máis grande e mellor coñecido é SourceForge (<text:a xlink:type="simple" xlink:href="http://www.sourceforge.net/">http://www.sourceforge.net/</text:a>). Outros dous sitios que fornecen servizos iguais ou similares son savannah.gnu.org (<text:a xlink:type="simple" xlink:href="http://savannah.gnu.org/">http://savannah.gnu.org/</text:a>) e BerliOS.de (http://www.berlios.de/)<text:note text:id="ftn13" text:note-class="footnote"><text:note-citation>13</text:note-citation><text:note-body><text:p text:style-name="P38"><text:s/><text:span text:style-name="T83">Nota do tradutor: en Galiza, o sitio máis coñecido é a Forxa de Mancomún (https://forxa.mancomun.org/)</text:span></text:p></text:note-body></text:note>. Algunhas organizacións, tales como a Apache Software Foundation (<text:a xlink:type="simple" xlink:href="http://www.apache.org/">http://www.apache.org/</text:a>) e Tigris.org (<text:a xlink:type="simple" xlink:href="http://www.tigris.org/">http://www.tigris.org/</text:a>)<text:note text:id="ftn14" text:note-class="footnote"><text:note-citation>14</text:note-citation><text:note-body><text:p text:style-name="Footnote"><text:s/><text:span text:style-name="T66">Aviso: eu son empregado de CollabNet (http://www.collab.net/), que patrocina Tigris.org, e emprego Tigris regularmente.</text:span></text:p></text:note-body></text:note>, fornecen aloxamento gratis a proxectos de código aberto que encaixan coas súas misións e coa súa comunidade de proxectos existentes. </text:p>
      <text:p text:style-name="P22"/>
      <text:p text:style-name="P22">Haggen So fixo unha avaliación de varios sitios de aloxamento de proxectos como parte do seu traballo de investigación para a súa tese de doutoramento, <text:span text:style-name="T11">Construction of an Evaluation Model for Free/Open Source Project Hosting (FOSPHost) sites</text:span>. Os resultados están publicados en <text:a xlink:type="simple" xlink:href="http://www.ibiblio.org/fosphost/">http://www.ibiblio.org/fosphost/</text:a>, onde podes ver especialmente a tabela excelente comparativa en <text:a xlink:type="simple" xlink:href="http://www.ibiblio.org/fosphost/exhost.htm">http://www.ibiblio.org/fosphost/exhost.htm</text:a>.</text:p>
      <text:h text:style-name="Heading_20_4" text:outline-level="4">Anonimato e participación </text:h>
      <text:p text:style-name="P22">Un problema que non se dá só nos sitios enlatados, mais que se ten atopado especialmente neles, é o abuso da funcionalidade de <text:span text:style-name="T11">login</text:span> (rexistro de entrada). En si mesma é considerablemente simple: o sitio permite que cada visitante se cadastre cun nome de usuario e unha seña. Desde ese momento, mantén un perfil do usuario, e os administradores do proxecto poden asignarlle certos permisos, por exemplo o dereito a fornecer mudanzas ao repositorio. </text:p>
      <text:p text:style-name="P22"/>
      <text:p text:style-name="P22">Isto pode ser extremadamente útil e, de feito, é unha das vantaxes principais do aloxamento enlatado. O problema é que ás veces o rexistro de usuario acaba sendo necesario para tarefas que deberían ser permitidas a visitantes non rexistrados, especialmente a capacidade de rexistrar asuntos no xestor de incidencias, e de poder facer comentarios sobre asuntos abertos. Requirindo un nome de usuario rexistrado para tales accións, o proxecto eleva o limiar para o que debería poder facerse de xeito áxil e doado. Por suposto, é interesante poder contactar con quen ten introducido asuntos no xestor de incidencias, mais tendo un campo onde introducir o <text:soft-page-break/>enderezo de correo-e (se o usuario o desexa) chega dabondo. Se un novo usuario localiza unha incidencia e quere reportala, sentirase molestado por ter que preencher un formulario de creación dunha conta antes de poder rexistrar o asunto no xestor de incidencias. Talvez simplemente renuncie a rexistrar a incidencia. </text:p>
      <text:p text:style-name="P22"/>
      <text:p text:style-name="P22">As vantaxes da xestión de usuarios xeralmente superan as desvantaxes. Mais se podes escoller que accións poden levarse a cabo de xeito anónimo, asegúrate de que non só están permitidas para visitantes non rexistrados <text:span text:style-name="T11">todas</text:span> as accións de só lectura, senón que tamén o están algunhas de entrada de datos, especialmente no xestor de incidencias e, se a tiveres, nas páxinas <text:span text:style-name="T11">wiki</text:span>.</text:p>
      <text:h text:style-name="P113" text:outline-level="1"><text:span text:style-name="T123">Capítulo 4. </text:span><text:span text:style-name="T122">Infraestrutura social e política</text:span> </text:h>
      <text:p text:style-name="P16">Xeralmente, as primeiras cuestións que a xente acostuma facer sobre o software libre son: Como traballa? Que mantén un proxecto activo? Quen toma as decisións? Eu sempre me dou por satisfeito con respostas conciliadoras sobre meritocracia, o espírito de cooperación, o código fala por si mesmo, etc. O feito é que a cuestión non é fácil de responder. Meritocracia, cooperación e executar código son parte deste, mais non chegan a explicar como os proxectos funcionan no día a día, e non din nada sobre como son resoltos os conflitos. </text:p>
      <text:p text:style-name="P16"/>
      <text:p text:style-name="P16">Este capítulo trata de mostrar a estrutura subxacente que os proxectos de éxito teñen en común. Refírome a "éxito" non só en termos de calidade técnica, senón tamén á saúde operacional e de supervivencia. Saúde operacional é a capacidade efectiva do proxecto de incorporar as novas contribucións de código e novos desenvolvedores, e para dar resposta aos informes de erros. Supervivencia é a capacidade do proxecto de existir independentemente dalgún participante ou patrocinador, entendendo isto como a probabilidade de que o proxecto continúe, ata se todos os seus membros fundadores tivesen que pasar a outras cousas. O éxito técnico non é difícil de atinxir, mais sen unha base robusta de desenvolvemento e base social, un proxecto pode ser incapaz de manexar o crecemento que trae o éxito inicial ou a saída de persoas carismáticas. </text:p>
      <text:p text:style-name="P16"/>
      <text:p text:style-name="P16">Hai varios xeitos de lograr este tipo de éxito. Nalgúns casos supón dispoñer dunha estrutura formal de goberno, na que se resolven os debates, convídanse (ou expúlsanse) novos desenvolvedores, planifícanse novas características, etc. Outros requiren dunha estrutura menos formal, mais tense que facer un esforzo maior de autocontrol para producir unha atmosfera de equidade na que a xente pode confiar coma unha <text:s/>forma de goberno <text:span text:style-name="T11">de facto</text:span>. Ambas formas conducen ao mesmo resultado: un sentimento de permanencia institucional, apoiado por hábitos e procedementos que son entendidos por todas as persoas que participan. Estas características son aínda máis importantes nos sistemas auto-organizados que nos centralizados, xa que nos sistemas auto-organizados, todos son conscientes de que unhas poucas mazás apodrecidas poden apodrecer todo o cesto, polo menos durante un tempo. </text:p>
      <text:p text:style-name="P16"/>
      <text:h text:style-name="P116" text:outline-level="2">Posibilidade de crear ramas (forkability) </text:h>
      <text:p text:style-name="P16"><text:s/></text:p>
      <text:p text:style-name="P16">O ingrediente indispensable que une os desenvolvedores nun proxecto de software libre, e fai que estean dispostos a comprometérense cando for necesario, é a <text:span text:style-name="T11">capacidade de crearen ramas (forkability)</text:span> do código: a capacidade de calquera de coller unha copia do código fonte e utilizala para iniciar un proxecto en concorrencia, coñecido como "fork". O paradoxo é que a <text:span text:style-name="T11">posibilidade</text:span> de crear ramas é unha forza moito maior nos proxectos de software libre que as ramificacións reais, as cales son moi raras. Xa que a creación dunha rama é mala para todos (por motivos examinados en detalle na sección <text:span text:style-name="T11">Ramas</text:span><text:span text:style-name="T21"> do capítulo 8, </text:span><text:span text:style-name="T11">Xestionando Voluntarios</text:span>), canto mais alto for o risco de ramificación, máis dispostos a comprometerse para evitalo estarán os membros. </text:p>
      <text:p text:style-name="P16"/>
      <text:p text:style-name="P16"><text:soft-page-break/>As ramificacións, ou máis ben as ramificacións potenciais, son a razón de que non existan verdadeiros ditadores nos proxectos de software libre. Isto pode parecer unha afirmación sorprendente, considerando que é común oír como alguén é cualificado de "ditador" ou "tirano" nalgún proxecto de código aberto. Mais este tipo de tiranía é especial, moi diferente da interpretación convencional da palabra. Imaxinádevos un rei cuxos súbditos puidesen copiar todo o seu reino en calquera momento e pasar á copia para gobernala como mellor lles parecese. Non sería o goberno dese rei moi diferente doutro cuxos súbditos estiveren obrigados a permanecer baixo o seu mandato, sen importar o que fixer? </text:p>
      <text:p text:style-name="P16"/>
      <text:p text:style-name="P16">Por esta razón mesmo os proxectos que non están organizados formalmente como democracias, na práctica, compórtanse como tales cando se trata de afrontar decisións importantes. A capacidade de replicar implica a posibilidade de escindirse; a posibilidade dunha ramificación implica consenso. É moi posible que todo o mundo estea disposto a someterse a un líder (o exemplo máis famoso é Linus Torvalds no desenvolvemento do <text:span text:style-name="T11">kernel</text:span> de Linux), mais isto é así porque eles <text:span text:style-name="T11">escollen</text:span> facelo, dunha forma totalmente libre de cinismo ou dobreces. O ditador non ten un dominio máxico sobre o proxecto. Unha propiedade clave de todas as licenzas de código aberto é que non conceden máis poder a unha parte sobre as decisións de como mudar o código ou usalo. Se o ditador, de repente, comezase a tomar malas decisións, produciríase unha axitación, seguida finalmente dun levantamento e unha ramificación. </text:p>
      <text:p text:style-name="P16"/>
      <text:p text:style-name="P16">Mais porque exista a posibilidade dunha ramificación, o que impón un gran límite en canto a poder que alguén exerce nun proxecto, non quere dicir que non existan importantes diferenzas en como son dirixidos os proxectos. Non é desexable que cada decisión sexa condicionada pola posibilidade de que alguén estea considerando unha ramificación. Isto pode converterse en algo pesado e esbanxar enerxías destinadas ao auténtico traballo. As dúas seccións seguintes examinan os modos de organizar os proxectos para que a maioría das decisións sexan tomadas sen problemas. Estes dous exemplos son os casos estremos idealizados; moitos proxectos estarán situados entre estes estremos. </text:p>
      <text:p text:style-name="P16"/>
      <text:h text:style-name="P116" text:outline-level="2">Ditadores benevolentes </text:h>
      <text:p text:style-name="P16"/>
      <text:p text:style-name="P16">O modelo de <text:span text:style-name="T11">ditador benevolente</text:span> é exactamente o que parece: a autoridade de tomar a decisión final radica nunha soa persoa, da que, en virtude da súa personalidade e experiencia, espérase que a use sabiamente. </text:p>
      <text:p text:style-name="P16"/>
      <text:p text:style-name="P16">Aínda que "ditador benevolente" (ou <text:span text:style-name="T11">DB</text:span>) é o termo estándar para este rol, sería mellor pensar nel coma un "árbitro autorizado da comunidade" ou "xuíz". En xeral, os ditadores benevolentes realmente non toman todas as decisións, nin mesmo a maioría das decisións. É pouco probable que unha persoa poida ter os suficientes coñecementos para a toma de decisións apropiadas en todas as áreas dun proxecto, e ademais, os desenvolvedores máis cualificados non permanecerán no proxecto a non ser que teñan algunha influencia sobre a dirección do proxecto. Polo tanto, os ditadores benevolentes non acostuman a ditar moito. Pola contra, deixan que as cousas funcionen por si soas a través do debate e a experimentación sempre que for posible. Participan nesas discusións, mais como un desenvolvedor máis , con frecuencia delegando nun mantedor desa área que teña máis pericia. Só cando é evidente que non se logra o consenso, e que a maioría do grupo <text:span text:style-name="T11">quere</text:span> que alguén guíe a decisión para que o desenvolvemento poida seguir adiante, pisan firme e din: "Esta é a forma en que vai ser". As reticencias a tomar decisións por decreto é unha característica compartida por case todos os ditadores benevolentes con éxito, é unha das razóns polas que logran manter este rol. </text:p>
      <text:p text:style-name="P16"/>
      <text:h text:style-name="P73" text:outline-level="4"><text:soft-page-break/><text:span text:style-name="T125">Quen pode ser un bo ditador benevolente?</text:span> </text:h>
      <text:p text:style-name="P16"/>
      <text:p text:style-name="P16">Ser un DB (ditador benevolente) require unha combinación de características. Necesítase, en primeiro lugar, unha certa delicadeza para xulgar a súa propia influencia no proxecto, o que á súa vez leva á moderación. Nas primeiras etapas dunha discusión, un non debe expresar opinións e conclusións con tanta seguridade que os outros sintan que é inútil opinar en contra. A xente debe ser libre de lanzar ideas, mesmo ideas estúpidas. É inevitable que o DB expoña unha idea estúpida de cando en vez tamén, por suposto, e polo tanto este rol require a capacidade de recoñecer cando un toma unha mala decisión; aínda que isto é unha característica básica que <text:s/>calquera bo desenvolvedor debe ter, especialmente se se mantén no proxecto durante tempo. Mais a diferenza é que o DB pode darse o luxo de equivocarse de cando en vez sen ter que lamentar danos permanentes na súa credibilidade. Os desenvolvedores que levan menos tempo poden sentirse máis inseguros, polo que o DB debería expoñer as críticas ou decisións contrarias con a suficiente sensibilidade tendo en conta o peso das súas palabras, tanto tecnicamente como psicoloxicamente. </text:p>
      <text:p text:style-name="P16"/>
      <text:p text:style-name="P16">O DB <text:span text:style-name="T11">non</text:span> necesita ter a maior capacidade técnica do proxecto. Debe ser suficiente como para traballar sobre o código, e entender e poder opinar sobre calquera mudanza en cuestión, mais iso é todo. A posición do DB non se adquire nin mantén en virtude dunha habilidade de xerar código que intimide. O que <text:span text:style-name="T11">si</text:span> é realmente importante é a experiencia e un bo sentido de deseño global do proxecto; non necesariamente a habilidade de xerar un bo deseño baixo demanda, senón a capacidade de recoñecelo, sexa cal for a súa orixe. </text:p>
      <text:p text:style-name="P16"/>
      <text:p text:style-name="P16">É común que un ditador benevolente sexa o fundador do proxecto, mais isto é máis unha correlación que unha causa. O tipo de calidades que permite pór en marcha con éxito un proxecto, competencia técnica, capacidade de persuadir a outros a unírense, etc, son exactamente as calidades que calquera DB necesita. E, por suposto, os fundadores inícianse cunha especie de antigüidade automática, que a miúdo pode ser suficiente para que o ditador benevolente xurda cunha menor resistencia por parte de todos os involucrados. </text:p>
      <text:p text:style-name="P16"/>
      <text:p text:style-name="P16">Debe recordarse que a posibilidade de ramificación vai en ambos os sentidos. Un DB pode facer unha ramificación dun proxecto tan facilmente como calquera outro, e ocasionalmente fixérono así, cando se considerou que a dirección que está tomando o proxecto é diferente ao que a maioría dos desenvolvedores desexan. Debido á posibilidade dunha ramificación, non importa se o ditador benevolente ten privilexios de <text:span text:style-name="T11">root</text:span> (administrador do sistema) nos servidores principais do proxecto ou non. Ás veces a xente fala de control do servidor coma se fose a última fonte de poder nun proxecto, mais en realidade é irrelevante. A posibilidade de agregar ou quitar as señas de <text:span text:style-name="T11">commit</text:span> dos membros nun servidor só afecta á copia do proxecto que reside no servidor. Un abuso prolongado dese poder, xa sexa polo DB ou doutra persoa, simplemente levaría ao traslado a un servidor diferente. </text:p>
      <text:p text:style-name="P16"/>
      <text:p text:style-name="P16">Se o teu proxecto debería ter un ditador benevolente ou se vai funcionar mellor cun sistema menos centralizado, depende en gran medida de que exista alguén adecuado para exercer este papel. Como regra xeral, se for moi obvio para todos quen debería ser o DB, entón ese é o camiño a seguir. Porén, se ningún candidato para BD é inmediatamente obvio, entón o proxecto probablemente deba utilizar unha toma de decisións descentralizada, como se describe na seguinte sección. </text:p>
      <text:p text:style-name="P16"/>
      <text:h text:style-name="P116" text:outline-level="2">Democracia baseada no consenso </text:h>
      <text:p text:style-name="P16"/>
      <text:p text:style-name="P16"><text:soft-page-break/>A medida que os proxectos van madurando, tenden a afastarse do modelo do ditador benevolente cara a sistemas democráticos máis abertos. Isto non se debe necesariamente á insatisfacción causada por un DB en concreto. Trátase simplemente de que unha forma de goberno baseada no grupo é máis "evolutivamente estable", usando unha metáfora biolóxica. Sempre que un ditador benevolente renuncia, ou intenta repartir a responsabilidade na toma de decisións máis equitativamente, é unha oportunidade para o grupo de asentarse nun sistema non ditatorial -establecer unha constitución, por así dicilo. O grupo pode non aproveitar esta oportunidade a primeira vez, ou na segunda, mais finalmente vaino facer; unha vez que o fan, a decisión é pouco probable que se inverta. O sentido común explica o porqué: se un grupo de persoas N tivese que investir unha persoa con poder especial, iso significaría que N - 1 persoas tiveron que aceptar diminuíren a súa influencia individual. Normalmente a xente non quere facer iso. Mesmo se o fixesen, a ditadura resultante aínda sería condicional: o grupo que designa un DB, é claramente o grupo que pode depor ao DB. Polo tanto, unha vez que o proxecto pasou dun liderado carismático individual a un sistema máis formal baseado no grupo, é raro que volte ao estado anterior. </text:p>
      <text:p text:style-name="P16"/>
      <text:p text:style-name="P16">Os detalles de como funcionan eses sistemas varían amplamente, mais hai dous elementos comúns: un, o grupo funciona por consenso na maioría dos casos, dous, conta cun mecanismo formal de votacións alternativo para as situacións nas que o consenso non poida ser alcanzado. </text:p>
      <text:p text:style-name="P16"/>
      <text:p text:style-name="P16"><text:span text:style-name="T11">Consenso</text:span> simplemente quere dicir un acordo que todo o mundo está disposto a aceptar. Non é un estado ambiguo: un grupo chegou a un consenso sobre un asunto particular cando alguén propón que o consenso foi alcanzado, e ninguén contradí esa afirmación. A persoa que propón o consenso debe, por suposto, establecer especificamente o que supón este consenso, e que accións deben tomarse en consecuencia, se non resultaren obvias. </text:p>
      <text:p text:style-name="P16"/>
      <text:p text:style-name="P16">A maioría das conversacións nun proxecto tratan sobre temas técnicos, como a forma correcta de corrixir algún erro, engadir ou non unha característica, como de estrita ten que ser a documentación das interfaces, etc. O goberno baseado no consenso funciona ben porque mestura á perfección a transparencia e a discusión técnica en si mesma. Ao final dun debate, a miúdo hai un acordo xeral sobre que camiño tomar. Alguén fai unha intervención conclusiva, que é á vez un resumo do que se decidiu e unha proposta implícita de consenso. Isto ofrece unha última oportunidade para que alguén diga "Espera, non estou de acordo con iso. Temos que reconsiderar isto un pouco máis". </text:p>
      <text:p text:style-name="P16"/>
      <text:p text:style-name="P16">Para as pequenas decisións, non controvertidas, a proposta de consenso é implícita. Por exemplo, cando un desenvolvedor realiza un <text:span text:style-name="T11">commit</text:span> non solicitado para a corrección dun erro, o mesmo <text:span text:style-name="T11">commit</text:span> é a proposta de consenso: "Supoño que todos estamos de acordo en que este erro debe ser solucionado, e que este é o xeito de arranxalo". Por suposto, o desenvolvedor non o di explicitamente; só leva a cabo a reparación, e os outros membros do proxecto non se molestan en manifestar o seu acordo, porque o silencio é consentimento. Se alguén realiza un commit que <text:span text:style-name="T11">non</text:span> alcanza o consenso, para o proxecto é simple analizar a mudanza como se aínda non se realizase. A razón de que isto funcione é o tema da próxima sección. </text:p>
      <text:p text:style-name="P16"/>
      <text:h text:style-name="P72" text:outline-level="4">Control de versións quere dicir que te podes relaxar </text:h>
      <text:p text:style-name="P16"/>
      <text:p text:style-name="P16">O feito de que o código fonte do proxecto fique baixo un sistema de control de versións quere dicir que a maioría das decisións poden facilmente desfacerse. O caso máis común no que isto ocorre é que alguén realiza un <text:span text:style-name="T11">commit</text:span> pensando, erroneamente, que todo o mundo estará de acordo con esa <text:soft-page-break/>mudanza, soamente atopándose coas obxeccións despois de que se realizou. É típico desas obxeccións comezar obrigatoriamente desculpándose por non intervir no debate previo, aínda que isto pode omitirse se o obxector non atopa ningún rexistro dese debate nos arquivos da lista de correo. De todos modos, non hai ningunha razón para que o ton da discusión sexa diferente despois do <text:span text:style-name="T11">commit</text:span> que antes. Calquera mudanza pode ser revertida, polo menos ata que se introduzan mudanzas dependentes (é dicir, novo código que fallaría se as mudanzas realizadas foren eliminadas subitamente). O sistema de control de versións ofrece ao proxecto un xeito de desfacer os efectos de ideas malas ou apresuradas. Isto, á súa vez, outorga liberdade á xente para confiar nos seus instintos sobre canto "<text:span text:style-name="T11">feedback</text:span>" é necesario antes de facer algo. </text:p>
      <text:p text:style-name="P16"/>
      <text:p text:style-name="P16">Isto tamén quere dicir que o proceso de establecer un consenso non necesita ser moi formal. Moitos proxectos manexan isto por instinto. As mudanzas menores pódense levar a cabo sen discusión, ou cunha discusión mínima seguida por algúns xestos de asentimento. Para as mudanzas máis significativas, especialmente aquelas co suficiente potencial para desestabilizar unha cantidade considerable de código, as persoas deben esperar un día ou dous antes de asumiren que existe consenso. A razón de ser disto é que ninguén debe ser marxinado nunha negociación importante simplemente porque non comproba o seu correo electrónico coa frecuencia suficiente. </text:p>
      <text:p text:style-name="P16"/>
      <text:p text:style-name="P16">Así, cando alguén estiver seguro de que sabe o que hai que facer, debería seguir adiante e facelo. Isto aplícase non só ao <text:span text:style-name="T11">software</text:span>, senón tamén ás actualizacións do sitio web, mudanzas na documentación, e calquera outra cousa que non suscite controversia. Polo xeral só haberá uns poucos casos en que unha acción deba ser rectificada, e estas poden ser tratadas caso por caso. Por suposto, non se debe animar a xente a que sexa demasiado obstinada. Hai aínda unha diferenza psicolóxica entre unha decisión baixo discusión e unha que xa foi efectuada, mesmo se for tecnicamente reversible. </text:p>
      <text:p text:style-name="P16">A xente sempre sente que o impulso está unido á acción, e serán un pouco máis relutantes a reverteren unha mudanza que a previla nun primeiro momento. Se un desenvolvedor abusa deste feito, efectuando <text:span text:style-name="T11">commits</text:span> potencialmente controvertidos demasiado rápido, a xente pode e debe queixarse, aplicándolle a este desenvolvedor unhas normas máis estritas ata que isto mellore. </text:p>
      <text:p text:style-name="P16"/>
      <text:h text:style-name="P73" text:outline-level="4"><text:span text:style-name="T125">Cando o consenso non pode ser alcanzado, votación</text:span> </text:h>
      <text:p text:style-name="P16"><text:s/></text:p>
      <text:p text:style-name="P16">Inevitablemente, algúns debates non chegarán ao consenso. Cando fallan todos os outros medios de saír do estancamento, a solución é votar. Mais antes de levar a cabo a votación, debe existir un claro conxunto de opcións nas papeletas. Aquí, de novo, o proceso normal de discusión técnica intégrase, case casualmente, cos procedementos de toma de decisións do proxecto. Os tipos de preguntas que teñen lugar na votación entrañan a miúdo asuntos complexos e polifacéticos. En calquera debate tan complexo, hai xeralmente unha ou dúas persoas exercendo o papel de <text:span text:style-name="T11">intermediario honesto</text:span>: expondo periodicamente resumos dos diversos argumentos e facendo un seguimento de onde residen os puntos centrais de desacordo (e acordo). Estes resumos axudan a medir o grao de progreso alcanzado, e recordar que cuestións quedan por resolver. Estas sínteses poden servir como modelos para unha papeleta de votación, en caso de ser necesaria esta. Se os intermediarios honestos fixeron ben o seu traballo, estarán en condicións de chamar á votación cando chegar o momento, e o grupo estará disposto a usar a papeleta de votación baseada no seu resumo das cuestións a resolver. Os intermediarios tamén participarán no debate; non é necesario que fiquen fóra da contenda, a condición de que poidan entender e representar as opinións dos demais, e non deixen que os seus sentimentos partidistas lles impidan sintetizar o estado do debate dunha forma neutral. </text:p>
      <text:p text:style-name="P16"/>
      <text:p text:style-name="P16"><text:soft-page-break/>O contido real da votación non acostuma ser polémico. Por cuestións de tempo, ao chegar a unha votación, o desacordo foi reducido a unhas poucas cuestións, ben etiquetadas e con descricións breves. Ocasionalmente, un desenvolvedor oporase á forma da votación mesma. Ás veces esta preocupación é lexítima, por exemplo, que unha opción importante sexa deixada de lado ou que non se describa con precisión. Mais outras veces un desenvolvedor pode tratar de impedir o inevitable, tal vez por saber que o voto non vai ir no seu sentido. Ver sección <text:span text:style-name="T11">Xente Problemática</text:span> do capítulo 6, <text:span text:style-name="T11">Comunicacións</text:span>, para saber como facer fronte a este tipo de obstrucionismo. </text:p>
      <text:p text:style-name="P16"/>
      <text:p text:style-name="P16">Recorda que se debe especificar o sistema de votación, xa que hai moitos tipos diferentes, e a xente pode ter falsas expectativas sobre o procedemento que se utiliza. Unha boa elección na maioría dos casos é o <text:span text:style-name="T11">voto de aprobación</text:span>, a través do cal cada elector pode votar por tantas opcións como desexe. O voto de aprobación é fácil de explicar e recontar, e a diferenza doutros métodos, só require unha rolda de votación. Consulta <text:span text:style-name="T11">http://en.wikipedia.org/wiki/Voting_system#List_of_systems</text:span> para obteres máis detalles acerca da votación de aprobación e outros sistemas de votación, mais debes tentar evitar entrar nun longo debate sobre que sistema de votación utilizar (porque, por suposto, pódeste atopar nun debate sobre que sistema de votación utilizar para decidir o sistema de votación!). Unha razón para escolleres o voto de aprobación como unha boa opción é que é moi difícil para alguén oporse a este -é tan xusto como un sistema de votación pode chegar a ser. </text:p>
      <text:p text:style-name="P16"/>
      <text:p text:style-name="P16">Para rematar, débense administrar as votacións publicamente. Non hai necesidade de segredos ou anónimos nunha votación sobre os asuntos que se debateron publicamente. Cada participante envía o seu voto á lista de correo do proxecto, de modo que calquera observador poida facer o reconto e verificar os resultados por si mesmo, e así fique todo rexistrado nos arquivos. </text:p>
      <text:p text:style-name="P16"/>
      <text:h text:style-name="P73" text:outline-level="4">Cando votar </text:h>
      <text:p text:style-name="P16"/>
      <text:p text:style-name="P16">O máis difícil da votación é determinar cando é necesario realizala. Levar a cabo unha votación debería ser algo pouco frecuente -o último recurso cando todas as opcións fracasaron. Non se debe pensar na votación como unha gran solución para resolver discusións. Non o é. Finaliza a discusión, e polo tanto, tamén acaba coa creatividade sobre como resolver o problema. Mentres a discusión continúa, existe a posibilidade de que alguén apareza cunha nova solución que lle guste a todos. Sorprendentemente, isto ocorre a miúdo: un debate aberto pode producir unha nova forma de pensar sobre o problema, e dar lugar a unha proposta que finalmente satisfaga a todos. Embora non xurda unha proposta nova, é mellor negociar unha solución intermedia a que teña lugar unha votación. Logo de alcanzar un compromiso, todos están un pouco tristes, mentres que logo dunha votación, algunhas persoas non están contentas e outros son felices. Desde un punto de vista político, a primeira situación é preferible: polo menos cada persoa pode sentir que obtén algo en troca da súa infelicidade. Pode estar insatisfeito, mais todos o están. </text:p>
      <text:p text:style-name="P16"/>
      <text:p text:style-name="P16">A principal vantaxe da votación é que se pecha a cuestión e pódese seguir adiante. Mais o acordo alcánzase por un reconto, en lugar dun diálogo racional que conduza a todos á mesma conclusión. As persoas con máis experiencia en proxectos de software libre, son as que menos ansiosas atopei por alcanzar solucións a través da votación. No seu lugar, tratarán de buscar solucións previamente non consideradas ou transixir máis do que planearan. Existen varias técnicas para previr unha votación prematura. A máis obvia é simplemente dicir "eu non creo que esteamos listos para unha votación", e explicar por que non. Outra é a de solicitar un método informal (non vinculante) a man alzada. Se a resposta tende claramente cara a un lado ou outro, isto fará que, de súpeto, algunhas persoas estean <text:soft-page-break/>máis dispostas a chegar a un acordo, evitando a necesidade dunha votación formal. Mais a forma máis efectiva é simplemente ofrecer unha solución nova, ou un novo punto de vista sobre unha proposta antiga, para que a xente volva ocuparse dos problemas a tratar en lugar de limitárense a repetir os mesmos argumentos. </text:p>
      <text:p text:style-name="P16"/>
      <text:p text:style-name="P16">Nalgúns casos isolados, todos poden estar de acordo en que as solucións intermedias son peores que calquera das que non o son. Cando iso ocorre, a votación non é tan cuestionable, tanto porque é máis probable que conduza a unha solución superior como porque a xente non vai estar demasiado descontenta, non importando como resulte. Ata entón, a votación non debe precipitarse. A discusión que desemboca nunha votación é o que educa o electorado, e deter pronto unha discusión pode diminuír a calidade do resultado. </text:p>
      <text:p text:style-name="P16"/>
      <text:p text:style-name="P16">(Ten en conta que este consello de ser relutante ás votacións non se aplica á votación sobre mudanza-inclusión que se describe na sección <text:span text:style-name="T11">Estabilizando unha versión</text:span> do capítulo 7, <text:span text:style-name="T11">Empacotamento, liberación e dia a dia no desenvolvemento</text:span>. Alí, a votación é máis un mecanismo de comunicación, un medio de rexistrar o propio compromiso no proceso de revisión de mudanza para que todos poidan dicir canta atención recibiu unha mudanza determinada). </text:p>
      <text:p text:style-name="P16"/>
      <text:h text:style-name="P73" text:outline-level="4">Quen vota? </text:h>
      <text:p text:style-name="P16"/>
      <text:p text:style-name="P16">Ter un sistema de votación pon de manifesto a cuestión do electorado: quen vai votar? Isto pode ser un tema delicado, porque obriga a que o proxecto recoñeza oficialmente que hai xente máis involucrada, ou máis valorada que outros. </text:p>
      <text:p text:style-name="P16"/>
      <text:p text:style-name="P16">A mellor solución é simplemente tomar unha distinción existente, o acceso a <text:span text:style-name="T11">commit</text:span>, e asociar a isto o privilexio de voto. Nos proxectos que ofrecen permisos tanto parciais como totais, a cuestión de se os <text:span text:style-name="T11">committers</text:span> con acceso parcial poden votar, depende en gran medida do proceso polo cal se concede o acceso parcial a <text:span text:style-name="T11">commit</text:span>. Se o proxecto é administrado dunha forma liberal, por exemplo, como un medio de manter moitas ferramentas de colaboración para terceiras partes no repositorio, debe ficar claro que o acceso a <text:span text:style-name="T11">commit</text:span> parcial é só o dereito de realizar <text:span text:style-name="T11">commits</text:span>, non de voto. Naturalmente a implicación inversa mantense: como os <text:span text:style-name="T11">committers</text:span> con acceso total <text:span text:style-name="T11">terán</text:span> privilexios de voto, estes deben ser elixidos non só como programadores, senón como membros do electorado. Se alguén mostra tendencias que poden producir rupturas ou obstrucións na lista de correo, o grupo debe ser moi cauteloso á hora de facelo <text:span text:style-name="T11">committer</text:span>, mesmo se a persoa estiver capacitada tecnicamente. </text:p>
      <text:p text:style-name="P16"/>
      <text:p text:style-name="P16">O sistema de votación debería ser utilizado para elixir os novos committers, tanto con privilexios completos como parciais. Mais aquí é un dos raros casos en que o segredo é apropiado. Non se pode ter os votos sobre os potenciais <text:span text:style-name="T11">committers</text:span> nunha lista de correo pública, porque os sentimentos dos candidatos (e a reputación) poderían resultar feridos. No canto disto, a forma habitual é que un <text:span text:style-name="T11">committer</text:span> actual envíe a unha lista de correo privada, formada só por <text:span text:style-name="T11">committers</text:span>, a proposta de que lle sexan concedidos permisos de <text:span text:style-name="T11">commit</text:span> a alguén. Deste xeito todos poden expresarse libremente, sabendo que a discusión é privada. A miúdo, non haberá desacordo, e polo tanto non se necesitará votar. Logo de esperar uns días para asegurarse de que todos tiveron a oportunidade de responder, o propoñente envía un <text:span text:style-name="T11">mail</text:span> ao candidato e ofrécelle permisos de <text:span text:style-name="T11">commit</text:span>. Se houber desacordo, iníciase unha discusión como para calquera outra cuestión, resultando posiblemente nunha votación. Para que este proceso sexa aberto e franco, o mero feito de que se está a levar a cabo debería ser totalmente secreto. Se a persoa en cuestión sabía o que estaba pasando, e logo non se ofrece o acceso a <text:span text:style-name="T11">commit</text:span>, <text:soft-page-break/>pode concluír que perdeu a votación, e probablemente sentirse ferido. Por suposto, se alguén explicitamente pide o acceso ao <text:span text:style-name="T11">commit</text:span>, entón non hai máis remedio que considerar a proposta e explicitamente aceptalo ou rexeitalo. Neste último caso, entón debe facerse con sumo tacto, cunha explicación clara: "Gústannos os teus remendos, mais aínda non demostran o suficiente" ou "apreciamos todos os teus remendos, mais necesitaron considerables axustes antes de poder ser aplicados, polo que aínda non nos sentimos cómodos concedéndoche permisos de <text:span text:style-name="T11">commit</text:span>. Aínda que esperamos que isto mude co tempo". Recorda que o que se di pode caer como un golpe, dependendo do nivel de confianza coa persoa. Trata de velo desde o seu punto de vista cando escribas o email. </text:p>
      <text:p text:style-name="P16"/>
      <text:p text:style-name="P16">Posto que adicionar un novo <text:span text:style-name="T11">committer</text:span> é máis importante que a maioría de decisións puntuais, algúns proxectos teñen requirimentos especiais para o voto. Por exemplo, poderase esixir que a proposta reciba polo menos n votos positivos e ningún voto negativo, ou que certa supermaioría vote a favor. Os parámetros exactos non son importantes, a idea principal é conseguir que o grupo debe ser coidadoso ao engadir novos <text:span text:style-name="T11">committers</text:span>. Similares requirimentos especiais, ou ata máis estritos, débense aplicar nas votacións para <text:span text:style-name="T11">eliminar</text:span> <text:span text:style-name="T11">committers</text:span>, aínda que oxalá que iso nunca sexa necesario. Ver sección <text:span text:style-name="T11">Commiters</text:span> do capítulo 8, <text:span text:style-name="T11">Xestionando voluntarios</text:span>, para máis información sobre aspectos ademais dos relacionados coa votación engadindo e eliminando committers. </text:p>
      <text:p text:style-name="P16"/>
      <text:h text:style-name="P73" text:outline-level="4">Inquéritos fronte a votacións </text:h>
      <text:p text:style-name="P16"/>
      <text:p text:style-name="P16">Para certas clases de votacións, pode ser útil ampliar o electorado. Por exemplo, se os desenvolvedores non poden determinar se unha interface dada coincide co xeito coa xente realmente usa o software, unha solución é pedir que voten todos os subscritores das listas de correo do proxecto. Estas votacións son realmente <text:span text:style-name="T11">inquéritos</text:span> en lugar de votacións, mais os desenvolvedores poden optar por tratar os resultados como vinculantes. Como en calquera votación, asegúrate de deixares claro aos participantes que existe a opción de incluír novas opcións: se alguén pensa nunha opción mellor que non está na lista, esta resposta pode chegar a ser o resultado máis importante do inquérito. </text:p>
      <text:p text:style-name="P16"/>
      <text:h text:style-name="P73" text:outline-level="4">Vetos </text:h>
      <text:p text:style-name="P16"/>
      <text:p text:style-name="P16">Algúns proxectos permiten un tipo especial de dereito que se coñece como <text:span text:style-name="T11">veto</text:span>. O veto é unha forma para que un desenvolvedor poida deter unha mudanza apresurada ou mal considerada, polo menos o tempo suficiente para que todos poidan discutila máis a fondo. Pensa no veto como algo que se sitúa entre unha forte obxección e unha manobra obstrucionista. O seu significado exacto varía dun proxecto a outro. Algúns proxectos fan que sexa moi difícil invalidar un veto; outros permiten que sexa superado polo voto da maioría, quizais logo dunha demora forzada para poder examinar máis o tema. Un veto debe ser acompañado por unha explicación exhaustiva; o veto presentado sen esa explicación debe ser considerado inválido. </text:p>
      <text:p text:style-name="P16"><text:s/></text:p>
      <text:p text:style-name="P16">Cos vetos introdúcese o problema do abuso do veto. Ás veces os desenvolvedores están demasiado ansiosos por aumentar a presión cun veto, cando o que realmente se require é máis discusión. Podes previr o abuso do veto sendo moi relutante ao uso deste, e facendo notar con tacto cando alguén usa o veto demasiado a miúdo. Se for necesario, tamén podes lembrarlle ao grupo que os vetos son de obrigado cumprimento a condición de que o grupo estea de acordo -despois de todo, se a maioría de desenvolvedores queren X, X vai ocorrer dun modo ou outro. Ou ben o desenvolvedor do veto retírao, ou o grupo vai quitarlle importancia a este dereito de veto. </text:p>
      <text:p text:style-name="P16"><text:soft-page-break/></text:p>
      <text:p text:style-name="P16">Pode verse que a xente escribe "-1" para expresar un dereito de veto. Este costume vén da Apache Software Foundation, que ten moi estruturados o sistema de voto e o proceso de veto, que se describe en http://www.apache.org/foundation/voting.html. As normas de Apache estendéronse a outros proxectos, e pódese ver como as súas convencións son utilizadas en diversos graos en moitos lugares no mundo do código aberto. Tecnicamente "-1" non sempre indica un veto formal de acordo coas normas de Apache, mais informalmente considérase que representa un veto, ou polo menos unha obxección moi forte. </text:p>
      <text:p text:style-name="P16"/>
      <text:p text:style-name="P16">Do mesmo xeito que as votacións, os vetos pódense aplicar con carácter retroactivo. Non é correcto rexeitar un veto sobre a base de que a mudanza en cuestión xa se cometeu, ou das medidas adoptadas (a menos que sexa algo irrevogable, por exemplo unha nota de prensa). Doutra banda, un veto que chega con semanas ou meses de atraso, non é probable que se tome moi en serio, nin debería selo. </text:p>
      <text:p text:style-name="P16"/>
      <text:h text:style-name="P116" text:outline-level="2">Poñer todo por escrito </text:h>
      <text:p text:style-name="P16"/>
      <text:p text:style-name="P16">Nalgún momento, o número de convenios e acordos que circulan no seu proxecto poden chegar a ser tan grandes que se necesiten rexistrar nalgún lugar. A fin de dar lexitimidade a eses documentos, debe ficar claro que se basean nas discusións da lista de correo e nos acordos xa en vigor. A medida que o redactes, remítete aos fíos relevantes dos arquivos das listas de correo, e cada vez que haxa un punto no que non esteas seguro, pregunta de novo. O documento non debería conter ningunha sorpresa: non é a fonte dos acordos, é simplemente unha descrición destes. Por suposto, se ten éxito, a xente comezará a citalo como fonte de autoridade en si mesmo, mais iso só significa que reflicte a vontade xeral do grupo con precisión. </text:p>
      <text:p text:style-name="P16"/>
      <text:p text:style-name="P16">Este é o documento aludido na sección <text:span text:style-name="T11">Pautas de desenvolvemento</text:span> do capítulo 2, <text:span text:style-name="T11">Primeiros pasos</text:span>. Naturalmente, cando o proxecto é moi recente, terá que establecer os criterios a seguir sen os beneficios cos que contan os proxectos con máis historia. Mais a medida que a comunidade de desenvolvemento madura, pode axustar a linguaxe para reflectir a forma en que actualmente son levadas a cabo as cousas. </text:p>
      <text:p text:style-name="P16"/>
      <text:p text:style-name="P16">Non trates de abranguelo todo. Ningún documento pode capturar todo o que a xente necesita saber acerca da participación nun proxecto. Moitas das convencións que un proxecto contrae son tácitas, nunca mencionadas explicitamente, mais aceptadas por todos. Outras cousas son simplemente demasiado evidentes para seren mencionadas, e só iría en detrimento de material importante mais non evidente. Por exemplo, non ten sentido redactar directrices como "Sexa cortés e respectuoso cos demais nas listas de correo, e non inicie apaixonadas guerras", ou "Escriba código limpo, fácil de ler e libre de erros." Por suposto, estas cousas son desexables, mais xa que non existe un universo concibible no que puidesen <text:span text:style-name="T11">non</text:span> ser desexables, non son dignas de mención. Se a xente for groseira na lista de correo, ou escribir código con erros, non van deixar de facelo só porque a guía do proxecto o di. Estas situacións requiren atención no momento en que aparecen, e non con admonicións xerais para ser bos. Por outra parte, se o proxecto tiver liñas específicas sobre <text:span text:style-name="T11">como</text:span> escribir bo código, entón esas directrices da guía deberían escribirse co máximo detalle posible. </text:p>
      <text:p text:style-name="P16"/>
      <text:p text:style-name="P16">Un bo xeito de determinar o que debe incluírse é basear o documento nas preguntas que fan os chegados recentemente, e nas queixas que expoñen os desenvolvedores con experiencia máis a miúdo. Isto non quere dicir que necesariamente teñan que converterse nun <text:span text:style-name="T11">FAQ -</text:span>posiblemente o documento <text:soft-page-break/>necesite unha estrutura narrativa máis coherente que a que pode ofrecer o <text:span text:style-name="T11">FAQ</text:span>. Mais debería seguir o mesmo principio baseado en abordar as cuestións que realmente se producen, en lugar de anticiparse ás que poidan xurdir. </text:p>
      <text:p text:style-name="P16"/>
      <text:p text:style-name="P16">Se o proxecto é unha ditadura benévola, ou ten axentes dotados de poderes especiais (presidente, secretario, ou calquera outro), entón o documento é tamén unha boa oportunidade para codificar os procedementos de sucesión. Ás veces isto pode ser tan simple como nomear a persoas específicas como sucesores no caso de que o DB abandone repentinamente o proxecto por calquera razón. Xeralmente, se hai un DB, é só el quen pode designar un sucesor. Se se elixe unha comisión, entón o procedemento da elección e o nomeamento dos integrantes da comisión ten que estar descrito no documento. Se orixinariamente non existe un procedemento, entón hai que conseguir un consenso nas listas de correo <text:span text:style-name="T11">antes</text:span> de escribir sobre isto. A xente, algunhas veces, pode ser susceptible coas estruturas xerárquicas, de modo que o tema debe ser tratado con delicadeza. </text:p>
      <text:p text:style-name="P16"/>
      <text:p text:style-name="P16">Quizais o máis importante é deixar claro que as normas poden ser reconsideradas. Se os acordos descritos no documento comezan a frear o proxecto, recordar a todos que se supón que é un vivo reflexo das intencións do grupo, non unha fonte de frustración e estagnación. Se alguén toma, de forma inapropiada, por hábito pedir que as regras sexan reconsideradas cada vez que unha regra lle afecta, non sempre convén debater o tema con el -ás veces o silencio é a mellor táctica. Se outras persoas están de acordo coas queixas, a campá soou, e é obvio que será necesario mudar algo. Se ninguén está de acordo, entón a persoa non obterá demasiados froitos, e as regras manteranse como están. </text:p>
      <text:p text:style-name="P16"/>
      <text:p text:style-name="P74"><text:span text:style-name="T3">Dous bos exemplos de directrices dun proxecto son o arquivo de </text:span>Subversion<text:span text:style-name="T3"> </text:span>HACKING<text:span text:style-name="T3"> (http://svn.collab.net/repos/svn/trunk/www/hacking.html), e os documentos de xestión da </text:span>Apache Software Foundation<text:span text:style-name="T3"> (http://www.apache.org/foundation/how-it-works.html e http://www.apache.org/foundation/voting.html). A </text:span>ASF<text:span text:style-name="T3"> é, realmente, unha colección de proxectos de software, organizada legalmente como unha corporación sen fins de lucro, de modo que os seus documentos tenden a describir os procedementos de goberno máis que as convencións de desenvolvemento. De todos os xeitos, paga a pena lelos, porque representan a experiencia acumulada de moitos proxectos de código aberto.</text:span></text:p>
      <text:h text:style-name="P113" text:outline-level="1"><text:span text:style-name="T126">Capítulo 5. </text:span>Diñeiro </text:h>
      <text:p text:style-name="P21">Este capítulo examina como conseguir fondos nun entorno de software libre. Está dirixido non só a desenvolvedores aos que se lles paga por traballaren en proxectos de software libre, senón tamén aos seus xestores, que precisan entender as dinámicas sociais do entorno de desenvolvemento. Nas seguintes seccións, o destinatario ("ti") enténdese tanto como un desenvolvedor que cobra como aquel que coordina a tales desenvolvedores. O consello será frecuentemente o mesmo para ambos; cando non o for, a audiencia específica ficará <text:s/>clara a partir do contexto. </text:p>
      <text:p text:style-name="P21"/>
      <text:p text:style-name="P21">Os fondos corporativos dun desenvolvemento de software libre non son un fenómeno novo. Moitos desenvolvementos estiveron sempre informalmente subvencionados. Cando un administrador de sistemas escribe unha ferramenta de análise de rede para axudarlle no seu traballo e a colga na rede, e consegue correccións de erros e contribucións con novas características froito da colaboración de outros administradores de sistemas, o que está a ocorrer é que se crea un consorcio non oficial. Os fondos do consorcio veñen dos salarios dos administradores de sistemas; e o seu espazo de traballo e largo de banda de rede son cedidos, sen coñecemento por parte da organización na que traballan. Estas organizacións benefícianse do investimento, por suposto, aínda que institucionalmente ao comezo non son conscientes diso. </text:p>
      <text:p text:style-name="P21"><text:soft-page-break/></text:p>
      <text:p text:style-name="P21">A diferenza é que hoxe moitos deses esforzos están sendo formalizados. As corporacións tomaron consciencia dos beneficios do software de código aberto, e comezaron a participar máis directamente no seu desenvolvemento. Os desenvolvedores hoxe en día tamén esperan que os proxectos realmente importantes atraian cando menos doazóns, e posiblemente mesmo patrocinadores de longa duración. Embora a presenza de diñeiro non mudase as dinámicas básicas do software libre, si que mudou dun xeito enorme a escala na que ocorren as cousas, tanto en termos de número de desenvolvedores como en tempo por desenvolvedor. Tamén tivo efecto en como se organizan os proxectos, e en como interaxen as partes involucradas neles. A cuestión non se reduce unicamente a como se gasta o diñeiro, ou como medir o retorno do investimento, senón que tamén envolve a xestión e os procesos: como poden traballar de maneira produtiva en colaboración as estruturas de mando xerárquico das corporacións e as comunidades semi-descentralizadas de voluntarios? Coincidirán no significado de "produtividade"? </text:p>
      <text:p text:style-name="P21"><text:s/></text:p>
      <text:p text:style-name="P21">A cobertura financeira é, en xeral, benvida polas comunidades de desenvolvemento de software de código aberto. Este patrocinio pode reducir a vulnerabilidade dun proxecto perante as Forzas do Caos, as cales barren moitos proxectos antes de que realmente despeguen, e ademais pode facer que a xente estea máis desexosa de darlle unha oportunidade ao software en cuestión; senten que están a investir o seu tempo en algo que vai durar polo menos seis meses. Despois de todo, a credibilidade é contaxiosa. Cando, se di, IBM apoia un proxecto de código aberto, a xente máis ou menos asume que non van deixar que o proxecto fracase, e a vontade resultante de dedicarlle esforzos pode convertela nunha profecía autocumprida. </text:p>
      <text:p text:style-name="P21"/>
      <text:p text:style-name="P21">Porén, os fondos tamén acarretan unha percepción de control. Se for manexado con coidado, o diñeiro pode dividir o proxecto en grupos. Se os voluntarios non pagados teñen a sensación de que as decisións de deseño ou de adición de novas funcionalidades están só dispoñibles para quen máis paga, marcharanse a outro proxecto que se asemelle máis a unha meritocracia e menos a un traballo non pagado para o beneficio dun terceiro. Pode que nunca se queixen abertamente nas listas de correo; en lugar diso, simplemente haberá menos e menos ruído desde fontes externas a medida que os voluntarios gradualmente deixen de tentar ser tomados en serio. O rumor da actividade a pequena escala continuará na forma de informes de erros e ocasionalmente corrección de pequenos erros, mais non haberá máis contribucións con moito código ou participación externa en discusións sobre o deseño. A xente sente que é o que se espera dela, e vive (ou desfalece) da man desas expectativas. </text:p>
      <text:p text:style-name="P21"/>
      <text:p text:style-name="P21">O diñeiro debe ser usado con coidado, mais iso non quere dicir que non poida comprar influencia <text:s/>Desde logo que pode. O truco está en que non pode comprar influencia directamente. Nunha sinxela transacción comercial, trocas diñeiro polo que quixeres; se precisares engadir unha funcionalidade, asinas un contrato, pagas por el e farase. Nun proxecto de código aberto isto non é tan sinxelo. Claro que podes asinar un contrato con algúns desenvolvedores, mais eles ían pensar que es parvo, tanto ti como eles mesmos, se che garantisen que o traballo que pagaches vai ser aceptado pola comunidade de desenvolvemento simplemente porque pagaches por el. O traballo só pode ser aceptado polos seus propios méritos e por como encaixa na visión do software da comunidade. Pode que teñas algo que dicir nesta visión, mais non serás a única voz. </text:p>
      <text:p text:style-name="P21"/>
      <text:p text:style-name="P21">Polo tanto, o diñeiro non pode comprar influencia, mais pode comprar cousas que <text:span text:style-name="T25">conducen á</text:span> influencia. O exemplo máis obvio son os programadores. Se son contratados bos programadores, e aguantan abondo para colleren experiencia co software e credibilidade na comunidade, entón van poder influenciar no proxecto polos mesmos medios que calquera outro membro. Terán voto, ou se hai varios, terán un bloque de voto. Se son respectados no proxecto, terán influencia para alén dos seus votos. <text:soft-page-break/>Tampouco hai necesidade de que os desenvolvedores con salario disimulen os seus motivos. Despois de todo, calquera que quixer facer unha mudanza no software quéreo por algunha razón. As razóns da túa empresa non son menos lexítimas que as de calquera outro. Simplemente o peso dado aos obxectivos da túa empresa vai ser determinado polo status dos teus representantes no proxecto, e non polo teu tamaño, orzamento ou plan de negocio. </text:p>
      <text:p text:style-name="P21"/>
      <text:h text:style-name="P116" text:outline-level="2">Tipos de participación </text:h>
      <text:p text:style-name="P21"/>
      <text:p text:style-name="P21">Existen múltiples razóns distintas polas que os proxectos de código aberto conseguen fondos. Os elementos desta lista non son mutuamente excluentes; a miúdo o financiamento dun proxecto será o resultado de varias, ou mesmo todas estas motivacións: </text:p>
      <text:h text:style-name="Heading_20_6" text:outline-level="6">Compartindo a carga </text:h>
      <text:p text:style-name="P44">Distintas organizacións con necesidades de software similares, a miúdo atópanse a si mesmas duplicando esforzos, tanto escribindo internamente código similar, como comprando produtos similares de vendedores propietarios. Cando se decatan do que ocorre, as organizacións poden reunir os seus recursos e crear (ou unirse a) un proxecto de Código Aberto adaptado ás súas necesidades. As vantaxes son obvias: o custo de desenvolvemento divídese, mais os beneficios acumúlanse para todos. Aínda que este escenario pareza máis intuitivo para organizacións sen ánimo de lucro, pode ter sentido estratéxico mesmo para competidores con ánimo de lucro. </text:p>
      <text:p text:style-name="P21"/>
      <text:p text:style-name="P44">Exemplos: <text:a xlink:type="simple" xlink:href="http://www.openadapter.org/">http://www.openadapter.org</text:a> <text:s/><text:a xlink:type="simple" xlink:href="http://www.koha.org/">http://www.koha.org</text:a></text:p>
      <text:h text:style-name="Heading_20_6" text:outline-level="6">Aumentando servizos </text:h>
      <text:p text:style-name="P109">Cando unha empresa vende servizos que dependen de, ou se tornan máis atractivos con, programas de código aberto, naturalmente un dos intereses desta compañía é asegurar que estes programas sexan mantidos activamente. </text:p>
      <text:p text:style-name="P21"/>
      <text:p text:style-name="P44">Exemplo: o apoio de Collab Net (<text:a xlink:type="simple" xlink:href="http://www.collab.net/">http://www.collab.net</text:a>) ao soporte de <text:a xlink:type="simple" xlink:href="http://subversion.tigris.org/">http://subversion.tigris.org</text:a> (Nota: este é o meu traballo diario, mais tamén é un exemplo perfecto deste modelo). </text:p>
      <text:h text:style-name="Heading_20_6" text:outline-level="6">Apoiando as ventas de hardware </text:h>
      <text:p text:style-name="P44">O valor dos ordenadores e dos seus compoñentes está directamente relacionado coa cantidade de software dispoñible para eles. Os fabricantes de hardware (non só de máquinas completas, senón tamén os fabricantes de periféricos e microprocesadores) descubriron que ter software libre de alta calidade dispoñible para ser executado no seu hardware é importante para os clientes. </text:p>
      <text:h text:style-name="Heading_20_6" text:outline-level="6">Minando a competencia </text:h>
      <text:p text:style-name="P44">Algunhas veces as empresas patrocinan certos proxectos de código aberto como un medio de minar o produto dun concorrente, o cal á súa vez pode ser ou non de código aberto. Comerlle cota de mercado aos competidores soe non ser a única razón para participar nun proxecto de código aberto, mais pode ser un factor. </text:p>
      <text:p text:style-name="P21"/>
      <text:p text:style-name="P44">Exemplo: <text:a xlink:type="simple" xlink:href="http://www.openoffice.org/">http://www.openoffice.org</text:a> (non, esta non é a única razón pola cal OpenOffice existe, <text:soft-page-break/>mais este software é en parte unha resposta a Microsoft Office). </text:p>
      <text:h text:style-name="Heading_20_6" text:outline-level="6">Mercadotecnia</text:h>
      <text:p text:style-name="P44">Ter a túa empresa asociada cunha aplicación popular de código aberto pode ser unha boa xestión de marca. </text:p>
      <text:h text:style-name="Heading_20_6" text:outline-level="6">Licenciamento dual </text:h>
      <text:p text:style-name="P44"><text:span text:style-name="T11">Licenciamento dual</text:span> é a práctica baixo a cal se ofrece o software empregando unha licenza propietaria tradicional para clientes que desexen revendelo como parte doutra aplicación propietaria, e simultaneamente tamén se ofrece baixo unha licenza libre para aqueles que pretendan empregalo baixo os termos do software libre (consulta a sección chamada “Esquemas de licenciamento dual” no <text:span text:style-name="T11">Capítulo 9: Licenzas, Copyrights e Patentes</text:span>). Se a comunidade de desenvolvedores de software libre é activa, o programa recibe os beneficios do desenvolvemento e procura de erros de amplo espectro mentres a empresa segue obtendo beneficios polas regalías para manter algúns desenvolvedores a tempo completo. </text:p>
      <text:p text:style-name="P21"/>
      <text:p text:style-name="P44">Dous exemplos moi coñecidos son <text:a xlink:type="simple" xlink:href="http://www.mysql.com/">MySQL</text:a> (http://www.mysql.com), creadores da base de datos co mesmo nome, e <text:a xlink:type="simple" xlink:href="http://www.sleepycat.com/">Sleepycat</text:a> (http://www.sleepycat.com), que distribúe e dá soporte á base de datos Berkeley. Non é coincidencia que ambas sexan empresas de bases de datos; as bases de datos acostuman a estar integradas en aplicacións antes que seren vendidas directamente aos usuarios, o cal encaixa perfectamente cun modelo de licenciamento dual. </text:p>
      <text:h text:style-name="Heading_20_6" text:outline-level="6">Doazóns </text:h>
      <text:p text:style-name="P44">Un proxecto popular pode ás veces obter contribucións significativas tanto de individuos como de organizacións, simplemente tendo en liña un botón de doazóns ou ás veces vendendo produtos promocionais como cuncas de café, camisetas, tapetes de rato, etc. Precaución: se o teu proxecto acepta doazóns, planifica como vai ser empregado o diñeiro <text:span text:style-name="T11">antes</text:span> de que este chegue, e publica o plan na páxina web do proxecto. As discusións sobre a onde dirixir o diñeiro acostuman a ser máis suaves antes de telo; e de todos os xeitos, se houber desacordos significativos, é mellor descubrilos mentres a planificación do uso do diñeiro for teórica. </text:p>
      <text:p text:style-name="P21"/>
      <text:p text:style-name="P21">O modelo de negocio dun patrocinador non é o único factor co que este se relaciona cunha comunidade de código aberto. A relación histórica entre ambos tamén importa: iniciou a empresa o proxecto ou uniuse a posteriori? En ambos casos, o patrocinador terá que gañarse a credibilidade, mais (como era de esperar) será preciso un maior esforzo no segundo caso. A organización debe ter uns obxectivos claros a respecto do proxecto. A empresa está tentando manter unha posición de liderado, ou simplemente está intentando ser unha voz dentro da comunidade para guiala mais sen necesariamente gobernar a dirección do proxecto? Ou só desexa ter un par de committers (desenvolvedores que teñen os permisos precisos para faceren mudanzas no repositorio de código fonte do proxecto) capaces de amañaren os problemas dos usuarios e introduciren as mudanzas na distribución pública sen moito rebumbio? </text:p>
      <text:p text:style-name="P21"/>
      <text:p text:style-name="P21">Mantede estas preguntas en mente mentres ledes as seguintes directrices. Están pensadas para a súa aplicación en calquera participación empresarial dentro dun proxecto de software libre, mais cada proxecto é un entorno humano, polo cal non hai dous que sexan iguais. Ata certo punto, será preciso improvisar, mais seguindo estes principios verás aumentadas as posibilidades de que as cousas saian como ti queres. </text:p>
      <text:p text:style-name="P21"/>
      <text:h text:style-name="P116" text:outline-level="2"><text:soft-page-break/>Contratos a longo prazo </text:h>
      <text:p text:style-name="P21"/>
      <text:p text:style-name="P21">Se estás xestionando desenvolvedores nun proxecto de código aberto, tenta mantelos o tempo suficiente para que adquiran experiencia tanto técnica como política; un par de anos, como mínimo. Por suposto que ningún proxecto nin de software libre nin de software privativo se beneficia do intercambio continuo de programadores. A necesidade dos chegados hai pouco de aprenderen todo desde cero pode ser perniciosa nalgúns entornos. Mais a penalización é maior nos proxectos de código aberto, porque os desenvolvedores que marchan levan con eles non só o coñecemento do código, senón tamén o seu status dentro da comunidade e mailas relacións humanas que fixeron nela. </text:p>
      <text:p text:style-name="P21"/>
      <text:p text:style-name="P21">A credibilidade acumulada por un desenvolvedor non pode ser transferida. O exemplo máis obvio está en que un desenvolvedor que acaba de incorporase non pode herdar o nivel acceso ao código de quen marcha (máis na sección chamada <text:span text:style-name="T11">O diñeiro non pode comprar o amor</text:span>), así que se o novo desenvolvedor non ten permisos para realizar mudanzas, deberá enviar parches ata conseguir estes permisos. Mais este nivel de acceso só é a manifestación máis cuantitativa da perda de influencia. Un desenvolvedor veterano tamén coñece os vellos temas que foron tratados unha e outra vez nas roldas de discusión. Un desenvolvedor novato, sen ter memoria destas conversacións, quizais tente retomar estes temas, levando a túa empresa a unha perda de credibilidade; outros pode que pensen: "Entón, esta xente non pode recordar nada?". Un novo desenvolvedor tampouco terá ningunha relación política coas personalidades do proxecto, e non poderá influenciar na dirección de desenvolvemento tan rápida ou suavemente como alguén que leve moito tempo no proxecto. </text:p>
      <text:p text:style-name="P21"/>
      <text:p text:style-name="P21">Adestra os novatos mediante un programa de incorporación supervisada. O novo desenvolvedor debe estar en contacto directo coa comunidade de desenvolvemento pública desde o primeiro día, comezando con correccións de erros e tarefas de limpeza, de xeito que poida aprender a base do código e adquirir unha reputación na comunidade, mais sen entraren en discusións de deseño. Durante este tempo, un ou máis desenvolvedores experimentados deben estar dispoñibles para resolver dúbidas, e deben ler cada mensaxe que o novo desenvolvedor envíe ás listas de correo de desenvolvemento, mesmo se se tratar de fíos aos que os desenvolvedores experimentados normalmente non lles prestan atención. Isto axudaralle ao grupo a ver potenciais dificultades antes de que o novo desenvolvedor caia nelas. Dar ánimos e orientación en privado, detrás do telón, pode axudar moito, especialmente se o novo desenvolvedor non estiver acostumado a que o seu código sexa paralela e masivamente revisado polos seus iguais. </text:p>
      <text:p text:style-name="P21"/>
      <text:p text:style-name="P21">Cando CollabNet contrata un novo desenvolvedor para traballar en Subversion, sentámonos xuntos e escollemos algúns erros abertos para que a nova incorporación se adestre. Discutimos os aspectos técnicos xerais da solución, e despois asignamos polo menos un desenvolvedor experimentado para que (publicamente) revise o remendo que ese novo desenvolvedor (publicamente) vai enviar. Normalmente nin tan sequera lle botamos unha ollada ao remendo antes de que a rolda de desenvolvemento principal o vexa, aínda que o facemos se houber algunha razón. O importante é que o novo desenvolvedor pase polo proceso de revisión pública, aprendendo a base do código mentres simultaneamente se habitúa a recibir críticas provenientes de completos descoñecidos. Aínda así, tentamos coordinar os prazos, de xeito que a nosas propias revisións cheguen inmediatamente despois do envío do remendo. Deste xeito a primeira revisión vista na rolda é a nosa, podendo axudar a establecer o ton do resto de revisións. Isto tamén contribúe á idea de que a nova persoa debe tomarse en serio: se outros ven que estamos empregando tempo en revisións detalladas, con profundas explicacións e referencias aos arquivos cando for apropiado, vanse decatar de que o estamos adestrando e que isto probablemente significa un investimento a longo prazo. Este feito pode posicionalos máis positivamente cara ao novo <text:soft-page-break/>desenvolvedor, cando menos ata o punto de empregaren un pouco tempo extra en responder preguntas e revisar parches. </text:p>
      <text:p text:style-name="P21"/>
      <text:h text:style-name="P116" text:outline-level="2">Parecer varios, non un </text:h>
      <text:p text:style-name="P21"/>
      <text:p text:style-name="P21">Os teus desenvolvedores deben tentar aparecer nos foros públicos do proxecto como participantes individuais, máis que como unha presencia corporativa monolítica. Isto non é así porque haxa unha connotación negativa inherente ás presencias corporativas monolíticas (ben, quizais si que as haxa, mais non é sobre o que trata este libro). en lugar diso, débese a que os individuos son o único tipo de entidade para a que os proxectos de código aberto están estruturalmente preparados. Un contribuínte individual pode ter discusións, enviar parches, adquirir credibilidade, votar, etc. Unha empresa non pode. </text:p>
      <text:p text:style-name="P21"/>
      <text:p text:style-name="P21">Máis aínda, ao comportarse dun xeito descentralizado, elimínase o estímulo de centralización da oposición. Deixa que os teus desenvolvedores teñan desacordos entre si nas listas de correo. Anímaos a revisaren o código dos compañeiros tan frecuente e publicamente como o farían co código dos demais. Disuádeos de votaren sempre como un bloco, porque se o fixeren, outros poden comezar a sentir que, dun xeito xeral, está habendo un esforzo organizado para mantelos aliñados. </text:p>
      <text:p text:style-name="P21"/>
      <text:p text:style-name="P21">Hai unha diferenza entre realmente estar descentralizado e simplemente parecer estalo. Baixo certas circunstancias, ter os teus desenvolvedores actuando concertadamente pode ser moi útil, e deberían estar preparados para coordinárense detrás dos bastidores cando for necesario. Por exemplo, cando se fai unha proposta, ter cedo varias persoas afirmando estaren de acordo pode darlle un pulo, dando a impresión dun consenso crecente. Os demais van sentir que a proposta ten potencial, e que se a refutaren, pararán ese potencial. Así, a xente só vai obxectar se tiver unha boa razón para facelo. Non hai nada malo en orquestrar o acordo deste xeito, sempre e cando as obxeccións sigan tomándose en serio. As manifestacións públicas dun acordo privado non son menos sinceras por teren sido coordinadas baixo a manga, e non son daniñas mentres non se empregaren para disolver argumentacións opostas. O seu propósito simplemente é inhibir o tipo de xente á que lle gusta obxectar só para manterse en forma; bótalle unha ollada á sección “<text:span text:style-name="T11">Canto máis suave for o tema, mais longo vai ser o debate</text:span>” no <text:span text:style-name="T11">Capítulo 6: Comunicacións</text:span> para saberes máis sobre eles. </text:p>
      <text:p text:style-name="P21"/>
      <text:h text:style-name="P116" text:outline-level="2">Sé aberto sobre as túas motivacións </text:h>
      <text:p text:style-name="P21"/>
      <text:p text:style-name="P21">Sé tan aberto como poidas sobre os obxectivos da túa empresa, sen comprometeres os seus secretos comercias. Se queres que o proxecto adquira unha funcionalidade concreta porque se cadra os teus clientes a están a reclamar, dio directamente nas listas de correo. Se os clientes quixeren permanecer no anonimato, como pode ser o caso ás veces, polo menos pregúntalles se poden ser empregados como exemplo xenérico. Canto máis saiba a comunidade pública de desenvolvemento sobre <text:span text:style-name="T11">por que </text:span>ti queres o que queres, máis cómoda se vai sentir co que propuxeres. </text:p>
      <text:p text:style-name="P21"/>
      <text:p text:style-name="P21">Isto contradí o instinto -tan sinxelo de adquirir e tan complicado de deixar- de que o coñecemento é poder, e que canto máis saiban os demais sobre os teus obxectivos, máis control terán sobre ti. Mais ese instinto está errado neste caso. Ao avogares publicamente por unha funcionalidade (ou corrección de erro, ou o que for) ti <text:span text:style-name="T11">xa</text:span> puxeches as cartas enriba da mesa. A única cuestión agora é saber se terás éxito en guiar a comunidade a compartir o teu obxectivo. Se ti simplemente enuncias o que queres, mais non <text:soft-page-break/>podes fornecer exemplos concretos do porqué, entón a túa argumentación é feble e a xente comezará a sospeitar dunha axenda secreta. Pola contra, se dás aínda que só sexa un pequeno conxunto de escenarios reais, amosando por que a funcionalidade proposta é importante, isto pode ter un efecto drástico no debate. </text:p>
      <text:p text:style-name="P21"/>
      <text:p text:style-name="P21">Para veres por que isto é así, considera a alternativa. Demasiado a miúdo, os debates sobre as novas funcionalidades ou direccións son longos e cansados. Os argumentos que a xente emprega a miúdo redúcense a "Eu persoalmente quero X" ou o sempre popular "Nos meus anos de experiencia como deseñador de software, X é extremadamente importante para os usuarios / unha parvada inútil que non agradecerá ninguén". Previsiblemente, a ausencia de datos sobre o uso no mundo real nunca axuda a acurtar estes debates, senón que permite divagar máis e máis sen ningunha base en experiencia real de usuario. Sen forzas de contraposición, o final resultante probablemente non sexa determinado pola alternativa mellor artellada, ou polo máis persistente, ou polo máis experimentado. </text:p>
      <text:p text:style-name="P21"/>
      <text:p text:style-name="P21">Como organización cunha chea de datos dispoñibles sobre os clientes, ti tes a oportunidade de forneceres esa forza de contraposición. Ti podes ser un canal para a información que doutro xeito non tería medios para chegar á comunidade de desenvolvemento. O feito de que esa información lle axude aos teus desexos non ten porque darche vergoña. A maioría dos desenvolvedores individualmente non teñen unha ampla experiencia sobre como se usa o software que escriben. Cada desenvolvedor emprega o software segundo a súa idiosincrasia; sobre os padróns de uso dos demais, dependen da súa intuición e capacidade de adiviñación, e no fondo sábeno. Fornecendo datos cribles sobre un número significativo de usuarios, estáslle dando á comunidade pública de desenvolvemento algo equivalente ao osíxeno. Sempre que os presentes dun xeito correcto, daranlles unha benvida entusiasta e impulsarán as cousas na dirección que ti queres que sigan. </text:p>
      <text:p text:style-name="P21"/>
      <text:p text:style-name="P21">A chave, por suposto, está en presentares ben as cousas. Nunca funcionará simplemente insistires en que tratas cun gran número de usuarios, e que porque eles precisan (ou pensan que precisan) unha funcionalidade dada, entón a túa solución debe ser implementada. En lugar diso, deberías enfocar as túas mensaxes iniciais no problema en lugar de nunha solución particular. Describe ao detalle as experiencias que os teus clientes están a atopar, fornece todas as análises que teñas dispoñibles e cada solución razoable na que poidas pensar. Cando a xente comezar a especular sobre a eficacia e eficiencia de varias solucións, ti podes basearte nos teus datos para defenderes ou refutares o que se está a dicir. Debes ter unha solución concreta en mente durante o proceso, mais non lle debes dar unha consideración especial ao comezo. Isto non é enganar, simplemente é o comportamento estándar dun "operador de bolsa honesto". Despois de todo, o teu auténtico obxectivo é resolver o problema; unha solución só é un medio para ese fin. Se a solución que ti prefires realmente é superior , outros desenvolvedores recoñecerán este feito por si mesmos, e apoiarana porque así o decidiron, o cal é moito mellor que empurralos á súa implementación. (Tamén existe a posibilidade de que pensen nunha solución mellor). </text:p>
      <text:p text:style-name="P21"/>
      <text:p text:style-name="P21">Isto non quere dicir que nunca poidas interceder en favor dunha solución específica. Mais debes ser paciente para ver repetida na lista pública de desenvolvemento a análise que previamente xa fixestes dun xeito interno. Non envíes mensaxes dicindo "Si, nós xa o vimos, mais non funciona polas razóns A, B e C. Cando se chega ao fondo do problema, o único camiño para resolvelo é..." O problema non é o arrogante que isto soa, senón que dá a impresión de que vós <text:span text:style-name="T11">xa</text:span> investítedes, a porta pechada, unha cantidade descoñecida (aínda que a xente pensará que moi grande) de recursos analíticos no problema. Isto fai parecer que os esforzos de conceptualización, e pode que as decisións, se fixeron sen acceso por parte do público, e esta é unha receita para o resentimento. </text:p>
      <text:p text:style-name="P21"/>
      <text:p text:style-name="P21"><text:soft-page-break/>Naturalmente, <text:span text:style-name="T11">ti</text:span> sabes canto esforzo investístedes internamente no problema, e ese coñecemento é, en certa maneira, unha desvantaxe, ao empurrares os teus desenvolvedores a un espazo mental diferente que o do resto da xente das listas de correo, reducindo a súa habilidade para veren as cousas desde o punto de vista daqueles que aínda non pensaron moito sobre o problema. Canto máis cedo poidas ter a todos os demais pensando sobre as cousas do mesmo xeito que vós, menor será o efecto deste distanciamento. Esta lóxica non só se aplica a situacións técnicas individuais, senón tamén ao gran mandamento de clarificares os teus obxectivos tanto como poidas. O descoñecido sempre é máis desestabilizante que o coñecido. Se a xente entende por que ti queres o que queres, sentirase cómoda falando contigo mesmo cando estiveren en desacordo. Se descoñecen o que che gusta, asumirán o peor, polo menos durante algún tempo. </text:p>
      <text:p text:style-name="P21"/>
      <text:p text:style-name="P21">Por suposto que non debes publicitar todo, nin a xente o espera de ti. Todas as organizacións teñen segredos,; quizais as organizacións comerciais teñan máis, mais as organizacións sen ánimo de lucro tamén os teñen. Se debes avogar por un camiño concreto, mais non podes revelar nada sobre o porqué, simplemente ofrece os mellores argumentos que poidas baixo esa limitación, e acepta o feito de que pode que non teñas tanta influencia na discusión como che gustaría. Este é un dos compromisos que adoptas para teres unha comunidade de desenvolvemento fóra da túa nómina. </text:p>
      <text:p text:style-name="P21"/>
      <text:h text:style-name="P116" text:outline-level="2">O diñeiro non pode comprar o amor </text:h>
      <text:p text:style-name="P21"/>
      <text:p text:style-name="P21">Se es un desenvolvedor asalariado nun proxecto, entón establece axiña as <text:s/>normas sobre o que o diñeiro pode comprar e o que non. Isto non quere dicir que teñas que mandar dúas mensaxes ao día ás listas de correo reiterando a túa nobre e incorruptible natureza. Simplemente quere dicir que debes estar atento para desfacer as tensións que <text:span text:style-name="T11">poderían</text:span> ser creadas polo diñeiro. Non debes comezar asumindo que as tensións están aí; o preciso é demostrares que estás ao tanto de que potencialmente poden xurdir. </text:p>
      <text:p text:style-name="P21"/>
      <text:p text:style-name="P21">Un exemplo perfecto disto xurdiu no proxecto Subversion. Subversion arrancou en 2000 grazas a <text:a xlink:type="simple" xlink:href="http://www.collab.net/">CollabNet</text:a> (http://www.collab.net), o cal é o principal financeiro do proxecto desde a súa concepción, pagando os salarios de varios desenvolvedores (nota: eu son un deles). Pouco despois do comezo do proxecto, contratamos outro desenvolvedor, Mike Pilato, para unirse ao esforzo. Na altura xa se comezara a escribir código. </text:p>
      <text:p text:style-name="P21">Embora Subversion aínda estaba nas súas etapas iniciais, xa había unha comunidade de desenvolvemento cun conxunto de normas básicas. </text:p>
      <text:p text:style-name="P21"/>
      <text:p text:style-name="P21">A chegada de Mike fixo xurdir unha cuestión interesante. Subversion xa tiña unha política sobre como os novos desenvolvedores conseguían acceso para faceren commit (gravación de mudanzas no repositorio central do código fonte). Primeiro, debían enviar algúns parches ás listas de correo de desenvolvemento. Despois dun número suficiente de parches para que o resto de desenvolvedores puidesen ver que o novo contribuínte sabía o que estaba a facer, alguén propoñía que simplemente fixera commit directamente (esta proposta era privada, como se describe na sección “<text:span text:style-name="T11">Committers</text:span>"). Asumindo o acordo dos desenvolvedores con acceso a facer commit, un deles enviáballe un correo ao novo desenvolvedor e ofrecíalle acceso a facer commit no repositorio do proxecto. </text:p>
      <text:p text:style-name="P21"/>
      <text:p text:style-name="P21">CollabNet contratara a Mike especificamente para traballar en Subversion. Entre os que xa o coñecían, non había dúbida sobre as súas capacidades técnicas nin sobre a súa preparación para traballar no proxecto. Ademais, os desenvolvedores voluntarios tiñan unha moi boa relación cos empregados de CollabNet, e presumiblemente a maioría non presentaría obxeccións se lle tivermos dado a Mike <text:soft-page-break/>acceso a facer commit o día que o contratamos. Mais sabiamos que estariamos sentando un precedente. Se lle tivermos dado acceso a facer commit a Mike por mandato, estariamos dicindo que CollabNet tiña o dereito de ignorar as directrices do proxecto, simplemente por ser o investidor primario. Mentres que o dano causado por isto aparentemente non necesariamente tería que ser inmediato, gradualmente provocaría un sentimento de non representatividade por parte dos desenvolvedores non asalariados: outras persoas teñen que gañar o seus acceso a facer commit -Collabnet simplemente cómprao. </text:p>
      <text:p text:style-name="P21"/>
      <text:p text:style-name="P21">Polo tanto Mike estivo de acordo en comezar o seu traballo en CollabNet como calquera outro desenvolvedor voluntario, sen acceso a facer commit. Enviou parches ás listas públicas de correo, onde os mesmos poderían ser, e eran, revisados por todo o mundo. Nós tamén dixemos na lista de correo que estabamos facendo estas cousas deliberadamente, para que non se perdera a perspectiva. Despois dun par de semanas de sólida actividade de Mike, alguén (non podo lembrar se foi un desenvolvedor de CollabNet ou non) propúxoo para ter acceso a facer commit, e foi aceptado, como sabiamos que ía ser. </text:p>
      <text:p text:style-name="P21"/>
      <text:p text:style-name="P21">Esta coherencia dáche unha credibilidade que o diñeiro non podería comprar nunca. E a credibilidade é unha moeda valiosa a ter nas discusións técnicas: inmunízate fronte a que cuestionen máis tarde os teus motivos. Na calor da argumentación, a xente ás veces busca camiños non técnicos para gañaren a batalla. O investidor principal do proxecto, debido á súa profunda participación e obvia incumbencia sobre as direccións que o proxecto toma, presenta uns obxectivos máis amplos que a maioría. Sendo escrupuloso na observación de todas as directrices do proxecto desde o comezo, o investidor adquire o mesmo tamaño que todos os demais. </text:p>
      <text:p text:style-name="P21"/>
      <text:p text:style-name="P21">(Ver tamén o blog de Danese Cooper en <text:a xlink:type="simple" xlink:href="http://blogs.sun.com/roller/page/DaneseCooper/20040916">http://blogs.sun.com/roller/page/DaneseCooper/20040916</text:a> para ver unha historia similar sobre o acceso a facer commit. Cooper foi a "Open Source Diva" de Sun Microsystems -creo que ese era o seu título oficial- e na entrada do blog, describe como a comunidade de desenvolvemento de Tomcat fixo que Sun seguise para os seus desenvolvedores os mesmos estándares que para os desenvolvedores que non eran de Sun) </text:p>
      <text:p text:style-name="P21"/>
      <text:p text:style-name="P21">A necesidade dos investidores de xogaren coas mesmas normas que os demais quere dicir que o modelo de goberno da Ditadura Benevolente (ver a sección chamada “<text:span text:style-name="T11">Ditador benevolente</text:span>” no <text:span text:style-name="T11">Capítulo 4: Infraestrutura política e social</text:span>) é lixeiramente máis duro de conseguir ante a presencia de fondos económicos, sobre todo se o ditador traballa para o investidor principal. Dado que unha ditadura ten poucas normas, é difícil demostrar para o investidor que é respectuoso cos estándares da comunidade permanentemente, mesmo cando o for. Certamente non é imposible; só require un líder de proxecto capaz de ver as cousas desde o punto de vista dos desenvolvedores externos, así como desde o do investidor, e de actuar en consecuencia. Mesmo así, probablemente sexa unha boa idea ter unha proposta de goberno non ditatorial preparada como Plan B, lista para ser presentada no momento que houber indicadores de insatisfacción na comunidade. </text:p>
      <text:p text:style-name="P21"/>
      <text:h text:style-name="P116" text:outline-level="2">Contratación </text:h>
      <text:p text:style-name="P21"/>
      <text:p text:style-name="P21">O traballo contratado precisa ser manexado con coidado nos proxectos de software libre. Idealmente, ti queres que o traballo contratado sexa aceptado pola comunidade e incorporado á distribución pública. En teoría, non debería importar quen é o contratista, polo menos mentres cumprir coas directrices do proxecto. A teoría e a práctica ás veces coinciden: un completo descoñecido que se presenta con un bo remendo xeralmente <text:span text:style-name="T11">será capaz</text:span> de introducilo no software. O problema radica en que é moi difícil de producir un bo remendo para melloras non triviais ou producir unha nova funcionalidade cando <text:soft-page-break/>realmente es un completo descoñecido; primeiramente debe discutirse co resto do proxecto. A duración desta discusión non pode ser calculada con precisión. Se ao contratista se lle pagar por horas, poderías acabar pagando máis do que esperas; se se lle pagar unha suma prefixada, el pode acabar facendo máis traballo do que pode permitirse. </text:p>
      <text:p text:style-name="P21"/>
      <text:p text:style-name="P21">Hai dous camiños para afrontar isto. O mellor xeito é facer un cálculo aproximado sobre a lonxitude do proceso de discusión, baseado en anteriores experiencias, engadíndolle algunhas marxes para contemplar a posibilidade de erros, e basear a contratación nisto. Este modo de operar tamén axuda a dividir o problema en varios máis pequenos, todo o independentes que for posible, para incrementar a previsibilidade de cada anaco. O outro xeito é contratar unicamente a entrega dun remendo, e tratar a aceptación do remendo no proxecto público como algo individual. Así é moito máis sinxelo escribir o contrato, mais ficas atrapado baixo a carga de manteres un remendo privado tanto tempo como dependeres do software, ou polo menos tanto tempo como demorares en conseguir ese remendo ou unha funcionalidade equivalente na rama principal. Por suposto, mesmo no mellor caso, o contrato en si mesmo non pode requirir que o remendo sexa aceptado no código, dado que isto requiriría vender algo que non está en venda. (Que pasaría se o resto do proxecto inesperadamente decidise non soportar a funcionalidade?) Non obstante, o contrato pode requirir un esforzo de <text:span text:style-name="T11">boa fe</text:span> para conseguir que as mudanzas sexan aceptadas pola comunidade, e que sexan introducidas no repositorio se a comunidade estiver de acordo con elas. Por exemplo, se o proxecto tiver estándares de escritura a respecto das mudanzas no código, o contrato pode referenciar estes estándares e especificar <text:s/>que o traballo debe respectalas. Na práctica, isto normalmente non funciona do xeito que todo o mundo espera. </text:p>
      <text:p text:style-name="P21"><text:s/></text:p>
      <text:p text:style-name="P21">A mellor táctica para unha contratación con éxito é contratar un dos desenvolvedores do proxecto, preferiblemente un committer. Esta pode parecer unha forma de comprar influencia, e si, o é. Mais non é tan corrupta como podería parecer. A influencia dun desenvolvedor no proxecto débese principalmente á calidade do seu código e ás súas interacción cos outros desenvolvedores. O feito de que teña un contrato para facer determinadas cousas non eleva o seu status, nin o diminúe, aínda que pode facer que a xente o escrute máis coidadosamente. Moitos desenvolvedores non arriscan a súa posición no proxecto por darlle cobertura a unha noa funcionalidade inapropiada ou fortemente degradada. De feito, parte do que obtés, ou poderías obter, cando contratas son consellos sobre que tipos de mudanzas probablemente sexan aceptadas pola comunidade. Ti tamén obtés unha leve elevación nas prioridades do proxecto. Debido á que a priorización non é máis que ver quen ten tempo para traballar en que, cando pagas polo tempo de alguén, provocas que o seu traballo suba un pouco na cola de prioridades. Este é un feito ben coñecido para os desenvolvedores de software libre experimentados, e cando menos algúns deles vanlle dedicar atención ao traballo contratado simplemente porque parece que vai ser <text:span text:style-name="T11">feito</text:span>, dado que queren axudar a que se faga ben. Talvez non escriban nada do código, mais debaterán o deseño e revisarán o código, podendo ser moi útiles ambas cousas. Por todas estas razóns, o contratista é mellor visto desde as bancadas dos que xa están a participar no proxecto. </text:p>
      <text:p text:style-name="P21"/>
      <text:p text:style-name="P21">Isto lanza inmediatamente dúas preguntas: os contratos deben ser sempre privados? E cando non o foren, deberías preocuparte pola creación de tensións na comunidade derivadas do feito de tiveres contratado algúns desenvolvedores e non outros? </text:p>
      <text:p text:style-name="P21"/>
      <text:p text:style-name="P21">É mellor seres transparente sobre os contratos, cando puideres. Doutro xeito, o comportamento do contratado pode parecerlle raro a outros na comunidades -pode que de repente inexplicablemente lle dea alta prioridade a funcionalidades nas que nunca amosara interese no pasado. Cando a xente lle pregunta porque as valora agora, como pode responder convincentemente se non pode falar sobre o feito de que foi contratado para escribilas? </text:p>
      <text:p text:style-name="P21"><text:soft-page-break/></text:p>
      <text:p text:style-name="P21">Ao mesmo tempo, nin ti nin o contratado deberiades actuar como se os demais debesen tratar o voso acordo como un gran trato. Demasiado frecuentemente teño visto contratados danzaren nas listas de correo de desenvolvemento coa actitude de que as súas mensaxes deberían ser consideradas máis en serio simplemente porque se lles estaba pagando. Este tipo de actitudes sinálalle ao resto do proxecto que o contratado considera máis importante o feito do contrato en lugar do resultado da codificación resultante do contrato. Mais desde o punto de vista do resto de desenvolvedores, só o código importa. En todo momento, o foco de atención debe manterse nas cuestión técnicas, e non nos detalles de quen paga a quen. Por exemplo, un dos desenvolvedores da comunidade de Subversion manexa a súa contratación dun xeito particularmente elegante. Mentres no IRC se discuten as súas mudanzas no código, el menciona aparte (normalmente dun xeito privado con mensaxes <text:span text:style-name="T11">privmsg</text:span>, do IRC) que o seu traballo nese erro ou funcionalidade en concreto está sendo pagado. mais sempre, e dun xeito coherente, dá a impresión de que de igual xeito querería estar traballando nesa mudanza, e de que está contento de que os cartos fagan posible que o poida facer. Pode ou non revelar a identidade do seu cliente, mais en todo caso, el non vive do contrato. Salienta que só é un adorno dos debates técnico sobre como facer as cousas. </text:p>
      <text:p text:style-name="P21"/>
      <text:p text:style-name="P21">Este exemplo mostra outra razón pola que é bo ser transparente sobre os contratos. Podería haber múltiples organizacións financiando contratos nun proxecto de código aberto dado, e se cada un coñece o que os demais están tratando de facer, poderían poñer en común os seus recursos. No caso anterior, o maior financiador do proxecto (CollabNet) non está involucrado de ningún xeito con estes contratos a desagregados, mais coñecer que algún outro está financiando determinadas correccións de erros permitiríalle a CollabNet encamiñar os seus recursos a outros erros, obtendo unha maior eficiencia para o conxunto do proxecto. </text:p>
      <text:p text:style-name="P21"/>
      <text:p text:style-name="P21">Vanse ofender outros desenvolvedores debido a que algúns cobren por traballar no proxecto? Xeralmente non, sobre todo cando os que cobran están ben posicionados, e xa eran membros respectados da comunidade. Ninguén espera que o traballo contratado sexa distribuído con ecuanimidade entre os committers. A xente comprende a importancia das relacións de longa duración: as incertezas involucradas na contratación son tales que unha vez atopares alguén que saibas que pode traballar contigo es relutante a trocalo por unha persoa diferente só para seres equitativo. Pénsao deste xeito: a primeira vez que contratas, non vai haber queixas, porque claramente tes que escoller <text:span text:style-name="T11">alguén</text:span>- non é culpa túa que non poidas contratar todo o mundo. Despois, cando contratas a mesma persoa por segunda vez, entón só é sentido común: ti xa o coñeces, a última vez tivestes éxito, entón por que asumir riscos innecesarios? Deste modo, é perfectamente natural ter unha ou dúas persoas de man na comunidade, en lugar de repartir o traballo uniformemente. </text:p>
      <text:p text:style-name="P21"/>
      <text:h text:style-name="P120" text:outline-level="3">Revisión e aceptación de mudanzas </text:h>
      <text:p text:style-name="P21"/>
      <text:p text:style-name="P21">A comunidade segue sendo importante para o éxito do traballo contratado. A súa participación no deseño e no proceso de revisión das mudanzas significativas non se pode facer a última hora. Debe ser considerada parte do traballo, e ser abrazada polo contratista. Non penses no escrutinio da comunidade como un obstáculo a ser evitado -pensa nel como un departamento de deseño e garantía de calidade. É beneficioso ser perseguido, e non simplemente soportado. </text:p>
      <text:p text:style-name="P21"/>
      <text:h text:style-name="P73" text:outline-level="4"><text:soft-page-break/>Caso de estudo: o protocolo de autenticación vía contrasinal de CVS </text:h>
      <text:p text:style-name="P21"/>
      <text:p text:style-name="P21">En 1995, fun a metade dunha sociedade que fornecía soporte e melloras a CVS (o "<text:span text:style-name="T11">Concurrent Versions System</text:span>"; mira <text:a xlink:type="simple" xlink:href="http://www.cvshome.org/">http://www.cvshome.org</text:a>). O meu socio Jim e máis eu eramos, informalmente, os mantedores de CVS. mais nós nunca pensaramos coidadosamente sobre como deberiamos dicirllo á comunidade de voluntarios de desenvolvemento de CVS. Nós simplemente asumimos que eles continuarían enviando parches, e nós aplicariámolos, e así sería como funcionaría. </text:p>
      <text:p text:style-name="P21"/>
      <text:p text:style-name="P21">Voltando ao tema, o traballo en rede sobre CVS só podía facerse mediante un programa de acceso remoto como <text:span text:style-name="T11">rsh</text:span>. Empregar a mesma seña tanto para o acceso ao CVS como para acceso ao login era un risco de seguridade obvio, e moitas organizacións adiaron o seu uso debido a isto. Un importante banco contratounos para engadir un novo mecanismo de autenticación, así poderían empregar de xeito seguro o traballo en rede sobre CVS nos lugares de traballo remotos. </text:p>
      <text:p text:style-name="P21"/>
      <text:p text:style-name="P21">Jim e máis eu asinamos o contrato e sentámonos a deseñar un novo sistema de autenticación. Chegamos a algo bastante simple (os Estados Unidos daquela tiñan controis de exportación sobre os códigos criptográficos, polo que os clientes entendían que non podiamos implementar unha autenticación forte), mais como non tiñamos experiencia no deseño de tales protocolos, fixemos unhas poucas chapuzadas que terían sido obvias para un experto. Estes erros poderían ter sido vistos facilmente se tiveramos tido o tempo para escribirmos unha proposta e enviarlla aos demais desenvolvedores para unha revisión. Mais nunca chegamos a facelo porque non se nos ocorreu pensar que a lista de desenvolvemento puidera ser empregada como un recurso. Nos sabiamos que a xente probablemente ía aceptar calquera cousa que nós mudaramos, e porque nós non sabiamos o que non sabiamos, non nos preocupabamos de facer o traballo dun xeito visible, por exemplo, enviando parches con frecuencia, facendo pequenos e sinxelos commits a unha rama especial, etc. O protocolo de autenticación resultante non foi moi bo, e por suposto, unha vez que se chegou a establecer, foi difícil de mellorar debido a cuestións de compatibilidade. </text:p>
      <text:p text:style-name="P21"/>
      <text:p text:style-name="P21">A raíz do problema non estivo na falta de experiencia; poderiamos ter aprendido dun xeito sinxelo aquilo que precisabamos saber. O problema estivo na nosa actitude cara a comunidade de voluntarios de desenvolvemento. Considerabamos a aceptación das mudanzas como un obstáculo a saltar, máis que como un proceso polo cal a calidade das mudanzas podería ser mellorada. Desde que confiamos en que case todo o que fixeramos sería aceptado (tal como fose), fixemos un esforzo menor para que os demais participasen. </text:p>
      <text:p text:style-name="P21"/>
      <text:p text:style-name="P21">Obviamente, cando vas escoller un contratista, ti queres alguén coas capacidades técnicas e experiencia axeitadas para o traballo. Mais tamén é importante escolleres algún con un historial de interacción construtiva na comunidade cos outros desenvolvedores. Deste xeito, vas a obter máis que unha simple persoa; vas obter un axente con permiso para liderar dentro dunha rede de experiencia, asegurando que o traballo se fai dun xeito robusto e que pode ser mantido. </text:p>
      <text:p text:style-name="P21"/>
      <text:h text:style-name="P116" text:outline-level="2">Financiando actividades para alén da programación </text:h>
      <text:p text:style-name="P21"/>
      <text:p text:style-name="P21">A programación soamente é parte do traballo dun proxecto de código aberto. Desde o punto de vista dos voluntarios do proxecto, é a parte máis visible e glamurosa. Desafortunadamente, isto significa que as outras actividades, tales como documentación, testaxe formal, etc., ás veces poden desatenderse, polo menos comparadas coa cantidade de atención que acostuman a recibir no software propietario. As <text:soft-page-break/>corporacións ás veces son capaces de completar isto, mediante a dedicación de parte da súa infraestrutura interna de desenvolvemento de software a proxectos de código aberto. </text:p>
      <text:p text:style-name="P21"><text:s/></text:p>
      <text:p text:style-name="P21">A chave para facelo con éxito é mediar entre os procesos internos da compañía e os da comunidade pública de desenvolvemento. Esta mediación require esforzo: habitualmente as dúas non son unha parella próxima, e as diferencias só poden ser salvadas mediante intervención humana. Por exemplo, a compañía pode empregar un sistema de notificación de erros distinto ao do proxecto público. Mesmo se ambas empregan o mesmo sistema de notificación de erros, os datos que se almacenan poden ser moi distintos, xa que as necesidades de notificación de erros dunha compañía son moi distintos das dunha comunidade de software libre. Unha peza de información iniciada nun sistema de notificación necesita ser reflectida no outro, cos anacos confidenciais borrados ou, na outra dirección, engadidos. </text:p>
      <text:p text:style-name="P21"/>
      <text:p text:style-name="P21">As seccións que seguen tratan o tema de como construír e manter estas pontes. O resultado final debería ser que o proxecto de código aberto avanza máis suavemente, a comunidade recoñece os investimentos e recursos da empresa, e mesmo non sente que a empresa está conducindo inapropiadamente as cousas cara aos seus propios obxectivos. </text:p>
      <text:p text:style-name="P21"/>
      <text:h text:style-name="P120" text:outline-level="3">Garantía da calidade (por exemplo, testaxe profesional) </text:h>
      <text:p text:style-name="P21"/>
      <text:p text:style-name="P21">No desenvolvemento de software propietario, é normal ter equipos de xente dedicados unicamente á garantía da calidade: caza de erros, testaxe de rendemento e escalabilidade, revisión de interfaces e documentación, etc. Como regra, estas actividades non se perseguen tan vigorosamente pola comunidade de voluntarios dos proxectos de software libre. Isto parcialmente débese a que é difícil obter voluntarismo para traballo non glamuroso como a testaxe, en parte porque a xente tende a asumir que tendo unha ampla comunidade de usuarios obtés unha boa cobertura de testaxe; no caso das testaxes de rendemento e escalabilidade, en parte débese a que os voluntarios non soen ter acceso aos recursos hardware precisos. </text:p>
      <text:p text:style-name="P21"/>
      <text:p text:style-name="P21">A asunción de que ter moitos usuarios é equivalente a ter moitos testadores non se fai completamente sen base. Certamente, hai certo acerto asignando testadores a usuarios nas funcionalidades básicas dos entornos comúns: os erros serán rapidamente atopados polos usuarios no curso natural das cousas. Mais debido a que os usuarios só están facer o traballo, non exploran conscientemente os casos límite da funcionalidade do programa, polo que son propensos a deixaren certas clases de erros sen atopar. Máis aínda, cando atopan un erro cun rodeo sinxelo, acostuman a implementar en silencio o rodeo sen importarlles a súa notificación. Máis insidiosamente, os padróns de uso dos teus clientes (a xente que dirixe <text:span text:style-name="T11">os teus</text:span> intereses no software) poden diferir dun xeito estatisticamente significativo dos padróns de uso do usuario medio da rúa. </text:p>
      <text:p text:style-name="P21"/>
      <text:p text:style-name="P21">Un equipo profesional de testaxe pode descubrir estes tipos de erros, e pode facelo dun xeito tan sinxelo co software libre como co software propietario. O reto é transferir os resultados do equipo de testaxe ao público dun xeito útil. Os departamentos de testaxe internos acostuman a ter un xeito propio de informar sobre os resultados das testaxes, envolvendo a xíria específica da empresa, ou coñecemento especializado sobre clientes particulares e os seus conxuntos de datos. Os devanditos informes poderían ser inapropiados para o sistema de notificación de erros público, tanto pola súa forma como pola cuestión da confidencialidade. Mesmo se o software de notificación de erros da túa empresa for o mesmo que se emprega no proxecto público, a xestión precisaría facer mudanzas nos comentarios e metadatos específicos da empresa debido ás anteriores cuestións (por exemplo para contemplar a <text:soft-page-break/>cuestión da prioridade interna, ou planificar a resolución para un cliente particular). Normalmente estas notas son confidenciais; ás veces nin se lle mostran ao cliente. Mais mesmo cando non son confidenciais, non pertencen ao proxecto público, e por tanto o público non debería ser distraído con elas. </text:p>
      <text:p text:style-name="P21"/>
      <text:p text:style-name="P21">O núcleo da notificación de erros <text:span text:style-name="T11">é</text:span> importante en si mesmo para o público. De feito, unha notificación de erro que parte do teu departamento de testaxe é, desde múltiples puntos de vista, máis valiosa que unha que se reciba dos usuarios, dado que o departamento de testaxe proba cousas que o resto de usuarios non proban. Dado que é pouco probable que vaias recibir esa notificación de erro concreta de ningunha outra fonte, é importante que a conserves e a tornes dispoñible para o proxecto público. </text:p>
      <text:p text:style-name="P21"/>
      <text:p text:style-name="P21">Para facelo, ou ben o departamento de garantía de calidade arquiva estas cuestións directamente no sistema público de notificación (se se senten cómodos facéndoo) ou ben un intermediario (habitualmente un dos desenvolvedores) pode "traducir" os informes internos do departamento de testaxe en novas incidencias no sistema público de notificación de erros. A tradución só quere dicir describir o erro dun xeito que non faga referencia á información específica do cliente (o xeito de reprodución podería conter datos do cliente, asumindo que o cliente o aprobe, por suposto). </text:p>
      <text:p text:style-name="P21"/>
      <text:p text:style-name="P21">O preferible é ter o departamento de garantía de calidade arquivando directamente as incidencias no sistema de notificación público. Isto dálle ao público unha apreciación máis directa da participación da túa empresa no proxecto: as notificacións de erros útiles dánlle á túa empresa tanta credibilidade como calquera contribución técnica. Ademais, tamén lle dá aos desenvolvedores un canal de comunicación co equipo de testaxe. Por exemplo, se o equipo interno de garantía de calidade esta monitorizando o sistema público de incidencias, un desenvolvedor pode inserir unha solución para un erro de escalabilidade (para o cal o desenvolvedor podería non ter os recursos precisos por si mesmo para facer o test), e logo engadir unha nota á incidencia pedíndolle ao equipo de garantía de calidade que comprobe se a solución produce o efecto desexado. Conta con algunha resistencia por parte dalgúns desenvolvedores; os programadores teñen a tendencia de considerar a garantía de calidade como, no mellor caso, un mal necesario. O equipo de garantía de calidade pode vencer esta tendencia dun xeito sinxelo atopando erros significativos e arquivando informes comprensibles; por outra banda, se os seus informes non son polo menos tan bos como os que veñen dun usuario medio da comunidade, entón non ten sentido que interaxan directamente co equipo de desenvolvemento. </text:p>
      <text:p text:style-name="P21"/>
      <text:p text:style-name="P21">De calquera xeito, unha vez que existe unha incidencia pública, a incidencia interna orixinal podería simplemente referenciar á incidencia pública polo contido técnico. A xestión e os desenvolvedores en nómina deberían continuar comentando a incidencia interna empregando comentarios específicos da empresa cando for necesario, mais deberían usar a incidencia pública para a información que debería estar dispoñible por todo o mundo. </text:p>
      <text:p text:style-name="P21"/>
      <text:p text:style-name="P21">Debes entrar neste proceso esperando unha sobrecarga extra. Manter dúas incidencias para un único erro é, naturalmente, máis traballo que manter unha soa incidencia. O beneficio está en que máis desenvolvedores van ver o informe de erros e van poder contribuír na súa solución. </text:p>
      <text:p text:style-name="P21"/>
      <text:h text:style-name="P120" text:outline-level="3">Consellos legais e protección </text:h>
      <text:p text:style-name="P21"/>
      <text:p text:style-name="P21">As corporacións, con ou sen ánimo de lucro, son case as únicas entidades que sempre prestan atención ás complexas cuestións legais do software libre. Os desenvolvedores individuais habitualmente <text:soft-page-break/>entenden os matices de varias licenzas de código aberto, mais xeralmente non teñen o tempo ou recursos para seguir en detalle as leis dos dereitos de copia, marcas comerciais e patentes. Se a túa empresa ten un departamento legal, pode colaborar cun proxecto examinando o status dos dereitos de copia do código, e botándolle unha man aos desenvolvedores para entenderen as posibles cuestións de patentes e marcas comerciais. As formas exactas que esta axuda pode adoptar discútense no <text:span text:style-name="T11">Capítulo <text:s/>9 Licenzas Copyrights e Patentes</text:span>. O principal é asegurar que a comunicación entre o departamento legal e a comunidade de desenvolvemento, se a houber, ocorra cunha mutua apreciación dos moi diferentes universos dos que veñen ambas partes. En ocasións, estes dous grupos non se comunican entre si, cada parte asume que a outra posúe coñecementos específicos do dominio que en realidade non ten. Unha boa estratexia consiste en ter unha ligazón (normalmente un desenvolvedor, ou incluso un avogado con experiencia técnica) entre ambos que faga as traducións entre ambos cando se precisaren. </text:p>
      <text:p text:style-name="P21"/>
      <text:h text:style-name="P120" text:outline-level="3">Documentación e usabilidade </text:h>
      <text:p text:style-name="P21"/>
      <text:p text:style-name="P21">A documentación e maila usabilidade son famosos puntos fracos nos proxectos de código aberto, aínda que creo que, polo menos no caso da documentación, a diferenza entre o software libre e o propietario é esaxerada con frecuencia. Non obstante, é empiricamente certo que moito software de código aberto padece da falta de documentación de primeira clase, e de investigación na usabilidade. </text:p>
      <text:p text:style-name="P21"/>
      <text:p text:style-name="P21">Se a túa organización quere axudar a cubrir estas deficiencias nun proxecto, probablemente a mellor cousa que poida facer sexa contratar xente que <text:span text:style-name="T11">non</text:span> sexa desenvolvedora habitual no proxecto, mais que sexa capaz de interaxir produtivamente cos desenvolvedores. A non contratación de desenvolvedores habituais do proxecto é boa por dúas razóns: primeiro, deste xeito non restas tempo de desenvolvemento no proxecto; segundo, a xente máis próxima ao proxecto normalmente é a xente equivocada para escribir a documentación ou investigar na usabilidade, xa que teñen dificultades para ver o software desde o punto de vista dun foráneo. </text:p>
      <text:p text:style-name="P21"/>
      <text:p text:style-name="P21">Porén, segue sendo necesario, para calquera que traballar nestes problemas, comunicarse cos desenvolvedores. Atopa xente suficientemente técnica para falar co equipo de codificación, mais non tan experta no software como para que non poida sentir empatía cos usuarios medios. </text:p>
      <text:p text:style-name="P21"/>
      <text:p text:style-name="P21">Un usuario de nivel medio probablemente sexa a persoa correcta para escribir unha boa documentación. De feito, despois de que a primeira edición deste libro foi publicada, recibín o seguinte correo electrónico dun desenvolvedor de software libre chamado Dirk Reiners: </text:p>
      <text:p text:style-name="P21"/>
      <text:p text:style-name="P52">Un comentario sobre diñeiro, documentación e usabilidade: cando nós tivemos </text:p>
      <text:p text:style-name="P52">algúns cartos para gastar e decidimos que un titorial para principiantes era a peza máis fundamental que necesitabamos, contratamos un usuario de nivel medio para escribila. El recibira unha introdución ao sistema o bastante recente como para lembrar os problemas, e como os tiña sufrido sabía como describilos. Isto permitíalle escribir algo que necesitase só correccións menores polos desenvolvedores principais para as cousas que aínda non tiña comprendido ben. </text:p>
      <text:p text:style-name="P52"/>
      <text:p text:style-name="P21">O seu caso foi mesmo mellor, dado que iniciara un grupo de xente (estudantes) ao sistema, polo que combinou a experiencia de varias persoas, o cal é algo que só foi unha afortunada coincidencia e probablemente sexa difícil de conseguir na maioría dos casos. </text:p>
      <text:p text:style-name="P21"/>
      <text:h text:style-name="P120" text:outline-level="3"><text:soft-page-break/>Fornecendo aloxamento/largo de banda </text:h>
      <text:p text:style-name="P21"/>
      <text:p text:style-name="P21">Para un proxecto que non estiver a empregar aloxamento gratuíto (mira a sección chamada <text:s/><text:span text:style-name="T11">“Escollendo un sitio preconfigurado” </text:span><text:span text:style-name="T21">no</text:span><text:span text:style-name="T11"> Capítulo 3 Infraestrutura Técnica),</text:span> fornecer un servidor, conectividade de rede e, o máis importante, axuda coa administración de sistemas, pode ser de importancia capital. Mesmo se isto for todo o que a túa organización fai polo proxecto, pode ser un camiño moderadamente efectivo para obter bo karma nas relacións públicas, aínda que non che ofreza ningunha influencia sobre a dirección do proxecto. </text:p>
      <text:p text:style-name="P21"/>
      <text:p text:style-name="P21">Probablemente debas contar cun cartaz publicitario ou un recoñecemento na páxina de inicio do proxecto, agradecéndolle á túa empresa a provisión de aloxamento. Se configurares o aloxamento de xeito que o enderezo web do proxecto fique baixo o nome de dominio da túa empresa, vas obter algunha asociación adicional a través da URL. Isto provocará que moitos usuarios pensen no software como se tivese <text:span text:style-name="T11">algo</text:span> que ver coa túa empresa, mesmo se non contribuíres nada ao desenvolvemento. O problema está en que os desenvolvedores tamén son conscientes desta tendencia asociativa, e poden non sentirse moi cómodos con ter un proxecto baixo o teu dominio a non ser que vaias contribuír con máis recursos que unicamente o largo de banda. Despois de todo, hoxe en día existen unha morea de lugares nos que ter o aloxamento. A comunidade pode eventualmente sentir que a deslocalización de identidade implícita non é compensada polo aloxamento, e por tanto decidir mover o proxecto a outro lugar. Se queres fornecer aloxamento, faino, mais ou ben pensa participar máis a curto prazo, ou ben sé cauteloso sobre canta participación reivindicas. </text:p>
      <text:p text:style-name="P21"/>
      <text:h text:style-name="P116" text:outline-level="2">Mercadotecnia </text:h>
      <text:p text:style-name="P21"/>
      <text:p text:style-name="P21">Embora a maioría dos desenvolvedores de software libre probablemente odien admitilo, a mercadotecnia funciona. Unha boa campaña de marketing <text:span text:style-name="T11">pode </text:span>crear ruxerruxe sobre dun produto de código aberto, mesmo ata o punto no que os desenvolvedores máis obstinados se atopen a si mesmos tendo pensamentos positivos sobre o software por razóns intanxibles. Non procede que eu aquí diseccione as dinámicas xerais da mercadotecnia. Calquera corporación involucrada no software libre poderá nunha altura determinada considerar como venderse a si mesma, o software ou a súa relación co software. O consello de abaixo versa sobre como evitar riscos neste esforzo; revisa tamén a sección “<text:span text:style-name="T11">Publicidade</text:span>” no <text:span text:style-name="T11">Capítulo 6 Comunicacións</text:span>. </text:p>
      <text:p text:style-name="P21"/>
      <text:h text:style-name="P120" text:outline-level="3">Recorda que estás sendo observado </text:h>
      <text:p text:style-name="P21"/>
      <text:p text:style-name="P21">Polo ben de manter ao teu carón a comunidade de desenvolvedores voluntarios, é <text:span text:style-name="T11">moi </text:span>importante non dicires nada que non for certo. Revisa cada petición coidadosamente antes de facela, e dálle ao público os medios para revisar as túas peticións por si mesmos. A revisión independente dos feitos é unha parte fundamental do software libre, e envolve máis que unicamente o código fonte. </text:p>
      <text:p text:style-name="P21"><text:s/></text:p>
      <text:p text:style-name="P21">Naturalmente, de tódolos xeitos ninguén lle aconsellaría ás empresas faceren reivindicacións non verificables. Mais coas actividades de código aberto, hai unha cantidade de xente inusitadamente elevada con experiencia en verificar reivindicacións; así como probablemente xente con accesos a internet de moito largo de banda e cos contactos sociais adecuados para publicitar dun xeito daniño as cousas que poderían chegar a atopar, se así o decidisen. Cando as industrias "Global Megacorp <text:soft-page-break/>Chemical" contaminan un regato, isto é verificable unicamente por científicos adestrados, os cales poden ser refutados polos científicos de "Global Megacorp", deixando o público rascando a cabeza e preguntándose que pensar. Pola outra banda, o teu comportamento no mundo do software libre non só é visible e gravado; tamén é facilmente revisable dun xeito sinxelo e independente polo resto da xente, permitíndolle chegar ás súas propias conclusións e espallalas. Estas redes de comunicación están ben, son a esencia de como opera o software libre, e poden ser empregadas para transmitir calquera tipo de información. A refutación soe ser difícil, cando non imposible, especialmente cando o que a xente está a dicir é certo. </text:p>
      <text:p text:style-name="P21"/>
      <text:p text:style-name="P21">Por exemplo, está ben referirte á túa organización como "investidora do proxecto X" se realmente o é. mais non te refiras a ti mesmo como "o creador de X" se a maioría do código foi escrito por xente externa. Á inversa, non reivindiques ter unha comunidade de voluntarios profundamente involucrada se calquera pode mirar no teu repositorio e ver que hai poucas ou ningunha mudanza no código provenientes de xente externa á túa organización. </text:p>
      <text:p text:style-name="P21"/>
      <text:p text:style-name="P21">Non hai demasiado tempo, vin o anuncio dunha empresa moi coñecida de informática dicindo que ían liberar un importante pacote de software baixo unha licenza de software libre. Cando saíu o anuncio inicial, deille unha revisión ao seu repositorio público e vin que contiña unicamente tres revisións. Noutras palabras, tiñan feita unha importación inicial do código fonte, mais realmente non acontecera nada desde aquela. Isto en si mesmo non era tan triste, mais xusto acababan de facer o anuncio, despois de todo. Non había ningunha razón para non esperar unha morea de actividade de desenvolvemento de aí en diante. </text:p>
      <text:p text:style-name="P21"/>
      <text:p text:style-name="P21">Algún tempo despois, fixeron outro anuncio. Aquí está o que dixeron, co nome e número de versión substituído por seudónimos: </text:p>
      <text:p text:style-name="P21"><text:s/></text:p>
      <text:p text:style-name="P53">É para nós un pracer anunciar que seguindo rigorosas testaxes pola Comunidade Singer, Singer para Linux e Windows agora mesmo está listo para o seu uso en produción. </text:p>
      <text:p text:style-name="P21"/>
      <text:p text:style-name="P21">Curioso por saber que descubrira a comunidade na "testaxe rigorosa" volvín ao repositorio para ver a súa historia de mudanzas recentes. O proxecto aínda estaba na revisión 3. Aparentemente, non atoparan <text:span text:style-name="T11">ningún</text:span> erro ou solución antes da publicación! Pensando que os resultados da testaxe da comunidade tiñan que ter sido gravados, a continuación examinei o notificador de erros. Había exactamente seis incidencias abertas, catro das cales estiveran abertas durante varios meses. </text:p>
      <text:p text:style-name="P21"/>
      <text:p text:style-name="P21">Isto resta credibilidade, por suposto. Cando os testadores revisan por algún tempo unha peza de software grande e complexa, atopan erros. Mesmo se as reparacións destes erros non se fan na seguinte publicación, si que esperas algunha actividade de control de versións como resultado do proceso de testaxe, ou polo menos algunha incidencia nova. En base ás aparencias, non pasara nada entre o anuncio da licenza de software libre e a primeira publicación con código aberto. </text:p>
      <text:p text:style-name="P21"/>
      <text:p text:style-name="P21">A cuestión non é que a empresa estivera mentindo sobre a testaxe da comunidade. Non sei se o fixeron ou non. Mais omitían tantos datos a respecto da revisión como se estiveran mentindo. Dado que nin o sistema de control de versións nin o sistema de notificación de erros daban ningunha indicación de que a mencionada testaxe rigorosa tivera lugar, a empresa non debería ter feita a reivindicación en cuestión ou debería ter fornecido algunha ligazón clara a algún resultado tanxible da testaxe ("Atopamos 278 erros, preme aquí para veres os detalles"). A segunda opción permitiríalle a calquera obter rapidamente unha visión sobre o nivel de actividade da comunidade. Tal como vimos, só me levou uns poucos <text:soft-page-break/>minutos comprobar que fose o que for esta comunidade de testaxe, non deixara ningunha traza en ningún dos lugares habituais. Non é moito traballo, e estou seguro que non son o único que se decatou do problema. </text:p>
      <text:p text:style-name="P21"/>
      <text:p text:style-name="P21">A transparencia e a verificabilidade tamén son unha parte importante dun correcto recoñecemento, por suposto. Revisa a sección “<text:span text:style-name="T11">Crédito</text:span>” no <text:span text:style-name="T11">Capítulo 8 Xestionando Voluntarios</text:span> para profundizar. </text:p>
      <text:p text:style-name="P21"><text:s/></text:p>
      <text:h text:style-name="P120" text:outline-level="3">Non confrontes produtos de código aberto </text:h>
      <text:p text:style-name="P21"/>
      <text:p text:style-name="P21">Abstente de dar opinións negativas sobre produtos competidores de código aberto É perfectamente lexítimo amosar <text:span text:style-name="T11">feitos</text:span><text:span text:style-name="T21"> </text:span>-negativos, isto é, asercións facilmente confirmables do tipo habitualmente visible nas boas comparativas. Mais as caracterizacións negativas dunha natureza menos rigorosa é mellor eliminalas por dúas razóns. Primeiro, son responsables de comezar guerras incendiarias que desangran as discusións produtivas. Segundo, e máis importante, varios dos desenvolvedores voluntarios do <text:span text:style-name="T11">teu</text:span> proxecto tamén poden deixar de traballar no proxecto da competencia. Isto é máis probable do que pode parecer nunha primeira volta: os proxectos xa están no mesmo dominio (isto é polo que son competencia), e os desenvolvedores con experiencia nese dominio poden facer contribucións en calquera lugar no que a súa experiencia sexa aplicable. Mesmo cando non hai solapamento directo de desenvolvedores, é probable que os desenvolvedores do teu proxecto estean polo menos familiarizados cos desenvolvedores de proxectos relacionados. A súa habilidade para manteren ligaduras persoais produtivas pode verse dificultada por demasiadas mensaxes negativas provenientes do marketing. </text:p>
      <text:p text:style-name="P21"/>
      <text:p text:style-name="P21">A confrontación cos produtos de código pechado parece estar máis amplamente aceptada no mundo do software libre, especialmente cando estes produtos están feitos por Microsoft. Persoalmente, eu deploro esta tendencia (unha vez máis, non hai nada malo nas comparacións francas e que se cinguen aos feitos), non unicamente porque sexa de mala educación, senón tamén porque é perigoso para un proxecto comezar a crer a súa propia propaganda e dese modo ignorar os ámbitos nos cales a competencia pode realmente ser superior. En xeral, vixía o efecto que as declaracións de marketing poden provocar na túa propia comunidade de desenvolvemento. A xente podería excitarse tanto ao ter cobertura por parte do marketing que podería chegar a perder a obxectividade sobre os puntos fortes e fracos reais do software. É normal, e esperable, que os desenvolvedores dunha empresa exhiban un certo distanciamento a respecto das declaracións de marketing, mesmo nos foros públicos. Claramente, eles non deberían contradicir de xeito directo as mensaxes de marketing (a non ser que realmente sexan falsas, aínda que é de esperar que ese tipo de cousas fosen descubertas máis cedo). Poderían rirse disto de cando en vez, como un xeito de tornar o resto da comunidade de desenvolvemento máis realis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_20_6" style:next-style-name="Text_20_body" style:default-outline-level="5" style:list-style-name="" style:class="text">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fo:font-size="75%" fo:font-style="italic"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de" style:family="paragraph" style:parent-style-name="Standard">
      <style:paragraph-properties fo:margin-left="0.4925in" fo:margin-right="0in" fo:text-align="justify" style:justify-single-word="false" fo:text-indent="0in" style:auto-text-indent="false">
        <style:tab-stops/>
      </style:paragraph-properties>
      <style:text-properties style:font-name="Courier 10 Pitch" fo:font-size="10pt" style:font-size-asian="10pt" style:font-size-complex="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5T23:56:44</dc:date>
    <dc:creator>Andrés Maneiro</dc:creator>
    <meta:editing-duration>PT02H39M09S</meta:editing-duration>
    <meta:editing-cycles>97</meta:editing-cycles>
    <meta:document-statistic meta:table-count="0" meta:image-count="0" meta:object-count="0" meta:page-count="91" meta:paragraph-count="961" meta:word-count="56692" meta:character-count="355736"/>
  </office:meta>
</office:document-meta>
</file>